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Heading_20_1">
      <style:text-properties officeooo:paragraph-rsid="02040b59"/>
    </style:style>
    <style:style style:name="P12" style:family="paragraph" style:parent-style-name="Heading_20_2">
      <style:text-properties officeooo:rsid="0205e43d" officeooo:paragraph-rsid="0205e43d"/>
    </style:style>
    <style:style style:name="P13" style:family="paragraph" style:parent-style-name="Standard" style:list-style-name="L2">
      <style:text-properties officeooo:paragraph-rsid="020bd546"/>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8"/>
    <style:style style:name="P39" style:family="paragraph" style:parent-style-name="Standard" style:list-style-name="L29"/>
    <style:style style:name="P40" style:family="paragraph" style:parent-style-name="Standard" style:list-style-name="L30"/>
    <style:style style:name="P41" style:family="paragraph" style:parent-style-name="Standard" style:list-style-name="L31"/>
    <style:style style:name="P42" style:family="paragraph" style:parent-style-name="Standard" style:list-style-name="L32"/>
    <style:style style:name="P43" style:family="paragraph" style:parent-style-name="Standard" style:list-style-name="L33"/>
    <style:style style:name="P44" style:family="paragraph" style:parent-style-name="Standard" style:list-style-name="L34"/>
    <style:style style:name="P45" style:family="paragraph" style:parent-style-name="Standard" style:list-style-name="L35"/>
    <style:style style:name="P46" style:family="paragraph" style:parent-style-name="Standard" style:list-style-name="L36"/>
    <style:style style:name="P47" style:family="paragraph" style:parent-style-name="Standard" style:list-style-name="L37"/>
    <style:style style:name="P48" style:family="paragraph" style:parent-style-name="Standard" style:list-style-name="L38"/>
    <style:style style:name="P49" style:family="paragraph" style:parent-style-name="Standard" style:list-style-name="L39"/>
    <style:style style:name="P50" style:family="paragraph" style:parent-style-name="Standard" style:list-style-name="L40"/>
    <style:style style:name="P51" style:family="paragraph" style:parent-style-name="Standard" style:list-style-name="L41"/>
    <style:style style:name="P52" style:family="paragraph" style:parent-style-name="Standard" style:list-style-name="L42"/>
    <style:style style:name="P53" style:family="paragraph" style:parent-style-name="Standard" style:list-style-name="L43"/>
    <style:style style:name="P54" style:family="paragraph" style:parent-style-name="Standard" style:list-style-name="L44"/>
    <style:style style:name="P55" style:family="paragraph" style:parent-style-name="Standard" style:list-style-name="L45"/>
    <style:style style:name="P56" style:family="paragraph" style:parent-style-name="Standard" style:list-style-name="L46"/>
    <style:style style:name="P57" style:family="paragraph" style:parent-style-name="Standard" style:list-style-name="L47"/>
    <style:style style:name="P58" style:family="paragraph" style:parent-style-name="Standard" style:list-style-name="L48"/>
    <style:style style:name="P59" style:family="paragraph" style:parent-style-name="Standard" style:list-style-name="L49"/>
    <style:style style:name="P60" style:family="paragraph" style:parent-style-name="Standard" style:list-style-name="L50"/>
    <style:style style:name="P61" style:family="paragraph" style:parent-style-name="Standard" style:list-style-name="L51"/>
    <style:style style:name="P62" style:family="paragraph" style:parent-style-name="Standard" style:list-style-name="L52"/>
    <style:style style:name="P63" style:family="paragraph" style:parent-style-name="Standard" style:list-style-name="L53"/>
    <style:style style:name="P64" style:family="paragraph" style:parent-style-name="Standard" style:list-style-name="L54"/>
    <style:style style:name="P65" style:family="paragraph" style:parent-style-name="Standard" style:list-style-name="L55"/>
    <style:style style:name="P66" style:family="paragraph" style:parent-style-name="Standard" style:list-style-name="L56"/>
    <style:style style:name="P67" style:family="paragraph" style:parent-style-name="Standard" style:list-style-name="L57"/>
    <style:style style:name="P68" style:family="paragraph" style:parent-style-name="Standard" style:list-style-name="L58"/>
    <style:style style:name="P69" style:family="paragraph" style:parent-style-name="Standard" style:list-style-name="L59"/>
    <style:style style:name="P70" style:family="paragraph" style:parent-style-name="Standard" style:list-style-name="L61"/>
    <style:style style:name="P71" style:family="paragraph" style:parent-style-name="VimmAdded" style:list-style-name="L1">
      <style:text-properties officeooo:paragraph-rsid="0247338a"/>
    </style:style>
    <style:style style:name="P72" style:family="paragraph" style:parent-style-name="VimmAdded" style:list-style-name="L1">
      <style:text-properties officeooo:rsid="0207aeb4" officeooo:paragraph-rsid="0247338a"/>
    </style:style>
    <style:style style:name="P73" style:family="paragraph" style:parent-style-name="VimmAdded" style:list-style-name="L1">
      <style:text-properties officeooo:rsid="020a8cd0" officeooo:paragraph-rsid="0247338a"/>
    </style:style>
    <style:style style:name="P74" style:family="paragraph" style:parent-style-name="VimmAdded" style:list-style-name="L1">
      <style:text-properties officeooo:rsid="0247338a" officeooo:paragraph-rsid="0247338a"/>
    </style:style>
    <style:style style:name="P75" style:family="paragraph" style:parent-style-name="VimmAdded" style:list-style-name="L1">
      <style:text-properties officeooo:rsid="024ac4c6" officeooo:paragraph-rsid="024ac4c6"/>
    </style:style>
    <style:style style:name="P76" style:family="paragraph" style:parent-style-name="VimmBody" style:list-style-name="L60"/>
    <style:style style:name="P77" style:family="paragraph" style:parent-style-name="VimmBody">
      <style:text-properties officeooo:paragraph-rsid="02316d9d"/>
    </style:style>
    <style:style style:name="P78" style:family="paragraph" style:parent-style-name="VimmBody">
      <style:text-properties officeooo:paragraph-rsid="02382f7d"/>
    </style:style>
    <style:style style:name="P79" style:family="paragraph" style:parent-style-name="VimmBody">
      <style:text-properties officeooo:paragraph-rsid="023de57e"/>
    </style:style>
    <style:style style:name="P80" style:family="paragraph" style:parent-style-name="VimmBody">
      <style:text-properties officeooo:paragraph-rsid="02435ad3"/>
    </style:style>
    <style:style style:name="P81" style:family="paragraph" style:parent-style-name="VimmBody" style:list-style-name="L64">
      <style:text-properties officeooo:paragraph-rsid="024ac4c6"/>
    </style:style>
    <style:style style:name="P82" style:family="paragraph" style:parent-style-name="VimmBody" style:list-style-name="L64">
      <style:text-properties officeooo:paragraph-rsid="0250344a"/>
    </style:style>
    <style:style style:name="P83" style:family="paragraph" style:list-style-name="L65"/>
    <style:style style:name="P84" style:family="paragraph" style:parent-style-name="VimmBody" style:list-style-name="L66"/>
    <style:style style:name="P85" style:family="paragraph" style:parent-style-name="VimmBody" style:list-style-name="L67"/>
    <style:style style:name="P86" style:family="paragraph" style:parent-style-name="VimmBody">
      <style:text-properties officeooo:paragraph-rsid="024bac04"/>
    </style:style>
    <style:style style:name="P87" style:family="paragraph" style:parent-style-name="VimmBody">
      <style:text-properties officeooo:paragraph-rsid="024e37b1"/>
    </style:style>
    <style:style style:name="P88" style:family="paragraph" style:parent-style-name="VimmBody">
      <style:text-properties officeooo:paragraph-rsid="0250344a"/>
    </style:style>
    <style:style style:name="P89" style:family="paragraph" style:parent-style-name="VimmVerseEnglish" style:list-style-name="L1"/>
    <style:style style:name="P90" style:family="paragraph" style:parent-style-name="VimmVersePali" style:list-style-name="L5"/>
    <style:style style:name="P91" style:family="paragraph" style:parent-style-name="VimmVersePali" style:list-style-name="L12"/>
    <style:style style:name="P92" style:family="paragraph" style:parent-style-name="VimmVersePali" style:list-style-name="L16"/>
    <style:style style:name="P93" style:family="paragraph" style:parent-style-name="VimmVersePali" style:list-style-name="L23"/>
    <style:style style:name="P94" style:family="paragraph" style:parent-style-name="VimmVersePali" style:list-style-name="L28"/>
    <style:style style:name="P95" style:family="paragraph" style:parent-style-name="VimmVersePali" style:list-style-name="L29"/>
    <style:style style:name="P96" style:family="paragraph" style:parent-style-name="VimmVersePali" style:list-style-name="L31"/>
    <style:style style:name="P97" style:family="paragraph" style:parent-style-name="VimmVersePali" style:list-style-name="L37"/>
    <style:style style:name="P98" style:family="paragraph" style:parent-style-name="VimmVersePali" style:list-style-name="L39"/>
    <style:style style:name="P99" style:family="paragraph" style:parent-style-name="VimmVersePali" style:list-style-name="L40"/>
    <style:style style:name="P100" style:family="paragraph" style:parent-style-name="VimmVersePali" style:list-style-name="L43"/>
    <style:style style:name="P101" style:family="paragraph" style:parent-style-name="VimmVersePali" style:list-style-name="L44"/>
    <style:style style:name="P102" style:family="paragraph" style:parent-style-name="VimmVersePali" style:list-style-name="L45"/>
    <style:style style:name="P103" style:family="paragraph" style:parent-style-name="VimmVersePali" style:list-style-name="L47"/>
    <style:style style:name="P104" style:family="paragraph" style:parent-style-name="VimmVersePali" style:list-style-name="L49"/>
    <style:style style:name="P105" style:family="paragraph" style:parent-style-name="VimmVersePali" style:list-style-name="L50"/>
    <style:style style:name="P106" style:family="paragraph" style:parent-style-name="VimmVersePali" style:list-style-name="L54"/>
    <style:style style:name="P10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style:rfc-language-tag="es-ES-u-co-trad" fo:language="es" fo:country="ES" style:rfc-language-tag-asian="es-ES-u-co-trad" style:language-asian="es" style:country-asian="ES"/>
    </style:style>
    <style:style style:name="T13" style:family="text">
      <style:text-properties fo:language="en" fo:country="CA" style:language-asian="en" style:country-asian="CA"/>
    </style:style>
    <style:style style:name="T14" style:family="text">
      <style:text-properties fo:language="it" fo:country="IT" style:language-asian="it" style:country-asian="IT"/>
    </style:style>
    <style:style style:name="T15" style:family="text">
      <style:text-properties fo:language="it" fo:country="IT" officeooo:rsid="01bd1622" style:language-asian="it" style:country-asian="IT"/>
    </style:style>
    <style:style style:name="T16" style:family="text">
      <style:text-properties fo:language="it" fo:country="IT" officeooo:rsid="01bf02a6" style:language-asian="it" style:country-asian="IT"/>
    </style:style>
    <style:style style:name="T17" style:family="text">
      <style:text-properties fo:language="en" fo:country="IN"/>
    </style:style>
    <style:style style:name="T18" style:family="text">
      <style:text-properties fo:language="en" fo:country="IN" officeooo:rsid="01ba2f63"/>
    </style:style>
    <style:style style:name="T19" style:family="text">
      <style:text-properties fo:language="en" fo:country="US"/>
    </style:style>
    <style:style style:name="T20" style:family="text">
      <style:text-properties fo:language="en" fo:country="US" style:language-asian="en" style:country-asian="US" style:language-complex="ar" style:country-complex="SA"/>
    </style:style>
    <style:style style:name="T21" style:family="text">
      <style:text-properties fo:language="de" fo:country="DE"/>
    </style:style>
    <style:style style:name="T22" style:family="text">
      <style:text-properties fo:language="de" fo:country="DE" style:language-asian="de" style:country-asian="DE"/>
    </style:style>
    <style:style style:name="T23" style:family="text">
      <style:text-properties fo:language="de" fo:country="DE" officeooo:rsid="024d50de" style:language-asian="de" style:country-asian="DE"/>
    </style:style>
    <style:style style:name="T24" style:family="text">
      <style:text-properties officeooo:rsid="017473d0"/>
    </style:style>
    <style:style style:name="T25" style:family="text">
      <style:text-properties style:language-asian="fr" style:country-asian="FR"/>
    </style:style>
    <style:style style:name="T26" style:family="text">
      <style:text-properties style:language-asian="it" style:country-asian="IT"/>
    </style:style>
    <style:style style:name="T27" style:family="text">
      <style:text-properties officeooo:rsid="02419d02" style:language-asian="it" style:country-asian="IT"/>
    </style:style>
    <style:style style:name="T28" style:family="text">
      <style:text-properties style:rfc-language-tag-asian="es-ES-u-co-trad" style:language-asian="es" style:country-asian="ES"/>
    </style:style>
    <style:style style:name="T29" style:family="text">
      <style:text-properties style:language-asian="de" style:country-asian="DE"/>
    </style:style>
    <style:style style:name="T30" style:family="text">
      <style:text-properties style:language-asian="en" style:country-asian="CA"/>
    </style:style>
    <style:style style:name="T31" style:family="text">
      <style:text-properties style:language-asian="en" style:country-asian="US" style:language-complex="ar" style:country-complex="SA"/>
    </style:style>
    <style:style style:name="T32" style:family="text">
      <style:text-properties officeooo:rsid="01bd1622"/>
    </style:style>
    <style:style style:name="T33" style:family="text">
      <style:text-properties officeooo:rsid="01bf02a6"/>
    </style:style>
    <style:style style:name="T34" style:family="text">
      <style:text-properties officeooo:rsid="01c00969"/>
    </style:style>
    <style:style style:name="T35" style:family="text">
      <style:text-properties officeooo:rsid="01c20866"/>
    </style:style>
    <style:style style:name="T36" style:family="text">
      <style:text-properties officeooo:rsid="01c3a71e"/>
    </style:style>
    <style:style style:name="T37" style:family="text">
      <style:text-properties officeooo:rsid="01e21949"/>
    </style:style>
    <style:style style:name="T38" style:family="text">
      <style:text-properties officeooo:rsid="01faa5e3"/>
    </style:style>
    <style:style style:name="T39" style:family="text">
      <style:text-properties officeooo:rsid="01fc04c9"/>
    </style:style>
    <style:style style:name="T40" style:family="text">
      <style:text-properties officeooo:rsid="02016008"/>
    </style:style>
    <style:style style:name="T41" style:family="text">
      <style:text-properties officeooo:rsid="02020ecf"/>
    </style:style>
    <style:style style:name="T42" style:family="text">
      <style:text-properties officeooo:rsid="0207aeb4"/>
    </style:style>
    <style:style style:name="T43" style:family="text">
      <style:text-properties officeooo:rsid="02089033"/>
    </style:style>
    <style:style style:name="T44" style:family="text">
      <style:text-properties officeooo:rsid="020a8cd0"/>
    </style:style>
    <style:style style:name="T45" style:family="text">
      <style:text-properties officeooo:rsid="022a594d"/>
    </style:style>
    <style:style style:name="T46" style:family="text">
      <style:text-properties officeooo:rsid="022b429d"/>
    </style:style>
    <style:style style:name="T47" style:family="text">
      <style:text-properties officeooo:rsid="022d0bf3"/>
    </style:style>
    <style:style style:name="T48" style:family="text">
      <style:text-properties officeooo:rsid="022e33f5"/>
    </style:style>
    <style:style style:name="T49" style:family="text">
      <style:text-properties officeooo:rsid="0230009c"/>
    </style:style>
    <style:style style:name="T50" style:family="text">
      <style:text-properties officeooo:rsid="02316d9d"/>
    </style:style>
    <style:style style:name="T51" style:family="text">
      <style:text-properties officeooo:rsid="02324496"/>
    </style:style>
    <style:style style:name="T52" style:family="text">
      <style:text-properties officeooo:rsid="0233dcc2"/>
    </style:style>
    <style:style style:name="T53" style:family="text">
      <style:text-properties officeooo:rsid="0234a4f7"/>
    </style:style>
    <style:style style:name="T54" style:family="text">
      <style:text-properties fo:language="en" fo:country="GB"/>
    </style:style>
    <style:style style:name="T55" style:family="text">
      <style:text-properties fo:language="en" fo:country="GB" style:language-asian="fr" style:country-asian="FR"/>
    </style:style>
    <style:style style:name="T56" style:family="text">
      <style:text-properties fo:language="en" fo:country="GB" style:rfc-language-tag-asian="es-ES-u-co-trad" style:language-asian="es" style:country-asian="ES"/>
    </style:style>
    <style:style style:name="T57" style:family="text">
      <style:text-properties officeooo:rsid="023609ce"/>
    </style:style>
    <style:style style:name="T58" style:family="text">
      <style:text-properties officeooo:rsid="0238b7c8"/>
    </style:style>
    <style:style style:name="T59" style:family="text">
      <style:text-properties officeooo:rsid="0238f44c"/>
    </style:style>
    <style:style style:name="T60" style:family="text">
      <style:text-properties officeooo:rsid="023b4ac5"/>
    </style:style>
    <style:style style:name="T61" style:family="text">
      <style:text-properties officeooo:rsid="023fa690"/>
    </style:style>
    <style:style style:name="T62" style:family="text">
      <style:text-properties officeooo:rsid="023fc11b"/>
    </style:style>
    <style:style style:name="T63" style:family="text">
      <style:text-properties officeooo:rsid="02419d02"/>
    </style:style>
    <style:style style:name="T64" style:family="text">
      <style:text-properties officeooo:rsid="02435ad3"/>
    </style:style>
    <style:style style:name="T65" style:family="text">
      <style:text-properties officeooo:rsid="0244383f"/>
    </style:style>
    <style:style style:name="T66" style:family="text">
      <style:text-properties officeooo:rsid="02447653"/>
    </style:style>
    <style:style style:name="T67" style:family="text">
      <style:text-properties officeooo:rsid="0247338a"/>
    </style:style>
    <style:style style:name="T68" style:family="text">
      <style:text-properties officeooo:rsid="024a13d9"/>
    </style:style>
    <style:style style:name="T69" style:family="text">
      <style:text-properties officeooo:rsid="024ac4c6"/>
    </style:style>
    <style:style style:name="T70" style:family="text">
      <style:text-properties officeooo:rsid="0250344a"/>
    </style:style>
    <style:style style:name="T7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loext:content-control loext:date="true" loext:date-format="M/d/yyyy" loext:date-rfc-language-tag="en-US" loext:current-date="By the Arahant UpatissaT00:00:00Z">By the Arahant Upatissa</loext:content-control></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12" text:outline-level="2">Prefaces</text:h>
      <text:h text:style-name="Heading_20_3" text:outline-level="3" text:is-list-header="true">Electronic edition note</text:h>
      <text:p text:style-name="P6">This electronic edition is based on the scanned 1995 reprint. Relevant changes are noted below. </text:p>
      <text:list xml:id="list344229593" text:style-name="L1">
        <text:list-item>
          <text:p text:style-name="P72">Sections in the front matter were reordered — short dedications, prefatory notes, acknowledgements were moved under the new heading Prefaces for clarity.</text:p>
        </text:list-item>
        <text:list-item>
          <text:p text:style-name="P73">Index and glossaries are skipped in the electronic edition.</text:p>
        </text:list-item>
        <text:list-item>
          <text:p text:style-name="P73">The Additions and Corrections section was applied and is therefore skipped.</text:p>
        </text:list-item>
        <text:list-item>
          <text:p text:style-name="P73">Cross-references to pages are not converted yet.</text:p>
        </text:list-item>
        <text:list-item>
          <text:p text:style-name="P75">Many citations are not fixed yet.</text:p>
        </text:list-item>
        <text:list-item>
          <text:p text:style-name="P73">Footnotes in chapter titles <text:span text:style-name="T67">were</text:span> moved <text:span text:style-name="T65">at the </text:span><text:span text:style-name="T66">beginning of </text:span>the main text, owing to limitations of some target formats which can't handle footnotes in chapter titles.</text:p>
        </text:list-item>
        <text:list-item>
          <text:p text:style-name="P72">Owing to <text:span text:style-name="T43">an </text:span>imperfect OCR process, there are typos in the text, especially in the Pali quotes. This is a reader's edition, so those needing the Pali footnotes should check the sources. These quotes might be machine-corrected based on fuzzy matching <text:span text:style-name="T44">(e.g. </text:span>with SuttaCentra<text:span text:style-name="T44">l data)</text:span>, in the future.</text:p>
        </text:list-item>
        <text:list-item>
          <text:p text:style-name="P71"><text:span text:style-name="T67">The BPS edition sections the text into fascicles; the partially coincide and partially go across chapter sectioning. Fascicle sectioning was removed from the electronic edition, along with each fascicle</text:span><text:span text:style-name="T68">'s</text:span><text:span text:style-name="T67"> heading such as:</text:span></text:p>
          <text:p text:style-name="P89">The path of Freedom.<text:line-break/>Fascicle the first.<text:line-break/>Written by the Arahant Upatissa who was called Great Light in Ryo.<text:line-break/>Translated in Ryo by Tipitaka San<text:span text:style-name="T67">g</text:span>hapāla of Funan.</text:p>
        </text:list-item>
        <text:list-item>
          <text:p text:style-name="P74">The BPS edition sectioning is almost completely flat (single level below chapters). This will be modernized for easier navigation.</text:p>
        </text:list-item>
      </text:list>
      <text:h text:style-name="Heading_20_3" text:outline-level="3" text:is-list-header="true"><text:span text:style-name="T42">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text:soft-page-break/>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h text:style-name="Heading_20_3" text:outline-level="3" text:is-list-header="true">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26">Ci</text:span></text:span><text:span text:style-name="VimmPali"><text:span text:style-name="T27">é</text:span></text:span><text:span text:style-name="VimmPali"><text:span text:style-name="T26">-to-tāo-lun</text:span></text:span><text:span text:style-name="T26">.</text:span></text:p>
      <text:p text:style-name="VimmBody"><text:span text:style-name="VimmPageNo"><text:span text:style-name="T14">[[7|v]]</text:span></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oft-page-break/><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4">[[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VimmBody"><text:span text:style-name="VimmPageNo">[[32|xxxi]]</text:span> As stated elsewhere (In Memoriam, <text:span text:style-name="VimmTODO">p. xv</text:span>)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text:soft-page-break/>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46">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text:soft-page-break/>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Introduction <text:span text:style-name="VimmTODO">pp. XXXVI, XXXVII and n. 2, p. 57</text:span> of the present translation.</text:p>
      <text:p text:style-name="VimmBody">I have derived much help from Prof. <text:span text:style-name="T9">Dr. P. </text:span>V. Bapat’s <text:span text:style-name="VimmPali">Vimuttimagga and Visuddhimagga—a Comparative Study</text:span>, and the Venerable Ñāṇamoli Thera’s translation of the <text:span text:style-name="VimmPali">Visuddhimagga—The Path of Purificatio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5">saddhâ</text:span></text:span>) wishing his father, Mudaliyar <text:span text:style-name="T9">D. D. We</text:span><text:span text:style-name="T11">e</text:span><text:span text:style-name="T9">rasuria </text:span><text:span text:style-name="T11">J</text:span>. <text:span text:style-name="T47">P</text:span>., who passed away on 25. 5. 1949, the happiness of <text:span text:style-name="VimmPali"><text:span text:style-name="T25">Nibbāna</text:span></text:span><text:span text:style-name="T25">.</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4">Soma Mahā </text:span>Thera (1898—1960)</text:h>
      <text:p text:style-name="VimmVersePali">Aciraṃ vat’ ayaṃ kāyo pathaviṃ adhisessati<text:line-break/><text:span text:style-name="T26">Chuddho apetavi</text:span>ññāṇ<text:span text:style-name="T26">o</text:span>, niratthaṃ <text:span text:style-name="T26">va kalingaraṃ</text:span><text:span text:style-name="T26"><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48">0</text:span></text:span><text:span text:style-name="VimmPageNo">|ix]]</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ext:soft-page-break/>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4">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4">Soma Mah</text:span>ā<text:span text:style-name="T14"> </text:span>Thera was born on December 23,1898, in Kotahena, Colombo, and passed away at <text:span text:style-name="T14">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4">th</text:span><text:span text:style-name="T15">e</text:span><text:span text:style-name="T14">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48">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text:soft-page-break/>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32">é</text:span></text:span><text:span text:style-name="VimmPali"><text:span text:style-name="T25">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text:soft-page-break/>established himself so firmly in it that he was a fitting exemplar of his Master’s Way of Life.</text:p>
      <text:p text:style-name="VimmBody">‘As a writer, Soma Thera belongs to the <text:span text:style-name="VimmPali">genre</text:span> whom Buffon’s dictum <text:span text:style-name="T25">“</text:span><text:span text:style-name="VimmPali"><text:span text:style-name="T25">Le </text:span></text:span><text:span text:style-name="VimmPali">style </text:span><text:span text:style-name="VimmPali"><text:span text:style-name="T25">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5">“</text:span><text:span text:style-name="VimmPali"><text:span text:style-name="T25">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28">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28">avāda</text:span></text:span><text:span text:style-name="T12"> </text:span>in his country and that there was much that could be translated from the <text:span text:style-name="VimmPali"><text:span text:style-name="T28">Mahāyāna</text:span></text:span><text:span text:style-name="T12">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text:soft-page-break/>proceeded to Tokyo. There we met Prof. Nichiki Kimura of Rissho University, who invited us to attend his English lectures on <text:span text:style-name="VimmPali"><text:span text:style-name="T28">Mahāyāna</text:span></text:span><text:span text:style-name="T28">.</text:span><text:span text:style-name="T12"> </text:span>Towards the end of 1935, through his good offices, we were invited to Jozaiji, the Nichiren temple in Kawatana-<text:span text:style-name="T12">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48">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33">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text:soft-page-break/>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48">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text:soft-pag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17">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text:soft-page-break/>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text:soft-page-break/>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18">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text:soft-page-break/>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49">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text:soft-page-break/>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37">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text:soft-page-break/>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text:soft-page-break/>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Ch. 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text:span><text:span text:style-name="VimmPali"><text:span text:style-name="T63">é</text:span></text:span><text:span text:style-name="VimmPali">-to-tāo-lun</text:span>. It is also called <text:span text:style-name="VimmPali">Gedatsu Dō Ron</text:span>. 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ext:soft-page-break/>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80">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2">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2">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2">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text:s/><text:span text:style-name="VimmBibRef">Ch.II</text:span>) no use is made of it to explain conscious workings. This <text:span text:style-name="VimmPali">Vimuttimagga</text:span> is in fact a book of practical instruction, not of exegesis” (Path of Purification Introduction <text:span text:style-name="VimmTODO">pp. xxvii-xxv</text:span><text:span text:style-name="VimmTODO"><text:span text:style-name="T50">iii</text:span></text:span>). The statement of the Venerable <text:span text:style-name="T12">Dhammapāla </text:span>Thera in the <text:span text:style-name="VimmPali"><text:span text:style-name="T28">Paramatthamañjūsā</text:span></text:span><text:span text:style-name="T12"> </text:span>quoted earlier seems to disallow (b) above.</text:p>
      <text:p text:style-name="P77">The Venerable Buddhadatta <text:span text:style-name="T12">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0">II</text:span>).</text:p>
      <text:p text:style-name="P77"><text:soft-page-break/>Regarding the view that the <text:span text:style-name="VimmPali">Vimuttimagga</text:span> was a work written at the Abhayagiri Monastery, the <text:span text:style-name="T12">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2">Bhadantācariya </text:span>Buddhaghosa himself never mentions it” (Introduction, XXVI<text:span text:style-name="T50">II</text:span>).</text:p>
      <text:p text:style-name="VimmBody">Prof. Dr. P. V. Bapat in the Introduction (<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TODO">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2">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TODO">pp. 173-74, n. 3</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p. <text:span text:style-name="VimmTODO">liv</text:span>). References to <text:span text:style-name="VimmPali">Caṇḍālas</text:span> are found el<text:span text:style-name="T38">s</text:span>ewhere, in the texts and commentaries. For instance, as pointed out by Prof. Bapat himself (<text:span text:style-name="VimmTODO">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0">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oft-page-break/><text:span text:style-name="VimmPali">silas</text:span> etc. — he being called <text:span text:style-name="VimmPali">upāsakacaṇḍāla</text:span> (A. III, 206).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64">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text:soft-page-break/>Duṭṭhagāmaṇi reigned from 161-137 <text:span text:style-name="T50">B</text:span>.<text:span text:style-name="T50">C</text:span>. and King Vasabha from 66-110 <text:span text:style-name="T50">A</text:span>.<text:span text:style-name="T50">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he present translation, p. 25.</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39">*</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0">A</text:span>.<text:span text:style-name="T50">D</text:span>. in Ceylon” (p. lvi), the <text:span text:style-name="VimmPali">Vimuttimagga</text:span> is hardly the place to display such special knowledge.</text:p>
      <text:p text:style-name="P77">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text:soft-page-break/>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0">A</text:span>.<text:span text:style-name="T50">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25">Mahā </text:span></text:span><text:span text:style-name="VimmPali">Aṡoka </text:span><text:span text:style-name="VimmPali"><text:span text:style-name="T25">Sūtra</text:span></text:span>, <text:span text:style-name="VimmPali">Vimokṣa- </text:span><text:span text:style-name="VimmPali"><text:span text:style-name="T25">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oft-page-break/><text:span text:style-name="VimmPali">Aṡoka </text:span><text:span text:style-name="VimmPali"><text:span text:style-name="T25">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79">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1">A</text:span>.<text:span text:style-name="T51">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1">A</text:span>.C. were solely directed to the establishment, says the Venerable Ñāṇamoli Thera, of “Pali as the language for the study and <text:soft-page-break/>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25">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TODO">note 3 on pp. 148-49</text:span>.</text:p>
      <text:p text:style-name="VimmBody">They agree that in practising <text:span text:style-name="VimmPali"><text:span text:style-name="T25">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TODO">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text:soft-page-break/>in the practice of <text:span text:style-name="VimmPali"><text:span text:style-name="T25">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TODO">p. 159</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TODO">p. 72</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5">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P88"><text:span text:style-name="VimmPali">Visuddhimagga </text:span><text:span text:style-name="VimmBold">Text —</text:span></text:p>
      <text:list text:style-name="L64">
        <text:list-item>
          <text:p text:style-name="P81">Edition of the Pali Text Society, London 1920.</text:p>
        </text:list-item>
        <text:list-item>
          <text:p text:style-name="P82">Edition of the Harvard Oriental Series, Vol. 41, Cambridge, Mass., 1950.</text:p>
        </text:list-item>
      </text:list>
      <text:p text:style-name="P88"><text:span text:style-name="VimmBold"><text:span text:style-name="T70">Translation —</text:span></text:span><text:span text:style-name="VimmBold">English</text:span></text:p>
      <text:list xml:id="list425800115" text:style-name="L65">
        <text:list-item>
          <text:p text:style-name="VimmBody"><text:s/>The Path of Purity (3 Vols.) by Prof. Pe Maung Tin, P.T.S., London, 1922, 1928, 1931.</text:p>
        </text:list-item>
        <text:list-item>
          <text:p text:style-name="VimmBody">2. The Path of Purification by the Venerable Bhikkhu Ñāṇamoli, Colombo, 1956.</text:p>
        </text:list-item>
      </text:list>
      <text:p text:style-name="P86"><text:span text:style-name="VimmBold">German —</text:span></text:p>
      <text:list xml:id="list4284106268" text:style-name="L66">
        <text:list-item>
          <text:p text:style-name="P84"><text:span text:style-name="T22">Der Weg zur Reinheit, 1 </text:span>Band, by the Venerable <text:span text:style-name="T22">Nyāṇatiloka Mahā </text:span>Thera <text:span text:style-name="T22">(Vorwort</text:span> pp. IV-VII), Benares <text:span text:style-name="T22">Verlag, Munchen Neubiberg, </text:span>1931.</text:p>
        </text:list-item>
        <text:list-item>
          <text:p text:style-name="P84"><text:span text:style-name="T22">Der Weg zur Reinheit, </text:span>complete edition, by the Venerable N<text:span text:style-name="T22">yāṇatiloka Mahā </text:span>Thera <text:span text:style-name="T22">(Vorwort pp. </text:span><text:span text:style-name="T23">VIII</text:span><text:span text:style-name="T22">-X, XII), Verlag Christani, Konstanz, 1952.</text:span></text:p>
        </text:list-item>
      </text:list>
      <text:p text:style-name="P86"><text:span text:style-name="VimmBold">Sinhalese —</text:span></text:p>
      <text:list xml:id="list1324814055" text:style-name="L67">
        <text:list-item>
          <text:p text:style-name="P85">The Ancient <text:span text:style-name="T22">Paraphrase </text:span>by <text:span text:style-name="T22">King Parākramabāhu II (1236-68 A.C.).</text:span></text:p>
        </text:list-item>
        <text:list-item>
          <text:p text:style-name="P85"><text:span text:style-name="T22">Sinhala Visuddhimārgaya </text:span>by <text:span text:style-name="T22">Paṇḍita Mātara Śrī Dharmavaṁsa Sthavira, Mātara, 1953.</text:span></text:p>
        </text:list-item>
      </text:list>
      <text:p text:style-name="VimmBody"><text:span text:style-name="VimmPali"><text:span text:style-name="T29">Paramatthamañjūsā</text:span></text:span><text:span text:style-name="T22"> </text:span><text:span text:style-name="T29">(</text:span><text:span text:style-name="VimmPali"><text:span text:style-name="T29">Vidsuddhimagga</text:span></text:span><text:span text:style-name="T22"> </text:span>commentary) by <text:span text:style-name="T22">Bhadantācariya Dhammapāla — </text:span>Venerable <text:span text:style-name="T22">Morontuduvē Dhammānanda Nāyaka </text:span>Thera’s Sinhalese edition, <text:span text:style-name="T22">1908.</text:span></text:p>
      <text:p text:style-name="VimmBody"><text:span text:style-name="VimmPali">Mahāvaṁsa</text:span>. <text:span text:style-name="VimmBold"><text:span text:style-name="T22">Text </text:span></text:span><text:span text:style-name="T22">— Edition </text:span>of the <text:span text:style-name="T22">Pali Text Society, London, 1908. </text:span><text:span text:style-name="VimmBold">Translation — English</text:span><text:span text:style-name="T22">: The </text:span><text:span text:style-name="VimmPali"><text:span text:style-name="T29">Mahāvaṁsa</text:span></text:span><text:span text:style-name="T22"> </text:span>or <text:span text:style-name="T22">The Great </text:span>Chronicle of <text:span text:style-name="T22">Ceylon </text:span>by <text:span text:style-name="T22">Dr. Wilhelm Geiger, Ceylon.</text:span> <text:span text:style-name="T22">Government Information Department, Colombo, 1950 (Reprint).</text:span></text:p>
      <text:p text:style-name="P87"><text:soft-page-break/><text:span text:style-name="VimmPali">Cūḷavaṁsa</text:span>. <text:span text:style-name="VimmBold"><text:span text:style-name="T22">Translation — </text:span></text:span><text:span text:style-name="VimmBold">English</text:span>: <text:span text:style-name="VimmPali"><text:span text:style-name="T29">Cūḷavaṁsa</text:span></text:span><text:span text:style-name="T22">, </text:span>being the more recent part of the<text:span text:style-name="VimmPali"><text:span text:style-name="T29"> Mahāvaṁsa</text:span></text:span><text:span text:style-name="T22"> </text:span>by Dr. Wilhelm Geiger and Mrs. C. Mabel Rickmers, (2 Parts). P.T.S London 1929, 1930. <text:span text:style-name="VimmPageNo"><text:span text:style-name="T17">[[49|xlviii]]</text:span></text:span></text:p>
      <text:p text:style-name="P87"><text:span text:style-name="VimmPali">The Pali Literature of Ceylon</text:span> <text:span text:style-name="T17">by Dr. G. P. Malalasekera, Royal Asiatic Society's Prize Publication Fund Vol. X, London, 1928.</text:span></text:p>
      <text:p text:style-name="VimmBody"><text:span text:style-name="VimmPali">History of Indian Literature</text:span> <text:span text:style-name="T17">by Dr. M. Winternitz, English translation by Mrs. S. Ketkar and Miss H. Kohn, University of Calcutta, 1933.</text:span></text:p>
      <text:p text:style-name="VimmBody"><text:span text:style-name="VimmPali">Early History of Buddhism in Ceylon</text:span> <text:span text:style-name="T17">by Dr. E. W. Adikaram, Colombo, 1953 (Second Impression).</text:span></text:p>
      <text:p text:style-name="VimmBody"><text:span text:style-name="VimmPali">Vimuttimagga and Visuddhimagga, a Comparative Study</text:span> <text:span text:style-name="T17">by Prof. P. V. Bapat, Poona, 1937.</text:span></text:p>
      <text:p text:style-name="VimmBody"><text:span text:style-name="VimmPali">Vimuttimagga.</text:span> <text:span text:style-name="VimmBold"><text:span text:style-name="T17">Translation </text:span></text:span><text:span text:style-name="VimmBold"><text:span text:style-name="T22">—</text:span></text:span><text:span text:style-name="VimmBold"><text:span text:style-name="T17"> Chinese</text:span></text:span><text:span text:style-name="T17">: </text:span><text:span text:style-name="VimmPali">Ci</text:span><text:span text:style-name="VimmPali"><text:span text:style-name="T63">é</text:span></text:span><text:span text:style-name="VimmPali">-to-tāo-lun</text:span> <text:span text:style-name="T17">or </text:span><text:span text:style-name="VimmPali">Gedatsu Dō Ron</text:span> <text:span text:style-name="T17">by Tipiṭaka Sanghapāla of Funan (6th cent. A. C.).</text:span></text:p>
      <text:p text:style-name="VimmBody"><text:span text:style-name="VimmPageNo">[[50|xlix]]</text:span></text:p>
      <text:h text:style-name="Heading_20_3" text:outline-level="3" text:is-list-header="true">Abb<text:span text:style-name="T40">r</text:span>eviations</text:h>
      <text:p text:style-name="VimmBody"><text:span text:style-name="VimmTODO">&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1">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text:soft-page-break/>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text:soft-page-break/>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text:soft-page-break/>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52">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52">II</text:span>, CHAPTER VI<text:span text:style-name="T52">II</text:span>, SECTION V</text:p>
      <text:p text:style-name="VimmExportSkip"/>
      <text:p text:style-name="VimmExportSkip">The Immeasurable Thought of Loving-kindness<text:tab/>.<text:tab/>.<text:tab/>.<text:tab/>.<text:tab/>181</text:p>
      <text:p text:style-name="VimmExportSkip"><text:soft-page-break/>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ext:soft-page-break/>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52">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text:soft-page-break/>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52">l</text:span>y Conditions</text:p>
      <text:p text:style-name="VimmExportSkip">The Nine Conce<text:span text:style-name="T52">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text:soft-page-break/>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1</text:note-citation><text:note-body><text:p text:style-name="Standard"><text:span text:style-name="VimmPali">Namo </text:span><text:span text:style-name="VimmPali"><text:span text:style-name="T25">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2</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3</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4</text:note-citation><text:note-body><text:p text:style-name="Standard"><text:span text:style-name="VimmPali"><text:span text:style-name="T25">Cattāro ariyadhammā</text:span></text:span><text:span text:style-name="T25">.</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5</text:note-citation><text:note-body><text:p text:style-name="Standard"><text:span text:style-name="VimmPali">Vikkhambana-vimutti</text:span>.</text:p></text:note-body></text:note> freedom of parts,<text:note text:id="ftn24" text:note-class="footnote"><text:note-citation>6</text:note-citation><text:note-body><text:p text:style-name="Standard"><text:span text:style-name="VimmPali">Tadanga-vimutti</text:span>.</text:p></text:note-body></text:note> freedom of eradication,<text:note text:id="ftn25" text:note-class="footnote"><text:note-citation>7</text:note-citation><text:note-body><text:p text:style-name="Standard"><text:span text:style-name="VimmPali">Samuccheda-vimutti</text:span>.</text:p></text:note-body></text:note> freedom of tranquillity,<text:note text:id="ftn26" text:note-class="footnote"><text:note-citation>8</text:note-citation><text:note-body><text:p text:style-name="Standard"><text:span text:style-name="VimmPali">Paṭippassaddha</text:span>-<text:span text:style-name="VimmPali">vimutti</text:span>.</text:p></text:note-body></text:note> and freedom of emancipation.<text:note text:id="ftn27" text:note-class="footnote"><text:note-citation>9</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10</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11</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2</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3</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text:soft-page-break/>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2</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3</text:note-citation><text:note-body><text:p text:style-name="Standard"><text:span text:style-name="VimmPali">Khandhā</text:span>.</text:p></text:note-body></text:note> What are the three? They are the group of virtue, <text:note text:id="ftn35" text:note-class="footnote"><text:note-citation>4</text:note-citation><text:note-body><text:p text:style-name="Standard"><text:span text:style-name="VimmPali">Sīlakkhandha</text:span>.</text:p></text:note-body></text:note><text:s/>the group of concentration,<text:note text:id="ftn36" text:note-class="footnote"><text:note-citation>5</text:note-citation><text:note-body><text:p text:style-name="Standard"><text:span text:style-name="VimmPali">Samādhikkhandha</text:span>.</text:p></text:note-body></text:note> and the group of wisdom.<text:note text:id="ftn37" text:note-class="footnote"><text:note-citation>6</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7</text:note-citation><text:note-body><text:p text:style-name="Standard"><text:span text:style-name="VimmPali">Adhisilasikkhā</text:span>.</text:p></text:note-body></text:note> the training of the higher thought,<text:note text:id="ftn39" text:note-class="footnote"><text:note-citation>8</text:note-citation><text:note-body><text:p text:style-name="Standard"><text:span text:style-name="VimmPali">Adhicittasikkhā</text:span>.</text:p></text:note-body></text:note> and the training of the higher wisdom.<text:note text:id="ftn40" text:note-class="footnote"><text:note-citation>9</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10</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11</text:note-citation><text:note-body><text:p text:style-name="Standard">The virtue that can be appreciated by ordinary men.</text:p></text:note-body></text:note> — this is called the training of virtue. Virtue partaking of penetration<text:note text:id="ftn43" text:note-class="footnote"><text:note-citation>12</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oft-page-break/><text:span text:style-name="VimmQA">Q.</text:span> What is the training of thought? <text:span text:style-name="VimmQA">A.</text:span> It is concentration pertaining to (the) sense (plane)<text:note text:id="ftn44" text:note-class="footnote"><text:note-citation>1</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2</text:note-citation><text:note-body><text:p text:style-name="Standard"><text:span text:style-name="VimmPali">Rūpāmcara samādhi</text:span>.</text:p></text:note-body></text:note> and (the) formless (plane)<text:note text:id="ftn46" text:note-class="footnote"><text:note-citation>3</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4</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5</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6</text:note-citation><text:note-body><text:p text:style-name="Standard"><text:span text:style-name="VimmPali">Silavisuddhi</text:span>.</text:p></text:note-body></text:note> purity of thought,<text:note text:id="ftn50" text:note-class="footnote"><text:note-citation>7</text:note-citation><text:note-body><text:p text:style-name="Standard"><text:span text:style-name="VimmPali">Cittavisuddhi</text:span>.</text:p></text:note-body></text:note> and purity of views.<text:note text:id="ftn51" text:note-class="footnote"><text:note-citation>8</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9</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52">e</text:span>dges the path through three kinds of good: the initial good, the medial good, the final good.<text:note text:id="ftn53" text:note-class="footnote"><text:note-citation>10</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text:soft-page-break/>himself, he knows it (the nature of his freedom).<text:note text:id="ftn54" text:note-class="footnote"><text:note-citation>11</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1</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2</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3</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4</text:note-citation><text:note-body><text:p text:style-name="Standard"><text:span text:style-name="VimmPali">Apāya</text:span>.</text:p></text:note-body></text:note> through concentration he transcends the sense plane;<text:note text:id="ftn59" text:note-class="footnote"><text:note-citation>5</text:note-citation><text:note-body><text:p text:style-name="Standard"><text:span text:style-name="VimmPali">Kāmāvacara</text:span>.</text:p></text:note-body></text:note> through wisdom he transcends all becoming.<text:note text:id="ftn60" text:note-class="footnote"><text:note-citation>6</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7</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8</text:note-citation><text:note-body><text:p text:style-name="Standard">Cp. <text:span text:style-name="VimmBibRef">Ibid.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9</text:note-citation><text:note-body><text:p text:style-name="Standard">Cp. <text:span text:style-name="VimmBibRef">Ibid.:</text:span> <text:span text:style-name="VimmPali">Puna ca paraṁ Sāriputta idh'ekacco puggalo silesu paripūrakāri hoti, samādhismiṁ paripūrakāri paññāya na paripūrakāri. So pañcannaṁ orambhāgiyānaṁ saṁyojanānaṁ parikkhayā ....</text:span><text:span text:style-name="VimmBibRef"> </text:span><text:span text:style-name="VimmPali">uddhaṁsoto hoti akaniṭṭhagāmi.</text:span></text:p></text:note-body></text:note> If he practises virtue, concentration and wisdom to the full, he will reach the peerless freedom of the Consummate One.<text:note text:id="ftn64" text:note-class="footnote"><text:note-citation>10</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11</text:note-citation><text:note-body><text:p text:style-name="Standard"><text:span text:style-name="VimmPali">Lakkhaṇa</text:span>.</text:p></text:note-body></text:note> What is its function?<text:note text:id="ftn66" text:note-class="footnote"><text:note-citation>12</text:note-citation><text:note-body><text:p text:style-name="Standard"><text:span text:style-name="VimmPali">Rasa</text:span>.</text:p></text:note-body></text:note> What is its manifestation?<text:note text:id="ftn67" text:note-class="footnote"><text:note-citation>13</text:note-citation><text:note-body><text:p text:style-name="Standard"><text:span text:style-name="VimmPali">Paccuppaṭṭhāna</text:span>.</text:p></text:note-body></text:note> What is its near cause?<text:note text:id="ftn68" text:note-class="footnote"><text:note-citation>14</text:note-citation><text:note-body><text:p text:style-name="Standard"><text:span text:style-name="VimmPali">Padaṭṭhāna</text:span>.</text:p></text:note-body></text:note> What are its benefits?<text:note text:id="ftn69" text:note-class="footnote"><text:note-citation>15</text:note-citation><text:note-body><text:p text:style-name="Standard"><text:span text:style-name="VimmPali">Ānisaṁsa.</text:span></text:p></text:note-body></text:note> What is the <text:soft-page-break/>meaning of virtue? What is the difference between virtue and mode of life?<text:note text:id="ftn70" text:note-class="footnote"><text:note-citation>1</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2</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3</text:note-citation><text:note-body><text:p text:style-name="Standard"><text:span text:style-name="VimmPali">Cetanā sila</text:span>.</text:p></text:note-body></text:note> virtue of abstention<text:note text:id="ftn73" text:note-class="footnote"><text:note-citation>4</text:note-citation><text:note-body><text:p text:style-name="Standard"><text:span text:style-name="VimmPali">Veramaṇi sila</text:span>.</text:p></text:note-body></text:note> and virtue of non-transgression.<text:note text:id="ftn74" text:note-class="footnote"><text:note-citation>5</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6</text:note-citation><text:note-body><text:p text:style-name="Standard"><text:span text:style-name="VimmPali">Sabbe kusalā dhammā</text:span>.</text:p></text:note-body></text:note> are virtue. It is said in the Abhidhamma<text:note text:id="ftn76" text:note-class="footnote"><text:note-citation>7</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8</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9</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10</text:note-citation><text:note-body><text:p text:style-name="Standard">Not in <text:span text:style-name="VimmBibRef">Vis. Mag.</text:span> And, <text:span text:style-name="T25">‘</text:span><text:span text:style-name="VimmPali"><text:span text:style-name="T25">nibbidānupassanāya nandiyā</text:span></text:span><text:span text:style-name="T9">'</text:span> of<text:span text:style-name="T9"> Pts.</text:span> 1, 46, quoted in <text:span text:style-name="VimmBibRef">Vis. Mag.</text:span>, is not here. </text:p></text:note-body></text:note> the destruction of the perception of craving by the view of tribulation,<text:note text:id="ftn80" text:note-class="footnote"><text:note-citation>11</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12</text:note-citation><text:note-body><text:p text:style-name="Standard">After this <text:span text:style-name="VimmBibRef">Vis. Mag.</text:span> has ‘<text:span text:style-name="VimmPali"><text:span text:style-name="T25">paṭinissaggānupassanāya ādānassa</text:span></text:span><text:span text:style-name="T25">’</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text:soft-page-break/>as they are, the destruction of adherence to dwelling<text:note text:id="ftn82" text:note-class="footnote"><text:note-citation>1</text:note-citation><text:note-body><text:p text:style-name="Standard"><text:span text:style-name="VimmPali"><text:span text:style-name="T25">Ālaya</text:span></text:span><text:span text:style-name="T25">.</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2</text:note-citation><text:note-body><text:p text:style-name="Standard">Lit. <text:span text:style-name="VimmPali"><text:span text:style-name="T25">Pātimokkha </text:span></text:span><text:span text:style-name="VimmPali">dhamma</text:span>.</text:p></text:note-body></text:note> transgression of the virtue pertaining to the requisites;<text:note text:id="ftn84" text:note-class="footnote"><text:note-citation>3</text:note-citation><text:note-body><text:p text:style-name="Standard">Lit. <text:span text:style-name="VimmPali">Paccaya dhamma</text:span>.</text:p></text:note-body></text:note> transgression of the virtue pertaining to the faculties.<text:note text:id="ftn85" text:note-class="footnote"><text:note-citation>4</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5</text:note-citation><text:note-body><text:p text:style-name="Standard"><text:span text:style-name="VimmPali">Ahiri</text:span>.</text:p></text:note-body></text:note> and indecorum.<text:note text:id="ftn87" text:note-class="footnote"><text:note-citation>6</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7</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8</text:note-citation><text:note-body><text:p text:style-name="Standard"><text:span text:style-name="VimmPali">Dhana</text:span>.</text:p></text:note-body></text:note> and the noble. This is the ground of the Buddhas. This is to bathe without water.<text:note text:id="ftn90" text:note-class="footnote"><text:note-citation>9</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10</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1</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12</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text:soft-page-break/>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1</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2</text:note-citation><text:note-body><text:p text:style-name="Standard"><text:span text:style-name="VimmPali">Vata, Vatta</text:span>. Cp. <text:span text:style-name="VimmBibRef">Nd1 66, 92, 104, 106, 188</text:span>.</text:p></text:note-body></text:note> Practice,<text:note text:id="ftn96" text:note-class="footnote"><text:note-citation>3</text:note-citation><text:note-body><text:p text:style-name="Standard"><text:span text:style-name="VimmPali">Paṭipatti</text:span>.</text:p></text:note-body></text:note> energy,<text:note text:id="ftn97" text:note-class="footnote"><text:note-citation>4</text:note-citation><text:note-body><text:p text:style-name="Standard"><text:span text:style-name="VimmPali">Viriya</text:span>.</text:p></text:note-body></text:note> resolution,<text:note text:id="ftn98" text:note-class="footnote"><text:note-citation>5</text:note-citation><text:note-body><text:p text:style-name="Standard"><text:span text:style-name="VimmPali">Adiṭṭhāna</text:span>.</text:p></text:note-body></text:note> austerities.<text:note text:id="ftn99" text:note-class="footnote"><text:note-citation>6</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7</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8</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9</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10</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text:soft-page-break/>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2</text:note-citation><text:note-body><text:p text:style-name="Standard"><text:span text:style-name="VimmPali">Cāritta sila</text:span>.</text:p></text:note-body></text:note> and precepts governing prohibitions.<text:note text:id="ftn106" text:note-class="footnote"><text:note-citation>3</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4</text:note-citation><text:note-body><text:p text:style-name="Standard"><text:span text:style-name="VimmPali">Pahāna</text:span>.</text:p></text:note-body></text:note> and the virtue of undertaking.<text:note text:id="ftn108" text:note-class="footnote"><text:note-citation>5</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6</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7</text:note-citation><text:note-body><text:p text:style-name="Standard"><text:span text:style-name="VimmPali">Lokiya sila</text:span>.</text:p></text:note-body></text:note> and supra- mundane virtue.<text:note text:id="ftn111" text:note-class="footnote"><text:note-citation>8</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9</text:note-citation><text:note-body><text:p text:style-name="Standard"><text:span text:style-name="VimmPali">Pamāṇa sila</text:span>.</text:p></text:note-body></text:note> and immeasurable virtue.<text:note text:id="ftn113" text:note-class="footnote"><text:note-citation>10</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text:soft-page-break/>Fifth group of two in virtue</text:h>
      <text:p text:style-name="VimmBody">And again, there is a group of two in virtue: with limit and without limit.<text:note text:id="ftn114" text:note-class="footnote"><text:note-citation>1</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2</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3</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4</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5</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6</text:note-citation><text:note-body><text:p text:style-name="Standard"><text:span text:style-name="VimmPali">Ādibrahmacariyaka</text:span>.</text:p></text:note-body></text:note> and the virtue or enhanced practice.<text:note text:id="ftn120" text:note-class="footnote"><text:note-citation>7</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8</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9</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10</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xt:soft-page-break/>Tenth group of two in virtue</text:h>
      <text:p text:style-name="VimmBody">And again, there is a group of two in virtue: virtue practised within a time-limit<text:note text:id="ftn124" text:note-class="footnote"><text:note-citation>1</text:note-citation><text:note-body><text:p text:style-name="Standard"><text:span text:style-name="VimmPali">Kālapariyanta</text:span>.</text:p></text:note-body></text:note> and virtue practised till the dissolution of the body.<text:note text:id="ftn125" text:note-class="footnote"><text:note-citation>2</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3</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4</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5</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6</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7</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8</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text:p>
      <text:p text:style-name="VimmBody">by the world,<text:note text:id="ftn132" text:note-class="footnote"><text:note-citation>9</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10</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11</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text:soft-page-break/>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1</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52">i</text:span>n virtue</text:h>
      <text:p text:style-name="VimmBody">And again, there is a group of three in virtue thus: pure virtue,<text:note text:id="ftn136" text:note-class="footnote"><text:note-citation>2</text:note-citation><text:note-body><text:p text:style-name="Standard"><text:span text:style-name="VimmPali">Visuddha sila</text:span>.</text:p></text:note-body></text:note> impure virtue,<text:note text:id="ftn137" text:note-class="footnote"><text:note-citation>3</text:note-citation><text:note-body><text:p text:style-name="Standard"><text:span text:style-name="VimmPali">Avisuddha sila</text:span>.</text:p></text:note-body></text:note> doubtful virtue.<text:note text:id="ftn138" text:note-class="footnote"><text:note-citation>4</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5</text:note-citation><text:note-body><text:p text:style-name="Standard"><text:span text:style-name="VimmPali">Sekha sila</text:span>.</text:p></text:note-body></text:note> learning ender’s virtue,<text:note text:id="ftn140" text:note-class="footnote"><text:note-citation>6</text:note-citation><text:note-body><text:p text:style-name="Standard"><text:span text:style-name="VimmPali">Asekha sila</text:span>.</text:p></text:note-body></text:note> neither learner’s nor learning-ender’s virtue.<text:note text:id="ftn141" text:note-class="footnote"><text:note-citation>7</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8</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text:p>
      <text:p text:style-name="VimmBody">virtue, fatuous virtue.<text:note text:id="ftn143" text:note-class="footnote"><text:note-citation>9</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10</text:note-citation><text:note-body><text:p text:style-name="Standard"><text:span text:style-name="VimmPali">Go Sila</text:span>.</text:p></text:note-body></text:note> or dog-asceticism<text:note text:id="ftn145" text:note-class="footnote"><text:note-citation>11</text:note-citation><text:note-body><text:p text:style-name="Standard"><text:span text:style-name="VimmPali">Kukkura sila</text:span>. For details of 1 and 2, see <text:span text:style-name="VimmBibRef">M. I, 388 f.</text:span> (note 3).</text:p></text:note-body></text:note> — this is called ‘fatuous virtue’.</text:p>
      <text:p text:style-name="VimmBody"><text:soft-page-break/>If a man fulfils ‘fatuous virtue’, he will become a cow or a dog. If he does not fulfil, he will fall into hell.<text:note text:id="ftn146" text:note-class="footnote"><text:note-citation>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2</text:note-citation><text:note-body><text:p text:style-name="Standard"><text:span text:style-name="VimmPali">Hina sila</text:span>.</text:p></text:note-body></text:note> middling,<text:note text:id="ftn148" text:note-class="footnote"><text:note-citation>3</text:note-citation><text:note-body><text:p text:style-name="Standard"><text:span text:style-name="VimmPali">Majjhima sila</text:span>.</text:p></text:note-body></text:note> superior.<text:note text:id="ftn149" text:note-class="footnote"><text:note-citation>4</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5</text:note-citation><text:note-body><text:p text:style-name="Standard"><text:span text:style-name="VimmPali">Hānubhāgiya</text:span>.</text:p></text:note-body></text:note> partaking of stagnation,<text:note text:id="ftn151" text:note-class="footnote"><text:note-citation>6</text:note-citation><text:note-body><text:p text:style-name="Standard"><text:span text:style-name="VimmPali">Thitibhāgiya</text:span>.</text:p></text:note-body></text:note> partaking of excellence,<text:note text:id="ftn152" text:note-class="footnote"><text:note-citation>7</text:note-citation><text:note-body><text:p text:style-name="Standard"><text:span text:style-name="VimmPali">Visesabhāgiya</text:span>.</text:p></text:note-body></text:note> partaking of penetration.<text:note text:id="ftn153" text:note-class="footnote"><text:note-citation>8</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9</text:note-citation><text:note-body><text:p text:style-name="Standard"><text:span text:style-name="VimmPali">Anupasampanna sila</text:span>.</text:p></text:note-body></text:note> and precepts for the white-clothed householders.<text:note text:id="ftn155" text:note-class="footnote"><text:note-citation>10</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11</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12</text:note-citation><text:note-body><text:p text:style-name="Standard"><text:span text:style-name="VimmPali">Bhikkhuṁ sila</text:span>.</text:p></text:note-body></text:note> The <text:span text:style-name="VimmPali">Pātimokkha</text:span>-restraints— these are ‘the precepts for bhikkhunis’.</text:p>
      <text:p text:style-name="VimmBody"><text:soft-page-break/>The ten precepts for male and female novices<text:note text:id="ftn158" text:note-class="footnote"><text:note-citation>1</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2</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3</text:note-citation><text:note-body><text:p text:style-name="Standard"><text:span text:style-name="VimmPali">Pakati sila</text:span>.</text:p></text:note-body></text:note> virtue that is good manners,<text:note text:id="ftn161" text:note-class="footnote"><text:note-citation>4</text:note-citation><text:note-body><text:p text:style-name="Standard"><text:span text:style-name="VimmPali">Ācāra sila</text:span>.</text:p></text:note-body></text:note> virtue that is law<text:note text:id="ftn162" text:note-class="footnote"><text:note-citation>5</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6</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7</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8</text:note-citation><text:note-body><text:p text:style-name="Standard">Cp.</text:p><text:list text:style-name="L2"><text:list-item><text:p text:style-name="P13"><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13"><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9</text:note-citation><text:note-body><text:p text:style-name="Standard">Cp.</text:p><text:list text:style-name="L3"><text:list-item><text:p text:style-name="P14"><text:span text:style-name="VimmBibRef">M. II, 27</text:span>: <text:span text:style-name="VimmBibQuote">Yaṁ cittaṁ vitarāgaṁ vitadosaṁ vilamohaṁ, itosamatthānā kusalasilā,</text:span></text:p></text:list-item><text:list-item><text:p text:style-name="P14"><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10</text:note-citation><text:note-body><text:p text:style-name="Standard">Cp. </text:p><text:list text:style-name="L4"><text:list-item><text:p text:style-name="P15"><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15"><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11</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text:soft-page-break/>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text:soft-page-break/>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Standard">Ibid: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Standard">Ibid.</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4">paraṁ </text:span></text:span><text:span text:style-name="VimmBibQuote">gahapatayo dussīlo sīla-vipanno ya</text:span><text:span text:style-name="VimmBibQuote"><text:span text:style-name="T14">ṁ</text:span></text:span><text:span text:style-name="VimmBibQuote"> yad eva parisa</text:span><text:span text:style-name="VimmBibQuote"><text:span text:style-name="T14">ṁ</text:span></text:span><text:span text:style-name="VimmBibQuote"> upasa</text:span><text:span text:style-name="VimmBibQuote"><text:span text:style-name="T14">ṁ</text:span></text:span><text:span text:style-name="VimmBibQuote">kamati yadi khattiya-parisa</text:span><text:span text:style-name="VimmBibQuote"><text:span text:style-name="T14">ṁ</text:span></text:span><text:span text:style-name="VimmBibQuote"> yadi brāhmaṇa-parisa</text:span><text:span text:style-name="VimmBibQuote"><text:span text:style-name="T14">ṁ</text:span></text:span><text:span text:style-name="VimmBibQuote"> yadi gahapati-parisa</text:span><text:span text:style-name="VimmBibQuote"><text:span text:style-name="T14">ṁ</text:span></text:span><text:span text:style-name="VimmBibQuote"> yadi </text:span><text:span text:style-name="VimmBibQuote"><text:span text:style-name="T14">sama</text:span></text:span><text:span text:style-name="VimmBibQuote">ṇ</text:span><text:span text:style-name="VimmBibQuote"><text:span text:style-name="T14">a</text:span></text:span><text:span text:style-name="VimmBibQuote">parisa</text:span><text:span text:style-name="VimmBibQuote"><text:span text:style-name="T14">ṁ</text:span></text:span><text:span text:style-name="VimmBibQuote">, avisārado upasa</text:span><text:span text:style-name="VimmBibQuote"><text:span text:style-name="T14">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4">irāso </text:span></text:span><text:span text:style-name="VimmBibQuote">saddhamme </text:span><text:span text:style-name="VimmBibQuote"><text:span text:style-name="T14">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5"><text:list-item><text:p text:style-name="P16"><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16"><text:span text:style-name="VimmBibRef">Vis. Mag. 36</text:span>, and <text:span text:style-name="VimmBibRef">Sddh.v. 621</text:span>:</text:p><text:p text:style-name="P90">Kikī va aṇḍaṁ camarīva vāladhiṁ<text:line-break/>Piyaṁ va puttaṁ nayanaṁ va ekakaṁ,<text:line-break/>That’ eva silaṁ aṇurakhamānakā,<text:line-break/>Supesalā hotha sadā sagāravā.</text:p></text:list-item><text:list-item><text:p text:style-name="P16"><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 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Standard">Ibid.</text:p></text:note-body></text:note> two teachings connected with robes, namely, dirt-rags*<text:note text:id="ftn225" text:note-class="footnote"><text:note-citation>3</text:note-citation><text:note-body><text:p text:style-name="Standard"><text:span text:style-name="VimmPali"><text:span text:style-name="T25">Paṁsukūlika-anga.</text:span></text:span></text:p></text:note-body></text:note> and three robes;†<text:note text:id="ftn226" text:note-class="footnote"><text:note-citation>4</text:note-citation><text:note-body><text:p text:style-name="Standard"><text:span text:style-name="VimmPali"><text:span text:style-name="T25">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25">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25">Sapadānacārika-</text:span></text:span><text:span text:style-name="VimmPali">°</text:span></text:p></text:note-body></text:note> one eating,*<text:note text:id="ftn229" text:note-class="footnote"><text:note-citation>7</text:note-citation><text:note-body><text:p text:style-name="Standard"><text:span text:style-name="VimmPali"><text:span text:style-name="T25">Ekāsanika-</text:span></text:span><text:span text:style-name="VimmPali">°</text:span></text:p></text:note-body></text:note> measured food,*<text:note text:id="ftn230" text:note-class="footnote"><text:note-citation>8</text:note-citation><text:note-body><text:p text:style-name="Standard"><text:span text:style-name="VimmPali"><text:span text:style-name="T25">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25">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25">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25">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25">Sosānika</text:span></text:span><text:span text:style-name="T9">-</text:span><text:span text:style-name="VimmPali">°</text:span></text:p></text:note-body></text:note> the fifth: any chanced upon place;*<text:note text:id="ftn236" text:note-class="footnote"><text:note-citation>14</text:note-citation><text:note-body><text:p text:style-name="Standard"><text:span text:style-name="VimmPali"><text:span text:style-name="T25">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25">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text:p>
      <text:p text:style-name="VimmBody">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text:soft-page-break/>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text:span>9.</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text:soft-page-break/>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2">hiti saṇṭhiti </text:span></text:span><text:span text:style-name="VimmBibQuote">ava</text:span><text:span text:style-name="VimmBibQuote"><text:span text:style-name="T12">ṭṭ</text:span></text:span><text:span text:style-name="VimmBibQuote">hiti </text:span><text:span text:style-name="VimmBibQuote"><text:span text:style-name="T12">avisāhāro </text:span></text:span><text:span text:style-name="VimmBibQuote">avikkhepo avisāhaṭa</text:span><text:span text:style-name="VimmBibQuote"><text:span text:style-name="T12">m</text:span></text:span><text:span text:style-name="VimmBibQuote">ā</text:span><text:span text:style-name="VimmBibQuote"><text:span text:style-name="T12">nasat</text:span></text:span><text:span text:style-name="VimmBibQuote">ā</text:span><text:span text:style-name="VimmBibQuote"><text:span text:style-name="T12">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25">.</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26">jhānas</text:span></text:span>) are ‘produced together with joy’, the third is ‘produced together with bliss’ and the fourth meditation (<text:span text:style-name="VimmPali"><text:span text:style-name="T26">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26">Kāmāvacara samādhi</text:span></text:span><text:span text:style-name="T26">.</text:span><text:span text:style-name="T14">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26">Rūpāvacara samādhi</text:span></text:span><text:span text:style-name="T26">.</text:span></text:p></text:note-body></text:note> the formless plane concentration;<text:note text:id="ftn286" text:note-class="footnote"><text:note-citation>3</text:note-citation><text:note-body><text:p text:style-name="Standard"><text:span text:style-name="VimmPali"><text:span text:style-name="T26">Arūpāvacara samādhi</text:span></text:span><text:span text:style-name="T26">.</text:span></text:p></text:note-body></text:note> unincluded concentration.<text:note text:id="ftn287" text:note-class="footnote"><text:note-citation>4</text:note-citation><text:note-body><text:p text:style-name="Standard"><text:span text:style-name="VimmPali"><text:span text:style-name="T26">Apariyāpanna samādhi</text:span></text:span><text:span text:style-name="T26">.</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4">A. II, 149</text:span></text:span><text:span text:style-name="T14">: </text:span><text:span text:style-name="VimmBibQuote"><text:span text:style-name="T14">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text:soft-page-break/>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1"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2" text:note-class="footnote"><text:note-citation>2</text:note-citation><text:note-body><text:p text:style-name="Standard"><text:span text:style-name="VimmPali">Mahā karuṇā samāpatti</text:span>.</text:p></text:note-body></text:note> and the concentration of the twin-miracle<text:note text:id="ftn293"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4"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5"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6"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7"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8"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9"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300"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1"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2"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3" text:note-class="footnote"><text:note-citation>2</text:note-citation><text:note-body><text:p text:style-name="Standard"><text:span text:style-name="VimmPali">Uttarāsanga</text:span> (transliteration).</text:p></text:note-body></text:note> arranges his robes and, carrying bowl<text:note text:id="ftn304" text:note-class="footnote"><text:note-citation>3</text:note-citation><text:note-body><text:p text:style-name="Standard"><text:span text:style-name="VimmPali">Patta</text:span> (transliteration).</text:p></text:note-body></text:note> and robe and the meditation mat on his right shoulder, rolls the shoulder-cloak<text:note text:id="ftn305"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will instruct you in the regular manner. You should observe well. Therefore, the Blessed One uttered these stanzas:-<text:note text:id="ftn306"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 a winner of the homage of <text:soft-page-break/>gods and men, whose lustrous splendour adds to his faith, who by much learning ably guards the Law, who is a happy hearer of tidings glad, possessor of an ample stock of virtues good, a follower of truth and a practiser-well, who causes the arising of excellent wit, and who has himself reached high wisdom's peak — if there is such a teacher — under him, 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7" text:note-class="footnote"><text:note-citation>1</text:note-citation><text:note-body><text:p text:style-name="Standard"><text:span text:style-name="VimmPali">Cariyā</text:span>.</text:p></text:note-body></text:note><text:s/>Now, when the teacher<text:note text:id="ftn308"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9"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10"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1"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2"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3"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4" text:note-class="footnote"><text:note-citation>8</text:note-citation><text:note-body><text:p text:style-name="Standard"><text:span text:style-name="VimmTODO">[TODO: ref previous footnote]</text:span></text:p></text:note-body></text:note></text:p>
      <text:p text:style-name="VimmBody"><text:soft-page-break/>Thus ‘the person walking in passion’, ‘the person walking in passion- infatuation’ and ‘the person walking in passion-hate-infatuation’ are called ‘persons walking in passion’.<text:note text:id="ftn315" text:note-class="footnote"><text:note-citation>1</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6" text:note-class="footnote"><text:note-citation>2</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ext:soft-page-break/>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8"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9" text:note-class="footnote"><text:note-citation>2</text:note-citation><text:note-body><text:p text:style-name="Standard"><text:span text:style-name="VimmPali">Dosa</text:span> (Sk. <text:span text:style-name="VimmPali">doṣa</text:span>).</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20"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21"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2"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3"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4"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5"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6"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7" text:note-class="footnote"><text:note-citation>4</text:note-citation><text:note-body><text:p text:style-name="Standard"><text:span text:style-name="VimmBibRef">A. I, 41</text:span>: <text:span text:style-name="VimmBibQuote"><text:span text:style-name="T25">Paṭhavi, āpo, </text:span></text:span><text:span text:style-name="VimmBibQuote">tejo, </text:span><text:span text:style-name="VimmBibQuote"><text:span text:style-name="T25">vāyo</text:span></text:span><text:span text:style-name="VimmBibQuote">, </text:span><text:span text:style-name="VimmBibQuote"><text:span text:style-name="T25">nīla, pīta</text:span></text:span><text:span text:style-name="VimmBibQuote">, </text:span><text:span text:style-name="VimmBibQuote"><text:span text:style-name="T25">lohita, </text:span></text:span><text:span text:style-name="VimmBibQuote">odā</text:span><text:span text:style-name="VimmBibQuote"><text:span text:style-name="T25">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25">āloka-°</text:span></text:span><text:span text:style-name="T25"> </text:span>and <text:span text:style-name="VimmPali">paricchinn</text:span><text:span text:style-name="VimmPali"><text:span text:style-name="T25">ākāsa-kasi</text:span></text:span><text:span text:style-name="VimmPali">ṇ</text:span><text:span text:style-name="VimmPali"><text:span text:style-name="T25">as</text:span></text:span><text:span text:style-name="T25">.</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8" text:note-class="footnote"><text:note-citation>1</text:note-citation><text:note-body><text:p text:style-name="Standard"><text:span text:style-name="VimmBibRef"><text:span text:style-name="T9">Pts. I, </text:span></text:span><text:span text:style-name="VimmBibRef">49</text:span>: <text:span text:style-name="VimmBibQuote"><text:span text:style-name="T25">Uddhumātaka</text:span></text:span><text:span text:style-name="VimmBibQuote">, vinīlaka, vipubbaka, vikkhittaka, </text:span><text:span text:style-name="VimmBibQuote"><text:span text:style-name="T25">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9" text:note-class="footnote"><text:note-citation>2</text:note-citation><text:note-body><text:p text:style-name="Standard"><text:span text:style-name="VimmPali"><text:span text:style-name="T25">Buddhānussati, Dhammānussati Sanghānussati</text:span></text:span><text:span text:style-name="VimmPali">, </text:span><text:span text:style-name="VimmPali"><text:span text:style-name="T25">sīlānussati</text:span></text:span><text:span text:style-name="VimmPali">, </text:span><text:span text:style-name="VimmPali"><text:span text:style-name="T25">cāgānussati, devatānussati</text:span></text:span><text:span text:style-name="VimmPali">, </text:span><text:span text:style-name="VimmPali"><text:span text:style-name="T25">maraṇānussati</text:span></text:span><text:span text:style-name="VimmPali">, </text:span><text:span text:style-name="VimmPali"><text:span text:style-name="T25">kāyagatā-,° ānāpāna-sati, upasamānussati</text:span></text:span><text:span text:style-name="T25">.</text:span></text:p></text:note-body></text:note> the four immeasurable thoughts: loving-kindness compassion, appreciative joy, equanimity;<text:note text:id="ftn330" text:note-class="footnote"><text:note-citation>3</text:note-citation><text:note-body><text:p text:style-name="Standard"><text:span text:style-name="T9">Lit. </text:span><text:span text:style-name="VimmPali"><text:span text:style-name="T25">appamāṇa citta</text:span></text:span><text:span text:style-name="T25">.</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31" text:note-class="footnote"><text:note-citation>4</text:note-citation><text:note-body><text:p text:style-name="Standard"><text:span text:style-name="VimmPali"><text:span text:style-name="T25">Catudhātuvavatthāna</text:span></text:span><text:span text:style-name="T25">.</text:span></text:p></text:note-body></text:note> the Perception of the foulness of food;<text:note text:id="ftn332" text:note-class="footnote"><text:note-citation>5</text:note-citation><text:note-body><text:p text:style-name="Standard"><text:span text:style-name="VimmPali"><text:span text:style-name="T25">Ahāre paṭikkūla-saññā</text:span></text:span><text:span text:style-name="T25">.</text:span></text:p></text:note-body></text:note> the sphere of nothingness, the sphere of neither perception nor non-perception.<text:note text:id="ftn333" text:note-class="footnote"><text:note-citation>6</text:note-citation><text:note-body><text:p text:style-name="Standard"><text:span text:style-name="VimmPali"><text:span text:style-name="T25">Akiñcaññāyatana ; nevasaññāndsaññāyatana</text:span></text:span><text:span text:style-name="T25">.</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4" text:note-class="footnote"><text:note-citation>7</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25">kasiṇa</text:span></text:span><text:span text:style-name="T9"> </text:span>and consciousness-<text:span text:style-name="VimmPali"><text:span text:style-name="T25">kasiṇa</text:span></text:span><text:span text:style-name="VimmPali">,</text:span> the remaining eight <text:span text:style-name="VimmPali"><text:span text:style-name="T25">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25">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25">kasiṇas</text:span></text:span>, the remaining eight <text:span text:style-name="VimmPali"><text:span text:style-name="T25">kasiṇas</text:span></text:span> and what remain of the thirty subjects of meditation, do not transcend form.</text:p>
      <text:p text:style-name="VimmBody">Three subjects of meditation transcend the object: the two formless-<text:span text:style-name="VimmPali"><text:span text:style-name="T25">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5">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5">kasiṇas</text:span></text:span>, the remaining eight <text:span text:style-name="VimmPali"><text:span text:style-name="T25">kasiṇa</text:span></text:span><text:span text:style-name="VimmPali">s</text:span> and limited-space <text:span text:style-name="VimmPali"><text:span text:style-name="T25">kasiṇa</text:span></text:span>. What remain of the other thirty subjects of meditation do not become causes of supernormal power. Thirty-seven subjects of meditation become insight-causes, namely, (all) except the sphere of neither perception nor non-perception.<text:note text:id="ftn335"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5">kasiṇa</text:span></text:span>, the remaining nine <text:span text:style-name="VimmPali"><text:span text:style-name="T25">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5">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6"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7"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8" text:note-class="footnote"><text:note-citation>1</text:note-citation><text:note-body><text:p text:style-name="Standard"><text:span text:style-name="VimmBibRef">A. I, 449</text:span>: <text:span text:style-name="VimmBibQuote">Cetaso vikkhepassa </text:span><text:span text:style-name="VimmBibQuote"><text:span text:style-name="T12">pahānaya ānāpānasati </text:span></text:span><text:span text:style-name="VimmBibQuote">bh</text:span><text:span text:style-name="VimmBibQuote"><text:span text:style-name="T12">ā</text:span></text:span><text:span text:style-name="VimmBibQuote">vetabb</text:span><text:span text:style-name="VimmBibQuote"><text:span text:style-name="T12">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9"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40"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41"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2"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3"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text:soft-page-break/>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4"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5"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6"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7"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8"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26">maṇḍala</text:span></text:span><text:span text:style-name="T14"> </text:span>and take the sign through three ways: through even gazing, skilfulness and neutralizing disturbance.</text:p>
      <text:p text:style-name="VimmBody"><text:soft-page-break/><text:span text:style-name="VimmQA">Q.</text:span> How, through even gazing?</text:p>
      <text:p text:style-name="VimmBody"><text:span text:style-name="VimmQA">A.</text:span> When the yogin dwells on the <text:span text:style-name="VimmPali"><text:span text:style-name="T26">maṇḍala</text:span></text:span>, he should not open his eyes too wide nor shut them entirely. Thus should he view it. If he opens his eyes too wide, they will grow weary, he will not be able to know the true nature of the <text:span text:style-name="VimmPali"><text:span text:style-name="T26">maṇḍala</text:span></text:span><text:span text:style-name="T26">,</text:span><text:span text:style-name="T14"> </text:span>and the after-image will not arise. If he faces <text:span text:style-name="T14">the </text:span><text:span text:style-name="VimmPali"><text:span text:style-name="T26">maṇḍala</text:span></text:span><text:span text:style-name="T26">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26">maṇḍala</text:span></text:span>. Thus should the yogin dwell (on the <text:span text:style-name="VimmPali"><text:span text:style-name="T26">maṇḍala</text:span></text:span><text:span text:style-name="T26">)</text:span><text:span text:style-name="T14"> </text:span>in order to gain fixity of mind. As a man looking at his own face in a mirror sees his face because of the mirror, i.e., because the face is reflected by the mirror, so the yogin dwelling on the <text:span text:style-name="VimmPali"><text:span text:style-name="T26">maṇḍala</text:span></text:span><text:span text:style-name="T14"> </text:span>sees the sign of concentration which arises, because of the <text:span text:style-name="VimmPali"><text:span text:style-name="T26">maṇḍala</text:span></text:span><text:span text:style-name="T26">.</text:span><text:span text:style-name="T14">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26">maṇḍala</text:span></text:span><text:span text:style-name="T14"> </text:span>squarely; third is to supply the deficiency should a<text:span text:style-name="T14"> </text:span>partial sign or half the <text:span text:style-name="VimmPali"><text:span text:style-name="T26">maṇḍala</text:span></text:span><text:span text:style-name="T14"> </text:span>appear; (fourth:) at this time if his mind is distracted and becomes negligent, he should endeavour like a potter at the wheel<text:note text:id="ftn349" text:note-class="footnote"><text:note-citation>1</text:note-citation><text:note-body><text:p text:style-name="Standard">Cp. <text:span text:style-name="VimmBibRef">M. II, 18</text:span>: <text:span text:style-name="VimmBibQuote">Seyyathāpi Udāyi, dakkho </text:span><text:span text:style-name="VimmBibQuote"><text:span text:style-name="T14">kumbhak</text:span></text:span><text:span text:style-name="VimmBibQuote">ā</text:span><text:span text:style-name="VimmBibQuote"><text:span text:style-name="T14">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26">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26">maṇḍala</text:span></text:span><text:span text:style-name="T14">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50"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text:soft-page-break/>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51" text:note-class="footnote"><text:note-citation>1</text:note-citation><text:note-body><text:p text:style-name="Standard">Cp. <text:span text:style-name="VimmBibRef">D. I, 70</text:span>: <text:span text:style-name="VimmBibQuote">Idha mahā-raja bhikkhu </text:span><text:span text:style-name="VimmBibQuote"><text:span text:style-name="T12">cakkhun</text:span></text:span><text:span text:style-name="VimmBibQuote">ā</text:span><text:span text:style-name="VimmBibQuote"><text:span text:style-name="T12"> rūpaṁ disv</text:span></text:span><text:span text:style-name="VimmBibQuote">ā</text:span><text:span text:style-name="VimmBibQuote"><text:span text:style-name="T12"> na nimittagg</text:span></text:span><text:span text:style-name="VimmBibQuote">ā</text:span><text:span text:style-name="VimmBibQuote"><text:span text:style-name="T12">hī </text:span></text:span><text:span text:style-name="VimmBibQuote">hot</text:span><text:span text:style-name="VimmBibQuote"><text:span text:style-name="T12">i n</text:span></text:span><text:span text:style-name="VimmBibQuote">ā</text:span><text:span text:style-name="VimmBibQuote"><text:span text:style-name="T12">nuvyañjanagg</text:span></text:span><text:span text:style-name="VimmBibQuote">ā</text:span><text:span text:style-name="VimmBibQuote"><text:span text:style-name="T12">hī. Yatv</text:span></text:span><text:span text:style-name="VimmBibQuote">ā</text:span><text:span text:style-name="VimmBibQuote"><text:span text:style-name="T12">dhikaraṇam enaṁ cakkhundriyaṁ asaṁvutaṁ viharantaṁ abhijjh</text:span></text:span><text:span text:style-name="VimmBibQuote">ā</text:span><text:span text:style-name="VimmBibQuote"><text:span text:style-name="T12">-domanass</text:span></text:span><text:span text:style-name="VimmBibQuote">ā </text:span><text:span text:style-name="VimmBibQuote"><text:span text:style-name="T12">p</text:span></text:span><text:span text:style-name="VimmBibQuote">ā</text:span><text:span text:style-name="VimmBibQuote"><text:span text:style-name="T12">pak</text:span></text:span><text:span text:style-name="VimmBibQuote">ā</text:span><text:span text:style-name="VimmBibQuote"><text:span text:style-name="T12"> akusal</text:span></text:span><text:span text:style-name="VimmBibQuote">ā</text:span><text:span text:style-name="VimmBibQuote"><text:span text:style-name="T12"> dhamm</text:span></text:span><text:span text:style-name="VimmBibQuote">ā</text:span><text:span text:style-name="VimmBibQuote"><text:span text:style-name="T12"> anv</text:span></text:span><text:span text:style-name="VimmBibQuote">ā</text:span><text:span text:style-name="VimmBibQuote"><text:span text:style-name="T12">ssaveyyuṁ tassa saṁvar</text:span></text:span><text:span text:style-name="VimmBibQuote">ā</text:span><text:span text:style-name="VimmBibQuote"><text:span text:style-name="T12">ya p</text:span></text:span><text:span text:style-name="VimmBibQuote">āṭ</text:span><text:span text:style-name="VimmBibQuote"><text:span text:style-name="T12">ipajjati, rakkhati cakkhundriyaṁ, cakkhundriye saṁvaraṁ </text:span></text:span><text:span text:style-name="VimmBibQuote">ā</text:span><text:span text:style-name="VimmBibQuote"><text:span text:style-name="T12">pajjati.</text:span></text:span></text:p></text:note-body></text:note> This is the meaning of conditioning cause. And again, it is said that the meaning of wisdom is the meaning of the sign. The Buddha has declared: “With trained perception one should forsake”.<text:note text:id="ftn352" text:note-class="footnote"><text:note-citation>2</text:note-citation><text:note-body><text:p text:style-name="Standard"><text:span text:style-name="T12">Cp. </text:span><text:span text:style-name="VimmBibRef"><text:span text:style-name="T12">D. I, 181</text:span></text:span><text:span text:style-name="T12">: </text:span><text:span text:style-name="VimmBibQuote"><text:span text:style-name="T12">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3" text:note-class="footnote"><text:note-citation>3</text:note-citation><text:note-body><text:p text:style-name="Standard"><text:span text:style-name="VimmBibRef">A. </text:span><text:span text:style-name="VimmBibRef"><text:span text:style-name="T12">III, 116</text:span></text:span><text:span text:style-name="T12">: </text:span><text:span text:style-name="VimmBibQuote"><text:span text:style-name="T12">Pañc’ ime bhikkhave dhammā sekhassa</text:span></text:span><text:span text:style-name="VimmPali"><text:span text:style-name="T28"> </text:span></text:span><text:span text:style-name="T12">(=</text:span><text:span text:style-name="VimmBibQuote"><text:span text:style-name="T12">sekhassāti sikkhakassa sakaranīyassa</text:span></text:span><text:span text:style-name="VimmPali"><text:span text:style-name="T28"> — </text:span></text:span><text:span text:style-name="VimmBibRef"><text:span text:style-name="T12">Mp. III, 274</text:span></text:span><text:span text:style-name="T12">) </text:span><text:span text:style-name="VimmBibQuote"><text:span text:style-name="T12">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5">maṇḍala</text:span></text:span><text:span text:style-name="T25">.</text:span><text:span text:style-name="T9"> </text:span>Through <text:soft-page-break/>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4" text:note-class="footnote"><text:note-citation>1</text:note-citation><text:note-body><text:p text:style-name="Standard"><text:span text:style-name="VimmPali"><text:span text:style-name="T25">Appanā jhāna</text:span></text:span><text:span text:style-name="T25">.</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25">jhāna</text:span></text:span>, follows access. This state acquires the power of mental progress. This is the power of application of thought, faith and the others. This state does not move in the object. This is called fixed meditation, <text:span text:style-name="VimmPali"><text:span text:style-name="T25">jhāna</text:span></text:span><text:span text:style-name="T25">.</text:span></text:p>
      <text:p text:style-name="VimmBody"><text:span text:style-name="VimmQA">Q.</text:span> What is the difference between, access and fixed meditation, <text:span text:style-name="VimmPali"><text:span text:style-name="T25">jhāna</text:span></text:span><text:span text:style-name="T25">?</text:span></text:p>
      <text:p text:style-name="VimmBody"><text:span text:style-name="VimmQA">A.</text:span> The overcoming of the five hindrances is access. One overcomes these five and thereby fulfils fixed meditation, <text:span text:style-name="VimmPali"><text:span text:style-name="T25">jhāna</text:span></text:span><text:span text:style-name="T25">.</text:span><text:span text:style-name="T9"> </text:span>Through access one approaches distinction in meditation, <text:span text:style-name="VimmPali"><text:span text:style-name="T25">jhāna</text:span></text:span><text:span text:style-name="T25">.</text:span><text:span text:style-name="T9"> </text:span>When distinction in meditation is accomplished, it is fixed <text:span text:style-name="T9">meditation, </text:span><text:span text:style-name="VimmPali"><text:span text:style-name="T25">jhāna</text:span></text:span><text:span text:style-name="T28">.</text:span><text:span text:style-name="T12"> </text:span>In access-meditation mind and body, not having attained to tranquillity, are unsteady like a ship on waves. In fixed meditation, <text:span text:style-name="VimmPali"><text:span text:style-name="T25">jhāna</text:span></text:span>, mind and body having attained to tranquillity are steady like a ship on unruffled water. Because the factors<text:note text:id="ftn355"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6" text:note-class="footnote"><text:note-citation>3</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7" text:note-class="footnote"><text:note-citation>4</text:note-citation><text:note-body><text:p text:style-name="Standard">Text has <text:span text:style-name="VimmPali">aṅga</text:span>.</text:p></text:note-body></text:note> being powerful (in fixed meditation, <text:span text:style-name="VimmPali"><text:span text:style-name="T25">jhāna</text:span></text:span>) one dwells on the object peacefully and long, like a powerful man.<text:note text:id="ftn358" text:note-class="footnote"><text:note-citation>5</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9"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60" text:note-class="footnote"><text:note-citation>7</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text:soft-page-break/>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61"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2"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ext:soft-page-break/>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3"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4" text:note-class="footnote"><text:note-citation>2</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5">jhāna</text:span></text:span><text:span text:style-name="T25">.</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hat yogin, having separated himself from lust, having separated himself from demeritorious states, attains to the first meditation, <text:span text:style-name="VimmPali"><text:span text:style-name="T25">jhāna</text:span></text:span>, which is accompanied by initial and sustained application of thought, born of solitude, and full of joy and bliss.<text:note text:id="ftn365" text:note-class="footnote"><text:note-citation>3</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ext:soft-page-break/>Three kinds of separation from lust and demeritorious states</text:h>
      <text:p text:style-name="VimmBody">Now, there are three kinds of separation from lust, viz., of the body, of the mind and of the defilements.<text:note text:id="ftn366" text:note-class="footnote"><text:note-citation>1</text:note-citation><text:note-body><text:p text:style-name="Standard"/><text:list text:style-name="L6"><text:list-item><text:p text:style-name="P17"><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17"><text:span text:style-name="VimmBibRef">Ibid.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2">suppressionseparation,</text:span> part-separation, eradication-separation, tranquillity-separation, emancipation-separation. What is suppression-separation? Namely, practise of the first meditation <text:span text:style-name="VimmPali"><text:span text:style-name="T25">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xt:span text:style-name="T53">r</text:span>es the (Noble) Fruit. What is emancipation-separation? Namely, <text:span text:style-name="VimmPali"><text:span text:style-name="T25">Nibbāna</text:span></text:span><text:span text:style-name="T25">.</text:span><text:span text:style-name="T25"><text:note text:id="ftn367" text:note-class="footnote"><text:note-citation>2</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8" text:note-class="footnote"><text:note-citation>3</text:note-citation><text:note-body><text:p text:style-name="Standard"><text:span text:style-name="VimmBibRef"><text:span text:style-name="T9">Nd1 1—2</text:span></text:span><text:span text:style-name="VimmPali"><text:span text:style-name="T25">: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9" text:note-class="footnote"><text:note-citation>4</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70" text:note-class="footnote"><text:note-citation>5</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71" text:note-class="footnote"><text:note-citation>1</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2"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text:soft-page-break/>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5">.</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3"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5">jhāna</text:span></text:span>. The first meditation, <text:span text:style-name="VimmPali"><text:span text:style-name="T25">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4"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5"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text:soft-page-break/>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6" text:note-class="footnote"><text:note-citation>1</text:note-citation><text:note-body><text:p text:style-name="Standard"><text:span text:style-name="VimmBibRef">Vis. Mag. 142</text:span>: <text:span text:style-name="VimmBibQuote"><text:span text:style-name="T14">Dukanipātaṭṭhakathāyaṁ pana ā</text:span></text:span><text:span text:style-name="VimmBibQuote">k</text:span><text:span text:style-name="VimmBibQuote"><text:span text:style-name="T14">ā</text:span></text:span><text:span text:style-name="VimmBibQuote">se gacchato mah</text:span><text:span text:style-name="VimmBibQuote"><text:span text:style-name="T14">ā</text:span></text:span><text:span text:style-name="VimmBibQuote">sakuṇassa ubhohi pakkhehi v</text:span><text:span text:style-name="VimmBibQuote"><text:span text:style-name="T14">ā</text:span></text:span><text:span text:style-name="VimmBibQuote">ta</text:span><text:span text:style-name="VimmBibQuote"><text:span text:style-name="T14">ṁ</text:span></text:span><text:span text:style-name="VimmBibQuote"> </text:span><text:span text:style-name="VimmBibQuote"><text:span text:style-name="T14">gahetvā </text:span></text:span><text:span text:style-name="VimmBibQuote">pakkhe sannisīd</text:span><text:span text:style-name="VimmBibQuote"><text:span text:style-name="T14">ā</text:span></text:span><text:span text:style-name="VimmBibQuote">petv</text:span><text:span text:style-name="VimmBibQuote"><text:span text:style-name="T14">ā</text:span></text:span><text:span text:style-name="VimmBibQuote"> gamanaṁ viya </text:span><text:span text:style-name="VimmBibQuote"><text:span text:style-name="T14">āramma</text:span></text:span><text:span text:style-name="VimmBibQuote">ṇ</text:span><text:span text:style-name="VimmBibQuote"><text:span text:style-name="T14">e </text:span></text:span><text:span text:style-name="VimmBibQuote">cetaso abhiniropanabh</text:span><text:span text:style-name="VimmBibQuote"><text:span text:style-name="T14">ā</text:span></text:span><text:span text:style-name="VimmBibQuote">vena pavatto vitakko; (so hi ekaggo hutv</text:span><text:span text:style-name="VimmBibQuote"><text:span text:style-name="T14">ā</text:span></text:span><text:span text:style-name="VimmBibQuote"> </text:span><text:span text:style-name="VimmBibQuote"><text:span text:style-name="T14">appeti</text:span></text:span><text:span text:style-name="VimmBibQuote">;) v</text:span><text:span text:style-name="VimmBibQuote"><text:span text:style-name="T14">ā</text:span></text:span><text:span text:style-name="VimmBibQuote">tagahaṇattha</text:span><text:span text:style-name="VimmBibQuote"><text:span text:style-name="T14">ṁ</text:span></text:span><text:span text:style-name="VimmBibQuote"> pakkhe phand</text:span><text:span text:style-name="VimmBibQuote"><text:span text:style-name="T14">ā</text:span></text:span><text:span text:style-name="VimmBibQuote">payam</text:span><text:span text:style-name="VimmBibQuote"><text:span text:style-name="T14">ā</text:span></text:span><text:span text:style-name="VimmBibQuote">nassa gamana</text:span><text:span text:style-name="VimmBibQuote"><text:span text:style-name="T14">ṁ</text:span></text:span><text:span text:style-name="VimmBibQuote"> viya anumajjanasabh</text:span><text:span text:style-name="VimmBibQuote"><text:span text:style-name="T14">ā</text:span></text:span><text:span text:style-name="VimmBibQuote">vena pavatto vic</text:span><text:span text:style-name="VimmBibQuote"><text:span text:style-name="T14">ā</text:span></text:span><text:span text:style-name="VimmBibQuote">ro ti vutta</text:span><text:span text:style-name="VimmBibQuote"><text:span text:style-name="T14">ṁ</text:span></text:span><text:span text:style-name="VimmBibQuote">.</text:span>—This simile is not in the <text:span text:style-name="VimmBibRef">Cy.</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7"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4">eva</text:span></text:span><text:span text:style-name="VimmBibQuote">ṁ</text:span><text:span text:style-name="VimmBibQuote"><text:span text:style-name="T14"> </text:span></text:span><text:span text:style-name="VimmBibQuote">vitakko, yathā taṁ yeva anupassati </text:span><text:span text:style-name="VimmBibQuote"><text:span text:style-name="T14">eva</text:span></text:span><text:span text:style-name="VimmBibQuote">ṁ</text:span><text:span text:style-name="VimmBibQuote"><text:span text:style-name="T14"> </text:span></text:span><text:span text:style-name="VimmBibQuote">vicāro. Yathā apariññā </text:span><text:span text:style-name="VimmBibQuote"><text:span text:style-name="T14">eva</text:span></text:span><text:span text:style-name="VimmBibQuote">ṁ</text:span><text:span text:style-name="VimmBibQuote"><text:span text:style-name="T14"> </text:span></text:span><text:span text:style-name="VimmBibQuote">vitakko, yathā pariññā </text:span><text:span text:style-name="VimmBibQuote"><text:span text:style-name="T14">eva</text:span></text:span><text:span text:style-name="VimmBibQuote">ṁ</text:span><text:span text:style-name="VimmBibQuote"><text:span text:style-name="T14">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8" text:note-class="footnote"><text:note-citation>3</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9" text:note-class="footnote"><text:note-citation>4</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80" text:note-class="footnote"><text:note-citation>5</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text:soft-page-break/>Which, from concentration? The joy of the individual who enters the second meditation, <text:span text:style-name="VimmPali">jhāna</text:span>.<text:note text:id="ftn381" text:note-class="footnote"><text:note-citation>1</text:note-citation><text:note-body><text:p text:style-name="Standard"><text:span text:style-name="VimmBibRef">Ibid.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2" text:note-class="footnote"><text:note-citation>2</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3" text:note-class="footnote"><text:note-citation>3</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4" text:note-class="footnote"><text:note-citation>4</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5" text:note-class="footnote"><text:note-citation>5</text:note-citation><text:note-body><text:p text:style-name="Standard">Cp. <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text:soft-page-break/>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6" text:note-class="footnote"><text:note-citation>1</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7" text:note-class="footnote"><text:note-citation>2</text:note-citation><text:note-body><text:p text:style-name="Standard"/><text:list text:style-name="L7"><text:list-item><text:p text:style-name="P18"><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18"><text:span text:style-name="VimmBibRef">Vis. Mag. 139</text:span>: <text:span text:style-name="VimmBibQuote">Pañcangavippahīnaṁ pañcangasamannāgataṁ tividhakalyāṇaṁ dasalakkhaṇasampannaṁ paṭhamajjhānaṁ.</text:span></text:p></text:list-item><text:list-item><text:p text:style-name="P18"><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8"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9"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90"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text:soft-page-break/>equal. Therefore they become one hindrance. Uncertainty is the clinging of the mind to diverse objects. There are four kinds of uncertainty: the first is a hindrance to serenity,<text:note text:id="ftn391" text:note-class="footnote"><text:note-citation>1</text:note-citation><text:note-body><text:p text:style-name="Standard"><text:span text:style-name="VimmPali">Samatha</text:span> (transliteration).</text:p></text:note-body></text:note> the second, to insight,<text:note text:id="ftn392" text:note-class="footnote"><text:note-citation>2</text:note-citation><text:note-body><text:p text:style-name="Standard"><text:span text:style-name="VimmPali"><text:span text:style-name="T28">Vipassanā</text:span></text:span><text:span text:style-name="T12">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3" text:note-class="footnote"><text:note-citation>3</text:note-citation><text:note-body><text:p text:style-name="Standard"><text:span text:style-name="VimmPali">Y</text:span><text:span text:style-name="VimmPali"><text:span text:style-name="T28">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28">jhāna</text:span></text:span><text:span text:style-name="T28">.</text:span><text:span text:style-name="T12"> </text:span>Therefore, it cannot be said that there is a meditation (<text:span text:style-name="VimmPali"><text:span text:style-name="T28">jhāna</text:span></text:span>) outside the five factors. If there is a meditation, <text:span text:style-name="VimmPali"><text:span text:style-name="T28">jhāna</text:span></text:span><text:span text:style-name="T28">,</text:span><text:span text:style-name="T12"> </text:span>outside the five factors, how can it be said that the first meditation, <text:span text:style-name="VimmPali"><text:span text:style-name="T28">jhāna</text:span></text:span><text:span text:style-name="T28">,</text:span><text:span text:style-name="T12">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4" text:note-class="footnote"><text:note-citation>4</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5" text:note-class="footnote"><text:note-citation>5</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text:soft-page-break/>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6"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7"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8"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9"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text:span text:style-name="VimmPali">,</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400" text:note-class="footnote"><text:note-citation>5</text:note-citation><text:note-body><text:p text:style-name="Standard">Cp. <text:span text:style-name="VimmBibRef">Ibid. 147.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oft-page-break/><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401"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p. 49, Vim. Mag. and Vis. Mag.</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2"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text:soft-page-break/>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3"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4"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5" text:note-class="footnote"><text:note-citation>3</text:note-citation><text:note-body><text:p text:style-name="Standard"><text:span text:style-name="VimmPali">Pariyuṭṭhāna kilesa</text:span>: — Cp. <text:span text:style-name="VimmBibRef">Thi.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text:soft-page-break/>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2">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6"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2">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7" text:note-class="footnote"><text:note-citation>2</text:note-citation><text:note-body><text:p text:style-name="Standard">This passage does not occur in the Chinese <text:span text:style-name="VimmPali">Ekottara </text:span><text:span text:style-name="VimmPali"><text:span text:style-name="T28">Āgama</text:span></text:span><text:span text:style-name="T28">.</text:span><text:span text:style-name="T12"> </text:span><text:span text:style-name="VimmBibRef">A. IV, 418</text:span>: <text:span text:style-name="VimmBibQuote">Seyyathā pi bhikkhave gāvi pabbateyyā </text:span><text:span text:style-name="VimmBibQuote"><text:span text:style-name="T12">b</text:span></text:span><text:span text:style-name="VimmBibQuote">ā</text:span><text:span text:style-name="VimmBibQuote"><text:span text:style-name="T12">l</text:span></text:span><text:span text:style-name="VimmBibQuote">ā</text:span><text:span text:style-name="VimmBibQuote"><text:span text:style-name="T12"> avyatt</text:span></text:span><text:span text:style-name="VimmBibQuote">ā</text:span><text:span text:style-name="VimmBibQuote"><text:span text:style-name="T12"> akhettaññū </text:span></text:span><text:span text:style-name="VimmBibQuote">akusalā </text:span><text:span text:style-name="VimmBibQuote"><text:span text:style-name="T12">visame </text:span></text:span><text:span text:style-name="VimmBibQuote">pabbate carituṁ, </text:span><text:span text:style-name="VimmBibQuote"><text:span text:style-name="T12">tass</text:span></text:span><text:span text:style-name="VimmBibQuote">ā</text:span><text:span text:style-name="VimmBibQuote"><text:span text:style-name="T12"> </text:span></text:span><text:span text:style-name="VimmBibQuote">evam assa ‘yan nūnāhaṁ </text:span><text:span text:style-name="VimmBibQuote"><text:span text:style-name="T12">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8" text:note-class="footnote"><text:note-citation>3</text:note-citation><text:note-body><text:p text:style-name="Standard"><text:span text:style-name="VimmPali"><text:span text:style-name="T25">Kammaṭṭhāna</text:span></text:span><text:span text:style-name="T25">.</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text:soft-page-break/>Entrance into the second meditation, jhāna</text:h>
      <text:p text:style-name="VimmBody">Before and after his meal, in the first and in the last watches of the night, according to his wish, a bhikkhu practises adverting, entering, establishing, rising and reflecting.<text:note text:id="ftn409" text:note-class="footnote"><text:note-citation>1</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10" text:note-class="footnote"><text:note-citation>2</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53">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11" text:note-class="footnote"><text:note-citation>3</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text:soft-page-break/>Faith,<text:note text:id="ftn412" text:note-class="footnote"><text:note-citation>4</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text:soft-page-break/>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3"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4"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5"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6" text:note-class="footnote"><text:note-citation>4</text:note-citation><text:note-body><text:p text:style-name="Standard"><text:span text:style-name="VimmBibRef">Ibid</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7" text:note-class="footnote"><text:note-citation>5</text:note-citation><text:note-body><text:p text:style-name="Standard"><text:span text:style-name="VimmBibRef">Ibid</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text:soft-page-break/>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8"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9"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17">Cp. </text:span><text:span text:style-name="VimmBibRef"><text:span text:style-name="T17">Vis. Mag. 160</text:span></text:span><text:span text:style-name="T17"> where </text:span><text:span text:style-name="VimmPali">brahmavihārupekkhā </text:span><text:span text:style-name="T17">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25">(</text:span><text:span text:style-name="VimmPali"><text:span text:style-name="T25">jhāna</text:span></text:span><text:span text:style-name="T25">)</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oft-page-break/><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20"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21"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2"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text:soft-page-break/>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3"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4"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5">jhāna</text:span></text:span><text:span text:style-name="T25">.</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25">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5">jhāna</text:span></text:span>, namely: higher, middling and lower. If a yogin practises the lower meditation, <text:span text:style-name="VimmPali"><text:span text:style-name="T25">jhāna</text:span></text:span><text:span text:style-name="T25">,</text:span><text:span text:style-name="T9"> </text:span>he will, after his death, be reborn in the Abode of Lesser Lustre. His life-span will be sixteen aeons. If he practises the middling meditation, <text:span text:style-name="VimmPali"><text:span text:style-name="T25">jhāna</text:span></text:span><text:span text:style-name="T25">,</text:span><text:span text:style-name="T9"> </text:span>he will, after his death, be reborn in the Abode of Measureless Lustre. His life-<text:soft-page-break/>span will be thirty- two aeons. If he practises the higher meditation, he will be reborn in the Abode of All Lustre. His life-span will be sixty-four aeons.<text:note text:id="ftn425" text:note-class="footnote"><text:note-citation>1</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25">jhāna</text:span></text:span><text:span text:style-name="T25">,</text:span><text:span text:style-name="T9"> </text:span>and acquired facility therein, wishes to cause the arising of the fourth meditation, <text:span text:style-name="VimmPali"><text:span text:style-name="T25">jhāna</text:span></text:span><text:span text:style-name="T25">,</text:span><text:span text:style-name="T9"> </text:span>and to transcend the third meditation, <text:span text:style-name="VimmPali"><text:span text:style-name="T25">jhāna</text:span></text:span><text:span text:style-name="T25">.</text:span><text:span text:style-name="T9"> </text:span>(He thinks), “The third is coarse. The fourth is fine”. He sees the tribulations of the third meditation, <text:span text:style-name="VimmPali"><text:span text:style-name="T25">jhāna</text:span></text:span><text:span text:style-name="T25">, </text:span>and the merits of the fourth meditation, <text:span text:style-name="VimmPali"><text:span text:style-name="T25">jhāna</text:span></text:span><text:span text:style-name="T25">.</text:span><text:span text:style-name="T9"> </text:span>What are the tribulations of the third meditation, <text:span text:style-name="VimmPali"><text:span text:style-name="T25">jhāna</text:span></text:span>? Joy is the near enemy. Right concentration with bliss is coarse. So he is not able to acquire supernormal power. The third meditation, <text:span text:style-name="VimmPali"><text:span text:style-name="T25">jhāna</text:span></text:span><text:span text:style-name="T25">,</text:span><text:span text:style-name="T9"> </text:span>does not partake of distinction. Thus he sees the tribulations of the third meditation, <text:span text:style-name="VimmPali"><text:span text:style-name="T25">jhāna</text:span></text:span><text:span text:style-name="T25">.</text:span><text:span text:style-name="T9"> </text:span>The merits of the fourth meditation, <text:span text:style-name="VimmPali"><text:span text:style-name="T25">jhāna,</text:span></text:span><text:span text:style-name="T9"> </text:span>consist in the over-coming of these (tribulations).</text:p>
      <text:p text:style-name="VimmBody">Thus the yogin, on seeing the tribulations of the third meditation, <text:span text:style-name="VimmPali"><text:span text:style-name="T25">jhāna, </text:span></text:span>and the merits of the fourth <text:span text:style-name="T9">meditation, </text:span><text:span text:style-name="VimmPali"><text:span text:style-name="T25">jhāna</text:span></text:span><text:span text:style-name="T25">,</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25">jhāna</text:span></text:span><text:span text:style-name="T25">,</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6" text:note-class="footnote"><text:note-citation>2</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7" text:note-class="footnote"><text:note-citation>3</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8" text:note-class="footnote"><text:note-citation>4</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9" text:note-class="footnote"><text:note-citation>5</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30" text:note-class="footnote"><text:note-citation>6</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text:soft-page-break/>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31"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2"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3" text:note-class="footnote"><text:note-citation>3</text:note-citation><text:note-body><text:p text:style-name="Standard"><text:span text:style-name="VimmPali">Vehapphala</text:span>.</text:p></text:note-body></text:note> This was taught fully <text:soft-page-break/>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4"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5"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6" text:note-class="footnote"><text:note-citation>3</text:note-citation><text:note-body><text:p text:style-name="Standard"/><text:list text:style-name="L8"><text:list-item><text:p text:style-name="P19"><text:span text:style-name="VimmBibRef">D. III, 237</text:span>: <text:span text:style-name="VimmBibQuote">Pañca Suddhāvāsa: Avihā, Atappā, Sudassā, Sudassī, Akaniṭṭhā.</text:span></text:p></text:list-item><text:list-item><text:p text:style-name="P19"><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25">jhāna.</text:span></text:span><text:span text:style-name="T9"> </text:span><text:span text:style-name="T55">Therefore, the excellence of the fruition-ground is taught through the partaking of distinction.</text:span> In the fourth meditation, <text:span text:style-name="VimmPali"><text:span text:style-name="T25">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5">jhāna</text:span></text:span><text:span text:style-name="T25">,</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5">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5">jhāna</text:span></text:span>, in form. The merits of space-concentration consist of the overcoming of these.</text:p>
      <text:p text:style-name="VimmAuthorComment"><text:soft-page-break/>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25">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7"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8"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9"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text:soft-page-break/>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40"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41"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text:soft-page-break/>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2"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5">jhāna</text:span></text:span><text:span text:style-name="T25">.</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text:soft-page-break/>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3"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5">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4"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5">jhāna</text:span></text:span><text:span text:style-name="T25">,</text:span><text:span text:style-name="T9"> </text:span>speech is stopped. On entering the fourth meditation, <text:span text:style-name="VimmPali"><text:span text:style-name="T25">jhāna</text:span></text:span>, the yogin stops breathing.<text:note text:id="ftn445" text:note-class="footnote"><text:note-citation>1</text:note-citation><text:note-body><text:p text:style-name="Standard"><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5">jhāna</text:span></text:span><text:span text:style-name="T25">,</text:span><text:span text:style-name="T9"> </text:span>sound is a thorn”.<text:note text:id="ftn446"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7" text:note-class="footnote"><text:note-citation>3</text:note-citation><text:note-body><text:p text:style-name="Standard"><text:span text:style-name="VimmPali"><text:span text:style-name="T25">Vipallāsa</text:span></text:span><text:span text:style-name="T25">.</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8"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9"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50" text:note-class="footnote"><text:note-citation>6</text:note-citation><text:note-body><text:p text:style-name="Standard"><text:span text:style-name="VimmPali">Nirodha-</text:span> and <text:span text:style-name="VimmPali">phala-samāpatti</text:span>.</text:p></text:note-body></text:note> he can “rise” through previous action<text:note text:id="ftn451"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2" text:note-class="footnote"><text:note-citation>8</text:note-citation><text:note-body><text:p text:style-name="Standard"><text:span text:style-name="VimmPali">Aṅga samatikkama</text:span>.</text:p></text:note-body></text:note> and transcending the object.<text:note text:id="ftn453"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text:soft-page-break/>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4"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5"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6" text:note-class="footnote"><text:note-citation>3</text:note-citation><text:note-body><text:p text:style-name="Standard">The first four are similar to those of <text:span text:style-name="VimmBibRef">Vis. Mag. 175—6</text:span>.</text:p></text:note-body></text:note> is able to know fire through the arising of <text:soft-page-break/>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7" text:note-class="footnote"><text:note-citation>1</text:note-citation><text:note-body><text:p text:style-name="Standard">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8"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9"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60" text:note-class="footnote"><text:note-citation>4</text:note-citation><text:note-body><text:p text:style-name="Standard">According to the <text:span text:style-name="VimmPali">Śāstra</text:span> quoted in <text:span text:style-name="VimmTODO">note 1 on page 124</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61"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2"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3"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4"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5" text:note-class="footnote"><text:note-citation>2</text:note-citation><text:note-body><text:p text:style-name="Standard">Lit. Ascending gradually.</text:p></text:note-body></text:note> and (6) in the reverse order,<text:note text:id="ftn466" text:note-class="footnote"><text:note-citation>3</text:note-citation><text:note-body><text:p text:style-name="Standard">Lit. Descending gradually.</text:p></text:note-body></text:note> (7) in the direct and in the reverse order,<text:note text:id="ftn467" text:note-class="footnote"><text:note-citation>4</text:note-citation><text:note-body><text:p text:style-name="Standard">Lit. Ascending and descending gradually.</text:p></text:note-body></text:note> (8) by developing separately<text:note text:id="ftn468" text:note-class="footnote"><text:note-citation>5</text:note-citation><text:note-body><text:p text:style-name="Standard">Lit. Increasing each one.</text:p></text:note-body></text:note> (9) by developing together, (10) by skipping over the middle,<text:note text:id="ftn469" text:note-class="footnote"><text:note-citation>6</text:note-citation><text:note-body><text:p text:style-name="Standard">Lit. Making little or restricting the middle.</text:p></text:note-body></text:note> (11) by limiting<text:note text:id="ftn470" text:note-class="footnote"><text:note-citation>7</text:note-citation><text:note-body><text:p text:style-name="Standard">Lit. Making little or restricting the factor.</text:p></text:note-body></text:note> the factor, (12) by limiting the object, (13) by limiting the factor and the object, (14) by fixing<text:note text:id="ftn471"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5">jhāna</text:span></text:span><text:span text:style-name="T25">.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2" text:note-class="footnote"><text:note-citation>9</text:note-citation><text:note-body><text:p text:style-name="Standard">Cp.</text:p><text:list text:style-name="L9"><text:list-item><text:p text:style-name="P20"><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20"><text:span text:style-name="VimmBibQuote"><text:span text:style-name="T9">Ayaṁ Tathāgatassa pacchimā vācā.</text:span></text:span></text:p><text:p text:style-name="P20"><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20"><text:span text:style-name="VimmBibQuote"><text:span text:style-name="T9">Atha kho āyasmā Ānando āyasamantaṁ Anuruddhaṁ etad avoca:</text:span></text:span></text:p><text:p text:style-name="P20"><text:span text:style-name="VimmBibQuote"><text:span text:style-name="T9">‘Parinibbuto bhante Anuruddha Bhagavā'ti.</text:span></text:span></text:p><text:p text:style-name="P20"><text:span text:style-name="VimmBibQuote"><text:span text:style-name="T9">‘Na āvuso Ānanda Bhagavā parinibbuto, saññā-vedayita-nirodhaṁ samāpanno'ti.</text:span></text:span></text:p><text:p text:style-name="P20"><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20"><text:span text:style-name="VimmBibRef"><text:span text:style-name="T9">Vis. Mag. 374</text:span></text:span><text:span text:style-name="VimmPali"><text:span text:style-name="T25">: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3" text:note-class="footnote"><text:note-citation>1</text:note-citation><text:note-body><text:p text:style-name="Standard">Cp.</text:p><text:list text:style-name="L10"><text:list-item><text:p text:style-name="P21"><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21"><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4"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5"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6"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7"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8"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9"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80"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81"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2"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3"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4"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5"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6"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7" text:note-class="footnote"><text:note-citation>3</text:note-citation><text:note-body><text:p text:style-name="Standard"><text:span text:style-name="VimmBibRef">Nidd. I,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text:soft-page-break/>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8" text:note-class="footnote"><text:note-citation>1</text:note-citation><text:note-body><text:p text:style-name="Standard">Only thirteen benefits are mentioned.</text:p></text:note-body></text:note></text:p>
      <text:p text:style-name="VimmBody">According to the <text:span text:style-name="VimmPali">Netti Sutta</text:span>,<text:note text:id="ftn489"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90"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91"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2"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3"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4" text:note-class="footnote"><text:note-citation>1</text:note-citation><text:note-body><text:p text:style-name="Standard">Cp.</text:p><text:list text:style-name="L11"><text:list-item><text:p text:style-name="P22"><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22"><text:span text:style-name="VimmBibQuote">‘.......paṭhamajjhānaṁ upasampajja viharati. Idam pi ‘ssa hoti caraṇasmiṁ .......pe.......catutthajjānaṁ upasampajja viharati. Idam pi ‘ssa hoti caraṇasmiṁ. Idaṁ kho taṁ Ambaṭṭha caraṇaṁ.</text:span></text:p><text:p text:style-name="P22"><text:span text:style-name="VimmBibQuote">‘.......pe.......ñāṇa-dassanāya cittaṁ abhiniharati abhininnāmeti.......pe.......Idam pi ‘ssa hoti vijjāya.......pe.......nāparaṁ itthattāyāti pajānāti. Idam pi ‘ssa hoti vijjāya. Ayaṁ kho sā Ambaṭṭha vijjā.</text:span></text:p><text:p text:style-name="P22"><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22"><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5"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6"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7"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8"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9"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500"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5">Nibbāna</text:span></text:span>; now, I should cause these also to reach it”.<text:note text:id="ftn501" text:note-class="footnote"><text:note-citation>5</text:note-citation><text:note-body><text:p text:style-name="Standard">Cp. </text:p><text:list text:style-name="L12"><text:list-item><text:p text:style-name="P23"><text:span text:style-name="VimmBibRef">It. 123</text:span>:</text:p><text:p text:style-name="P91">Danto damayataṁ seṭṭho<text:line-break/>santo samayataṁ isi,<text:line-break/>mutto mocayataṁ aggo<text:line-break/>tiṇṇo tārayataṁ varo.</text:p></text:list-item><text:list-item><text:p text:style-name="P23"><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78">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2" text:note-class="footnote"><text:note-citation>6</text:note-citation><text:note-body><text:p text:style-name="Standard"><text:span text:style-name="VimmBibRef">J. No. 316</text:span>, <text:span text:style-name="VimmBibRef">C. Piṭ. 82-3</text:span>.</text:p></text:note-body></text:note><text:span text:style-name="T19"> One should recollect on virtue through the Saṁkhapāla b</text:span><text:span text:style-name="T54">irth-story;</text:span><text:span text:style-name="T19"> on renunciation, through the M</text:span><text:span text:style-name="T8">ahā-Govinda </text:span><text:span text:style-name="T54">birth-story; on fortitude, through the Khanti birth-story;</text:span><text:span text:style-name="T19"> on truth, through the M</text:span><text:span text:style-name="T8">ahā </text:span><text:span text:style-name="T54">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11" text:note-class="footnote"><text:note-citation>7</text:note-citation><text:note-body><text:p text:style-name="Standard"><text:span text:style-name="VimmBibRef">J. No. 206</text:span> (?)</text:p></text:note-body></text:note> One should also recollect on the word of the father in the <text:span text:style-name="T9">Dīghiti-Kosala </text:span>birth-story<text:note text:id="ftn512" text:note-class="footnote"><text:note-citation>8</text:note-citation><text:note-body><text:p text:style-name="Standard"><text:span text:style-name="VimmBibRef">J. No. 371</text:span>.</text:p></text:note-body></text:note> and one should recollect on the reverence of the White Six-tusked Elephant-sage.<text:note text:id="ftn513" text:note-class="footnote"><text:note-citation>9</text:note-citation><text:note-body><text:p text:style-name="Standard"><text:span text:style-name="VimmBibRef">J. No. 514</text:span>.</text:p></text:note-body></text:note> <text:span text:style-name="VimmPageNo">[[208|145]]</text:span> </text:p>
      <text:p text:style-name="VimmBody">Through the White-Horse birth-story<text:note text:id="ftn514" text:note-class="footnote"><text:note-citation>10</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15" text:note-class="footnote"><text:note-citation>11</text:note-citation><text:note-body><text:p text:style-name="Standard"><text:span text:style-name="VimmBibRef">J. No. 12</text:span>.</text:p></text:note-body></text:note> One should recollect that <text:soft-page-break/>the Bodhisatta, in the (Great) Monkey birth-story,<text:note text:id="ftn516" text:note-class="footnote"><text:note-citation>1</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17" text:note-class="footnote"><text:note-citation>2</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18" text:note-class="footnote"><text:note-citation>3</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19" text:note-class="footnote"><text:note-citation>4</text:note-citation><text:note-body><text:p text:style-name="Standard">Lit. <text:span text:style-name="VimmPali">Buddhapaññā</text:span>.</text:p></text:note-body></text:note> and the eighteen Buddha-virtues;<text:note text:id="ftn520" text:note-class="footnote"><text:note-citation>5</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21" text:note-class="footnote"><text:note-citation>6</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ext:soft-page-break/>the fourteen kinds of Buddha-knowledge. Thus is the Blessed One endowed with these fourteen kinds of knowledge.<text:note text:id="ftn52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23" text:note-class="footnote"><text:note-citation>2</text:note-citation><text:note-body><text:p text:style-name="Standard"/><text:list text:style-name="L13"><text:list-item><text:p text:style-name="P24"><text:span text:style-name="VimmBibRef">Lai.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text:span text:style-name="VimmPali">.</text:span> See <text:span text:style-name="VimmBibRef">Mil. 105, 285</text:span>.</text:p></text:list-item><text:list-item><text:p text:style-name="P24"><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24"><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2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same way,<text:note text:id="ftn525" text:note-class="footnote"><text:note-citation>4</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text:soft-page-break/>No other being could have turned the Wheel, of the Law which the Blessed One set a-rolling out of compassion for all beings. Without making an esoteric and an exoteric division of doctrine, he has opened wide the gate of the immortal.<text:note text:id="ftn526" text:note-class="footnote"><text:note-citation>1</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27" text:note-class="footnote"><text:note-citation>2</text:note-citation><text:note-body><text:p text:style-name="Standard"><text:span text:style-name="VimmBibRef">D. I, 212 ff.</text:span>; <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28" text:note-class="footnote"><text:note-citation>3</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29" text:note-class="footnote"><text:note-citation>4</text:note-citation><text:note-body><text:p text:style-name="Standard"><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text:span text:style-name="VimmPali"> — </text:span>Comy.<text:span text:style-name="VimmPali"> </text:span><text:span text:style-name="VimmBibRef">(Mp.) III, 337.</text:span><text:span text:style-name="VimmPali">).</text:span></text:p></text:note-body></text:note></text:p>
      <text:p text:style-name="VimmSectEnded">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text:soft-page-break/>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3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3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text:soft-page-break/>“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3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text:soft-page-break/>confidence, his mind is undisturbed. With undisturbed mind he is able to destroy the hindrances, arouse the meditation <text:span text:style-name="T25">(</text:span><text:span text:style-name="VimmPali"><text:span text:style-name="T25">jhāna</text:span></text:span><text:span text:style-name="T25">)</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3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3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ext:soft-page-break/>“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3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3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ext:soft-page-break/>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37" text:note-class="footnote"><text:note-citation>1</text:note-citation><text:note-body><text:p text:style-name="Standard"><text:span text:style-name="VimmPali"><text:span text:style-name="T25">Ānāpānasati</text:span></text:span><text:span text:style-name="T25">.</text:span></text:p></text:note-body></text:note> What is the practising of it? What are its salient characteristic, function and near cause? What are its benefits? What is the procedure?</text:p>
      <text:p text:style-name="VimmBody"><text:span text:style-name="VimmQA">A.</text:span> Inhalation<text:note text:id="ftn538" text:note-class="footnote"><text:note-citation>2</text:note-citation><text:note-body><text:p text:style-name="Standard"><text:span text:style-name="VimmPali"><text:span text:style-name="T25">Ā</text:span></text:span><text:span text:style-name="VimmPali">na</text:span>.</text:p></text:note-body></text:note> is the incoming breath. Exhalation<text:note text:id="ftn539" text:note-class="footnote"><text:note-citation>3</text:note-citation><text:note-body><text:p text:style-name="Standard"><text:span text:style-name="VimmPali"><text:span text:style-name="T25">Apāna</text:span></text:span><text:span text:style-name="T25">.</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40" text:note-class="footnote"><text:note-citation>4</text:note-citation><text:note-body><text:p text:style-name="Standard"><text:span text:style-name="VimmPali">Phassa</text:span>.</text:p></text:note-body></text:note> is its function. Removal of discursive thought<text:note text:id="ftn54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4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4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4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45" text:note-class="footnote"><text:note-citation>9</text:note-citation><text:note-body><text:p text:style-name="Standard"><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text:soft-page-break/>Here, he trains himself in “breathing in” means: “mindfulness is fixed at the nose-tip or on the lip”.<text:note text:id="ftn546" text:note-class="footnote"><text:note-citation>1</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4">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47" text:note-class="footnote"><text:note-citation>2</text:note-citation><text:note-body><text:p text:style-name="Standard">Cp. <text:span text:style-name="VimmBibRef">Pts. 165</text:span>: <text:span text:style-name="VimmBibQuote"><text:span text:style-name="T14">Assāsādimajjhapariyosānam satiyā </text:span></text:span><text:span text:style-name="VimmBibQuote">anugacehato ajjhattaṁ vikkhepagatena cittena k</text:span><text:span text:style-name="VimmBibQuote"><text:span text:style-name="T14">ā</text:span></text:span><text:span text:style-name="VimmBibQuote">yo pi cittaṁ </text:span><text:span text:style-name="VimmBibQuote"><text:span text:style-name="T14">pi sāraddhā </text:span></text:span><text:span text:style-name="VimmBibQuote">ca honti </text:span><text:span text:style-name="VimmBibQuote"><text:span text:style-name="T14">iñjitā </text:span></text:span><text:span text:style-name="VimmBibQuote">ca </text:span><text:span text:style-name="VimmBibQuote"><text:span text:style-name="T14">phanditā </text:span></text:span><text:span text:style-name="VimmBibQuote">ca, </text:span><text:span text:style-name="VimmBibQuote"><text:span text:style-name="T14">passāsādimajjhapariyosāna</text:span></text:span><text:span text:style-name="VimmBibQuote">ṁ</text:span><text:span text:style-name="VimmBibQuote"><text:span text:style-name="T14"> satiyā </text:span></text:span><text:span text:style-name="VimmBibQuote">anugacehato </text:span><text:span text:style-name="VimmBibQuote"><text:span text:style-name="T14">bahiddhā </text:span></text:span><text:span text:style-name="VimmBibQuote">vikkhepagatena cittena k</text:span><text:span text:style-name="VimmBibQuote"><text:span text:style-name="T14">ā</text:span></text:span><text:span text:style-name="VimmBibQuote">yo pi.......pe.......</text:span><text:span text:style-name="VimmBibQuote"><text:span text:style-name="T14">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48" text:note-class="footnote"><text:note-citation>3</text:note-citation><text:note-body><text:p text:style-name="Standard">Cp. <text:span text:style-name="VimmBibRef">Pts. I, 171</text:span>: <text:span text:style-name="VimmBibQuote"><text:span text:style-name="T14">Seyyathāpī </text:span></text:span><text:span text:style-name="VimmBibQuote">rukkho same </text:span><text:span text:style-name="VimmBibQuote"><text:span text:style-name="T14">bhūmibhāge </text:span></text:span><text:span text:style-name="VimmBibQuote">nikkhitto, tamenaṁ puriso kakacena chindeyya, rukkhe </text:span><text:span text:style-name="VimmBibQuote"><text:span text:style-name="T14">phuṭṭhakakacadantāna</text:span></text:span><text:span text:style-name="VimmBibQuote">ṁ</text:span><text:span text:style-name="VimmBibQuote"><text:span text:style-name="T14"> </text:span></text:span><text:span text:style-name="VimmBibQuote">vasena purisassa sati </text:span><text:span text:style-name="VimmBibQuote"><text:span text:style-name="T14">upaṭṭhitā </text:span></text:span><text:span text:style-name="VimmBibQuote">hoti, na </text:span><text:span text:style-name="VimmBibQuote"><text:span text:style-name="T14">āgate vā </text:span></text:span><text:span text:style-name="VimmBibQuote">gate </text:span><text:span text:style-name="VimmBibQuote"><text:span text:style-name="T14">vā </text:span></text:span><text:span text:style-name="VimmBibQuote">kakacadante manasikaroti, na </text:span><text:span text:style-name="VimmBibQuote"><text:span text:style-name="T14">āgatā vā gatā vā kakacadantā aviditā honti, padhānañ ca paññāyati, payogañ ca sādheti, visesa</text:span></text:span><text:span text:style-name="VimmBibQuote">ṁ</text:span><text:span text:style-name="VimmBibQuote"><text:span text:style-name="T14"> adhigacchati: Yathā rukkho </text:span></text:span><text:span text:style-name="VimmBibQuote">same </text:span><text:span text:style-name="VimmBibQuote"><text:span text:style-name="T14">bhūmibhāge nikkhitto, eva</text:span></text:span><text:span text:style-name="VimmBibQuote">ṁ</text:span><text:span text:style-name="VimmBibQuote"><text:span text:style-name="T14"> upanibandhanā nimitta</text:span></text:span><text:span text:style-name="VimmBibQuote">ṁ</text:span><text:span text:style-name="VimmBibQuote"><text:span text:style-name="T14">, yathā kakacadantā eva</text:span></text:span><text:span text:style-name="VimmBibQuote">ṁ</text:span><text:span text:style-name="VimmBibQuote"><text:span text:style-name="T14"> assāsapassāsā, yathā rukkhe phuṭṭhakakacadantāna</text:span></text:span><text:span text:style-name="VimmBibQuote">ṁ</text:span><text:span text:style-name="VimmBibQuote"><text:span text:style-name="T14">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49" text:note-class="footnote"><text:note-citation>4</text:note-citation><text:note-body><text:p text:style-name="Standard"><text:span text:style-name="VimmBibRef"><text:span text:style-name="T14">Pts. I, 166</text:span></text:span><text:span text:style-name="T14">: </text:span><text:span text:style-name="VimmBibQuote"><text:span text:style-name="T14">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50" text:note-class="footnote"><text:note-citation>5</text:note-citation><text:note-body><text:p text:style-name="Standard"><text:span text:style-name="VimmPali"><text:span text:style-name="T26">Nimitta</text:span></text:span><text:span text:style-name="T26">.</text:span></text:p></text:note-body></text:note> arises with a pleasant feeling similar to that which is produced in the action of spinning cotton or silk cotton. Also, <text:span text:style-name="VimmPageNo">[[222|159]]</text:span> it is likened to the pleasant feeling produced by a breeze.<text:note text:id="ftn551" text:note-class="footnote"><text:note-citation>6</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text:soft-page-break/>mindfulness. This does not depend on colour or form.<text:note text:id="ftn552" text:note-class="footnote"><text:note-citation>1</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53" text:note-class="footnote"><text:note-citation>2</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54" text:note-class="footnote"><text:note-citation>3</text:note-citation><text:note-body><text:p text:style-name="Standard">Possibly <text:span text:style-name="VimmPali">Porāpā</text:span>.</text:p></text:note-body></text:note> taught four ways of practising mindfulness of respiration. They are counting, connection, contacting and fixing.<text:note text:id="ftn555" text:note-class="footnote"><text:note-citation>4</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56" text:note-class="footnote"><text:note-citation>5</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text:soft-page-break/>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57" text:note-class="footnote"><text:note-citation>1</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58" text:note-class="footnote"><text:note-citation>2</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59" text:note-class="footnote"><text:note-citation>3</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60" text:note-class="footnote"><text:note-citation>4</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61" text:note-class="footnote"><text:note-citation>5</text:note-citation><text:note-body><text:p text:style-name="Standard">See <text:span text:style-name="VimmTODO">note 2 on page 120</text:span>.</text:p></text:note-body></text:note> how is he able to practise mindfulness of respiration? <text:span text:style-name="VimmQA">A.</text:span> Because he has grasped well the general characteristics, the image 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62" text:note-class="footnote"><text:note-citation>6</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text:soft-page-break/>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63" text:note-class="footnote"><text:note-citation>1</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5">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5">Nibbāna</text:span></text:span><text:span text:style-name="T25">.</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64" text:note-class="footnote"><text:note-citation>2</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65" text:note-class="footnote"><text:note-citation>3</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text:soft-page-break/>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66" text:note-class="footnote"><text:note-citation>1</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67" text:note-class="footnote"><text:note-citation>2</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68" text:note-class="footnote"><text:note-citation>3</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TODO">note 2 on page 157</text:span>).</text:p></text:note-body></text:note></text:p>
      <text:h text:style-name="Heading_20_4" text:outline-level="4" text:is-list-header="true">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69" text:note-class="footnote"><text:note-citation>4</text:note-citation><text:note-body><text:p text:style-name="Standard"><text:span text:style-name="VimmBibRef">S. V, 331-33</text:span>: <text:span text:style-name="VimmBibQuote">Yasmiṁ samaye </text:span><text:span text:style-name="VimmBibQuote"><text:span text:style-name="T22">Ānanda </text:span></text:span><text:span text:style-name="VimmBibQuote">bhikkhu </text:span><text:span text:style-name="VimmBibQuote"><text:span text:style-name="T22">kāye kāyānupassī </text:span></text:span><text:span text:style-name="VimmBibQuote">viharati upaṭṭhitasati, tasmiṁ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 </text:span></text:span><text:span text:style-name="VimmBibQuote">yasmiṁ samaye </text:span><text:span text:style-name="VimmBibQuote"><text:span text:style-name="T22">Ānanda </text:span></text:span><text:span text:style-name="VimmBibQuote">bhikkhuno upaṭṭhitasati </text:span><text:span text:style-name="VimmBibQuote"><text:span text:style-name="T22">asammu</text:span></text:span><text:span text:style-name="VimmBibQuote">ṭṭ</text:span><text:span text:style-name="VimmBibQuote"><text:span text:style-name="T22">hā, </text:span></text:span><text:span text:style-name="VimmBibQuote">satisambojjhaṅgo tasmiṁ samaye bhikkhuno </text:span><text:span text:style-name="VimmBibQuote"><text:span text:style-name="T22">āraddho </text:span></text:span><text:span text:style-name="VimmBibQuote">hoti; satisambojjhaṅgaṁ tasmiṁ samaye </text:span><text:span text:style-name="VimmBibQuote"><text:span text:style-name="T22">Ānanda </text:span></text:span><text:span text:style-name="VimmBibQuote">bhikkhu </text:span><text:span text:style-name="VimmBibQuote"><text:span text:style-name="T22">bhāveti; </text:span></text:span><text:span text:style-name="VimmBibQuote">sa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text:span></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 </text:span></text:span><text:span text:style-name="VimmBibQuote">dhammavicayasambojjhaṅgo . tasmiṁ samaye bhikkhuno </text:span><text:span text:style-name="VimmBibQuote"><text:span text:style-name="T22">āraddho </text:span></text:span><text:span text:style-name="VimmBibQuote">hoti; dhammavicayasambojjhaṅgaṁ tasmiṁ samaye bhikkhu </text:span><text:span text:style-name="VimmBibQuote"><text:span text:style-name="T22">bhāveti. </text:span></text:span><text:span text:style-name="VimmBibQuote">Dhammavicayasambojjhaṅgo tasmiṁ samaye bhikkhuno </text:span><text:span text:style-name="VimmBibQuote"><text:span text:style-name="T22">bhāvanāpāripūri</text:span></text:span><text:span text:style-name="VimmBibQuote">ṁ</text:span><text:span text:style-name="VimmBibQuote"><text:span text:style-name="T22"> </text:span></text:span><text:span text:style-name="VimmBibQuote">gacchati; tassa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text:span></text:p><text:p text:style-name="Standard"><text:span text:style-name="VimmBibQuote">Yasmiṁ samaye </text:span><text:span text:style-name="VimmBibQuote"><text:span text:style-name="T22">Ānanda </text:span></text:span><text:span text:style-name="VimmBibQuote">bhikkhuno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 viriyasambojjhaṅgo tasmiṁ samaye bhikkhuno </text:span><text:span text:style-name="VimmBibQuote"><text:span text:style-name="T22">āraddho </text:span></text:span><text:span text:style-name="VimmBibQuote">hoti; viriyasambojjhangaṁ tasmiṁ samaye bhikkhu </text:span><text:span text:style-name="VimmBibQuote"><text:span text:style-name="T22">bhāveti; </text:span></text:span><text:span text:style-name="VimmBibQuote">viriya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āraddhaviriyassa </text:span></text:span><text:span text:style-name="VimmBibQuote">uppajjati pīti </text:span><text:span text:style-name="VimmBibQuote"><text:span text:style-name="T22">nirāmisā.</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āraddhaviriyassa </text:span></text:span><text:span text:style-name="VimmBibQuote">uppajjati pīti </text:span><text:span text:style-name="VimmBibQuote"><text:span text:style-name="T22">nirāmisā </text:span></text:span><text:span text:style-name="VimmBibQuote">pītisambojjhaṅgo tasmiṁ samaye </text:span><text:span text:style-name="VimmBibQuote"><text:span text:style-name="T22">Ānanda </text:span></text:span><text:span text:style-name="VimmBibQuote">bhikkhuno </text:span><text:span text:style-name="VimmBibQuote"><text:span text:style-name="T22">āraddho </text:span></text:span><text:span text:style-name="VimmBibQuote">hoti, pītisambojjhaṅgaṁ tasmiṁ samaye bhikkhu </text:span><text:span text:style-name="VimmBibQuote"><text:span text:style-name="T22">bhāveti; </text:span></text:span><text:span text:style-name="VimmBibQuote">pī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pītimanassa </text:span><text:span text:style-name="VimmBibQuote"><text:span text:style-name="T22">kāyo </text:span></text:span><text:span text:style-name="VimmBibQuote">pi passambhati cittaṁ pi passambhati.</text:span></text:p><text:p text:style-name="Standard"><text:span text:style-name="VimmBibQuote">Yasmiṁ samaye </text:span><text:span text:style-name="VimmBibQuote"><text:span text:style-name="T22">Ānanda </text:span></text:span><text:span text:style-name="VimmBibQuote">bhikkhuno pītimanassa </text:span><text:span text:style-name="VimmBibQuote"><text:span text:style-name="T22">kāyo </text:span></text:span><text:span text:style-name="VimmBibQuote">pi passambhati cittaṁ pi passambhati, passaddhisambojjhaṅgo tasmiṁ samaye bhikkhuno </text:span><text:span text:style-name="VimmBibQuote"><text:span text:style-name="T22">āradho </text:span></text:span><text:span text:style-name="VimmBibQuote">hoti; passaddhisambojjhaṅgaṁ tasmiṁ samaye bhikkhu </text:span><text:span text:style-name="VimmBibQuote"><text:span text:style-name="T22">bhāveti; </text:span></text:span><text:span text:style-name="VimmBibQuote">passaddh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passaddhakāyassa </text:span></text:span><text:span text:style-name="VimmBibQuote">sukhino cittaṁ </text:span><text:span text:style-name="VimmBibQuote"><text:span text:style-name="T22">samādhiyati.</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passaddhakāyassa </text:span></text:span><text:span text:style-name="VimmBibQuote">sukhino cittaṁ </text:span><text:span text:style-name="VimmBibQuote"><text:span text:style-name="T22">samādhiyati, samādhisambh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samādhi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samādhi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 </text:span><text:span text:style-name="VimmBibQuote"><text:span text:style-name="T22">upekhāsamb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upekhā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upekhā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vedanāsu, </text:span></text:span><text:span text:style-name="VimmBibQuote">citte, </text:span><text:span text:style-name="VimmBibQuote"><text:span text:style-name="T22">dhammesu dhammānupassī </text:span></text:span><text:span text:style-name="VimmBibQuote">viharati upaṭṭhitasati tasmiṁ samaye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text:span></text:span></text:p><text:p text:style-name="Standard"><text:span text:style-name="VimmBibQuote">Yasmiṁ samaye </text:span><text:span text:style-name="VimmBibQuote"><text:span text:style-name="T22">Ānanda </text:span></text:span><text:span text:style-name="VimmBibQuote">bhikkhuno upaṭṭhitasati hoti </text:span><text:span text:style-name="VimmBibQuote"><text:span text:style-name="T22">asammu</text:span></text:span><text:span text:style-name="VimmBibQuote">ṭṭ</text:span><text:span text:style-name="VimmBibQuote"><text:span text:style-name="T22">hā, </text:span></text:span><text:span text:style-name="VimmBibQuote">satisambojjha</text:span><text:span text:style-name="VimmBibQuote"><text:span text:style-name="T22">ṅ</text:span></text:span><text:span text:style-name="VimmBibQuote">go tasmiṁ samaye bhikkhuno </text:span><text:span text:style-name="VimmBibQuote"><text:span text:style-name="T22">āraddho </text:span></text:span><text:span text:style-name="VimmBibQuote">hoti, satisambojjhaṅgaṁ tasmiṁ samaye bhikkhu </text:span><text:span text:style-name="VimmBibQuote"><text:span text:style-name="T22">bhāveti; </text:span></text:span><text:span text:style-name="VimmBibQuote">satisambojjhaṅgo tasmiṁ samaye bhikkhuno </text:span><text:span text:style-name="VimmBibQuote"><text:span text:style-name="T22">bhāvanā pāripūrim </text:span></text:span><text:span text:style-name="VimmBibQuote">gacchati. </text:span><text:span text:style-name="VimmBibQuote"><text:span text:style-name="T22">Yathā paṭhama</text:span></text:span><text:span text:style-name="VimmBibQuote">ṁ</text:span><text:span text:style-name="VimmBibQuote"><text:span text:style-name="T22"> satipaṭṭhāna</text:span></text:span><text:span text:style-name="VimmBibQuote">ṁ</text:span><text:span text:style-name="VimmBibQuote"><text:span text:style-name="T22"> eva</text:span></text:span><text:span text:style-name="VimmBibQuote">ṁ</text:span><text:span text:style-name="VimmBibQuote"><text:span text:style-name="T22"> vitthāretabba</text:span></text:span><text:span text:style-name="VimmBibQuote">ṁ</text:span><text:span text:style-name="VimmBibQuote"><text:span text:style-name="T22">. So 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hoti.</text:span></text:span></text:p><text:p text:style-name="Standard"><text:span text:style-name="VimmBibQuote">Yasmiṁ </text:span><text:span text:style-name="VimmBibQuote"><text:span text:style-name="T22">samaye Ānanda bhikkhu tathā samāhita</text:span></text:span><text:span text:style-name="VimmBibQuote">ṁ</text:span><text:span text:style-name="VimmBibQuote"><text:span text:style-name="T22"> citta</text:span></text:span><text:span text:style-name="VimmBibQuote">ṁ</text:span><text:span text:style-name="VimmBibQuote"><text:span text:style-name="T22"> sādhuka</text:span></text:span><text:span text:style-name="VimmBibQuote">ṁ</text:span><text:span text:style-name="VimmBibQuote"><text:span text:style-name="T22"> ajjhupekkhitā hoti, upekhāsambojjhaṅgo tasmi</text:span></text:span><text:span text:style-name="VimmBibQuote">ṁ</text:span><text:span text:style-name="VimmBibQuote"><text:span text:style-name="T22"> samaye bhikkhuno āraddho hoti; upekhāsambojjhaṅga</text:span></text:span><text:span text:style-name="VimmBibQuote">ṁ</text:span><text:span text:style-name="VimmBibQuote"><text:span text:style-name="T22"> tasmi</text:span></text:span><text:span text:style-name="VimmBibQuote">ṁ</text:span><text:span text:style-name="VimmBibQuote"><text:span text:style-name="T22"> samaye bhikkhu bhāveti, upekhāsambojjhaṅgo tasmi</text:span></text:span><text:span text:style-name="VimmBibQuote">ṁ</text:span><text:span text:style-name="VimmBibQuote"><text:span text:style-name="T22"> samaye bhikkhuno bhāvanā pāripūri</text:span></text:span><text:span text:style-name="VimmBibQuote">ṁ</text:span><text:span text:style-name="VimmBibQuote"><text:span text:style-name="T22"> gacchati.</text:span></text:span></text:p><text:p text:style-name="Standard"><text:span text:style-name="VimmBibQuote"><text:span text:style-name="T22">Eva</text:span></text:span><text:span text:style-name="VimmBibQuote">ṁ</text:span><text:span text:style-name="VimmBibQuote"><text:span text:style-name="T22"> bhāvitā kho Ānanda cattāro satipaṭṭhānā eva</text:span></text:span><text:span text:style-name="VimmBibQuote">ṁ</text:span><text:span text:style-name="VimmBibQuote"><text:span text:style-name="T22"> bahulikathā sattabojjhaṅge paripūrenti.</text:span></text:span></text:p></text:note-body></text:note></text:p>
      <text:p text:style-name="VimmBody"><text:soft-page-break/>How are freedom and wisdom fulfilled through the practice of the seven enlightenment factors? The yogin who has practised the seven enlightenment factors much, gains in a moment<text:note text:id="ftn570" text:note-class="footnote"><text:note-citation>1</text:note-citation><text:note-body><text:p text:style-name="Standard"><text:span text:style-name="VimmPali"><text:span text:style-name="T29">Kshaṇa</text:span></text:span><text:span text:style-name="T22"> </text:span>(transliteration).</text:p></text:note-body></text:note> the wisdom of the Path and the Fruit of freedom. Thus because of the practice of the seven enlightenment factors, wisdom and freedom are fulfilled.<text:note text:id="ftn571" text:note-class="footnote"><text:note-citation>2</text:note-citation><text:note-body><text:p text:style-name="Standard"><text:span text:style-name="T22">Cp. </text:span><text:span text:style-name="VimmBibRef"><text:span text:style-name="T22">S. V, 333</text:span></text:span><text:span text:style-name="T22">; </text:span><text:span text:style-name="VimmBibQuote"><text:span text:style-name="T22">Kathaṁ bhāvitā ca sattabojjhaṅgā kathaṁ bahulikathā vijjāvimuttiṁ paripūrenti?</text:span></text:span></text:p><text:p text:style-name="Standard"><text:span text:style-name="VimmBibQuote"><text:span text:style-name="T22">Idhānanda bhikkhu </text:span></text:span><text:span text:style-name="VimmBibQuote">satisambojjhaṅgaṁ </text:span><text:span text:style-name="VimmBibQuote"><text:span text:style-name="T22">bhāveti vivekanissita</text:span></text:span><text:span text:style-name="VimmBibQuote">ṁ....... </text:span><text:span text:style-name="VimmBibQuote"><text:span text:style-name="T22">pe....... uphekhāsambojjha</text:span></text:span><text:span text:style-name="VimmBibQuote">ṅgaṁ</text:span><text:span text:style-name="VimmBibQuote"><text:span text:style-name="T22"> bhāveti vivekanissita</text:span></text:span><text:span text:style-name="VimmBibQuote">ṁ</text:span><text:span text:style-name="VimmBibQuote"><text:span text:style-name="T22"> virāganissita</text:span></text:span><text:span text:style-name="VimmBibQuote">ṁ</text:span><text:span text:style-name="VimmBibQuote"><text:span text:style-name="T22"> nirodhanissita</text:span></text:span><text:span text:style-name="VimmBibQuote">ṁ</text:span><text:span text:style-name="VimmBibQuote"><text:span text:style-name="T22"> vossaggapariṇāmi</text:span></text:span><text:span text:style-name="VimmBibQuote">ṁ</text:span><text:span text:style-name="VimmBibQuote"><text:span text:style-name="T22">.</text:span></text:span></text:p><text:p text:style-name="Standard"><text:span text:style-name="VimmBibQuote"><text:span text:style-name="T22">Evam bhāvitā kho Ānanda sattabojjha</text:span></text:span><text:span text:style-name="VimmBibQuote">ṅ</text:span><text:span text:style-name="VimmBibQuote"><text:span text:style-name="T22">gā eva</text:span></text:span><text:span text:style-name="VimmBibQuote">ṁ</text:span><text:span text:style-name="VimmBibQuote"><text:span text:style-name="T22"> bahulīkatā vijjāvimutti</text:span></text:span><text:span text:style-name="VimmBibQuote">ṁ</text:span><text:span text:style-name="VimmBibQuote"><text:span text:style-name="T22"> paripūrentīti.</text:span></text:span></text:p></text:note-body></text:note></text:p>
      <text:p text:style-name="VimmBody"><text:span text:style-name="VimmQA">A.</text:span> All formations<text:note text:id="ftn572" text:note-class="footnote"><text:note-citation>3</text:note-citation><text:note-body><text:p text:style-name="Standard"><text:span text:style-name="VimmPali"><text:span text:style-name="T29">Saṅkhārā</text:span></text:span><text:span text:style-name="T29">.</text:span></text:p></text:note-body></text:note> are endowed with initial and sustained application of thought according to planes.<text:note text:id="ftn573" text:note-class="footnote"><text:note-citation>4</text:note-citation><text:note-body><text:p text:style-name="Standard"><text:span text:style-name="VimmPali"><text:span text:style-name="T29">Bhūmi</text:span></text:span><text:span text:style-name="T29">.</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74" text:note-class="footnote"><text:note-citation>5</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75" text:note-class="footnote"><text:note-citation>6</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text:soft-page-break/>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76" text:note-class="footnote"><text:note-citation>1</text:note-citation><text:note-body><text:p text:style-name="Standard"/><text:list text:style-name="L14"><text:list-item><text:p text:style-name="P25"><text:span text:style-name="VimmBibRef">Vis. Mag. 291</text:span> quotes <text:span text:style-name="VimmBibRef">A. IV, 353</text:span>: <text:span text:style-name="VimmBibQuote"><text:span text:style-name="T9">Ānāpānasati bhāvetabbā vitakkūpacchedāya.</text:span></text:span></text:p></text:list-item><text:list-item><text:p text:style-name="P25"><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77" text:note-class="footnote"><text:note-citation>2</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78" text:note-class="footnote"><text:note-citation>3</text:note-citation><text:note-body><text:p text:style-name="Standard">Transliteration, <text:span text:style-name="VimmPali"><text:span text:style-name="T25">Netri-pada-sūtra</text:span></text:span>; probably refers to <text:span text:style-name="VimmPali">Netri-pada-ś</text:span><text:span text:style-name="VimmPali"><text:span text:style-name="T25">ā</text:span></text:span><text:span text:style-name="VimmPali">str</text:span><text:span text:style-name="VimmPali"><text:span text:style-name="T25">ā</text:span></text:span> of <text:span text:style-name="VimmPali">Upagupta</text:span> referred to in <text:span text:style-name="VimmPali">Abhidharmakośa ś</text:span><text:span text:style-name="VimmPali"><text:span text:style-name="T25">āstra</text:span></text:span><text:span text:style-name="T25">.</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79" text:note-class="footnote"><text:note-citation>4</text:note-citation><text:note-body><text:p text:style-name="Standard">Cp. <text:span text:style-name="VimmBibRef">Vis. Mag. 229</text:span>: <text:span text:style-name="VimmBibQuote">Yaṁ pan’</text:span><text:span text:style-name="VimmBibQuote"><text:span text:style-name="T14">et</text:span></text:span><text:span text:style-name="VimmBibQuote">aṁ arahantānaṁ vaṭṭadukkhasamucchedasankhātaṁ samucche</text:span><text:span text:style-name="VimmBibQuote"><text:span text:style-name="T14">damar</text:span></text:span><text:span text:style-name="VimmBibQuote">aṇaṁ, </text:span><text:span text:style-name="VimmBibQuote"><text:span text:style-name="T14">sankh</text:span></text:span><text:span text:style-name="VimmBibQuote">ā</text:span><text:span text:style-name="VimmBibQuote"><text:span text:style-name="T14">r</text:span></text:span><text:span text:style-name="VimmBibQuote">ā</text:span><text:span text:style-name="VimmBibQuote"><text:span text:style-name="T14">na</text:span></text:span><text:span text:style-name="VimmBibQuote">ṁ</text:span><text:span text:style-name="VimmBibQuote"><text:span text:style-name="T14"> </text:span></text:span><text:span text:style-name="VimmBibQuote">khaṇabhangasankhātaṁ khaṇikamaraṇaṁ, rukkho mato, lohaṁ mataṁ </text:span><text:span text:style-name="VimmBibQuote"><text:span text:style-name="T14">ti </text:span></text:span><text:span text:style-name="VimmBibQuote">ā</text:span><text:span text:style-name="VimmBibQuote"><text:span text:style-name="T14">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80" text:note-class="footnote"><text:note-citation>5</text:note-citation><text:note-body><text:p text:style-name="Standard">Cp. <text:span text:style-name="VimmBibRef">Ibid</text:span>: <text:span text:style-name="VimmBibQuote">Kālamaraṇa and </text:span><text:span text:style-name="VimmBibQuote"><text:span text:style-name="T14">ak</text:span></text:span><text:span text:style-name="VimmBibQuote">ā</text:span><text:span text:style-name="VimmBibQuote"><text:span text:style-name="T14">lamara</text:span></text:span><text:span text:style-name="VimmBibQuote">ṇ</text:span><text:span text:style-name="VimmBibQuote"><text:span text:style-name="T14">a.</text:span></text:span></text:p></text:note-body></text:note> One should recall to mind these two kinds of death.</text:p>
      <text:p text:style-name="VimmBody">And again, predecessor-teachers<text:note text:id="ftn581" text:note-class="footnote"><text:note-citation>6</text:note-citation><text:note-body><text:p text:style-name="Standard"><text:span text:style-name="VimmPali"><text:span text:style-name="T26">Por</text:span></text:span><text:span text:style-name="VimmPali">āṇ</text:span><text:span text:style-name="VimmPali"><text:span text:style-name="T26">ak</text:span></text:span><text:span text:style-name="VimmPali">ā</text:span><text:span text:style-name="VimmPali"><text:span text:style-name="T26">cariy</text:span></text:span><text:span text:style-name="VimmPali">ā</text:span><text:span text:style-name="T26">.</text:span></text:p></text:note-body></text:note> have taught the practice of mindfulness of death in these eight ways:<text:note text:id="ftn582" text:note-class="footnote"><text:note-citation>7</text:note-citation><text:note-body><text:p text:style-name="Standard"><text:span text:style-name="VimmBibQuote"><text:span text:style-name="T14">Vadhakapaccupaṭṭhānato, </text:span></text:span><text:span text:style-name="VimmBibQuote">sampattivipattito (?), upasaṁharaṇato, </text:span><text:span text:style-name="VimmBibQuote"><text:span text:style-name="T14">kāyabahusādhāra</text:span></text:span><text:span text:style-name="VimmBibQuote">ṇ</text:span><text:span text:style-name="VimmBibQuote"><text:span text:style-name="T14">ato</text:span></text:span><text:span text:style-name="VimmBibQuote">, </text:span><text:span text:style-name="VimmBibQuote"><text:span text:style-name="T14">āyudubbalato</text:span></text:span><text:span text:style-name="VimmBibQuote">, </text:span><text:span text:style-name="VimmBibQuote"><text:span text:style-name="T14">addhānaparicchedato, </text:span></text:span><text:span text:style-name="VimmBibQuote">animittato, khaṇap</text:span><text:span text:style-name="VimmBibQuote"><text:span text:style-name="T14">ariti</text:span></text:span><text:span text:style-name="VimmBibQuote">ato.</text:span> Cp. <text:span text:style-name="VimmBibRef">Vis. Mag. 230</text:span>.</text:p></text:note-body></text:note> through the presence of a murderer; through the absence of an <text:soft-page-break/>efficient cause;<text:note text:id="ftn583" text:note-class="footnote"><text:note-citation>1</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4">Mahā </text:span>Sudassana of great supernormal power, <text:span text:style-name="T14">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2">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2">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84" text:note-class="footnote"><text:note-citation>2</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text:soft-page-break/>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85" text:note-class="footnote"><text:note-citation>1</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86" text:note-class="footnote"><text:note-citation>2</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5"><text:list-item><text:p text:style-name="P26">60 <text:span text:style-name="VimmPali">kṣaṇas</text:span> = 1 <text:span text:style-name="VimmPali">lava</text:span>; 30 <text:span text:style-name="VimmPali">lavas </text:span>= 1 hour; 30 hours = 1 day;</text:p><text:p text:style-name="P26">1 <text:span text:style-name="VimmPali">kṣaṇa </text:span>= (24×60×60) / (30×30×60) = 1.6 seconds.</text:p></text:list-item><text:list-item><text:p text:style-name="P26">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26">50 <text:span text:style-name="VimmPali">muhūrtas = </text:span>1 hour; 6 hours = 1 day;</text:p><text:p text:style-name="P26">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87" text:note-class="footnote"><text:note-citation>3</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88" text:note-class="footnote"><text:note-citation>4</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text:soft-page-break/>“Life and personality, sorrow, happiness and all<text:line-break/>are joined to one thought; quickly the moment passes.<text:line-break/>By the yet-not-become, nothing is born; by the present one lives.<text:line-break/>When mind’s shattered, the world dies;<text:note text:id="ftn589" text:note-class="footnote"><text:note-citation>1</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90" text:note-class="footnote"><text:note-citation>2</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91" text:note-class="footnote"><text:note-citation>3</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text:soft-page-break/>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93" text:note-class="footnote"><text:note-citation>1</text:note-citation><text:note-body><text:p text:style-name="Standard">* Transliteration.</text:p></text:note-body></text:note> <text:note text:id="ftn594" text:note-class="footnote"><text:note-citation>2</text:note-citation><text:note-body><text:p text:style-name="Standard">Trichosanthes dioeca, or luffa acutangula or luffa petandra.</text:p></text:note-body></text:note><text:s/><text:span text:style-name="T36">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95" text:note-class="footnote"><text:note-citation>3</text:note-citation><text:note-body><text:p text:style-name="Standard">Blue lotus (Nymphaea Coerulea).</text:p></text:note-body></text:note> <text:span text:style-name="VimmPali">kumuda</text:span>*<text:note text:id="ftn596" text:note-class="footnote"><text:note-citation>4</text:note-citation><text:note-body><text:p text:style-name="Standard">Edible white water-lily (Nymphaea esculenta).</text:p></text:note-body></text:note> or <text:span text:style-name="VimmPali">puṇḍarīka</text:span>.*<text:note text:id="ftn597"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98"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99" text:note-class="footnote"><text:note-citation>7</text:note-citation><text:note-body><text:p text:style-name="Standard">Sandal wood.</text:p></text:note-body></text:note><text:span text:style-name="VimmPali"> tagara</text:span>*,<text:note text:id="ftn600"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601"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602" text:note-class="footnote"><text:note-citation>10</text:note-citation><text:note-body><text:p text:style-name="Standard">Cp.</text:p><text:list text:style-name="L16"><text:list-item><text:p text:style-name="P27"><text:span text:style-name="VimmBibRef">Sn. 197</text:span>: <text:span text:style-name="VimmBibQuote">Ath’ assa navahi sotehi asucī savati sabbadā.</text:span></text:p></text:list-item><text:list-item><text:p text:style-name="P27"><text:span text:style-name="VimmBibRef">Th. 1134</text:span>:</text:p><text:p text:style-name="P92">Na jātu bhastaṁ dubhato mukhaṁ chupe;<text:line-break/>dhiratthu pūraṁ navasotasandani.</text:p></text:list-item><text:list-item><text:p text:style-name="P27"><text:span text:style-name="VimmBibRef">Th. 394</text:span>:</text:p><text:p text:style-name="P92">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oft-page-break/><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603" text:note-class="footnote"><text:note-citation>2</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1">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604" text:note-class="footnote"><text:note-citation>3</text:note-citation><text:note-body><text:p text:style-name="Standard">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ext:soft-page-break/>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605"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606" text:note-class="footnote"><text:note-citation>2</text:note-citation><text:note-body><text:p text:style-name="Standard">Cp.</text:p><text:list text:style-name="L17"><text:list-item><text:p text:style-name="P28"><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28"><text:span text:style-name="VimmBibRef">M. I., 506</text:span>: <text:span text:style-name="VimmBibQuote">Seyyathāpi Māgandiya kuṭṭhī puriso arugatto pakkagatto kimīhi khajjamāno nakheni vaṇamukhāni vippatacchamāno.....</text:span></text:p></text:list-item><text:list-item><text:p text:style-name="P28"><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26">araba</text:span></text:span><text:span text:style-name="T26">.*</text:span><text:span text:style-name="T14"> </text:span>The second is called <text:span text:style-name="VimmPali">raba</text:span>.* The worms that rely on the blood are of two kinds. The first is called <text:span text:style-name="VimmPali"><text:span text:style-name="T26">bara</text:span></text:span><text:span text:style-name="T26">.*</text:span><text:span text:style-name="T14"> </text:span>The second is called <text:span text:style-name="VimmPali"><text:span text:style-name="T26">badar</text:span></text:span><text:span text:style-name="VimmPali">a</text:span>.* The worms that rely on the tendons are of four kinds. The first is called <text:span text:style-name="VimmPali"><text:span text:style-name="T26">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26">sivara</text:span></text:span><text:span text:style-name="T26">.*</text:span><text:span text:style-name="T14">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text:soft-page-break/>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4">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607"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text:soft-page-break/>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07"><text:span text:style-name="T71">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608"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text:soft-page-break/>“How is that so? Bhikkhus who listen to the words of that bhikkhu will be able to gain the twofold seclusion, namely, that of the body and that of the mind”.<text:note text:id="ftn609" text:note-class="footnote"><text:note-citation>1</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610" text:note-class="footnote"><text:note-citation>2</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11" text:note-class="footnote"><text:note-citation>3</text:note-citation><text:note-body><text:p text:style-name="Standard"><text:span text:style-name="VimmBibRef">Ibid.</text:span>: <text:span text:style-name="VimmBibQuote">Tiṇṇaṁ saṁyojanānaṁ parikkhayā rāga-dosa-mohānaṁ tanuttā sakadāgāmi hoti.</text:span></text:p></text:note-body></text:note> One recollects: When he attained to the Fruit of Non-retu<text:span text:style-name="T57">rn</text:span>ing, he destroyed fine defilements, fine passion and fine hate.<text:note text:id="ftn612" text:note-class="footnote"><text:note-citation>4</text:note-citation><text:note-body><text:p text:style-name="Standard"><text:span text:style-name="VimmBibRef">Ibid.</text:span>: <text:span text:style-name="VimmBibQuote">Pañcannaṁ orambhāgiyānaṁ saṁyojanānaṁ parikkhayā opapātiko hoti.</text:span></text:p></text:note-body></text:note> One recollects: When he attained to the Fruit of the Consummate One, he destroyed all defilements.<text:note text:id="ftn613" text:note-class="footnote"><text:note-citation>5</text:note-citation><text:note-body><text:p text:style-name="Standard"><text:span text:style-name="VimmBibRef">Ibid.</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ext:soft-page-break/>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14"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15"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16" text:note-class="footnote"><text:note-citation>3</text:note-citation><text:note-body><text:p text:style-name="Standard"/><text:list text:style-name="L18"><text:list-item><text:p text:style-name="P29"><text:span text:style-name="VimmBibRef">Th. 445</text:span>: <text:span text:style-name="VimmBibQuote">Uppajjate sace kodho āvajja kakacūpamaṁ.</text:span></text:p></text:list-item><text:list-item><text:p text:style-name="P29"><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17" text:note-class="footnote"><text:note-citation>4</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text:soft-page-break/>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18" text:note-class="footnote"><text:note-citation>1</text:note-citation><text:note-body><text:p text:style-name="Standard"/><text:list text:style-name="L19"><text:list-item><text:p text:style-name="P30"><text:span text:style-name="VimmBibRef">Dh. 399</text:span>: <text:span text:style-name="VimmBibQuote">Khantibalaṁ balāṇīkaṁ.</text:span></text:p></text:list-item><text:list-item><text:p text:style-name="P30"><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19" text:note-class="footnote"><text:note-citation>2</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20" text:note-class="footnote"><text:note-citation>3</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21" text:note-class="footnote"><text:note-citation>4</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22" text:note-class="footnote"><text:note-citation>5</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text:soft-page-break/>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23" text:note-class="footnote"><text:note-citation>1</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24" text:note-class="footnote"><text:note-citation>2</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25" text:note-class="footnote"><text:note-citation>3</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26" text:note-class="footnote"><text:note-citation>4</text:note-citation><text:note-body><text:p text:style-name="Standard"><text:span text:style-name="VimmBibRef">Ibid.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text:soft-page-break/>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27" text:note-class="footnote"><text:note-citation>1</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28" text:note-class="footnote"><text:note-citation>2</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29" text:note-class="footnote"><text:note-citation>3</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30" text:note-class="footnote"><text:note-citation>4</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ext:soft-page-break/>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31" text:note-class="footnote"><text:note-citation>1</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3">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32" text:note-class="footnote"><text:note-citation>2</text:note-citation><text:note-body><text:p text:style-name="Standard"><text:span text:style-name="VimmPali"><text:span text:style-name="T25">G</text:span></text:span><text:span text:style-name="VimmPali">ā</text:span><text:span text:style-name="VimmPali"><text:span text:style-name="T25">makkhetta</text:span></text:span><text:span text:style-name="T25">.</text:span></text:p></text:note-body></text:note> and through comprehending all directions. He attains to fixed meditation, <text:span text:style-name="VimmPali"><text:span text:style-name="T25">jhāna</text:span></text:span><text:span text:style-name="T25">, </text:span>through developing loving-kindness for one being, and in the same way, for two, three and for all beings. He attains to fixed meditation, <text:span text:style-name="VimmPali"><text:span text:style-name="T25">jhāna</text:span></text:span><text:span text:style-name="T25">,</text:span><text:span text:style-name="T9"> </text:span>through developing loving-kindness for beings of one village-domain, and in the same way for (beings of) many villages. He attains to fixed meditation, <text:span text:style-name="VimmPali"><text:span text:style-name="T25">jhāna</text:span></text:span><text:span text:style-name="T25">,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33" text:note-class="footnote"><text:note-citation>3</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34" text:note-class="footnote"><text:note-citation>4</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3">Satt</text:span></text:span><text:span text:style-name="VimmBibQuote">ā</text:span><text:span text:style-name="VimmBibQuote"><text:span text:style-name="T13">rammaṇatt</text:span></text:span><text:span text:style-name="VimmBibQuote">ā</text:span><text:span text:style-name="VimmBibQuote"><text:span text:style-name="T13">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35" text:note-class="footnote"><text:note-citation>5</text:note-citation><text:note-body><text:p text:style-name="Standard"><text:span text:style-name="VimmPali">*</text:span>Transliteration.</text:p></text:note-body></text:note> and the Mahāsatta*<text:note text:id="ftn636" text:note-class="footnote"><text:note-citation>6</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37" text:note-class="footnote"><text:note-citation>7</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oft-page-break/><text:span text:style-name="VimmQA">Q.</text:span> How is it so? <text:span text:style-name="VimmQA">A.</text:span> The Bodhisatta and the Mahāsatta develop loving-kindness for all beings and resolve to benefit all beings and give them fearlessness.<text:note text:id="ftn638" text:note-class="footnote"><text:note-citation>1</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39" text:note-class="footnote"><text:note-citation>2</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40" text:note-class="footnote"><text:note-citation>3</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41" text:note-class="footnote"><text:note-citation>4</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42" text:note-class="footnote"><text:note-citation>5</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43" text:note-class="footnote"><text:note-citation>6</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44" text:note-class="footnote"><text:note-citation>7</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45" text:note-class="footnote"><text:note-citation>8</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46" text:note-class="footnote"><text:note-citation>9</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47" text:note-class="footnote"><text:note-citation>10</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48" text:note-class="footnote"><text:note-citation>11</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text:soft-page-break/>equally, without hatred and without attachment. Thus they fulfil the perfection of equanimity.<text:note text:id="ftn649" text:note-class="footnote"><text:note-citation>1</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50" text:note-class="footnote"><text:note-citation>2</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51" text:note-class="footnote"><text:note-citation>3</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52" text:note-class="footnote"><text:note-citation>4</text:note-citation><text:note-body><text:p text:style-name="Standard"><text:span text:style-name="VimmPali"><text:span text:style-name="T25">Samatha, vipassanā</text:span></text:span><text:span text:style-name="T25">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5">jhānas,</text:span></text:span><text:span text:style-name="T9"> </text:span>and hold to emancipation and concentration firmly. They cause the arising of the concentration of the twin-miracle<text:note text:id="ftn653" text:note-class="footnote"><text:note-citation>5</text:note-citation><text:note-body><text:p text:style-name="Standard"><text:span text:style-name="VimmPali"><text:span text:style-name="T25">Yamakapāṭihāriya</text:span></text:span><text:span text:style-name="T25">.</text:span></text:p></text:note-body></text:note> and the concentration of the attainment of great compassion.<text:note text:id="ftn654" text:note-class="footnote"><text:note-citation>6</text:note-citation><text:note-body><text:p text:style-name="Standard"><text:span text:style-name="VimmPali"><text:span text:style-name="T25">Mahākaruṇāsamāpatti</text:span></text:span><text:span text:style-name="T25">.</text:span></text:p></text:note-body></text:note> With the attainment of insight, they are endowed with all supernormal knowledge,<text:note text:id="ftn655" text:note-class="footnote"><text:note-citation>7</text:note-citation><text:note-body><text:p text:style-name="Standard"><text:span text:style-name="VimmPali"><text:span text:style-name="T25">Abhiññā</text:span></text:span><text:span text:style-name="T25">.</text:span></text:p></text:note-body></text:note> analytical knowledge,<text:note text:id="ftn656" text:note-class="footnote"><text:note-citation>8</text:note-citation><text:note-body><text:p text:style-name="Standard"><text:span text:style-name="VimmPali"><text:span text:style-name="T25">Paṭisambhidā</text:span></text:span><text:span text:style-name="T25">.</text:span></text:p></text:note-body></text:note> the powers,<text:note text:id="ftn657" text:note-class="footnote"><text:note-citation>9</text:note-citation><text:note-body><text:p text:style-name="Standard"><text:span text:style-name="VimmPali"><text:span text:style-name="T25">Bala</text:span></text:span><text:span text:style-name="T25">.</text:span></text:p></text:note-body></text:note> the confidences.<text:note text:id="ftn658" text:note-class="footnote"><text:note-citation>10</text:note-citation><text:note-body><text:p text:style-name="Standard"><text:span text:style-name="VimmPali"><text:span text:style-name="T25">Vesārajja</text:span></text:span><text:span text:style-name="T25">.</text:span></text:p></text:note-body></text:note> Thereafter they cause the arising of natural knowledge<text:note text:id="ftn659" text:note-class="footnote"><text:note-citation>11</text:note-citation><text:note-body><text:p text:style-name="Standard"><text:span text:style-name="VimmPali"><text:span text:style-name="T25">Pakati-ñāṇa</text:span></text:span><text:span text:style-name="T25">.</text:span></text:p></text:note-body></text:note> (?) and omniscience.<text:note text:id="ftn660" text:note-class="footnote"><text:note-citation>12</text:note-citation><text:note-body><text:p text:style-name="Standard"><text:span text:style-name="VimmPali"><text:span text:style-name="T25">Sabbaññutā-ñāṇa</text:span></text:span><text:span text:style-name="T25">.</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text:soft-page-break/>characteristic. Happiness is its function. Harmlessness<text:note text:id="ftn661" text:note-class="footnote"><text:note-citation>13</text:note-citation><text:note-body><text:p text:style-name="Standard"><text:span text:style-name="VimmPali"><text:span text:style-name="T29">Ahimsā, avihiṁā</text:span></text:span><text:span text:style-name="T29">.</text:span></text:p><text:list text:style-name="L20"><text:list-item><text:p text:style-name="P31"><text:span text:style-name="VimmBibRef">A. I, 151</text:span>: <text:span text:style-name="VimmBibQuote">Sabbhi </text:span><text:span text:style-name="VimmBibQuote"><text:span text:style-name="T22">dānaṁ </text:span></text:span><text:span text:style-name="VimmBibQuote"><text:span text:style-name="T12">upaññatta</text:span></text:span><text:span text:style-name="VimmBibQuote"><text:span text:style-name="T22">ṁ</text:span></text:span><text:span text:style-name="VimmBibQuote"><text:span text:style-name="T12"> ahi</text:span></text:span><text:span text:style-name="VimmBibQuote"><text:span text:style-name="T22">ṁ</text:span></text:span><text:span text:style-name="VimmBibQuote"><text:span text:style-name="T12">s</text:span></text:span><text:span text:style-name="VimmBibQuote"><text:span text:style-name="T22">ā</text:span></text:span><text:span text:style-name="VimmBibQuote"><text:span text:style-name="T12">saññamo </text:span></text:span><text:span text:style-name="VimmBibQuote">damo</text:span><text:span text:style-name="VimmPali"> </text:span>(<text:span text:style-name="VimmPali"><text:span text:style-name="T29">=</text:span></text:span><text:span text:style-name="VimmBibQuote"><text:span text:style-name="T22">Ahiṁsā </text:span></text:span><text:span text:style-name="VimmBibQuote">ti </text:span><text:span text:style-name="VimmBibQuote"><text:span text:style-name="T22">karuṇā </text:span></text:span><text:span text:style-name="VimmBibQuote"><text:span text:style-name="T12">c’eva </text:span></text:span><text:span text:style-name="VimmBibQuote"><text:span text:style-name="T22">karuṇā-pubbabhāgo ca</text:span></text:span><text:span text:style-name="T22">—</text:span><text:span text:style-name="VimmBibRef"><text:span text:style-name="T22">Mp. II, 250</text:span></text:span><text:span text:style-name="T22">).</text:span></text:p></text:list-item><text:list-item><text:p text:style-name="P31"><text:span text:style-name="VimmBibRef"><text:span text:style-name="T22">Sv. </text:span></text:span><text:span text:style-name="VimmBibRef">III, </text:span><text:span text:style-name="VimmBibRef"><text:span text:style-name="T22">982</text:span></text:span><text:span text:style-name="T22">: </text:span><text:span text:style-name="VimmBibQuote"><text:span text:style-name="T22">Avihiṁsā </text:span></text:span><text:span text:style-name="VimmBibQuote"><text:span text:style-name="T12">ti </text:span></text:span><text:span text:style-name="VimmBibQuote"><text:span text:style-name="T22">karuṇā karuṇā-pubba-bhāgopi. Vuttam pi c'etaṁ: tattha katamā avihiṁā? Yā sattesu karuṇā karuṇāyanā karuṇāyitattaṁ karuṇā-cetovimutti, ayaṁ vuccati avihiṁsā ti.</text:span></text:span></text:p></text:list-item><text:list-item><text:p text:style-name="P31"><text:span text:style-name="VimmBibRef"><text:span text:style-name="T22">Dh. 300</text:span></text:span><text:span text:style-name="T22">: </text:span><text:span text:style-name="VimmBibQuote"><text:span text:style-name="T22">Yesaṁ divā ca </text:span></text:span><text:span text:style-name="VimmBibQuote">ratio </text:span><text:span text:style-name="VimmBibQuote"><text:span text:style-name="T22">ca ahiṁsāya </text:span></text:span><text:span text:style-name="VimmBibQuote"><text:span text:style-name="T12">rato mano</text:span></text:span><text:span text:style-name="T12"> </text:span><text:span text:style-name="T22">( = </text:span><text:span text:style-name="VimmBibQuote"><text:span text:style-name="T22">Ahiṁsāya </text:span></text:span><text:span text:style-name="VimmBibQuote"><text:span text:style-name="T12">rato ti </text:span></text:span><text:span text:style-name="VimmBibQuote"><text:span text:style-name="T22">‚so karuṇāsahagatena cetasā ekaṁ disaṁ pharitvā viharati‘ ti evaṁ vuttāya karuṇābhāvanāya </text:span></text:span><text:span text:style-name="VimmBibQuote"><text:span text:style-name="T12">rato</text:span></text:span><text:span text:style-name="T22">—</text:span><text:span text:style-name="VimmBibRef"><text:span text:style-name="T22">Dh.-a. III, 459</text:span></text:span><text:span text:style-name="T22">).</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62" text:note-class="footnote"><text:note-citation>1</text:note-citation><text:note-body><text:p text:style-name="Standard">Cp.</text:p><text:list text:style-name="L21"><text:list-item><text:p text:style-name="P32"><text:span text:style-name="VimmBibRef"><text:span text:style-name="T22">Pts. I, 128</text:span></text:span><text:span text:style-name="T22">: </text:span><text:span text:style-name="VimmBibQuote"><text:span text:style-name="T22">‘Jarāya anusahagato lokasannivāso‘ ti passantānaṁ Buddhānaṁ Bhagavantānaṁ sattesu mahākaruṇā okkamati... ‘Byādīhi abhibhūto lokasannivāso‘ti... ‘Taṇhāya uḍḍito lokasannivāso‘ti...</text:span></text:span></text:p></text:list-item><text:list-item><text:p text:style-name="P32"><text:span text:style-name="VimmBibRef"><text:span text:style-name="T22">S. I, 40</text:span></text:span><text:span text:style-name="T22">: </text:span><text:span text:style-name="VimmBibQuote"><text:span text:style-name="T22">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63" text:note-class="footnote"><text:note-citation>2</text:note-citation><text:note-body><text:p text:style-name="Standard"><text:span text:style-name="VimmBibRef"><text:span text:style-name="T22">Pts. I, 128-9</text:span></text:span><text:span text:style-name="T22">: </text:span><text:span text:style-name="VimmBibQuote"><text:span text:style-name="T22">‘Mahābandhanabandho lokasannivāso... mohabandhanena... kilesbandhanena... tassa natth‘ </text:span></text:span><text:span text:style-name="VimmBibQuote"><text:span text:style-name="T12">añño </text:span></text:span><text:span text:style-name="VimmBibQuote"><text:span text:style-name="T22">koci bandhaṁ mocetā </text:span></text:span><text:span text:style-name="VimmBibQuote"><text:span text:style-name="T12">aññatra </text:span></text:span><text:span text:style-name="VimmBibQuote"><text:span text:style-name="T22">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64" text:note-class="footnote"><text:note-citation>3</text:note-citation><text:note-body><text:p text:style-name="Standard"><text:span text:style-name="VimmBibRef">Ibid. </text:span><text:span text:style-name="VimmBibRef"><text:span text:style-name="T22">129-30</text:span></text:span><text:span text:style-name="T22">: </text:span><text:span text:style-name="VimmBibQuote"><text:span text:style-name="T22">‘</text:span></text:span><text:span text:style-name="VimmBibQuote"><text:span text:style-name="T12">Pañcahi </text:span></text:span><text:span text:style-name="VimmBibQuote"><text:span text:style-name="T22">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28">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text:soft-page-break/>qualities are esteemed by others, and that he is at peace and is joyful, one thinks thus: <text:span text:style-name="T28">“</text:span><text:span text:style-name="VimmPali"><text:span text:style-name="T28">Sādhu! sādhu!</text:span></text:span><text:span text:style-name="T12"> </text:span><text:span text:style-name="T56">may he continue joyful for a long time!”.</text:span> And again, when one sees or hears that a certain person does not follow demeritorious doctrines, or that he does not follow undesirable doctrines and that he follows desirable doctrines, one thinks thus: <text:span text:style-name="T28">“</text:span><text:span text:style-name="VimmPali"><text:span text:style-name="T28">Sādhu! sādhu!</text:span></text:span><text:span text:style-name="T12">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65"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66"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text:soft-page-break/>What are the miscellaneous teachings concerning the four immeasurables?<text:note text:id="ftn667" text:note-class="footnote"><text:note-citation>1</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68" text:note-class="footnote"><text:note-citation>2</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69" text:note-class="footnote"><text:note-citation>3</text:note-citation><text:note-body><text:p text:style-name="Standard"><text:span text:style-name="VimmPali">Vedanupekkhā</text:span>.</text:p></text:note-body></text:note> and neutrality as regards states.<text:note text:id="ftn670" text:note-class="footnote"><text:note-citation>4</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71" text:note-class="footnote"><text:note-citation>5</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2"><text:list-item><text:p text:style-name="P33"><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33"><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33"><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33"><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33"><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text:soft-page-break/>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72" text:note-class="footnote"><text:note-citation>1</text:note-citation><text:note-body><text:p text:style-name="Standard"><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17">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73" text:note-class="footnote"><text:note-citation>2</text:note-citation><text:note-body><text:p text:style-name="Standard">See Comy. (<text:span text:style-name="VimmBibRef">Spk. III, 172-3</text:span>) passage marked* included in <text:span text:style-name="VimmTODO">note 1 under mettā, page 195</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text:soft-page-break/>in the sphere of the infinity of space.<text:note text:id="ftn674" text:note-class="footnote"><text:note-citation>1</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TODO">passage marked ** in note 1, page 195</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75" text:note-class="footnote"><text:note-citation>2</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TODO">passage marked †, page 195</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76" text:note-class="footnote"><text:note-citation>3</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77" text:note-class="footnote"><text:note-citation>4</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2">ana-par</text:span></text:span><text:span text:style-name="VimmBibQuote"> amā’ ti vuttā ti.</text:span>— <text:span text:style-name="VimmBibRef">Spk. III, 173-4</text:span>—comment on sutta <text:span text:style-name="VimmTODO">passage marked † in note 1, page 195</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78" text:note-class="footnote"><text:note-citation>5</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text:soft-page-break/>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79" text:note-class="footnote"><text:note-citation>1</text:note-citation><text:note-body><text:p text:style-name="Standard"><text:span text:style-name="VimmPali">Paṭhavī-dhātu</text:span>.</text:p></text:note-body></text:note> (there is) the nature of humidity— that is the watery element;<text:note text:id="ftn680" text:note-class="footnote"><text:note-citation>2</text:note-citation><text:note-body><text:p text:style-name="Standard"><text:span text:style-name="VimmPali">Āpo-dhātu</text:span>.</text:p></text:note-body></text:note> (there is) the nature of heat—that is the fiery element;<text:note text:id="ftn681" text:note-class="footnote"><text:note-citation>3</text:note-citation><text:note-body><text:p text:style-name="Standard"><text:span text:style-name="VimmPali">Tejo-dhātu</text:span>.</text:p></text:note-body></text:note> (there is) the nature of motion—that is the element of air.<text:note text:id="ftn682" text:note-class="footnote"><text:note-citation>4</text:note-citation><text:note-body><text:p text:style-name="Standard"><text:span text:style-name="VimmPali">Vāyo-dhātu</text:span>.</text:p></text:note-body></text:note> Thus in this body there are only elements. There is no being.<text:note text:id="ftn683" text:note-class="footnote"><text:note-citation>5</text:note-citation><text:note-body><text:p text:style-name="Standard"><text:span text:style-name="VimmPali">Nissatta nijjīva</text:span>. See <text:span text:style-name="VimmTODO">note 2, p. 229</text:span>.</text:p></text:note-body></text:note> There is no soul”.<text:note text:id="ftn684" text:note-class="footnote"><text:note-citation>6</text:note-citation><text:note-body><text:p text:style-name="Standard"><text:span text:style-name="VimmPali">Nissatta nijjīva</text:span>. See <text:span text:style-name="VimmTODO">note 2, p. 229</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85" text:note-class="footnote"><text:note-citation>7</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86" text:note-class="footnote"><text:note-citation>8</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ext:soft-page-break/>Thus when one sees this body in forty-two ways, only the elements manifest themselves. There is no being. There is no soul. Thus the elements are grasped in detail.</text:p>
      <text:p text:style-name="VimmBody">And again, predecessor-teachers<text:note text:id="ftn687"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88" text:note-class="footnote"><text:note-citation>4</text:note-citation><text:note-body><text:p text:style-name="Standard"><text:span text:style-name="VimmPali">Vacanatthato</text:span>.</text:p></text:note-body></text:note> through object, aggregation, powder,<text:note text:id="ftn689" text:note-class="footnote"><text:note-citation>5</text:note-citation><text:note-body><text:p text:style-name="Standard"><text:span text:style-name="VimmPali">Cuṇṇato</text:span>.</text:p></text:note-body></text:note> non-separation, condition,<text:note text:id="ftn690" text:note-class="footnote"><text:note-citation>6</text:note-citation><text:note-body><text:p text:style-name="Standard"><text:span text:style-name="VimmPali">Paccayato</text:span>.</text:p></text:note-body></text:note> characteristic,<text:note text:id="ftn691" text:note-class="footnote"><text:note-citation>7</text:note-citation><text:note-body><text:p text:style-name="Standard"><text:span text:style-name="VimmPali">Lakkhaṇādito</text:span>.</text:p></text:note-body></text:note> similarity and dissimilarity,<text:note text:id="ftn692" text:note-class="footnote"><text:note-citation>8</text:note-citation><text:note-body><text:p text:style-name="Standard"><text:span text:style-name="VimmPali">Sabhāgavisabhāgato</text:span>.</text:p></text:note-body></text:note> sameness and difference,<text:note text:id="ftn693"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94" text:note-class="footnote"><text:note-citation>10</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oft-page-break/><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95" text:note-class="footnote"><text:note-citation>1</text:note-citation><text:note-body><text:p text:style-name="Standard">Cp. <text:span text:style-name="VimmBibRef">Ps. I, 260-61</text:span>: <text:span text:style-name="VimmBibQuote">Toss’ evaṁ abhikkamato </text:span><text:span text:style-name="VimmBibQuote"><text:span text:style-name="T14">ekekapāduddharaṇe </text:span></text:span><text:span text:style-name="VimmBibQuote">paṭhavīdh</text:span><text:span text:style-name="VimmBibQuote"><text:span text:style-name="T14">ā</text:span></text:span><text:span text:style-name="VimmBibQuote">tu </text:span><text:span text:style-name="VimmBibQuote"><text:span text:style-name="T14">āpodhātū </text:span></text:span><text:span text:style-name="VimmBibQuote">ti dve </text:span><text:span text:style-name="VimmBibQuote"><text:span text:style-name="T14">dhātuyo </text:span></text:span><text:span text:style-name="VimmBibQuote">omatt</text:span><text:span text:style-name="VimmBibQuote"><text:span text:style-name="T14">ā</text:span></text:span><text:span text:style-name="VimmBibQuote"> 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honti balavatiyo. Tath</text:span><text:span text:style-name="VimmBibQuote"><text:span text:style-name="T14">ā</text:span></text:span><text:span text:style-name="VimmBibQuote"> atiharaṇa-vītiharaṇesu. Vossajjane tejodh</text:span><text:span text:style-name="VimmBibQuote"><text:span text:style-name="T14">ā</text:span></text:span><text:span text:style-name="VimmBibQuote">tu-v</text:span><text:span text:style-name="VimmBibQuote"><text:span text:style-name="T14">ā</text:span></text:span><text:span text:style-name="VimmBibQuote">yodh</text:span><text:span text:style-name="VimmBibQuote"><text:span text:style-name="T14">ā</text:span></text:span><text:span text:style-name="VimmBibQuote">tuyo </text:span><text:span text:style-name="VimmBibQuote"><text:span text:style-name="T14">omattā </text:span></text:span><text:span text:style-name="VimmBibQuote">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balavatiyo. Tath</text:span><text:span text:style-name="VimmBibQuote"><text:span text:style-name="T14">ā</text:span></text:span><text:span text:style-name="VimmBibQuote"> sannikkhepana-sannirumbhanesu. Tattha uddharaṇe pavatt</text:span><text:span text:style-name="VimmBibQuote"><text:span text:style-name="T14">ā</text:span></text:span><text:span text:style-name="VimmBibQuote"> rūp</text:span><text:span text:style-name="VimmBibQuote"><text:span text:style-name="T14">ā</text:span></text:span><text:span text:style-name="VimmBibQuote">-rūpadhamm</text:span><text:span text:style-name="VimmBibQuote"><text:span text:style-name="T14">ā</text:span></text:span><text:span text:style-name="VimmBibQuote"> atiharaṇaṁ na p</text:span><text:span text:style-name="VimmBibQuote"><text:span text:style-name="T14">ā</text:span></text:span><text:span text:style-name="VimmBibQuote">puṇanti. Tath</text:span><text:span text:style-name="VimmBibQuote"><text:span text:style-name="T14">ā</text:span></text:span><text:span text:style-name="VimmBibQuote"> atiharaṇe pavatt</text:span><text:span text:style-name="VimmBibQuote"><text:span text:style-name="T14">ā</text:span></text:span><text:span text:style-name="VimmBibQuote"> </text:span><text:span text:style-name="VimmBibQuote"><text:span text:style-name="T14">vitihara</text:span></text:span><text:span text:style-name="VimmBibQuote">ṇ</text:span><text:span text:style-name="VimmBibQuote"><text:span text:style-name="T14">a</text:span></text:span><text:span text:style-name="VimmBibQuote">ṁ</text:span><text:span text:style-name="VimmBibQuote"><text:span text:style-name="T14">, vitihara</text:span></text:span><text:span text:style-name="VimmBibQuote">ṇ</text:span><text:span text:style-name="VimmBibQuote"><text:span text:style-name="T14">e </text:span></text:span><text:span text:style-name="VimmBibQuote">pavatt</text:span><text:span text:style-name="VimmBibQuote"><text:span text:style-name="T14">ā</text:span></text:span><text:span text:style-name="VimmBibQuote"> vossajjanaṁ, vossajjane pavatt</text:span><text:span text:style-name="VimmBibQuote"><text:span text:style-name="T14">ā</text:span></text:span><text:span text:style-name="VimmBibQuote"> sannikkhepanaṁ, sannikkhepane pavatt</text:span><text:span text:style-name="VimmBibQuote"><text:span text:style-name="T14">ā</text:span></text:span><text:span text:style-name="VimmBibQuote"> sanni-rumbhanaṁ na p</text:span><text:span text:style-name="VimmBibQuote"><text:span text:style-name="T14">ā</text:span></text:span><text:span text:style-name="VimmBibQuote">puṇanti. Tattha tatth’ e</text:span><text:span text:style-name="VimmBibQuote"><text:span text:style-name="T14">va </text:span></text:span><text:span text:style-name="VimmBibQuote">pabbapabbaṁ sandhisandhim odhi-odhiṁ hutv</text:span><text:span text:style-name="VimmBibQuote"><text:span text:style-name="T14">ā</text:span></text:span><text:span text:style-name="VimmBibQuote"> tattakap</text:span><text:span text:style-name="VimmBibQuote"><text:span text:style-name="T14">ā</text:span></text:span><text:span text:style-name="VimmBibQuote">le pakkhitta-til</text:span><text:span text:style-name="VimmBibQuote"><text:span text:style-name="T14">ā</text:span></text:span><text:span text:style-name="VimmBibQuote"> viya taṭataṭ</text:span><text:span text:style-name="VimmBibQuote"><text:span text:style-name="T14">ā</text:span></text:span><text:span text:style-name="VimmBibQuote">yant</text:span><text:span text:style-name="VimmBibQuote"><text:span text:style-name="T14">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text:soft-page-break/>gradually, in order, become less.<text:note text:id="ftn696"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97" text:note-class="footnote"><text:note-citation>1</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98" text:note-class="footnote"><text:note-citation>2</text:note-citation><text:note-body><text:p text:style-name="Standard">1 koku = 10 sho.</text:p></text:note-body></text:note> Then, if mixed with water, it will become six <text:span text:style-name="VimmPali">sho</text:span> and five <text:span text:style-name="VimmPali">go</text:span>.<text:note text:id="ftn699" text:note-class="footnote"><text:note-citation>3</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700" text:note-class="footnote"><text:note-citation>4</text:note-citation><text:note-body><text:p text:style-name="Standard"><text:span text:style-name="VimmPali"><text:span text:style-name="T25">Janaka-paccayā</text:span></text:span>.</text:p></text:note-body></text:note> and <text:span text:style-name="VimmPali">kamma-condition</text:span><text:note text:id="ftn701" text:note-class="footnote"><text:note-citation>5</text:note-citation><text:note-body><text:p text:style-name="Standard"><text:span text:style-name="VimmPali"><text:span text:style-name="T25">Kamma-paccayā</text:span></text:span><text:span text:style-name="T25">.</text:span></text:p></text:note-body></text:note> The other elements fulfil the decisive-support-condition.<text:note text:id="ftn702" text:note-class="footnote"><text:note-citation>6</text:note-citation><text:note-body><text:p text:style-name="Standard"><text:span text:style-name="VimmPali"><text:span text:style-name="T25">Upanissaya-paccayā</text:span></text:span><text:span text:style-name="T25">.</text:span></text:p></text:note-body></text:note> Consciousness:- The four elements that are produced from consciousness fulfil six conditions, namely, producing-condition, co-nascence-condition,<text:note text:id="ftn703" text:note-class="footnote"><text:note-citation>7</text:note-citation><text:note-body><text:p text:style-name="Standard"><text:span text:style-name="VimmPali"><text:span text:style-name="T25">Saha-jāta-paccayā</text:span></text:span><text:span text:style-name="T25">.</text:span></text:p></text:note-body></text:note> support-condition,<text:note text:id="ftn704" text:note-class="footnote"><text:note-citation>8</text:note-citation><text:note-body><text:p text:style-name="Standard"><text:span text:style-name="VimmPali"><text:span text:style-name="T25">Nissaya-paccayā</text:span></text:span><text:span text:style-name="T25">.</text:span></text:p></text:note-body></text:note> nutriment-condition,<text:note text:id="ftn705" text:note-class="footnote"><text:note-citation>9</text:note-citation><text:note-body><text:p text:style-name="Standard"><text:span text:style-name="VimmPali"><text:span text:style-name="T25">Āhāra-paccayā</text:span></text:span><text:span text:style-name="T25">.</text:span></text:p></text:note-body></text:note> faculty-condition,<text:note text:id="ftn706" text:note-class="footnote"><text:note-citation>10</text:note-citation><text:note-body><text:p text:style-name="Standard"><text:span text:style-name="VimmPali"><text:span text:style-name="T25">Indriya-paccayā</text:span></text:span><text:span text:style-name="T25">.</text:span></text:p></text:note-body></text:note> presence-condition.<text:note text:id="ftn707" text:note-class="footnote"><text:note-citation>11</text:note-citation><text:note-body><text:p text:style-name="Standard"><text:span text:style-name="VimmPali"><text:span text:style-name="T25">Atthi-paccayā</text:span></text:span><text:span text:style-name="T25">.</text:span></text:p></text:note-body></text:note> The other elements fulfil condition,<text:note text:id="ftn708" text:note-class="footnote"><text:note-citation>12</text:note-citation><text:note-body><text:p text:style-name="Standard"><text:span text:style-name="VimmPali"><text:span text:style-name="T25">Paccayā</text:span></text:span><text:span text:style-name="T25">.</text:span></text:p></text:note-body></text:note> support-condition and presence-condition.</text:p>
      <text:p text:style-name="VimmBody">In the consciousness at the moment of entry into the womb, corporeality fulfils seven conditions, namely, co-nascence-condition, mutuality-condition,<text:note text:id="ftn709" text:note-class="footnote"><text:note-citation>13</text:note-citation><text:note-body><text:p text:style-name="Standard"><text:span text:style-name="VimmPali"><text:span text:style-name="T25">Añña-mañña-paccayā</text:span></text:span><text:span text:style-name="T25">.</text:span></text:p></text:note-body></text:note> support-condition, nutriment-condition, faculty-condition, result-condition,<text:note text:id="ftn710" text:note-class="footnote"><text:note-citation>14</text:note-citation><text:note-body><text:p text:style-name="Standard"><text:span text:style-name="VimmPali"><text:span text:style-name="T25">Vipāka-paccayā</text:span></text:span><text:span text:style-name="T25">.</text:span></text:p></text:note-body></text:note> presence-condition.</text:p>
      <text:p text:style-name="VimmBody"><text:soft-page-break/>The consciousness of the birth-to-be fulfils three conditions in regard to the pre-born body, namely, post-nascence-condition,<text:note text:id="ftn711" text:note-class="footnote"><text:note-citation>1</text:note-citation><text:note-body><text:p text:style-name="Standard"><text:span text:style-name="VimmPali"><text:span text:style-name="T25">Pacchā-jāta-paccayā</text:span></text:span><text:span text:style-name="T25">.</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text:soft-page-break/>men and women) are to be known as the tugging by the element of air. Thus they walk, dwell, go out, or come in, stretch out, draw in, converse or speak.<text:note text:id="ftn712" text:note-class="footnote"><text:note-citation>1</text:note-citation><text:note-body><text:p text:style-name="Standard"/><text:list text:style-name="L23"><text:list-item><text:p text:style-name="P34"><text:span text:style-name="VimmBibRef">Sn. 193-94</text:span>:</text:p><text:p text:style-name="P93">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34"><text:span text:style-name="VimmBibRef">Ps. I, 252</text:span>:</text:p><text:p text:style-name="P93">“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34"><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13"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14"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15" text:note-class="footnote"><text:note-citation>4</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16" text:note-class="footnote"><text:note-citation>5</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17" text:note-class="footnote"><text:note-citation>6</text:note-citation><text:note-body><text:p text:style-name="Standard"><text:span text:style-name="VimmPali">Āhāre paṭikkūla saññā</text:span>.</text:p></text:note-body></text:note> What is the practising of it? What are its salient characteristic, function, near cause<text:note text:id="ftn718" text:note-class="footnote"><text:note-citation>7</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19" text:note-class="footnote"><text:note-citation>8</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text:soft-page-break/>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20" text:note-class="footnote"><text:note-citation>1</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21" text:note-class="footnote"><text:note-citation>2</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22" text:note-class="footnote"><text:note-citation>3</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is like the dwelling of Brahma.<text:note text:id="ftn723" text:note-class="footnote"><text:note-citation>4</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24" text:note-class="footnote"><text:note-citation>5</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text:soft-page-break/>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25" text:note-class="footnote"><text:note-citation>1</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26" text:note-class="footnote"><text:note-citation>2</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5">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ext:soft-page-break/>The subjects of meditation are here<text:line-break/>indicated to the yogin in brief<text:line-break/>as if a man were pointing out the way<text:line-break/>to Pāṭaliputta.<text:note text:id="ftn727"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28" text:note-class="footnote"><text:note-citation>2</text:note-citation><text:note-body><text:p text:style-name="Standard"><text:span text:style-name="VimmPali">Iddhividhā</text:span>.</text:p></text:note-body></text:note> divine hearing,<text:note text:id="ftn729" text:note-class="footnote"><text:note-citation>3</text:note-citation><text:note-body><text:p text:style-name="Standard"><text:span text:style-name="VimmPali">Dibbasotañāṇa</text:span>.</text:p></text:note-body></text:note> knowledge of others’ thoughts,<text:note text:id="ftn730" text:note-class="footnote"><text:note-citation>4</text:note-citation><text:note-body><text:p text:style-name="Standard"><text:span text:style-name="VimmPali">Cetopariyañāṇa</text:span>.</text:p></text:note-body></text:note> recollection of former lives,<text:note text:id="ftn731" text:note-class="footnote"><text:note-citation>5</text:note-citation><text:note-body><text:p text:style-name="Standard"><text:span text:style-name="VimmPali">Pubbenivāsānussatiñāṇa</text:span>.</text:p></text:note-body></text:note> divine sight.<text:note text:id="ftn732"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33" text:note-class="footnote"><text:note-citation>7</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34" text:note-class="footnote"><text:note-citation>8</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text:soft-page-break/>all members and faculties, according to his will. This is called the supernormal power caused by mind.<text:note text:id="ftn735" text:note-class="footnote"><text:note-citation>1</text:note-citation><text:note-body><text:p text:style-name="Standard"><text:span text:style-name="VimmBibRef">Ibid.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36" text:note-class="footnote"><text:note-citation>2</text:note-citation><text:note-body><text:p text:style-name="Standard"><text:span text:style-name="VimmBibRef">Ibid.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37" text:note-class="footnote"><text:note-citation>3</text:note-citation><text:note-body><text:p text:style-name="Standard"/><text:list text:style-name="L24"><text:list-item><text:p text:style-name="P35"><text:span text:style-name="VimmBibRef">Ibid.,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35"><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text:soft-page-break/>Ones.<text:note text:id="ftn738"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39" text:note-class="footnote"><text:note-citation>2</text:note-citation><text:note-body><text:p text:style-name="Standard"><text:span text:style-name="VimmBibRef">Ibid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40"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41" text:note-class="footnote"><text:note-citation>4</text:note-citation><text:note-body><text:p text:style-name="Standard"><text:span text:style-name="VimmBibRef">Ibid.</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42" text:note-class="footnote"><text:note-citation>5</text:note-citation><text:note-body><text:p text:style-name="Standard"><text:span text:style-name="VimmBibRef">Ibid.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text:soft-page-break/>scrutiny.<text:note text:id="ftn743" text:note-class="footnote"><text:note-citation>1</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44" text:note-class="footnote"><text:note-citation>2</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text:soft-page-break/>meditation, <text:span text:style-name="VimmPali">jhāna</text:span>, will fall away. Therefore the new yogin should not go far quickly. He should go gradually. At first one <text:span text:style-name="VimmPali">shaku</text:span>;<text:note text:id="ftn745" text:note-class="footnote"><text:note-citation>1</text:note-citation><text:note-body><text:p text:style-name="Standard">Nearl<text:span text:style-name="T34">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46" text:note-class="footnote"><text:note-citation>2</text:note-citation><text:note-body><text:p text:style-name="Standard">Cp.</text:p><text:list text:style-name="L25"><text:list-item><text:p text:style-name="P36"><text:span text:style-name="VimmBibRef">A. I, 24</text:span>: <text:span text:style-name="VimmBibQuote">Etad aggaṁ bhikkhave </text:span><text:span text:style-name="VimmBibQuote"><text:span text:style-name="T12">mama sāvakāna</text:span></text:span><text:span text:style-name="VimmBibQuote">ṁ</text:span><text:span text:style-name="VimmBibQuote"><text:span text:style-name="T12"> bhikkhūna</text:span></text:span><text:span text:style-name="VimmBibQuote">ṁ</text:span><text:span text:style-name="VimmBibQuote"><text:span text:style-name="T12"> </text:span></text:span><text:span text:style-name="VimmBibQuote">manomayaṁ </text:span><text:span text:style-name="VimmBibQuote"><text:span text:style-name="T12">kāya</text:span></text:span><text:span text:style-name="VimmBibQuote">ṁ </text:span><text:span text:style-name="VimmBibQuote"><text:span text:style-name="T12">abhinimminantāna</text:span></text:span><text:span text:style-name="VimmBibQuote">ṁ</text:span><text:span text:style-name="VimmBibQuote"><text:span text:style-name="T12"> </text:span></text:span><text:span text:style-name="VimmBibQuote">yadidaṁ Cullapanthako</text:span> (= <text:span text:style-name="VimmBibQuote">So </text:span><text:span text:style-name="VimmBibQuote"><text:span text:style-name="T12">ñāṇaparipāka</text:span></text:span><text:span text:style-name="VimmBibQuote">ṁ</text:span><text:span text:style-name="VimmBibQuote"><text:span text:style-name="T12"> āgamma </text:span></text:span><text:span text:style-name="VimmBibQuote">tattha khayavayaṁ </text:span><text:span text:style-name="VimmBibQuote"><text:span text:style-name="T12">paṭṭhapetvā </text:span></text:span><text:span text:style-name="VimmBibQuote">cintesi: idaṁ coḷakha</text:span><text:span text:style-name="VimmBibQuote"><text:span text:style-name="T12">ṇḍ</text:span></text:span><text:span text:style-name="VimmBibQuote">aṁ </text:span><text:span text:style-name="VimmBibQuote"><text:span text:style-name="T12">pakatiyā </text:span></text:span><text:span text:style-name="VimmBibQuote">pa</text:span><text:span text:style-name="VimmBibQuote"><text:span text:style-name="T12">ṇḍ</text:span></text:span><text:span text:style-name="VimmBibQuote">araṁ parisuddhaṁ u</text:span><text:span text:style-name="VimmBibQuote"><text:span text:style-name="T12">pādiṇṇakasarīra</text:span></text:span><text:span text:style-name="VimmBibQuote">ṁ</text:span><text:span text:style-name="VimmBibQuote"><text:span text:style-name="T12"> nissāya </text:span></text:span><text:span text:style-name="VimmBibQuote">kiliṭṭhaṁ j</text:span><text:span text:style-name="VimmBibQuote"><text:span text:style-name="T12">āt</text:span></text:span><text:span text:style-name="VimmBibQuote">aṁ, cittam pi evaṁgatikam </text:span><text:span text:style-name="VimmBibQuote"><text:span text:style-name="T12">evā ti. Samādhim bhāvetvā cattāri rūpāvacarajjhānāni padakāni katvā </text:span></text:span><text:span text:style-name="VimmBibQuote">saha </text:span><text:span text:style-name="VimmBibQuote"><text:span text:style-name="T12">paṭisambhidāhi </text:span></text:span><text:span text:style-name="VimmBibQuote">arahattaṁ </text:span><text:span text:style-name="VimmBibQuote"><text:span text:style-name="T12">pāpuṇi. </text:span></text:span><text:span text:style-name="VimmBibQuote">So </text:span><text:span text:style-name="VimmBibQuote"><text:span text:style-name="T12">manomayañāṇalābhi hutvā </text:span></text:span><text:span text:style-name="VimmBibQuote">eko </text:span><text:span text:style-name="VimmBibQuote"><text:span text:style-name="T12">hutvā bahudhā, bahudhā hutvā eko bhavitu</text:span></text:span><text:span text:style-name="VimmBibQuote">ṁ</text:span><text:span text:style-name="VimmBibQuote"><text:span text:style-name="T12"> samattho ahosi.</text:span></text:span><text:span text:style-name="T12">—</text:span><text:span text:style-name="VimmBibRef"><text:span text:style-name="T12">Mp. I, 216</text:span></text:span><text:span text:style-name="T12">).</text:span></text:p></text:list-item><text:list-item><text:p text:style-name="P36"><text:span text:style-name="VimmBibRef"><text:span text:style-name="T12">Pts. II, 207</text:span></text:span><text:span text:style-name="T12">: </text:span><text:span text:style-name="VimmBibQuote"><text:span text:style-name="T12">‘Eko pi hutvā bhudhā hotīti’. Pakatiyā eko bahula</text:span></text:span><text:span text:style-name="VimmBibQuote">ṁ</text:span><text:span text:style-name="VimmBibQuote"><text:span text:style-name="T12"> āvajjati, sata</text:span></text:span><text:span text:style-name="VimmBibQuote">ṁ</text:span><text:span text:style-name="VimmBibQuote"><text:span text:style-name="T12"> vā sahassa</text:span></text:span><text:span text:style-name="VimmBibQuote">ṁ</text:span><text:span text:style-name="VimmBibQuote"><text:span text:style-name="T12"> vā satasahassa</text:span></text:span><text:span text:style-name="VimmBibQuote">ṁ</text:span><text:span text:style-name="VimmBibQuote"><text:span text:style-name="T12"> vā āvajjati; āvajjitvā ñāṇena adhiṭṭhāti ‘bahulo homīti’, bahulo hoti. Yathāyasmā Cullapanthako eko pi hutvā bahudhā hoti, evameva</text:span></text:span><text:span text:style-name="VimmBibQuote">ṁ</text:span><text:span text:style-name="VimmBibQuote"><text:span text:style-name="T12"> so iddhimā cetovasippatto eko pi hutvā bahudhā hoti.</text:span></text:span></text:p><text:p text:style-name="P36"><text:span text:style-name="VimmBibQuote"><text:span text:style-name="T12">‘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47" text:note-class="footnote"><text:note-citation>3</text:note-citation><text:note-body><text:p text:style-name="Standard"><text:span text:style-name="VimmBibRef"><text:span text:style-name="T12">Pts. II, 207-8</text:span></text:span><text:span text:style-name="T12">: </text:span><text:span text:style-name="VimmPali"><text:span text:style-name="T28">‘</text:span></text:span><text:span text:style-name="VimmBibQuote"><text:span text:style-name="T12">Āvibhavan’ ti. Kenaci anāvaṭaṁ hoti appaṭicchannaṁ vivaṭaṁ pākaṭaṁ.</text:span></text:span></text:p><text:p text:style-name="Standard"><text:span text:style-name="VimmBibQuote"><text:span text:style-name="T12">‘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2">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2">‘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text:soft-page-break/>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48" text:note-class="footnote"><text:note-citation>1</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49" text:note-class="footnote"><text:note-citation>2</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50" text:note-class="footnote"><text:note-citation>3</text:note-citation><text:note-body><text:p text:style-name="Standard">Lit. <text:span text:style-name="VimmPali">Devā</text:span>.</text:p></text:note-body></text:note> with divine hearing and he knows Brahmā’s mind with the knowledge of others’ thoughts. That yogin has three formations.<text:note text:id="ftn751" text:note-class="footnote"><text:note-citation>4</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52" text:note-class="footnote"><text:note-citation>5</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text:soft-page-break/>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53"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2">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text:soft-page-break/>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54"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55"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56" text:note-class="footnote"><text:note-citation>3</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text:soft-page-break/>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57"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58"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59"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text:soft-page-break/>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60"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61"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62"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text:soft-page-break/>His lot in the past, the country and the village should be recalled to mind.<text:note text:id="ftn763" text:note-class="footnote"><text:note-citation>1</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64" text:note-class="footnote"><text:note-citation>2</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65" text:note-class="footnote"><text:note-citation>3</text:note-citation><text:note-body><text:p text:style-name="Standard"><text:span text:style-name="VimmPali"><text:span text:style-name="T25">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54">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66" text:note-class="footnote"><text:note-citation>4</text:note-citation><text:note-body><text:p text:style-name="Standard"><text:span text:style-name="VimmPali">Sucaritakammanibbatta</text:span>.</text:p></text:note-body></text:note> and that which is produced by the strength of energetic developing.<text:note text:id="ftn767" text:note-class="footnote"><text:note-citation>5</text:note-citation><text:note-body><text:p text:style-name="Standard"><text:span text:style-name="VimmPali"><text:span text:style-name="T25">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text:soft-page-break/>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5">jhāna</text:span></text:span><text:span text:style-name="T25">,</text:span><text:span text:style-name="T9"> </text:span>he attends to and resolves upon the perception of light and the perception of day thus: “This day is like night; this night is like day”<text:note text:id="ftn768" text:note-class="footnote"><text:note-citation>1</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69" text:note-class="footnote"><text:note-citation>2</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divine sight; and with an immeasurable divine sight, I know immeasurable splendour and I see immeasurable forms”.<text:note text:id="ftn770" text:note-class="footnote"><text:note-citation>3</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4">tassa </text:span></text:span><text:span text:style-name="VimmBibQuote">mayhaṁ, </text:span><text:span text:style-name="VimmBibQuote"><text:span text:style-name="T14">Anuruddhā, </text:span></text:span><text:span text:style-name="VimmBibQuote">etad ahosi: </text:span><text:span text:style-name="VimmBibQuote"><text:span text:style-name="T14">Abhijappā </text:span></text:span><text:span text:style-name="VimmBibQuote">kho me </text:span><text:span text:style-name="VimmBibQuote"><text:span text:style-name="T14">udapādi abhijappādhikaraṇañ </text:span></text:span><text:span text:style-name="VimmBibQuote">ca </text:span><text:span text:style-name="VimmBibQuote"><text:span text:style-name="T14">pana</text:span></text:span><text:span text:style-name="VimmBibQuote">... dassanañ ca </text:span><text:span text:style-name="VimmBibQuote"><text:span text:style-name="T14">rūpānaṁ. </text:span></text:span><text:span text:style-name="VimmBibQuote">So ‘haṁ </text:span><text:span text:style-name="VimmBibQuote"><text:span text:style-name="T14">tathā </text:span></text:span><text:span text:style-name="VimmBibQuote">kar</text:span><text:span text:style-name="VimmBibQuote"><text:span text:style-name="T14">issāmi yathā </text:span></text:span><text:span text:style-name="VimmBibQuote">me puna na </text:span><text:span text:style-name="VimmBibQuote"><text:span text:style-name="T14">vicikicchā </text:span></text:span><text:span text:style-name="VimmBibQuote">uppajjissati... na atilīnaviriya</text:span><text:span text:style-name="VimmBibQuote"><text:span text:style-name="T14">ṁ</text:span></text:span><text:span text:style-name="VimmBibQuote"> na </text:span><text:span text:style-name="VimmBibQuote"><text:span text:style-name="T14">abhijappā </text:span></text:span><text:span text:style-name="VimmBibQuote">ti. So kho aha</text:span><text:span text:style-name="VimmBibQuote"><text:span text:style-name="T14">ṁ</text:span></text:span><text:span text:style-name="VimmBibQuote">, </text:span><text:span text:style-name="VimmBibQuote"><text:span text:style-name="T14">Anuruddhā—</text:span></text:span><text:span text:style-name="VimmBibQuote">pe—</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Nānattasaññā </text:span></text:span><text:span text:style-name="VimmBibQuote">kho me </text:span><text:span text:style-name="VimmBibQuote"><text:span text:style-name="T14">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text:span><text:span text:style-name="VimmBibQuote"><text:span text:style-name="T14">ṁ</text:span></text:span><text:span text:style-name="VimmBibQuote">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abhijappā </text:span></text:span><text:span text:style-name="VimmBibQuote">na </text:span><text:span text:style-name="VimmBibQuote"><text:span text:style-name="T14">nānattasaññā </text:span></text:span><text:span text:style-name="VimmBibQuote">ti.</text:span></text:p><text:p text:style-name="Standard"><text:span text:style-name="VimmBibQuote">So kho aha</text:span><text:span text:style-name="VimmBibQuote"><text:span text:style-name="T14">ṁ</text:span></text:span><text:span text:style-name="VimmBibQuote">, </text:span><text:span text:style-name="VimmBibQuote"><text:span text:style-name="T14">Anuruddhā</text:span></text:span><text:span text:style-name="VimmBibQuote">, appamatto </text:span><text:span text:style-name="VimmBibQuote"><text:span text:style-name="T14">ātāpi </text:span></text:span><text:span text:style-name="VimmBibQuote">pahitatto viharanto </text:span><text:span text:style-name="VimmBibQuote"><text:span text:style-name="T14">obhāsañ </text:span></text:span><text:span text:style-name="VimmBibQuote">c’ eva </text:span><text:span text:style-name="VimmBibQuote"><text:span text:style-name="T14">sañjānāmi </text:span></text:span><text:span text:style-name="VimmBibQuote">dassana</text:span><text:span text:style-name="VimmBibQuote"><text:span text:style-name="T14">ñ</text:span></text:span><text:span text:style-name="VimmBibQuote"> ca </text:span><text:span text:style-name="VimmBibQuote"><text:span text:style-name="T14">rūpānaṁ. </text:span></text:span><text:span text:style-name="VimmBibQuote">So kho </text:span><text:span text:style-name="VimmBibQuote"><text:span text:style-name="T14">pana </text:span></text:span><text:span text:style-name="VimmBibQuote">me </text:span><text:span text:style-name="VimmBibQuote"><text:span text:style-name="T14">obhāso </text:span></text:span><text:span text:style-name="VimmBibQuote">na cirass’ eva </text:span><text:span text:style-name="VimmBibQuote"><text:span text:style-name="T14">antaradhāyati </text:span></text:span><text:span text:style-name="VimmBibQuote">dassana</text:span><text:span text:style-name="VimmBibQuote"><text:span text:style-name="T14">ñ</text:span></text:span><text:span text:style-name="VimmBibQuote"> ca </text:span><text:span text:style-name="VimmBibQuote"><text:span text:style-name="T14">rūpānaṁ. 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Ko nu kho hetu ko paccayo yena me </text:span><text:span text:style-name="VimmBibQuote"><text:span text:style-name="T14">obhāso antaradhāyati </text:span></text:span><text:span text:style-name="VimmBibQuote">dassana</text:span><text:span text:style-name="VimmBibQuote"><text:span text:style-name="T14">ñ</text:span></text:span><text:span text:style-name="VimmBibQuote"> ca </text:span><text:span text:style-name="VimmBibQuote"><text:span text:style-name="T14">rūpānan </text:span></text:span><text:span text:style-name="VimmBibQuote">ti? </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Atinijjhāyitattaṁ </text:span></text:span><text:span text:style-name="VimmBibQuote">kho me </text:span><text:span text:style-name="VimmBibQuote"><text:span text:style-name="T14">rūpānaṁ 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m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nānattasaññā </text:span></text:span><text:span text:style-name="VimmBibQuote">na </text:span><text:span text:style-name="VimmBibQuote"><text:span text:style-name="T14">atinijjhāyitattaṁ rūpānan </text:span></text:span><text:span text:style-name="VimmBibQuote">ti. So kho aha</text:span><text:span text:style-name="VimmBibQuote"><text:span text:style-name="T14">ṁ</text:span></text:span><text:span text:style-name="VimmBibQuote">, </text:span><text:span text:style-name="VimmBibQuote"><text:span text:style-name="T14">Anuruddhā, Vicikicchā </text:span></text:span><text:span text:style-name="VimmBibQuote">cittassa upakkileso ti </text:span><text:span text:style-name="VimmBibQuote"><text:span text:style-name="T14">iti viditvā </text:span></text:span><text:span text:style-name="VimmBibQuote">vicikiccha</text:span><text:span text:style-name="VimmBibQuote"><text:span text:style-name="T14">ṁ</text:span></text:span><text:span text:style-name="VimmBibQuote"> cittassa upakkiles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manasikāro </text:span></text:span><text:span text:style-name="VimmBibQuote">cittassa upakkileso ti </text:span><text:span text:style-name="VimmBibQuote"><text:span text:style-name="T14">iti viditvā amanasikāraṁ </text:span></text:span><text:span text:style-name="VimmBibQuote">cittassa upakkilesa</text:span><text:span text:style-name="VimmBibQuote"><text:span text:style-name="T14">ṁ</text:span></text:span><text:span text:style-name="VimmBibQuote"> pajahi</text:span><text:span text:style-name="VimmBibQuote"><text:span text:style-name="T14">ṁ</text:span></text:span><text:span text:style-name="VimmBibQuote">; Thīnamiddha</text:span><text:span text:style-name="VimmBibQuote"><text:span text:style-name="T14">ṁ</text:span></text:span><text:span text:style-name="VimmBibQuote"> cittassa upakkileso ti... pajahi</text:span><text:span text:style-name="VimmBibQuote"><text:span text:style-name="T14">ṁ</text:span></text:span><text:span text:style-name="VimmBibQuote">; Chambhitatta</text:span><text:span text:style-name="VimmBibQuote"><text:span text:style-name="T14">ṁ</text:span></text:span><text:span text:style-name="VimmBibQuote">... pajahi</text:span><text:span text:style-name="VimmBibQuote"><text:span text:style-name="T14">ṁ</text:span></text:span><text:span text:style-name="VimmBibQuote">; Ubbilla</text:span><text:span text:style-name="VimmBibQuote"><text:span text:style-name="T14">ṁ</text:span></text:span><text:span text:style-name="VimmBibQuote">... pajahi</text:span><text:span text:style-name="VimmBibQuote"><text:span text:style-name="T14">ṁ</text:span></text:span><text:span text:style-name="VimmBibQuote">; Duṭṭhull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ccāraddhaviriyaṁ</text:span></text:span><text:span text:style-name="VimmBibQuote">... pajahim; Atilīnaviriy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bhijappā</text:span></text:span><text:span text:style-name="VimmBibQuote">... pajahi</text:span><text:span text:style-name="VimmBibQuote"><text:span text:style-name="T14">ṁ</text:span></text:span><text:span text:style-name="VimmBibQuote">; </text:span><text:span text:style-name="VimmBibQuote"><text:span text:style-name="T14">Nānattasaññā</text:span></text:span><text:span text:style-name="VimmBibQuote">... pajahi</text:span><text:span text:style-name="VimmBibQuote"><text:span text:style-name="T14">ṁ</text:span></text:span><text:span text:style-name="VimmBibQuote">; </text:span><text:span text:style-name="VimmBibQuote"><text:span text:style-name="T14">Atinijjhāyitattaṁ rūpānaṁ </text:span></text:span><text:span text:style-name="VimmBibQuote">cittassa upakkileso ti </text:span><text:span text:style-name="VimmBibQuote"><text:span text:style-name="T14">iti viditvā atinijjhāyitattaṁ rūpānaṁ cittassa upakkileso ti iti viditvā atinijjhāyitattaṁ rūpānaṁ cittassa upakkilesaṁ pajahiṁ.</text:span></text:span></text:p><text:p text:style-name="Standard"><text:span text:style-name="VimmBibQuote"><text:span text:style-name="T14">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4">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4">ī</text:span></text:span><text:span text:style-name="VimmBibQuote">namiddha</text:span><text:span text:style-name="VimmBibQuote"><text:span text:style-name="T14">ṁ... pahīno ahosi; Chambhitattaṁ... pahīno ahosi; Ubbillaṁ... pahīno ahosi; Duṭṭhullaṁ... pahīno ahosi; Accāraddhaviriyaṁ... pahīno ahosi; </text:span></text:span><text:span text:style-name="VimmBibQuote">Atil</text:span><text:span text:style-name="VimmBibQuote"><text:span text:style-name="T14">ī</text:span></text:span><text:span text:style-name="VimmBibQuote">naviriya</text:span><text:span text:style-name="VimmBibQuote"><text:span text:style-name="T14">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text:soft-page-break/>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1">rn</text:span>al-object. <text:note text:id="ftn771" text:note-class="footnote"><text:note-citation>1</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72" text:note-class="footnote"><text:note-citation>2</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2">kammaresult.</text:span> Here, through the knowledge of the future, he knows the arising of the form of the future.<text:note text:id="ftn773" text:note-class="footnote"><text:note-citation>3</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world.<text:note text:id="ftn774" text:note-class="footnote"><text:note-citation>4</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text:soft-page-break/>such a man will be born in such and such a world through such and such a kamma.<text:note text:id="ftn775" text:note-class="footnote"><text:note-citation>1</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76" text:note-class="footnote"><text:note-citation>2</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2">tat</text:span></text:span><text:span text:style-name="VimmBibQuote">t</text:span><text:span text:style-name="VimmBibQuote"><text:span text:style-name="T22">ha gantvā taṁ mārethā’ </text:span></text:span><text:span text:style-name="VimmBibQuote">ti tesa</text:span><text:span text:style-name="VimmBibQuote"><text:span text:style-name="T22">ṁ</text:span></text:span><text:span text:style-name="VimmBibQuote"> </text:span><text:span text:style-name="VimmBibQuote"><text:span text:style-name="T22">kahāpaṇe </text:span></text:span><text:span text:style-name="VimmBibQuote">ada</text:span><text:span text:style-name="VimmBibQuote"><text:span text:style-name="T22">ṁ</text:span></text:span><text:span text:style-name="VimmBibQuote">su. Cor</text:span><text:span text:style-name="VimmBibQuote"><text:span text:style-name="T22">ā</text:span></text:span><text:span text:style-name="VimmBibQuote"> dhanalobhena </text:span><text:span text:style-name="VimmBibQuote"><text:span text:style-name="T22">sampaṭicchitvā </text:span></text:span><text:span text:style-name="VimmBibQuote">‘thera</text:span><text:span text:style-name="VimmBibQuote"><text:span text:style-name="T22">ṁ</text:span></text:span><text:span text:style-name="VimmBibQuote"> </text:span><text:span text:style-name="VimmBibQuote"><text:span text:style-name="T22">māressamā</text:span></text:span><text:span text:style-name="VimmBibQuote">’ ti </text:span><text:span text:style-name="VimmBibQuote"><text:span text:style-name="T22">gantvā </text:span></text:span><text:span text:style-name="VimmBibQuote"><text:span text:style-name="T9">tassa </text:span></text:span><text:span text:style-name="VimmBibQuote"><text:span text:style-name="T22">vasanaṭṭhānaṁ parivāresuṁ. </text:span></text:span><text:span text:style-name="VimmBibQuote">Thero </text:span><text:span text:style-name="VimmBibQuote"><text:span text:style-name="T22">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2">sampatte thero attanā katakammassa ākaḍḍhanabhāvaṁ ñatvā na apagañchi. Corā gahetvā theraṁ </text:span></text:span><text:span text:style-name="VimmBibQuote"><text:span text:style-name="T9">taṇḍlulakaṇamatt</text:span></text:span><text:span text:style-name="VimmBibQuote"><text:span text:style-name="T22">ā</text:span></text:span><text:span text:style-name="VimmBibQuote"><text:span text:style-name="T9">ni </text:span></text:span><text:span text:style-name="VimmBibQuote"><text:span text:style-name="T22">’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2">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ext:soft-page-break/>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pan text:style-name="VimmQA">A.</text:span> The seeing, by the mind, of objects as they are—this is called wisdom.<text:note text:id="ftn777" text:note-class="footnote"><text:note-citation>1</text:note-citation><text:note-body><text:p text:style-name="Standard"><text:span text:style-name="VimmPali">Yathābhūtañāṇadassana</text:span>.—Cp.</text:p><text:list text:style-name="L26"><text:list-item><text:p text:style-name="P37"><text:span text:style-name="VimmBibRef">S. III, 13</text:span>: <text:span text:style-name="VimmBibQuote">Samādhim bhikkhave bhāvetha, samāhito bhikkhave bhikkhu yathābhūtam pajānāti.</text:span></text:p></text:list-item><text:list-item><text:p text:style-name="P37"><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37"><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37"><text:span text:style-name="VimmBibRef">D. II, 313</text:span>: <text:span text:style-name="VimmBibQuote">Katamo ca bhikkhave sammā-samādhi?</text:span></text:p><text:p text:style-name="P37"><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37"><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text:soft-page-break/>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78"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79"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80" text:note-class="footnote"><text:note-citation>3</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81" text:note-class="footnote"><text:note-citation>4</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text:soft-page-break/>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82" text:note-class="footnote"><text:note-citation>1</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83" text:note-class="footnote"><text:note-citation>2</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84" text:note-class="footnote"><text:note-citation>3</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85" text:note-class="footnote"><text:note-citation>4</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text:soft-page-break/>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called wisdom of the formless element. Wisdom of the Paths and the Fruits is called unfettered wisdom.<text:note text:id="ftn786"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87" text:note-class="footnote"><text:note-citation>2</text:note-citation><text:note-body><text:p text:style-name="Standard"><text:span text:style-name="VimmBibRef"><text:span text:style-name="T9">D. III, 226</text:span></text:span><text:span text:style-name="T9">: </text:span><text:span text:style-name="VimmBibQuote"><text:span text:style-name="T25">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88"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text:soft-page-break/>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89" text:note-class="footnote"><text:note-citation>1</text:note-citation><text:note-body><text:p text:style-name="Standard"><text:span text:style-name="VimmBibRef">Ibid.</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90" text:note-class="footnote"><text:note-citation>2</text:note-citation><text:note-body><text:p text:style-name="Standard"><text:span text:style-name="VimmBibRef">Ibid.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91" text:note-class="footnote"><text:note-citation>3</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92" text:note-class="footnote"><text:note-citation>4</text:note-citation><text:note-body><text:p text:style-name="Standard"><text:span text:style-name="VimmBibRef"><text:span text:style-name="T9">Ibid</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93" text:note-class="footnote"><text:note-citation>5</text:note-citation><text:note-body><text:p text:style-name="Standard"><text:span text:style-name="T25">* </text:span><text:span text:style-name="VimmPali"><text:span text:style-name="T25">Sutta, geyya, veyy</text:span></text:span><text:span text:style-name="VimmPali">ā</text:span><text:span text:style-name="VimmPali"><text:span text:style-name="T25">kara</text:span></text:span><text:span text:style-name="VimmPali">ṇ</text:span><text:span text:style-name="VimmPali"><text:span text:style-name="T25">a, g</text:span></text:span><text:span text:style-name="VimmPali">ā</text:span><text:span text:style-name="VimmPali"><text:span text:style-name="T25">th</text:span></text:span><text:span text:style-name="VimmPali">ā</text:span><text:span text:style-name="VimmPali"><text:span text:style-name="T25">, ud</text:span></text:span><text:span text:style-name="VimmPali">ā</text:span><text:span text:style-name="VimmPali"><text:span text:style-name="T25">na, itivuttaka, j</text:span></text:span><text:span text:style-name="VimmPali">ā</text:span><text:span text:style-name="VimmPali"><text:span text:style-name="T25">tak</text:span></text:span><text:span text:style-name="VimmPali">ā</text:span><text:span text:style-name="VimmPali"><text:span text:style-name="T25">, abbhutadhamma vepulla (vedalla)</text:span></text:span><text:span text:style-name="T25">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94" text:note-class="footnote"><text:note-citation>6</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95" text:note-class="footnote"><text:note-citation>7</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text:soft-page-break/>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96" text:note-class="footnote"><text:note-citation>1</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RANSLATED IN RYO BY TIPITAKA <text:span text:style-name="T14">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97" text:note-class="footnote"><text:note-citation>2</text:note-citation><text:note-body><text:p text:style-name="Standard"><text:span text:style-name="VimmPali">Khandha-upāya</text:span></text:p></text:note-body></text:note> sense-organ-method,<text:note text:id="ftn798" text:note-class="footnote"><text:note-citation>3</text:note-citation><text:note-body><text:p text:style-name="Standard"><text:span text:style-name="VimmPali">Āyatana-upāya</text:span></text:p></text:note-body></text:note> element-method,<text:note text:id="ftn799" text:note-class="footnote"><text:note-citation>4</text:note-citation><text:note-body><text:p text:style-name="Standard"><text:span text:style-name="VimmPali">Dhātu-upāya</text:span></text:p></text:note-body></text:note> conditioned-arising-method<text:note text:id="ftn800" text:note-class="footnote"><text:note-citation>5</text:note-citation><text:note-body><text:p text:style-name="Standard"><text:span text:style-name="VimmPali">Paṭiccasamuppāda-upāya</text:span></text:p></text:note-body></text:note> and truth-method.<text:note text:id="ftn801" text:note-class="footnote"><text:note-citation>6</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802" text:note-class="footnote"><text:note-citation>7</text:note-citation><text:note-body><text:p text:style-name="Standard"><text:span text:style-name="VimmPali">Rūpa</text:span>.</text:p></text:note-body></text:note> the aggregate of feeling,<text:note text:id="ftn803" text:note-class="footnote"><text:note-citation>8</text:note-citation><text:note-body><text:p text:style-name="Standard"><text:span text:style-name="VimmPali"><text:span text:style-name="T26">Vedan</text:span></text:span><text:span text:style-name="VimmPali">ā</text:span></text:p></text:note-body></text:note> the aggregate of perception,<text:note text:id="ftn804" text:note-class="footnote"><text:note-citation>9</text:note-citation><text:note-body><text:p text:style-name="Standard"><text:span text:style-name="VimmPali">Saññā</text:span></text:p></text:note-body></text:note> the aggregate of formation,<text:note text:id="ftn805" text:note-class="footnote"><text:note-citation>10</text:note-citation><text:note-body><text:p text:style-name="Standard"><text:span text:style-name="VimmPali">Saṅkhārā</text:span></text:p></text:note-body></text:note> and the Aggregate of consciousness.<text:note text:id="ftn806" text:note-class="footnote"><text:note-citation>11</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807" text:note-class="footnote"><text:note-citation>12</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808" text:note-class="footnote"><text:note-citation>13</text:note-citation><text:note-body><text:p text:style-name="Standard"><text:span text:style-name="VimmPali">Paṭhavī-dhātu</text:span></text:p></text:note-body></text:note> water-element,<text:note text:id="ftn809" text:note-class="footnote"><text:note-citation>14</text:note-citation><text:note-body><text:p text:style-name="Standard"><text:span text:style-name="VimmPali">Āpo-dhātu</text:span></text:p></text:note-body></text:note> fire-element,<text:note text:id="ftn810" text:note-class="footnote"><text:note-citation>15</text:note-citation><text:note-body><text:p text:style-name="Standard"><text:span text:style-name="VimmPali">Tejo-dhātu</text:span></text:p></text:note-body></text:note> air-element.<text:note text:id="ftn811" text:note-class="footnote"><text:note-citation>16</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ext:soft-page-break/>the air-element? That which has the nature of moving and the nature of supporting. This is called the air-element.<text:note text:id="ftn812" text:note-class="footnote"><text:note-citation>1</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text:span text:style-name="T58">i</text:span>bility of matter, integration of matter, continuity of matter, decay of matter, impermanency of matter, solid food, the basis of the material element and the material quality of torpor.<text:note text:id="ftn814" text:note-class="footnote"><text:note-citation>2</text:note-citation><text:note-body><text:p text:style-name="Standard"><text:span text:style-name="VimmPali">Middharūpaṁ</text:span>.</text:p><text:list text:style-name="L28"><text:list-item><text:p text:style-name="P38">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38"><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3">paṭikkhipitabb</text:span></text:span><text:span text:style-name="VimmBibQuote">ā</text:span><text:span text:style-name="VimmBibQuote"><text:span text:style-name="T13">.</text:span></text:span></text:p><text:p text:style-name="P94">698. Arūpe pi pan’ etassa, middhass’ uppatti-pā<text:span text:style-name="T13">ṭ</text:span>hato<text:line-break/>ni<text:span text:style-name="T13">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15" text:note-class="footnote"><text:note-citation>3</text:note-citation><text:note-body><text:p text:style-name="Standard"><text:span text:style-name="VimmBibRef">M. III, 285</text:span>: <text:span text:style-name="VimmBibQuote">Cakkhuñ ca, bhikkhave, </text:span><text:span text:style-name="VimmBibQuote"><text:span text:style-name="T14">paṭicca rūpe </text:span></text:span><text:span text:style-name="VimmBibQuote">ca uppajjati </text:span><text:span text:style-name="VimmBibQuote"><text:span text:style-name="T14">cakkhuvi</text:span></text:span><text:span text:style-name="VimmBibQuote">ññāṇaṁ</text:span><text:span text:style-name="VimmBibQuote"><text:span text:style-name="T14">.</text:span></text:span></text:p></text:note-body></text:note> This is called the <text:span text:style-name="T22">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16" text:note-class="footnote"><text:note-citation>4</text:note-citation><text:note-body><text:p text:style-name="Standard"><text:span text:style-name="VimmBibRef">S. IV, 132</text:span>: <text:span text:style-name="VimmBibQuote">Cakkhuṁ bhikkhave </text:span><text:span text:style-name="VimmBibQuote"><text:span text:style-name="T14">pur</text:span></text:span><text:span text:style-name="VimmBibQuote">āṇ</text:span><text:span text:style-name="VimmBibQuote"><text:span text:style-name="T14">akamma</text:span></text:span><text:span text:style-name="VimmBibQuote">ṁ</text:span><text:span text:style-name="VimmBibQuote"><text:span text:style-name="T14"> </text:span></text:span><text:span text:style-name="VimmBibQuote">abhisaṅkhataṁ abhisañcetayitaṁ vedaniyaṁ daṭṭhabbaṁ ...pe... </text:span><text:span text:style-name="VimmBibQuote"><text:span text:style-name="T14">givh</text:span></text:span><text:span text:style-name="VimmBibQuote">ā</text:span><text:span text:style-name="VimmBibQuote"><text:span text:style-name="T14">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text:span></text:span><text:span text:style-name="VimmBibQuote">ā</text:span><text:span text:style-name="VimmBibQuote"><text:span text:style-name="T14"> abhisa</text:span></text:span><text:span text:style-name="VimmBibQuote">ñ</text:span><text:span text:style-name="VimmBibQuote"><text:span text:style-name="T14">cetayit</text:span></text:span><text:span text:style-name="VimmBibQuote">ā</text:span><text:span text:style-name="VimmBibQuote"><text:span text:style-name="T14"> vedaniy</text:span></text:span><text:span text:style-name="VimmBibQuote">ā</text:span><text:span text:style-name="VimmBibQuote"><text:span text:style-name="T14"> da</text:span></text:span><text:span text:style-name="VimmBibQuote">ṭṭ</text:span><text:span text:style-name="VimmBibQuote"><text:span text:style-name="T14">habb</text:span></text:span><text:span text:style-name="VimmBibQuote">ā</text:span><text:span text:style-name="VimmBibQuote"><text:span text:style-name="T14"> ...Mano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o abhisa</text:span></text:span><text:span text:style-name="VimmBibQuote">ñ</text:span><text:span text:style-name="VimmBibQuote"><text:span text:style-name="T14">cetayito vedaniyo da</text:span></text:span><text:span text:style-name="VimmBibQuote">ṭṭ</text:span><text:span text:style-name="VimmBibQuote"><text:span text:style-name="T14">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17" text:note-class="footnote"><text:note-citation>5</text:note-citation><text:note-body><text:p text:style-name="Standard"><text:span text:style-name="VimmBibRef"><text:span text:style-name="T14">Vis. Mag. </text:span></text:span><text:span text:style-name="VimmPali"><text:span text:style-name="T26">446;</text:span></text:span><text:span text:style-name="T14"> </text:span><text:span text:style-name="VimmBibRef"><text:span text:style-name="T14">Abhmv. 66</text:span></text:span><text:span text:style-name="VimmPali"><text:span text:style-name="T26">;</text:span></text:span><text:span text:style-name="T14"> </text:span><text:span text:style-name="VimmBibRef"><text:span text:style-name="T14">Dhs. A. 307</text:span></text:span><text:span text:style-name="T14">:</text:span></text:p><text:p text:style-name="VimmVersePali"><text:span text:style-name="T14">Vuttam pi c’ eta</text:span>ṁ<text:span text:style-name="T14"> Dhammasen</text:span>ā<text:span text:style-name="T14">patin</text:span>ā<text:span text:style-name="T14">:<text:line-break/>Yena cakkhuppas</text:span>ā<text:span text:style-name="T14">dena rūp</text:span>ā<text:span text:style-name="T14">ni samanupassati<text:line-break/>paritta</text:span>ṁ<text:span text:style-name="T14"> sukhuma</text:span>ṁ<text:span text:style-name="T14"> c’ eta</text:span>ṁ<text:span text:style-name="T14"> ūk</text:span>ā<text:span text:style-name="T14">sirasamūpaman ti.</text:span></text:p><text:p text:style-name="Standard"><text:span text:style-name="T14">The common </text:span>source of this <text:span text:style-name="T14">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2">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2">senseorgan</text:span> of ear.<text:note text:id="ftn818" text:note-class="footnote"><text:note-citation>6</text:note-citation><text:note-body><text:p text:style-name="Standard">Cp. <text:span text:style-name="VimmBibRef">Abhmv. 66</text:span>: <text:span text:style-name="VimmBibQuote"><text:span text:style-name="T14">Suṇātīti </text:span></text:span><text:span text:style-name="VimmBibQuote">sotaṁ; taṁ </text:span><text:span text:style-name="VimmBibQuote"><text:span text:style-name="T14">tanu-tamba-lomācite aṅguliveṭhaka-saṇṭhāne </text:span></text:span><text:span text:style-name="VimmBibQuote">padese </text:span><text:span text:style-name="VimmBibQuote"><text:span text:style-name="T14">vuttappakārāhi dhātūhi </text:span></text:span><text:span text:style-name="VimmBibQuote">kat’ ū</text:span><text:span text:style-name="VimmBibQuote"><text:span text:style-name="T14">pakāra</text:span></text:span><text:span text:style-name="VimmBibQuote">ṁ</text:span><text:span text:style-name="VimmBibQuote"><text:span text:style-name="T14"> </text:span></text:span><text:span text:style-name="VimmBibQuote">utu-citt’ </text:span><text:span text:style-name="VimmBibQuote"><text:span text:style-name="T14">āhārehi upatthambhiyamāna</text:span></text:span><text:span text:style-name="VimmBibQuote">ṁ</text:span><text:span text:style-name="VimmBibQuote"><text:span text:style-name="T14"> āyunā paripāliyamāna</text:span></text:span><text:span text:style-name="VimmBibQuote">ṁ</text:span><text:span text:style-name="VimmBibQuote"><text:span text:style-name="T14">, sotaviññāṇādīna</text:span></text:span><text:span text:style-name="VimmBibQuote">ṁ</text:span><text:span text:style-name="VimmBibQuote"><text:span text:style-name="T14"> vatthu-dvāra-bhāva</text:span></text:span><text:span text:style-name="VimmBibQuote">ṁ</text:span><text:span text:style-name="VimmBibQuote"><text:span text:style-name="T14"> sādhayamāna</text:span></text:span><text:span text:style-name="VimmBibQuote">ṁ</text:span><text:span text:style-name="VimmBibQuote"><text:span text:style-name="T14"> tiṭṭhati.</text:span></text:span></text:p></text:note-body></text:note></text:p>
      <text:h text:style-name="Heading_20_4" text:outline-level="4" text:is-list-header="true"><text:soft-page-break/>Sense-organ of nose</text:h>
      <text:p text:style-name="VimmBody">What is the sense-organ of nose? By this odours are sensed. Odour impinging on this, olfactory consciousness arises. This is called the <text:span text:style-name="T22">senseorgan</text:span> of nose. And again, the sensory matter that, in the interior of the nose, where the three meet,<text:note text:id="ftn819" text:note-class="footnote"><text:note-citation>2</text:note-citation><text:note-body><text:p text:style-name="Standard"><text:span text:style-name="T14">Cp. </text:span><text:span text:style-name="VimmBibRef">Ibid.</text:span>: <text:span text:style-name="VimmBibQuote"><text:span text:style-name="T14">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20" text:note-class="footnote"><text:note-citation>3</text:note-citation><text:note-body><text:p text:style-name="Standard"><text:span text:style-name="T14">A </text:span>sort of ebony, <text:span text:style-name="VimmPali"><text:span text:style-name="T26">Bauhinia variegata</text:span></text:span>— P.T.S. Dict.</text:p></text:note-body></text:note> (flower in shape), is produced by the four primaries, according to past <text:span text:style-name="VimmPali">kamma</text:span>, and in which the primary of air is in excess, is called the <text:span text:style-name="T22">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21" text:note-class="footnote"><text:note-citation>4</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22" text:note-class="footnote"><text:note-citation>5</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text:soft-page-break/>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2">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23"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24" text:note-class="footnote"><text:note-citation>2</text:note-citation><text:note-body><text:p text:style-name="Standard"><text:span text:style-name="VimmPali">Cakkhu-dasaka-, sota-dasaka-, </text:span><text:span text:style-name="VimmPali"><text:span text:style-name="T25">ghāna-dasaka</text:span></text:span><text:span text:style-name="VimmPali">-, </text:span><text:span text:style-name="VimmPali"><text:span text:style-name="T25">kāya-dasaka-, itthindriya-dasaka-, </text:span></text:span><text:span text:style-name="VimmPali">puris-</text:span><text:span text:style-name="VimmPali"><text:span text:style-name="T25">indriya-dasaka-, āyatana-dasaka-kalāpa</text:span></text:span><text:span text:style-name="T9"> </text:span>(possibly for <text:span text:style-name="VimmPali">hadayavatthu</text:span>); <text:span text:style-name="VimmPali"><text:span text:style-name="T25">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25" text:note-class="footnote"><text:note-citation>3</text:note-citation><text:note-body><text:p text:style-name="Standard"><text:span text:style-name="VimmPali">Ojā</text:span> according to <text:span text:style-name="VimmBibRef"><text:span text:style-name="T61">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26"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oft-page-break/><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27"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28"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29" text:note-class="footnote"><text:note-citation>3</text:note-citation><text:note-body><text:p text:style-name="Standard"><text:span text:style-name="VimmBibRef">Abhms. 77, v. 746</text:span>:</text:p><text:p text:style-name="VimmVersePali">Gabb<text:span text:style-name="T24">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30" text:note-class="footnote"><text:note-citation>4</text:note-citation><text:note-body><text:p text:style-name="Standard"/><text:list text:style-name="L29"><text:list-item><text:p text:style-name="P39"><text:span text:style-name="VimmBibRef">Ibid. v. 747</text:span>:</text:p><text:p text:style-name="P95">Abhāva-gabb<text:span text:style-name="T24">h</text:span>aseyyānaṁ; aṇḍajānañ ca vīsati<text:line-break/>bhavanti pana rūpāni, kāyavatthuvasena tu,</text:p></text:list-item><text:list-item><text:p text:style-name="P39">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text:soft-page-break/>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31"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32"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33"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2">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34"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text:soft-page-break/>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35"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36" text:note-class="footnote"><text:note-citation>2</text:note-citation><text:note-body><text:p text:style-name="Standard"><text:span text:style-name="VimmBibRef">Ibid.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37"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38"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39"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40"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text:soft-page-break/>uncertainty. From the point of object, there are six kinds thus: form-perception, sound-perception, perception of odour, perception of taste, perception of contact, perception of ideas.<text:note text:id="ftn841" text:note-class="footnote"><text:note-citation>1</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42" text:note-class="footnote"><text:note-citation>2</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43" text:note-class="footnote"><text:note-citation>3</text:note-citation><text:note-body><text:p text:style-name="Standard"><text:span text:style-name="VimmPali"><text:span text:style-name="T25">Phassa, cetanā, vitakka, vicāra, pīti, saddhā, viriya, sati, samādhi, paññā, jīvitindriya, nīrvaraṇe</text:span></text:span><text:span text:style-name="T9"> </text:span><text:span text:style-name="T25">(</text:span><text:span text:style-name="VimmPali"><text:span text:style-name="T25">pahīna,</text:span></text:span><text:span text:style-name="T9">—</text:span>suggested by <text:span text:style-name="T9">Prof. Higata)</text:span><text:span text:style-name="VimmPali"><text:span text:style-name="T25">, alobha, adosa, hiri, ottappa passaddhi, chanda, adhimokkha, upekkhā, manasikāra, lobha, dosa, moha, māna, diṭṭ</text:span></text:span><text:span text:style-name="VimmPali">hi, </text:span><text:span text:style-name="VimmPali"><text:span text:style-name="T25">uddhacca</text:span></text:span><text:span text:style-name="VimmPali">kukkucca</text:span> (in the explanation <text:span text:style-name="VimmPali">thin</text:span><text:span text:style-name="VimmPali"><text:span text:style-name="T25">a</text:span></text:span><text:span text:style-name="T9"> </text:span>is substituted for <text:span text:style-name="VimmPali">kukkucca</text:span>)<text:span text:style-name="VimmPali">, </text:span><text:span text:style-name="VimmPali"><text:span text:style-name="T25">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44" text:note-class="footnote"><text:note-citation>4</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45" text:note-class="footnote"><text:note-citation>5</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46" text:note-class="footnote"><text:note-citation>6</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47" text:note-class="footnote"><text:note-citation>7</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text:soft-page-break/>near cause. Life-faculty is formless <text:span text:style-name="VimmPali">dhamma</text:span>. This is life. It is like water to lotus.<text:note text:id="ftn848" text:note-class="footnote"><text:note-citation>1</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49" text:note-class="footnote"><text:note-citation>2</text:note-citation><text:note-body><text:p text:style-name="Standard"/><text:list text:style-name="L30"><text:list-item><text:p text:style-name="P40"><text:span text:style-name="VimmBibRef">Dh. v. 123</text:span>: <text:span text:style-name="VimmBibQuote">Visaṁ jīvitukāmo ‘va, pāpāni parivajjaye.</text:span></text:p></text:list-item><text:list-item><text:p text:style-name="P40"><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50" text:note-class="footnote"><text:note-citation>3</text:note-citation><text:note-body><text:p text:style-name="Standard"/><text:list text:style-name="L31"><text:list-item><text:p text:style-name="P41"><text:span text:style-name="VimmBibRef">Th. v. 1138</text:span>:</text:p><text:p text:style-name="P96">Tathā tu kassāmi yathāpi issaro;<text:line-break/>yaṁ labbhatī tena pi hotu me alaṁ;<text:line-break/>taṁ taṁ karissāmi yathā atandito<text:line-break/>biḷārabhastaṁ va yathā sumadditaṁ.</text:p></text:list-item><text:list-item><text:p text:style-name="P41"><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51" text:note-class="footnote"><text:note-citation>4</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52" text:note-class="footnote"><text:note-citation>5</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text:soft-page-break/>four supernormal powers are its near cause. Resolve is the inclination of the mind. It is like water flowing deep downwards.<text:note text:id="ftn853"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54"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55"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56"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57"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58"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ext:soft-page-break/>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59"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text:soft-page-break/>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60" text:note-class="footnote"><text:note-citation>1</text:note-citation><text:note-body><text:p text:style-name="Standard"><text:span text:style-name="VimmPali"><text:span text:style-name="T25">Pañcakkhandhā, pañcupādānakkhandhā, </text:span></text:span><text:span text:style-name="VimmPali">pa</text:span><text:span text:style-name="VimmPali"><text:span text:style-name="T25">ñ</text:span></text:span><text:span text:style-name="VimmPali">cadhammakkhandh</text:span><text:span text:style-name="VimmPali"><text:span text:style-name="T25">ā</text:span></text:span>.</text:p></text:note-body></text:note> Here the five aggregates are all phenomena.<text:note text:id="ftn861"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62"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63" text:note-class="footnote"><text:note-citation>4</text:note-citation><text:note-body><text:p text:style-name="Standard"><text:span text:style-name="VimmPali"><text:span text:style-name="T25">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58">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2">senseorgan</text:span> of tongue, sense-object of taste, sense-organ of body, sense-object of touch, sense-organ of mind, sense-object of ideas.<text:note text:id="ftn864"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text:soft-page-break/>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65"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66"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67"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25">“Paṭiccasamupp</text:span></text:span><text:span text:style-name="VimmPali">ā</text:span><text:span text:style-name="VimmPali"><text:span text:style-name="T25">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68"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69"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text:soft-page-break/>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70" text:note-class="footnote"><text:note-citation>1</text:note-citation><text:note-body><text:p text:style-name="Standard">Cp. Compendium of Philosophy, 127.</text:p></text:note-body></text:note> Of these, those of very great intensity <text:span text:style-name="VimmPageNo">[[319|256]]</text:span> fulfil seven stages and are born in <text:span text:style-name="VimmPali"><text:span text:style-name="T25">avīci</text:span></text:span><text:span text:style-name="T9">,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71" text:note-class="footnote"><text:note-citation>2</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72" text:note-class="footnote"><text:note-citation>3</text:note-citation><text:note-body><text:p text:style-name="Standard">Cp. <text:span text:style-name="VimmBibRef">Compendium of Philosophy, 30</text:span> for mango simile.</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73" text:note-class="footnote"><text:note-citation>4</text:note-citation><text:note-body><text:p text:style-name="Standard">Cp. <text:span text:style-name="VimmBibRef">Ibid. 128</text:span>.</text:p></text:note-body></text:note> Here, feeling and perception should be known through various conditions.</text:p>
      <text:p text:style-name="VimmBody"><text:soft-page-break/>Through the conditioning of right-attention<text:note text:id="ftn874"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75"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76"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text:soft-page-break/>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77"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78"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2">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79"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80"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81"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82" text:note-class="footnote"><text:note-citation>3</text:note-citation><text:note-body><text:p text:style-name="Standard">Cp.</text:p><text:list text:style-name="L32"><text:list-item><text:p text:style-name="P42"><text:span text:style-name="VimmBibRef">Vbh.-a. 196</text:span>: <text:span text:style-name="VimmBibQuote">Bīje sati ankuro viya.</text:span></text:p></text:list-item><text:list-item><text:p text:style-name="P42"><text:span text:style-name="VimmBibRef">Mh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2">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83"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35">b</text:span>y ignorance.<text:note text:id="ftn884" text:note-class="footnote"><text:note-citation>1</text:note-citation><text:note-body><text:p text:style-name="Standard"/><text:list text:style-name="L33"><text:list-item><text:p text:style-name="P43">Cp. <text:span text:style-name="VimmBibRef">S. IV, 50</text:span>: <text:span text:style-name="VimmBibQuote">Avijjā kho bhikkhu eko dhammo yassa pahānā bhikkhuno avijjā pahiyati vijjā uppajjatīti.</text:span></text:p></text:list-item><text:list-item><text:p text:style-name="P43"><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85" text:note-class="footnote"><text:note-citation>2</text:note-citation><text:note-body><text:p text:style-name="Standard">Cp.</text:p><text:list text:style-name="L34"><text:list-item><text:p text:style-name="P44"><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44"><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44"><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86"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87"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88"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89" text:note-class="footnote"><text:note-citation>3</text:note-citation><text:note-body><text:p text:style-name="Standard"><text:span text:style-name="VimmPali">Hetu-phala-sandhi</text:span>.</text:p></text:note-body></text:note> and becoming-link.<text:note text:id="ftn890" text:note-class="footnote"><text:note-citation>4</text:note-citation><text:note-body><text:p text:style-name="Standard"><text:span text:style-name="VimmPali">bhava-sandhi</text:span>.</text:p></text:note-body></text:note> The second link is effect-condition link<text:note text:id="ftn891"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92"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93" text:note-class="footnote"><text:note-citation>7</text:note-citation><text:note-body><text:p text:style-name="Standard">Cp.</text:p><text:list text:style-name="L35"><text:list-item><text:p text:style-name="P45"><text:span text:style-name="VimmBibRef">Abhs. V, par. 12</text:span>: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45"><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45"><text:span text:style-name="VimmBibRef">Ibid.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45"><text:span text:style-name="VimmBibQuote">. . .</text:span></text:p><text:p text:style-name="P45"><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45"><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94"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95"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96" text:note-class="footnote"><text:note-citation>3</text:note-citation><text:note-body><text:p text:style-name="Standard">* The text is very confused here.</text:p></text:note-body></text:note></text:p>
      <text:p text:style-name="VimmBody">Thus consciousness conditions name-form. Name-form conditions consciousness.<text:note text:id="ftn897"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2">senseorgan;</text:span> the being touched is touch; the being felt is feeling. Thus these five states, here, in rebirth-becoming are cause of <text:span text:style-name="VimmPali">kamma</text:span> already done. Thus one should know through twenty ways”.<text:note text:id="ftn898"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99"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TODO">p. 229, note 1 (c), and last note of appendix.</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900"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4">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901" text:note-class="footnote"><text:note-citation>2</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text:soft-page-break/>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902" text:note-class="footnote"><text:note-citation>1</text:note-citation><text:note-body><text:p text:style-name="Standard"><text:span text:style-name="VimmTODO">[NOTE: enumeration added]</text:span></text:p><text:list text:style-name="L36"><text:list-item><text:p text:style-name="P46"><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46"><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46"><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46">Cp. <text:span text:style-name="VimmBibRef">Ibid.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46"><text:span text:style-name="VimmBibRef">Ibid.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idd. I, 128</text:span> which adds <text:span text:style-name="VimmBibQuote"><text:span text:style-name="T9">antoḍāho antopariḍāho</text:span></text:span><text:span text:style-name="T9"> </text:span>to the list.).</text:p><text:p text:style-name="P46"><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46"><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46"><text:span text:style-name="VimmBibQuote">Tattha katamaṁ domanassaṁ? Yaṁ cetasikaṁ asātaṁ cetasikaṁ dukkhaṁ cetosamphassajaṁ asātaṁ dukkhaṁ vedayitaṁ cetosamphassajā asātā dukkhā vedanā: idaṁ vuccati domanassaṁ.</text:span></text:p><text:p text:style-name="P46"><text:span text:style-name="VimmBibQuote">Tattha katamo upāyāso? ñātivyasanena vā phuṭṭhassa ... āyāso upāyāso āyāsitattaṁ upāyāsitattaṁ: ayaṁ vuccati upāyāso.</text:span></text:p><text:p text:style-name="P46"><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46"><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46"><text:span text:style-name="VimmBibRef">Ibid.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46"><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46"><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text:soft-page-break/>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903"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905" text:note-class="footnote"><text:note-citation>2</text:note-citation><text:note-body><text:p text:style-name="Standard"><text:span text:style-name="VimmPali">Ucchedadhiṭṭhi</text:span>.</text:p></text:note-body></text:note> Thus should the Noble Truth of the Origin of ill be known.<text:note text:id="ftn906"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907" text:note-class="footnote"><text:note-citation>4</text:note-citation><text:note-body><text:p text:style-name="Standard"><text:span text:style-name="VimmBibRef">Ibid.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ext:soft-page-break/>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908"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oft-page-break/><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58">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909" text:note-class="footnote"><text:note-citation>1</text:note-citation><text:note-body><text:p text:style-name="Standard"/><text:list text:style-name="L37"><text:list-item><text:p text:style-name="P47"><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47"><text:span text:style-name="VimmBibQuote">...Taṁ kho panidaṁ dukkhasamudayam ariyasaccam pahātabban ti me bhikkhave pubbe...pahīnan ti me bhikkhave pubbe... āloko udapādi.</text:span></text:p><text:p text:style-name="P47"><text:span text:style-name="VimmBibQuote">...Taṁ kho panidaṁ dukkhanirodhaṁ ariyasaccaṁ sacchikātabban ti me bhikkhave pubbe...sacchikatan ti me bhikkhave pubbe... āloko udapādi.</text:span></text:p><text:p text:style-name="P47"><text:span text:style-name="VimmBibQuote">...Taṁ kho panidaṁ dukkhanirodhagāminī paṭipadā ariyasaccam bhāvetabban ti me bhikkhave pubbe...bhāvitan ti me bhikkhave pubbe...āloko udapādi.</text:span></text:p></text:list-item><text:list-item><text:p text:style-name="P47">Cp. <text:span text:style-name="VimmBibRef">Abhmv. vv. 1382-83</text:span>:</text:p><text:p text:style-name="P97">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910" text:note-class="footnote"><text:note-citation>2</text:note-citation><text:note-body><text:p text:style-name="Standard"><text:span text:style-name="VimmPali">Padattha</text:span>.</text:p></text:note-body></text:note> through characteristics,<text:note text:id="ftn911" text:note-class="footnote"><text:note-citation>3</text:note-citation><text:note-body><text:p text:style-name="Standard"><text:span text:style-name="VimmPali">Lakkhaṇa</text:span>.</text:p></text:note-body></text:note> through series in beliefs,<text:note text:id="ftn912" text:note-class="footnote"><text:note-citation>4</text:note-citation><text:note-body><text:p text:style-name="Standard"><text:span text:style-name="VimmPali">Kama</text:span>.</text:p></text:note-body></text:note> through analogy,<text:note text:id="ftn913"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14"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text:soft-page-break/>disease as ill; the cause and condition as origin; the ending of the disease as cessation; and the medicine as the Path. Thus should these be known through series.<text:note text:id="ftn915" text:note-class="footnote"><text:note-citation>1</text:note-citation><text:note-body><text:p text:style-name="Standard">Cp.</text:p><text:list text:style-name="L38"><text:list-item><text:p text:style-name="P48"><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48"><text:span text:style-name="VimmBibRef">A. IV, 340</text:span>: <text:span text:style-name="VimmBibQuote">‘Bhisakko’ ti bhikkhave Tathāgatass’ etaṁ adhivacanaṁ arahato sammāsambuddhassa.</text:span></text:p></text:list-item><text:list-item><text:p text:style-name="P48"><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48"><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48"><text:span text:style-name="VimmBibQuote">Tattha taṇhārogassa samatho bhesajjaṁ, rāgavirāgā cetovimutti arogaṁ. Avijjārogassa vipassanā bhesajjaṁ, avijjāvirāgā paññāvimutti arogaṁ.</text:span></text:p><text:p text:style-name="P48"><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48"><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48"><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16" text:note-class="footnote"><text:note-citation>2</text:note-citation><text:note-body><text:p text:style-name="Standard"/><text:list text:style-name="L39"><text:list-item><text:p text:style-name="P49"><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49"><text:span text:style-name="VimmBibQuote">Mahā udakaṇṇavo ti kho bhikkhave catunnaṁ oghānaṁ adhivacanaṁ, kāmoghassa bhavoghassa diṭṭhoghassa avijjoghassa.</text:span></text:p><text:p text:style-name="P49"><text:span text:style-name="VimmBibQuote">Orimantīraṁ sāsaṅkaṁ sappaṭibhayan ti kho bhikkhave sakkāyassetaṁ adhivacanaṁ.</text:span></text:p><text:p text:style-name="P49"><text:span text:style-name="VimmBibQuote">Pārimantīraṁ khemaṁ appaṭibhayan ti kho bhikkhave nibbānassetaṁ adhivacanaṁ.</text:span></text:p><text:p text:style-name="P49"><text:span text:style-name="VimmBibQuote">Kullan ti kho bhikkhave ariyassetaṁ aṭṭhangikassa maggassa adhivacanaṁ, seyyathīdaṁ sammādiṭṭhiyā. . . pe . . . sammāsamādhissa.</text:span></text:p><text:p text:style-name="P49"><text:span text:style-name="VimmBibQuote">Hatthehi ca pādehi ca vāyāmo ti kho bhikkhave viriyārambhassetaṁ adhivacanaṁ.</text:span></text:p><text:p text:style-name="P49"><text:span text:style-name="VimmBibQuote">Tiṇṇo pārangato thale tiṭṭhati brāhmaṇo ti kho bhikkhave arahato etaṁ adhi-vacanan ti.</text:span></text:p></text:list-item><text:list-item><text:p text:style-name="P49"><text:span text:style-name="VimmBibRef">Sn. 321</text:span>:</text:p><text:p text:style-name="P98">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17" text:note-class="footnote"><text:note-citation>3</text:note-citation><text:note-body><text:p text:style-name="Standard">Cp.</text:p><text:list text:style-name="L40"><text:list-item><text:p text:style-name="P50"><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50"><text:span text:style-name="VimmBibRef">Th. 604, 656</text:span>:</text:p><text:p text:style-name="P99">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50"><text:span text:style-name="VimmBibRef">Dh. 402</text:span>; <text:span text:style-name="VimmBibRef">Sn. 626</text:span>:</text:p><text:p text:style-name="P99">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50"><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50"><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50"><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50"><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50"><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50"><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50"><text:span text:style-name="VimmBibQuote"><text:span text:style-name="T9">Idam avoca Bhagavā . . . etad avoca Satthā:</text:span></text:span></text:p><text:p text:style-name="P99"><text:span text:style-name="T9">Bhārā </text:span>have <text:span text:style-name="T9">pañcakkhandhā,<text:line-break/></text:span>bhārahāro ca puggalo,<text:line-break/>bhārādānaṁ dukkhaṁ loke,<text:line-break/>bhāranikkhepanaṁ sukhaṁ.</text:p><text:p text:style-name="P99">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18" text:note-class="footnote"><text:note-citation>1</text:note-citation><text:note-body><text:p text:style-name="Standard">Cp.</text:p><text:list text:style-name="L41"><text:list-item><text:p text:style-name="P51"><text:span text:style-name="VimmBibRef">D. III, 273</text:span>: <text:span text:style-name="VimmBibQuote">It’ ime dasa </text:span><text:span text:style-name="VimmBibQuote"><text:span text:style-name="T12">dhammā bhūtā tacchā tathā avitathā anaññathā sammā Tathāgatena abhisambuddhā</text:span></text:span><text:span text:style-name="VimmPali"><text:span text:style-name="T28">. </text:span></text:span><text:span text:style-name="T12">(=</text:span><text:span text:style-name="VimmPali"><text:span text:style-name="T28"> </text:span></text:span><text:span text:style-name="VimmBibQuote"><text:span text:style-name="T12">Bhūtā ti sabhāvato vijjamānā. Tacchā ti yathāvā. Tathā ti yathā vuttā tathā sabhāvā. Avitathā ti yathā vuttā na tathā na honti. Anaññathā ti vutta-ppakārato na aññathā</text:span></text:span><text:span text:style-name="T12">—</text:span><text:span text:style-name="VimmBibRef"><text:span text:style-name="T12">Sv. III, 1057</text:span></text:span><text:span text:style-name="T12">).</text:span></text:p></text:list-item><text:list-item><text:p text:style-name="P51"><text:span text:style-name="VimmBibRef"><text:span text:style-name="T12">S. V, 430-31</text:span></text:span><text:span text:style-name="T12">: </text:span><text:span text:style-name="VimmBibQuote"><text:span text:style-name="T12">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2"> (= </text:span><text:span text:style-name="VimmBibQuote"><text:span text:style-name="T12">Sabhāva-vijahan’ aṭṭhena tathaṁ. Dukkhaṁ </text:span></text:span><text:span text:style-name="VimmBibQuote">hi </text:span><text:span text:style-name="VimmBibQuote"><text:span text:style-name="T12">dukkham eva vuttaṁ sabhāvassa amoghatāya avitathaṁ. Na dukkhaṁ adukkhaṁ nāma hoti. Añña-sabhāvānupagamena anaññathaṁ. Na </text:span></text:span><text:span text:style-name="VimmBibQuote">hi </text:span><text:span text:style-name="VimmBibQuote"><text:span text:style-name="T12">dukkhaṁ samudayādi-sabhāvaṁ upagacchati. Samudayādīsu pi es’ eva nayo ti</text:span></text:span><text:span text:style-name="T12">—</text:span><text:span text:style-name="VimmBibRef"><text:span text:style-name="T12">Spk. III, 298</text:span></text:span><text:span text:style-name="T12">).</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19" text:note-class="footnote"><text:note-citation>2</text:note-citation><text:note-body><text:p text:style-name="Standard"><text:span text:style-name="VimmBibRef"><text:span text:style-name="T12">Vbh. 116</text:span></text:span><text:span text:style-name="T12">: </text:span><text:span text:style-name="VimmBibQuote"><text:span text:style-name="T12">Dve saccā lokiyā; dve saccā lokuttarā.</text:span></text:span></text:p></text:note-body></text:note> Mundane truth is canker, fetter, tangle, flood, yoke, hindrance, contact, clinging, defilement.<text:note text:id="ftn920" text:note-class="footnote"><text:note-citation>3</text:note-citation><text:note-body><text:p text:style-name="Standard"><text:span text:style-name="VimmBibRef"><text:span text:style-name="T12">Vbh. 12</text:span></text:span><text:span text:style-name="T12">; </text:span><text:span text:style-name="VimmBibRef"><text:span text:style-name="T12">Dhs. par. 584-85</text:span></text:span><text:span text:style-name="T12">: </text:span><text:span text:style-name="VimmBibQuote"><text:span text:style-name="T12">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21" text:note-class="footnote"><text:note-citation>4</text:note-citation><text:note-body><text:p text:style-name="Standard"><text:span text:style-name="VimmBibRef"><text:span text:style-name="T12">Vbh. 116</text:span></text:span><text:span text:style-name="T12">: </text:span><text:span text:style-name="VimmBibQuote"><text:span text:style-name="T12">Tiṇi saccā saṁkhatā; nirodhasaccaṁ asaṁkhataṁ.</text:span></text:span></text:p></text:note-body></text:note> Three Truths are without<text:note text:id="ftn922" text:note-class="footnote"><text:note-citation>5</text:note-citation><text:note-body><text:p text:style-name="Standard"><text:span text:style-name="VimmPali"><text:span text:style-name="T28">*</text:span></text:span><text:span text:style-name="T12"> </text:span>Should read ‘with’. Perhaps an error (see <text:span text:style-name="VimmTODO">n. 5 below</text:span>).</text:p></text:note-body></text:note> form. The Truth of Ill is with and without form.<text:note text:id="ftn923" text:note-class="footnote"><text:note-citation>6</text:note-citation><text:note-body><text:p text:style-name="Standard"><text:span text:style-name="VimmBibRef">Vbh. 116</text:span>: <text:span text:style-name="VimmBibQuote"><text:span text:style-name="T12">Tiṇi saccā rūpā; </text:span></text:span><text:span text:style-name="VimmBibQuote">dukkasacca</text:span><text:span text:style-name="VimmBibQuote"><text:span text:style-name="T12">ṁ</text:span></text:span><text:span text:style-name="VimmBibQuote"> </text:span><text:span text:style-name="VimmBibQuote"><text:span text:style-name="T12">siyā rūpaṁ siyā arūpaṁ.</text:span></text:span></text:p></text:note-body></text:note> The Truth of Origin is unskilful. The Truth of the Path is skilful. The Truth of Cessation is indeterminate. The Truth of Ill is skilful, unskilful and indeterminate.<text:note text:id="ftn924" text:note-class="footnote"><text:note-citation>7</text:note-citation><text:note-body><text:p text:style-name="Standard"><text:span text:style-name="VimmBibRef">Ibid. </text:span><text:span text:style-name="VimmBibRef"><text:span text:style-name="T12">112</text:span></text:span><text:span text:style-name="T12">: </text:span><text:span text:style-name="VimmBibQuote"><text:span text:style-name="T12">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25" text:note-class="footnote"><text:note-citation>8</text:note-citation><text:note-body><text:p text:style-name="Standard">See <text:span text:style-name="VimmTODO"><text:span text:style-name="T12">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26" text:note-class="footnote"><text:note-citation>9</text:note-citation><text:note-body><text:p text:style-name="Standard"><text:span text:style-name="VimmPali">Samatha</text:span>.</text:p></text:note-body></text:note> and insight<text:note text:id="ftn927" text:note-class="footnote"><text:note-citation>10</text:note-citation><text:note-body><text:p text:style-name="Standard"><text:span text:style-name="VimmPali">Vipassanā</text:span>.</text:p></text:note-body></text:note> are the Path. They are of three kinds thus: (Misery of the suffering of the three planes<text:note text:id="ftn928" text:note-class="footnote"><text:note-citation>11</text:note-citation><text:note-body><text:p text:style-name="Standard">* This whole sentence is given as <text:span text:style-name="VimmPali">dukkha-dukkha</text:span>.</text:p></text:note-body></text:note>) is the Truth of Ill; the three unskilful faculties<text:note text:id="ftn929"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30" text:note-class="footnote"><text:note-citation>1</text:note-citation><text:note-body><text:p text:style-name="Standard"><text:span text:style-name="VimmPali">Sīla, samādhi, paññā</text:span>.</text:p></text:note-body></text:note> are the Path. They are of four kinds thus: (The, four kinds of nutriment)<text:note text:id="ftn931" text:note-class="footnote"><text:note-citation>2</text:note-citation><text:note-body><text:p text:style-name="Standard">The text is not quite clear.</text:p></text:note-body></text:note> are ill. The four kinds of overturning<text:note text:id="ftn932"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33" text:note-class="footnote"><text:note-citation>4</text:note-citation><text:note-body><text:p text:style-name="Standard"><text:span text:style-name="VimmPali">Cattāro satipaṭṭhānā</text:span>.</text:p></text:note-body></text:note> are the Path. They are of five kinds thus: The five states of birth<text:note text:id="ftn934"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35" text:note-class="footnote"><text:note-citation>6</text:note-citation><text:note-body><text:p text:style-name="Standard"><text:span text:style-name="VimmBibRef">Ibid.</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36"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37"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38"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39"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2"><text:list-item><text:p text:style-name="P52"><text:span text:style-name="VimmBibQuote">nissaraṇaṁ h’ etaṁ āvuso vyāpādassa, yadidaṁ mettā ceto-vimutti...</text:span></text:p></text:list-item><text:list-item><text:p text:style-name="P52"><text:span text:style-name="VimmBibQuote">nissaraṇaṁ h’ etaṁ āvuso vihesāya, yadidaṁ karuṇā ceto-vimutti...</text:span></text:p></text:list-item><text:list-item><text:p text:style-name="P52"><text:span text:style-name="VimmBibQuote">nissaraṇaṁ h’ etaṁ āvuso aratiyā, yadidaṁ muditā ceto-vimutti...</text:span></text:p></text:list-item><text:list-item><text:p text:style-name="P52"><text:span text:style-name="VimmBibQuote">nissaraṇaṁ h’ etaṁ āvuso rāgassa, yadidaṁ upekhā ceto-vimutti...</text:span></text:p></text:list-item><text:list-item><text:p text:style-name="P52"><text:span text:style-name="VimmBibQuote">nissaraṇaṁ h’ etaṁ āvuso sabba-nimittānaṁ, yadidaṁ animittā ceto-vimutti...</text:span></text:p></text:list-item><text:list-item><text:p text:style-name="P52"><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40"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41"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42"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43" text:note-class="footnote"><text:note-citation>14</text:note-citation><text:note-body><text:p text:style-name="Standard"><text:span text:style-name="VimmBibRef">Ibid. 260</text:span>: <text:span text:style-name="VimmBibQuote">Aṭṭha loka-dhammā. Lābho ca alābho ca yaso ca ayaso ca nindā ca pasaṁsā ca sukhañ ca dukkhañ ca.</text:span></text:p></text:note-body></text:note> are ill; the eight errors<text:note text:id="ftn944" text:note-class="footnote"><text:note-citation>15</text:note-citation><text:note-body><text:p text:style-name="Standard"><text:span text:style-name="VimmBibRef">Ibid.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45" text:note-class="footnote"><text:note-citation>1</text:note-citation><text:note-body><text:p text:style-name="Standard"><text:span text:style-name="VimmBibRef">Ibid. 255</text:span>: <text:span text:style-name="VimmBibQuote">Aṭṭha sammattā. Sammā-diṭṭhi...pe...sammā-samādhi.</text:span></text:p></text:note-body></text:note> They are of nine kinds thus: The nine abodes of beings<text:note text:id="ftn946" text:note-class="footnote"><text:note-citation>2</text:note-citation><text:note-body><text:p text:style-name="Standard"><text:span text:style-name="VimmBibRef">Ibid.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47"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48"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49" text:note-class="footnote"><text:note-citation>5</text:note-citation><text:note-body><text:p text:style-name="Standard">Cp. <text:span text:style-name="VimmBibRef">Nd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cp. <text:span text:style-name="VimmBibRef">Jat.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50"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51" text:note-class="footnote"><text:note-citation>7</text:note-citation><text:note-body><text:p text:style-name="P1">Cp.</text:p><text:list text:style-name="L43"><text:list-item><text:p text:style-name="P53"><text:span text:style-name="VimmBibRef">It. </text:span><text:span text:style-name="VimmBibRef"><text:span text:style-name="T9">18</text:span></text:span><text:span text:style-name="T9">:</text:span></text:p><text:p text:style-name="P100">Sa sattakkhattuṁ paramaṁ<text:line-break/>sandhāvitvāna puggalo,<text:line-break/>dukkhassantakaro hoti<text:line-break/>sabbosaṁyojanakkhayā ti.</text:p></text:list-item><text:list-item><text:p text:style-name="P53"><text:span text:style-name="VimmBibRef"><text:span text:style-name="T9">Th. 181-2</text:span></text:span><text:span text:style-name="T9">:</text:span></text:p><text:p text:style-name="P100">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52"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53" text:note-class="footnote"><text:note-citation>9</text:note-citation><text:note-body><text:p text:style-name="Standard">Cp.</text:p><text:list text:style-name="L44"><text:list-item><text:p text:style-name="P54"><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54"><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54"><text:span text:style-name="VimmBibRef"><text:span text:style-name="T9">Netti. 42</text:span></text:span><text:span text:style-name="T9">: </text:span><text:span text:style-name="VimmBibQuote"><text:span text:style-name="T9">Pañcakkhandhā dukkhaṁ.</text:span></text:span></text:p></text:list-item><text:list-item><text:p text:style-name="P54"><text:span text:style-name="VimmBibRef"><text:span text:style-name="T9">Dh. 202</text:span></text:span><text:span text:style-name="T9">:</text:span></text:p><text:p text:style-name="P101"><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54" text:note-class="footnote"><text:note-citation>1</text:note-citation><text:note-body><text:p text:style-name="Standard"/><text:list text:style-name="L45"><text:list-item><text:p text:style-name="P55"><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55"><text:span text:style-name="VimmBibQuote">Atha rājā majjhantikaṁ samayaṁ evaṁ vadeyya: Ambho kathaṁ so purisoti?</text:span></text:p><text:p text:style-name="P55"><text:span text:style-name="VimmBibQuote">Tatheva deva jīvatīti, tam enaṁ rājā evaṁ vadeyya. Gacchatha bho taṁ purisaṁ majjhantikaṁ samayaṁ sattisatena hanathāti, tam enaṁ majjhantikaṁ samayaṁ sattisatena haneyyuṁ.</text:span></text:p><text:p text:style-name="P55"><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55"><text:span text:style-name="VimmBibQuote">Taṁ kiṁ maññatha bhikkhave? Api nu so puriso divasaṁ tīhi sattisatehi haññamāno tato nidānaṁ dukkhaṁ domanassaṁ paṭisaṁvediyethāti?</text:span></text:p><text:p text:style-name="P55"><text:span text:style-name="VimmBibQuote">Ekissā pi bhante sattiyā haññamāno tato nidānaṁ dukkhaṁ domanassaṁ paṭisaṁvediyetha ko pana vādo tīhi satttsatehi haññamāno ti?</text:span></text:p><text:p text:style-name="P55"><text:span text:style-name="VimmBibQuote">Evam eva kvāhaṁ bhikkhave </text:span><text:span text:style-name="VimmBibQuote"><text:span text:style-name="T13">vi</text:span></text:span><text:span text:style-name="VimmBibQuote">ññāṇā</text:span><text:span text:style-name="VimmBibQuote"><text:span text:style-name="T13">h</text:span></text:span><text:span text:style-name="VimmBibQuote">ā</text:span><text:span text:style-name="VimmBibQuote"><text:span text:style-name="T13">ro </text:span></text:span><text:span text:style-name="VimmBibQuote">daṭṭhabbo ti vadāmi.</text:span></text:p></text:list-item><text:list-item><text:p text:style-name="P55"><text:span text:style-name="VimmBibRef">S. I, 128</text:span>; <text:span text:style-name="VimmBibRef">Thi. 58, 141</text:span>:</text:p><text:p text:style-name="P102">Sattisūlūpamā kāmā khandhānaṁ adhikuṭṭanā,<text:line-break/>yaṁ tvaṁ kāmaratiṁ brūsi arati dāni sā mamaṁ.</text:p></text:list-item></text:list></text:note-body></text:note> and of the man desirous of saving his burning head,<text:note text:id="ftn955" text:note-class="footnote"><text:note-citation>2</text:note-citation><text:note-body><text:p text:style-name="Standard"/><text:list text:style-name="L46"><text:list-item><text:p text:style-name="P56"><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56"><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56"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57"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58" text:note-class="footnote"><text:note-citation>1</text:note-citation><text:note-body><text:p text:style-name="Standard"/><text:list text:style-name="L47"><text:list-item><text:p text:style-name="P57"><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57"><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57"><text:span text:style-name="VimmBibRef">Abhv. 1220-21</text:span>:</text:p><text:p text:style-name="P103">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59"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60"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61" text:note-class="footnote"><text:note-citation>2</text:note-citation><text:note-body><text:p text:style-name="Standard"><text:span text:style-name="VimmPali"><text:span text:style-name="T25">Pañcupādānakkhandhā</text:span></text:span><text:span text:style-name="T25">.</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62"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ext:soft-page-break/>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63"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64"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29">kamma</text:span></text:span><text:span text:style-name="T29">-</text:span><text:span text:style-name="T22">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65" text:note-class="footnote"><text:note-citation>3</text:note-citation><text:note-body><text:p text:style-name="Standard">Cp.</text:p><text:list text:style-name="L48"><text:list-item><text:p text:style-name="P58"><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58"><text:span text:style-name="VimmBibRef">Ibid.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66"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67"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68"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69" text:note-class="footnote"><text:note-citation>4</text:note-citation><text:note-body><text:p text:style-name="Standard"/><text:list text:style-name="L49"><text:list-item><text:p text:style-name="P59"><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04">Upātidhāvanti na sāram enti, navaṁ navaṁ bandhanaṁ brūhayanti,<text:line-break/>patanti pajjotam iv’ ādhipātā, diṭṭhe sute iti h’ eke niviṭṭhā’ti.</text:p><text:p text:style-name="P59">(= <text:span text:style-name="VimmBibQuote">Tena ca samayena bahū paṭanga-pāṇakā patantā patantā tesu tela-ppadīpesu nipatanti. Tena vuttaṁ: tena kho pana samayena sambahulā adhipātakā ti ādi.</text:span></text:p><text:p text:style-name="P59"><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59"><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59"><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70"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71"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72" text:note-class="footnote"><text:note-citation>2</text:note-citation><text:note-body><text:p text:style-name="Standard"><text:span text:style-name="VimmBibRef">Asl. 173</text:span>: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73"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74"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75"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76"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77"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78"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79"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80"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81"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82"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84" text:note-class="footnote"><text:note-citation>3</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85" text:note-class="footnote"><text:note-citation>4</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86" text:note-class="footnote"><text:note-citation>5</text:note-citation><text:note-body><text:p text:style-name="Standard"><text:span text:style-name="VimmPali"><text:span text:style-name="T25">Atta-vāda</text:span></text:span><text:span text:style-name="T25">.</text:span></text:p></text:note-body></text:note> Thus through wrongly grasping the states, he falls into the theory of non-effort (?). Here, in the sense of entirety (wholeness),<text:note text:id="ftn987" text:note-class="footnote"><text:note-citation>6</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k<text:span text:style-name="VimmPali">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text:soft-page-break/>water to be salty.<text:note text:id="ftn988" text:note-class="footnote"><text:note-citation>1</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22">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89" text:note-class="footnote"><text:note-citation>2</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text:soft-page-break/>poppy seed on the point (of an awl),<text:note text:id="ftn990"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91" text:note-class="footnote"><text:note-citation>2</text:note-citation><text:note-body><text:p text:style-name="Standard">Cp. <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92"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text:soft-pag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93"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94"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95" text:note-class="footnote"><text:note-citation>3</text:note-citation><text:note-body><text:p text:style-name="Standard"><text:span text:style-name="VimmBibRef">Ibid. 234</text:span>: <text:span text:style-name="VimmBibQuote">Pañca gatiyo: Nirayo, tiracchāna-yoni, pettivisayo, manussā, devā.</text:span></text:p></text:note-body></text:note> the seven stations of consciousness,<text:note text:id="ftn996" text:note-class="footnote"><text:note-citation>4</text:note-citation><text:note-body><text:p text:style-name="Standard"><text:span text:style-name="VimmBibRef">Ibid. 253</text:span>—See <text:span text:style-name="VimmTODO">n. 1 p. 280</text:span>.</text:p></text:note-body></text:note> and the nine abodes of sentience,<text:note text:id="ftn997" text:note-class="footnote"><text:note-citation>5</text:note-citation><text:note-body><text:p text:style-name="Standard"><text:span text:style-name="VimmBibRef">Ibid. 263</text:span>—See <text:span text:style-name="VimmTODO">n. 7 p. 280</text:span>.</text:p></text:note-body></text:note> appear to him as fearful as a wicked man who takes up a <text:soft-page-break/>sword,<text:note text:id="ftn998" text:note-class="footnote"><text:note-citation>1</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99" text:note-class="footnote"><text:note-citation>2</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1000" text:note-class="footnote"><text:note-citation>3</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1001" text:note-class="footnote"><text:note-citation>4</text:note-citation><text:note-body><text:p text:style-name="Standard"><text:span text:style-name="VimmPali">Animitta</text:span>.</text:p></text:note-body></text:note> through tranquillity. Attending to ill and fearing birth, he causes the arising of the birthless<text:note text:id="ftn1002" text:note-class="footnote"><text:note-citation>5</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1003" text:note-class="footnote"><text:note-citation>6</text:note-citation><text:note-body><text:p text:style-name="Standard">Cp.</text:p><text:list text:style-name="L50"><text:list-item><text:p text:style-name="P60"><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05">Subhāsitaṁ suṇitvāna nagare coraghātako<text:line-break/>anulomakhantiṁ laddhāna modati tidivaṁ gato’ ti.</text:p></text:list-item><text:list-item><text:p text:style-name="P60"><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60"><text:span text:style-name="VimmBibQuote">…</text:span></text:p><text:p text:style-name="P60"><text:span text:style-name="VimmBibQuote">Pañcakkhandhe jātidhammato passanto anulomikaṁ khantiṁ paṭilabhati, ‘pañcannaṁ khandhānaṁ nirodho ajātaṁ nibbānan’ ti passanto sammattaniyāmaṁ okkamati.</text:span></text:p><text:p text:style-name="P60"><text:span text:style-name="VimmBibQuote">…</text:span></text:p><text:p text:style-name="P60"><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1004" text:note-class="footnote"><text:note-citation>7</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text:soft-page-break/>attending to ill, he fears birth; attending to not-self, he fears both cause and birth. Then the knowledge of <text:span text:style-name="T9">the </text:span>desire for release arises. Here the commoner and the learner<text:note text:id="ftn1005" text:note-class="footnote"><text:note-citation>1</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1006"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1007" text:note-class="footnote"><text:note-citation>3</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25">bodhipakkhiyā</text:span></text:span><text:span text:style-name="T25">,</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25">bodhipakkhiya-dhamm</text:span></text:span><text:span text:style-name="VimmPali">ā</text:span><text:span text:style-name="T25">.</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4">he </text:span>arouses the knowledge of adoption.<text:note text:id="ftn1008" text:note-class="footnote"><text:note-citation>4</text:note-citation><text:note-body><text:p text:style-name="Standard"><text:span text:style-name="VimmPali"><text:span text:style-name="T25">Gotrabhūñāṇa</text:span></text:span><text:span text:style-name="T25">.</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1009"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1010" text:note-class="footnote"><text:note-citation>6</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1011" text:note-class="footnote"><text:note-citation>7</text:note-citation><text:note-body><text:p text:style-name="Standard">Cp. <text:span text:style-name="VimmBibRef">Ibid.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text:soft-page-break/>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1012" text:note-class="footnote"><text:note-citation>1</text:note-citation><text:note-body><text:p text:style-name="Standard"/><text:list text:style-name="L51"><text:list-item><text:p text:style-name="P61"><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4">chindati, </text:span></text:span><text:span text:style-name="VimmBibQuote"><text:span text:style-name="T9">bhaṇḍaṁ vahati, pārimaṁ </text:span></text:span><text:span text:style-name="VimmBibQuote"><text:span text:style-name="T14">t</text:span></text:span><text:span text:style-name="VimmBibQuote"><text:span text:style-name="T9">ī</text:span></text:span><text:span text:style-name="VimmBibQuote"><text:span text:style-name="T14">ra</text:span></text:span><text:span text:style-name="VimmBibQuote"><text:span text:style-name="T9">ṁ</text:span></text:span><text:span text:style-name="VimmBibQuote"><text:span text:style-name="T14">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4">chindati, </text:span></text:span><text:span text:style-name="VimmBibQuote"><text:span text:style-name="T9">evam samudayaṁ pajahati; yathā bhaṇḍaṁ vahati, evaṁ sahajātādi-paccayatāya maggaṁ bhāveti; yathā pārimaṁ </text:span></text:span><text:span text:style-name="VimmBibQuote"><text:span text:style-name="T14">tīra</text:span></text:span><text:span text:style-name="VimmBibQuote"><text:span text:style-name="T9">ṁ</text:span></text:span><text:span text:style-name="VimmBibQuote"><text:span text:style-name="T14"> appeti</text:span></text:span><text:span text:style-name="VimmBibQuote"><text:span text:style-name="T9">, evam pārimatīrabhūtaṁ nirodhaṁ sacchikarotī ti evaṁ upamāsaṁsandanam veditabbam.</text:span></text:span></text:p><text:p text:style-name="P61"><text:span text:style-name="VimmBibRef"><text:span text:style-name="T25">Peṭaka. 134</text:span></text:span><text:span text:style-name="T25">: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1013" text:note-class="footnote"><text:note-citation>2</text:note-citation><text:note-body><text:p text:style-name="Standard"/><text:list text:style-name="L52"><text:list-item><text:p text:style-name="P62"><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62"><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14" text:note-class="footnote"><text:note-citation>3</text:note-citation><text:note-body><text:p text:style-name="Standard"/><text:list text:style-name="L53"><text:list-item><text:p text:style-name="P63"><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63"><text:span text:style-name="VimmBibRef">Vis. Mag.</text:span> attributes these three similes to the ancient teachers—<text:span text:style-name="VimmPali">‘Vuttaṁ </text:span><text:span text:style-name="VimmPali"><text:span text:style-name="T25">h’</text:span></text:span><text:span text:style-name="VimmPali"> etaṁ </text:span><text:span text:style-name="VimmPali"><text:span text:style-name="T25">Porāṇehi’</text:span></text:span><text:span text:style-name="T25">.</text:span></text:p></text:list-item><text:list-item><text:p text:style-name="P63"><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text:soft-page-break/>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15"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16"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17"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18"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19" text:note-class="footnote"><text:note-citation>1</text:note-citation><text:note-body><text:p text:style-name="Standard"><text:span text:style-name="VimmBibRef">Vbh. 400</text:span>: <text:span text:style-name="VimmBibQuote">Tattha katamāni dvāsaṭṭhi diṭṭhigatāni Brahmajāle </text:span><text:span text:style-name="VimmBibRef">(D. I, 44-5.)</text:span><text:span text:style-name="VimmBibQuote"> 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20"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21"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22" text:note-class="footnote"><text:note-citation>4</text:note-citation><text:note-body><text:p text:style-name="Standard"/><text:list text:style-name="L54"><text:list-item><text:p text:style-name="P64"><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64"><text:span text:style-name="VimmBibRef">S. III, 83</text:span>:</text:p><text:p text:style-name="P106">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23"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text:soft-page-break/>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24"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25"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26" text:note-class="footnote"><text:note-citation>3</text:note-citation><text:note-body><text:p text:style-name="Standard"><text:span text:style-name="VimmBibRef">Ibid.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27" text:note-class="footnote"><text:note-citation>4</text:note-citation><text:note-body><text:p text:style-name="Standard"><text:span text:style-name="VimmBibRef">Ibid.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29" text:note-class="footnote"><text:note-citation>5</text:note-citation><text:note-body><text:p text:style-name="Standard">Cp. <text:span text:style-name="VimmBibRef">Ibid.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30" text:note-class="footnote"><text:note-citation>6</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31"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32"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33"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34"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35"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36"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37"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38" text:note-class="footnote"><text:note-citation>3</text:note-citation><text:note-body><text:p text:style-name="Standard"/><text:list text:style-name="L55"><text:list-item><text:p text:style-name="P65"><text:span text:style-name="VimmBibRef">A. II, 157</text:span>; <text:span text:style-name="VimmBibRef">Pts. II, 92-6</text:span>: <text:span text:style-name="VimmBibQuote">Idh’ ā</text:span><text:span text:style-name="VimmBibQuote"><text:span text:style-name="T22">vuso </text:span></text:span><text:span text:style-name="VimmBibQuote">bhikkhu samathapubbaṅgamaṁ vipassanaṁ </text:span><text:span text:style-name="VimmBibQuote"><text:span text:style-name="T22">bh</text:span></text:span><text:span text:style-name="VimmBibQuote">ā</text:span><text:span text:style-name="VimmBibQuote"><text:span text:style-name="T22">veti</text:span></text:span><text:span text:style-name="VimmBibQuote">, tassa samathapubbaṅgamaṁ vipassanaṁ </text:span><text:span text:style-name="VimmBibQuote"><text:span text:style-name="T22">bh</text:span></text:span><text:span text:style-name="VimmBibQuote">ā</text:span><text:span text:style-name="VimmBibQuote"><text:span text:style-name="T22">vayato maggo sañj</text:span></text:span><text:span text:style-name="VimmBibQuote">ā</text:span><text:span text:style-name="VimmBibQuote"><text:span text:style-name="T22">yati. </text:span></text:span><text:span text:style-name="VimmBibQuote">So taṁ maggaṁ ā</text:span><text:span text:style-name="VimmBibQuote"><text:span text:style-name="T22">sevati bh</text:span></text:span><text:span text:style-name="VimmBibQuote">ā</text:span><text:span text:style-name="VimmBibQuote"><text:span text:style-name="T22">veti </text:span></text:span><text:span text:style-name="VimmBibQuote">bahulikaroti, tassa taṁ maggaṁ ā</text:span><text:span text:style-name="VimmBibQuote"><text:span text:style-name="T22">sevato bh</text:span></text:span><text:span text:style-name="VimmBibQuote">ā</text:span><text:span text:style-name="VimmBibQuote"><text:span text:style-name="T22">vayato </text:span></text:span><text:span text:style-name="VimmBibQuote">bahulikaroto </text:span><text:span text:style-name="VimmBibQuote"><text:span text:style-name="T22">saññojan</text:span></text:span><text:span text:style-name="VimmBibQuote">ā</text:span><text:span text:style-name="VimmBibQuote"><text:span text:style-name="T22">ni </text:span></text:span><text:span text:style-name="VimmBibQuote">pahīyanti, </text:span><text:span text:style-name="VimmBibQuote"><text:span text:style-name="T22">anusay</text:span></text:span><text:span text:style-name="VimmBibQuote">ā</text:span><text:span text:style-name="VimmBibQuote"><text:span text:style-name="T22"> </text:span></text:span><text:span text:style-name="VimmBibQuote">byantihonti.</text:span></text:p><text:p text:style-name="P65"><text:span text:style-name="VimmBibQuote">Puna ca paraṁ ā</text:span><text:span text:style-name="VimmBibQuote"><text:span text:style-name="T22">vuso </text:span></text:span><text:span text:style-name="VimmBibQuote">bhikkhu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span text:style-name="VimmBibQuote">, tassa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ayato </text:span></text:span><text:span text:style-name="VimmBibQuote">maggo </text:span><text:span text:style-name="VimmBibQuote"><text:span text:style-name="T22">sañj</text:span></text:span><text:span text:style-name="VimmBibQuote">ā</text:span><text:span text:style-name="VimmBibQuote"><text:span text:style-name="T22">yati. </text:span></text:span><text:span text:style-name="VimmBibQuote">So taṁ maggaṁ ā</text:span><text:span text:style-name="VimmBibQuote"><text:span text:style-name="T22">sevati</text:span></text:span><text:span text:style-name="VimmBibQuote">...; tassa taṁ maggaṁ ā</text:span><text:span text:style-name="VimmBibQuote"><text:span text:style-name="T22">sevato...anusay</text:span></text:span><text:span text:style-name="VimmBibQuote">ā</text:span><text:span text:style-name="VimmBibQuote"><text:span text:style-name="T22"> </text:span></text:span><text:span text:style-name="VimmBibQuote">byantihonti...</text:span></text:p><text:p text:style-name="P65"><text:span text:style-name="VimmBibQuote">‡ Kathaṁ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 </text:span></text:span><text:span text:style-name="VimmBibQuote">Nekkhamma-vasena cittassa </text:span><text:span text:style-name="VimmBibQuote"><text:span text:style-name="T22">ekaggat</text:span></text:span><text:span text:style-name="VimmBibQuote">ā</text:span><text:span text:style-name="VimmBibQuote"><text:span text:style-name="T22"> </text:span></text:span><text:span text:style-name="VimmBibQuote">avikkhepo </text:span><text:span text:style-name="VimmBibQuote"><text:span text:style-name="T22">sam</text:span></text:span><text:span text:style-name="VimmBibQuote">ā</text:span><text:span text:style-name="VimmBibQuote"><text:span text:style-name="T22">dhi, </text:span></text:span><text:span text:style-name="VimmBibQuote">tattha </text:span><text:span text:style-name="VimmBibQuote"><text:span text:style-name="T22">j</text:span></text:span><text:span text:style-name="VimmBibQuote">ā</text:span><text:span text:style-name="VimmBibQuote"><text:span text:style-name="T22">te </text:span></text:span><text:span text:style-name="VimmBibQuote">dhamme 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text:span><text:span text:style-name="VimmBibQuote"><text:span text:style-name="T22">, </text:span></text:span><text:span text:style-name="VimmBibQuote">anattato anupassanaṭṭhena </text:span><text:span text:style-name="VimmBibQuote"><text:span text:style-name="T22">vipassan</text:span></text:span><text:span text:style-name="VimmBibQuote">ā</text:span><text:span text:style-name="VimmBibQuote"><text:span text:style-name="T22">. </text:span></text:span><text:span text:style-name="VimmBibQuote">Iti paṭhamaṁ samatho, </text:span><text:span text:style-name="VimmBibQuote"><text:span text:style-name="T22">pacch</text:span></text:span><text:span text:style-name="VimmBibQuote">ā</text:span><text:span text:style-name="VimmBibQuote"><text:span text:style-name="T22"> vipassan</text:span></text:span><text:span text:style-name="VimmBibQuote">ā</text:span><text:span text:style-name="VimmBibQuote"><text:span text:style-name="T22">; </text:span></text:span><text:span text:style-name="VimmBibQuote">tena vuccati—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text:span></text:span><text:span text:style-name="VimmBibQuote">..</text:span></text:p><text:p text:style-name="P65"><text:span text:style-name="VimmBibQuote">‡‡ Kathaṁ </text:span><text:span text:style-name="VimmBibQuote"><text:span text:style-name="T22">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 </text:span></text:span><text:span text:style-name="VimmBibQuote">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 anattato anupassanaṭṭhena </text:span><text:span text:style-name="VimmBibQuote"><text:span text:style-name="T22">vipassan</text:span></text:span><text:span text:style-name="VimmBibQuote">ā</text:span><text:span text:style-name="VimmBibQuote"><text:span text:style-name="T22">; </text:span></text:span><text:span text:style-name="VimmBibQuote">tattha </text:span><text:span text:style-name="VimmBibQuote"><text:span text:style-name="T22">j</text:span></text:span><text:span text:style-name="VimmBibQuote">ā</text:span><text:span text:style-name="VimmBibQuote"><text:span text:style-name="T22">t</text:span></text:span><text:span text:style-name="VimmBibQuote">ā</text:span><text:span text:style-name="VimmBibQuote"><text:span text:style-name="T22">na</text:span></text:span><text:span text:style-name="VimmBibQuote">ṁ</text:span><text:span text:style-name="VimmBibQuote"><text:span text:style-name="T22"> dhamm</text:span></text:span><text:span text:style-name="VimmBibQuote">ā</text:span><text:span text:style-name="VimmBibQuote"><text:span text:style-name="T22">nañ ca vossagg</text:span></text:span><text:span text:style-name="VimmBibQuote">ā</text:span><text:span text:style-name="VimmBibQuote"><text:span text:style-name="T22">rammaṇat</text:span></text:span><text:span text:style-name="VimmBibQuote">ā</text:span><text:span text:style-name="VimmBibQuote"><text:span text:style-name="T22"> cittassa ekaggat</text:span></text:span><text:span text:style-name="VimmBibQuote">ā</text:span><text:span text:style-name="VimmBibQuote"><text:span text:style-name="T22"> avikkhepo sam</text:span></text:span><text:span text:style-name="VimmBibQuote">ā</text:span><text:span text:style-name="VimmBibQuote"><text:span text:style-name="T22">dhi. Iti paṭhama</text:span></text:span><text:span text:style-name="VimmBibQuote">ṁ</text:span><text:span text:style-name="VimmBibQuote"><text:span text:style-name="T22"> vipassan</text:span></text:span><text:span text:style-name="VimmBibQuote">ā</text:span><text:span text:style-name="VimmBibQuote"><text:span text:style-name="T22"> pacch</text:span></text:span><text:span text:style-name="VimmBibQuote">ā</text:span><text:span text:style-name="VimmBibQuote"><text:span text:style-name="T22"> samatho; tena vuccati— 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p></text:list-item><text:list-item><text:p text:style-name="P65"><text:span text:style-name="VimmPali"><text:span text:style-name="T29">Nekkhamma</text:span></text:span><text:span text:style-name="T22"> </text:span>is explained as <text:span text:style-name="VimmPali"><text:span text:style-name="T29">k</text:span></text:span><text:span text:style-name="VimmPali">ā</text:span><text:span text:style-name="VimmPali"><text:span text:style-name="T29">m</text:span></text:span><text:span text:style-name="VimmPali">ā</text:span><text:span text:style-name="VimmPali"><text:span text:style-name="T29">na</text:span></text:span><text:span text:style-name="VimmPali">ṁ</text:span><text:span text:style-name="VimmPali"><text:span text:style-name="T29"> nissaraṇa</text:span></text:span><text:span text:style-name="VimmPali">ṁ</text:span><text:span text:style-name="T22">—(1) </text:span><text:span text:style-name="VimmBibRef">A. III, 245</text:span>: <text:span text:style-name="VimmBibQuote">Idha bhikkhave bhikkhuno </text:span><text:span text:style-name="VimmBibQuote"><text:span text:style-name="T22">k</text:span></text:span><text:span text:style-name="VimmBibQuote">ā</text:span><text:span text:style-name="VimmBibQuote"><text:span text:style-name="T22">ma</text:span></text:span><text:span text:style-name="VimmBibQuote">ṁ</text:span><text:span text:style-name="VimmBibQuote"><text:span text:style-name="T22"> </text:span></text:span><text:span text:style-name="VimmBibQuote">manasikaroto </text:span><text:span text:style-name="VimmBibQuote"><text:span text:style-name="T22">k</text:span></text:span><text:span text:style-name="VimmBibQuote">ā</text:span><text:span text:style-name="VimmBibQuote"><text:span text:style-name="T22">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2">subhāvita</text:span></text:span><text:span text:style-name="VimmBibQuote">ṁ</text:span><text:span text:style-name="VimmBibQuote"><text:span text:style-name="T22"> </text:span></text:span><text:span text:style-name="VimmBibQuote">suvuṭṭhitaṁ suvimuttaṁ suvisaṁyuttaṁ </text:span><text:span text:style-name="VimmBibQuote"><text:span text:style-name="T22">kāmehi, </text:span></text:span><text:span text:style-name="VimmBibQuote">ye </text:span><text:span text:style-name="VimmBibQuote"><text:span text:style-name="T22">ca kāmapaccayā </text:span></text:span><text:span text:style-name="VimmBibQuote">uppajjanti </text:span><text:span text:style-name="VimmBibQuote"><text:span text:style-name="T22">āsavā vighātapariḷāhā, </text:span></text:span><text:span text:style-name="VimmBibQuote">mutto so tehi, na so taṁ vedanaṁ vediyati. Idam </text:span><text:span text:style-name="VimmBibQuote"><text:span text:style-name="T22">akkhāta</text:span></text:span><text:span text:style-name="VimmBibQuote">ṁ</text:span><text:span text:style-name="VimmBibQuote"><text:span text:style-name="T22"> kāmāna</text:span></text:span><text:span text:style-name="VimmBibQuote">ṁ</text:span><text:span text:style-name="VimmBibQuote"><text:span text:style-name="T22"> </text:span></text:span><text:span text:style-name="VimmBibQuote">nissaraṇaṁ.</text:span><text:span text:style-name="VimmPali"> </text:span>(2) <text:span text:style-name="VimmBibRef">It. 61</text:span>: <text:span text:style-name="VimmBibQuote"><text:span text:style-name="T22">Kāmānam-eta</text:span></text:span><text:span text:style-name="VimmBibQuote">ṁ</text:span><text:span text:style-name="VimmBibQuote"><text:span text:style-name="T22"> </text:span></text:span><text:span text:style-name="VimmBibQuote">nissaraṇaṁ yad-idaṁ nekkhammaṁ.</text:span></text:p></text:list-item><text:list-item><text:p text:style-name="P65"><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39" text:note-class="footnote"><text:note-citation>1</text:note-citation><text:note-body><text:p text:style-name="Standard">Cp.</text:p><text:list text:style-name="L56"><text:list-item><text:p text:style-name="P66"><text:span text:style-name="VimmBibRef">Peṭaka. 130</text:span>: <text:span text:style-name="VimmBibQuote">Catasso ariyabhūmiyo, cattāri sāmaññaphalāni, tattha yo yuchābhūtaṁ pajānāti, esā dassanabhūmi.</text:span></text:p></text:list-item><text:list-item><text:p text:style-name="P66"><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66"><text:span text:style-name="VimmBibRef">Ibid. 14</text:span>: <text:span text:style-name="VimmBibQuote">Tiṇi ca saccāni saṁkhatāni nirodhadhammāni: dukkhaṁ, samudayo, maggo. Nirodho asaṁkhato.</text:span></text:p><text:p text:style-name="P66"><text:span text:style-name="VimmBibQuote">Tattha samudayo dvisu bhūmisu pahiyyati: dassanabhūmiyā ca bhāvanābhūmiyā ca.</text:span></text:p><text:p text:style-name="P66"><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66"><text:span text:style-name="VimmBibRef">Ibid.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40" text:note-class="footnote"><text:note-citation>2</text:note-citation><text:note-body><text:p text:style-name="Standard"/><text:list text:style-name="L57"><text:list-item><text:p text:style-name="P67"><text:span text:style-name="VimmBibRef">Ibid 15</text:span>: <text:span text:style-name="VimmBibQuote">Yaṁ pana evaṁ jānāti: khiṇā me jāti ti idaṁ khaye-ñāṇaṁ, nāparaṁ itthattāyā ti pajānāti idaṁ anuppāde- ñāṇaṁ.</text:span></text:p><text:p text:style-name="P67"><text:span text:style-name="VimmBibQuote">Imāni dve ñāṇāni aññātāvindriyaṁ.</text:span></text:p><text:p text:style-name="P67"><text:span text:style-name="VimmBibQuote">Tattha yañ ca aññātaññassāmītindriyaṁ yañ ca aññindriyaṁ, imāni aggaphalaṁ arahattaṁ pāpuṇantassa nirujjhanti.</text:span></text:p></text:list-item><text:list-item><text:p text:style-name="P67"><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67"><text:span text:style-name="VimmBibQuote">Aññ’indriyan ti aññābhūtaṁ jānanabhūtaṁ indriyaṁ. Sot’āpatti phalato paṭṭhāya chasu ṭhānesu ñāṇass’ etaṁ adhivacanaṁ.</text:span></text:p><text:p text:style-name="P67"><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41"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0">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1">—</text:span></text:span><text:span text:style-name="VimmBibRef"><text:span text:style-name="T20">Pts.-a. III, 551</text:span></text:span><text:span text:style-name="T20">).</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22">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42"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43" text:note-class="footnote"><text:note-citation>1</text:note-citation><text:note-body><text:p text:style-name="Standard"><text:span text:style-name="VimmBibRef">Ibid.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44" text:note-class="footnote"><text:note-citation>2</text:note-citation><text:note-body><text:p text:style-name="Standard"/><text:list text:style-name="L58"><text:list-item><text:p text:style-name="P68"><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68"><text:span text:style-name="VimmBibRef">Dhs. 195, par. 1096</text:span>: <text:span text:style-name="VimmBibQuote">Cattāro āsavā — kāmā- savo bhavāsavo diṭṭhāsava avijjdsavā.</text:span></text:p></text:list-item><text:list-item><text:p text:style-name="P68"><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68"><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45" text:note-class="footnote"><text:note-citation>3</text:note-citation><text:note-body><text:p text:style-name="Standard"><text:span text:style-name="VimmBibRef">Ibid.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46" text:note-class="footnote"><text:note-citation>4</text:note-citation><text:note-body><text:p text:style-name="Standard"><text:span text:style-name="VimmBibRef">Ibid.</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47" text:note-class="footnote"><text:note-citation>5</text:note-citation><text:note-body><text:p text:style-name="Standard"><text:span text:style-name="VimmBibRef">Ibid.</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48" text:note-class="footnote"><text:note-citation>6</text:note-citation><text:note-body><text:p text:style-name="Standard"><text:span text:style-name="VimmBibRef">Ibid.</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49"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50" text:note-class="footnote"><text:note-citation>1</text:note-citation><text:note-body><text:p text:style-name="Standard"><text:span text:style-name="VimmBibRef">Ibid.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51" text:note-class="footnote"><text:note-citation>2</text:note-citation><text:note-body><text:p text:style-name="Standard"><text:span text:style-name="VimmBibRef">Ibid.</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52" text:note-class="footnote"><text:note-citation>3</text:note-citation><text:note-body><text:p text:style-name="Standard"><text:span text:style-name="VimmBibRef">Ibid.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2">p</text:span></text:span><text:span text:style-name="VimmBibQuote">ā</text:span><text:span text:style-name="VimmBibQuote"><text:span text:style-name="T22">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53"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54" text:note-class="footnote"><text:note-citation>5</text:note-citation><text:note-body><text:p text:style-name="Standard"><text:span text:style-name="VimmBibRef">Ibid.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55"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56"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57"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58"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59" text:note-class="footnote"><text:note-citation>5</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60"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45">a</text:span><text:span text:style-name="T9">nd </text:span>arising of consciousness with external stimulus, not associated with views and accompanied by indifference; arisings of consciousness without external stimulus and arisings of conscious<text:span text:style-name="T59">n</text:span>ess with external stimulus associated with hatred and accompanied by grief; arisings of consciousness accompanied by excitement; and arisings of consciousness accompanied by uncertainty.<text:note text:id="ftn1061" text:note-class="footnote"><text:note-citation>2</text:note-citation><text:note-body><text:p text:style-name="Standard"/><text:list text:style-name="L59"><text:list-item><text:p text:style-name="P69"><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69"><text:span text:style-name="VimmBibRef">Dhs. 239, par. 1409</text:span>: <text:span text:style-name="VimmBibQuote">Katame dhammā hinā? Dvādasa akusalacittuppādā—ime dhammā hinā.</text:span></text:p></text:list-item><text:list-item><text:p text:style-name="P69"><text:span text:style-name="VimmBibRef">Vis. Mag. 684</text:span>: <text:span text:style-name="VimmBibQuote">Akusalacittuppādā ti lobhamūlā aṭṭha, dosamūlā dve, mohamūlā dve ti ime dvādasa.</text:span></text:p></text:list-item><text:list-item><text:p text:style-name="P69"><text:span text:style-name="VimmBibRef">Abdhs. 1 Ch. 1, par. 2-3</text:span>: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62"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63"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64"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65"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66"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67" text:note-class="footnote"><text:note-citation>3</text:note-citation><text:note-body><text:p text:style-name="Standard"><text:span text:style-name="VimmBibRef"><text:span text:style-name="T9">Ibid.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68" text:note-class="footnote"><text:note-citation>4</text:note-citation><text:note-body><text:p text:style-name="Standard"><text:span text:style-name="VimmBibRef"><text:span text:style-name="T9">Ibid.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59">rn</text:span>er and he who is bo<text:span text:style-name="T59">rn</text:span> in the formless element. Here, the commoner cannot enter upon it, because he is not of that plane. The Stream-entrant and the Once-retu<text:span text:style-name="T59">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69"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dispassion-reviewing, cessation-reviewing, abandonment-reviewing. Serenity-<text:soft-page-break/>strength develops the factors of the meditation, <text:span text:style-name="VimmPali"><text:span text:style-name="T25">jhāna</text:span></text:span><text:span text:style-name="T25">,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5">jhāna</text:span></text:span><text:span text:style-name="T25">,</text:span><text:span text:style-name="T9"> </text:span>one tranquillizes the verbal formations of initial and sustained application of thought. Entering into the fourth meditation, <text:span text:style-name="VimmPali"><text:span text:style-name="T25">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70"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59">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71"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72"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73"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74"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0">
        <text:list-item>
          <text:p text:style-name="P76">Introductory Discourse</text:p>
        </text:list-item>
        <text:list-item>
          <text:p text:style-name="P76">On Distinguishing Virtue</text:p>
        </text:list-item>
        <text:list-item>
          <text:p text:style-name="P76">On Austerities</text:p>
        </text:list-item>
        <text:list-item>
          <text:p text:style-name="P76">On Distinguishing Concentration</text:p>
        </text:list-item>
        <text:list-item>
          <text:p text:style-name="P76">On Approaching a Good Friend</text:p>
        </text:list-item>
        <text:list-item>
          <text:p text:style-name="P76">The Distinguishing of Behaviour</text:p>
        </text:list-item>
        <text:list-item>
          <text:p text:style-name="P76">The Distinguishing of the Subjects of Meditation</text:p>
        </text:list-item>
        <text:list-item>
          <text:p text:style-name="P76">Entrance into the Subjects of Meditation</text:p>
        </text:list-item>
        <text:list-item>
          <text:p text:style-name="P76">Five Kinds of Higher Knowledge</text:p>
        </text:list-item>
        <text:list-item>
          <text:p text:style-name="P76">On Distinguishing Wisdom</text:p>
        </text:list-item>
        <text:list-item>
          <text:p text:style-name="P76">The Five Methods</text:p>
        </text:list-item>
        <text:list-item>
          <text:p text:style-name="P76">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59">al</text:span>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59">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59">rn</text:span>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2">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59">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2">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59">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 infinite 116</text:p>
      <text:p text:style-name="VimmExportSkip"><text:soft-page-break/><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59">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Determining of the four elements 197</text:p>
      <text:p text:style-name="VimmExportSkip"><text:soft-page-break/>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of states 258</text:p>
      <text:p text:style-name="VimmExportSkip"><text:soft-page-break/>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59">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Faculty-condition 202</text:p>
      <text:p text:style-name="VimmExportSkip">Faculty of equanimity 220</text:p>
      <text:p text:style-name="VimmExportSkip"><text:soft-page-break/>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59">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 loathsomeness of 205</text:p>
      <text:p text:style-name="VimmExportSkip">, measured 27 36, 37</text:p>
      <text:p text:style-name="VimmExportSkip"><text:soft-page-break/>,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text:soft-page-break/>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59">rn</text:span>(ing) 307, 325</text:p>
      <text:p text:style-name="VimmExportSkip">Once-retu<text:span text:style-name="T59">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from other 2</text:p>
      <text:p text:style-name="VimmExportSkip">Heaven 115 117</text:p>
      <text:p text:style-name="VimmExportSkip">world 148</text:p>
      <text:p text:style-name="VimmExportSkip">Heavenly adobe 103</text:p>
      <text:p text:style-name="VimmExportSkip"><text:soft-page-break/>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text:soft-page-break/>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28">Jhāna</text:span></text:span><text:span text:style-name="T12">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oft-page-break/><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59">g</text:span>her 209</text:p>
      <text:p text:style-name="VimmExportSkip">in regard to kno<text:span text:style-name="T59">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text:soft-page-break/>,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59">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text:soft-page-break/>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1">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59">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text:soft-page-break/>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text:soft-page-break/>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59">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text:soft-page-break/>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59">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text:soft-page-break/>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59">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text:soft-page-break/>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text:soft-page-break/>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59">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text:span text:style-name="T59">g</text:span>ishness 250</text:p>
      <text:p text:style-name="VimmExportSkip">Snakes 36</text:p>
      <text:p text:style-name="VimmExportSkip">Solitude 20, 27, 33, 46, 91, 95</text:p>
      <text:p text:style-name="VimmExportSkip">, bo<text:span text:style-name="T59">rn</text:span> of 95, 102, 134</text:p>
      <text:p text:style-name="VimmExportSkip"><text:soft-page-break/>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59">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59">p</text:span>ression, freedom of 2, 8</text:p>
      <text:p text:style-name="VimmExportSkip">of hindrances 42</text:p>
      <text:p text:style-name="VimmExportSkip"><text:soft-page-break/>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59">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59">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text:soft-page-break/>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59">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text:soft-page-break/>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1">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text:soft-page-break/>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text:soft-page-break/>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28">(ten),</text:span></text:span><text:span text:style-name="T12"> </text:span>318.</text:p>
      <text:p text:style-name="VimmExportSkip">°citta (<text:span text:style-name="VimmPali">twelve, in detail</text:span>), 320.</text:p>
      <text:p text:style-name="VimmExportSkip">°cittuppāda, 319.</text:p>
      <text:p text:style-name="VimmExportSkip">°<text:span text:style-name="T12">mūl</text:span>ā<text:span text:style-name="T12">ni </text:span>(<text:span text:style-name="VimmPali">three</text:span>), 279, 314.</text:p>
      <text:p text:style-name="VimmExportSkip">agati-gamana <text:span text:style-name="VimmPali">(four),</text:span> 316.</text:p>
      <text:p text:style-name="VimmExportSkip">agga. 37; 307; °<text:span text:style-name="T12">ñña </text:span><text:span text:style-name="VimmPali"><text:span text:style-name="T28">(etc.),</text:span></text:span><text:span text:style-name="T12">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2">Agon, </text:span>Chu <text:span text:style-name="VimmPali"><text:span text:style-name="T28">(Chínese),</text:span></text:span><text:span text:style-name="T12">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2">aecha, </text:span>222.</text:p>
      <text:p text:style-name="VimmExportSkip">ajapadadanda, 290-91.</text:p>
      <text:p text:style-name="VimmExportSkip">ajjhupekkhanatā, 81.</text:p>
      <text:p text:style-name="VimmExportSkip"><text:span text:style-name="T12">añjalikaraṇīya, </text:span>151.</text:p>
      <text:p text:style-name="VimmExportSkip"><text:span text:style-name="T12">aññath</text:span>ā<text:span text:style-name="T12">, </text:span>278.</text:p>
      <text:p text:style-name="VimmExportSkip"><text:span text:style-name="T12">aññ</text:span>ā<text:span text:style-name="T12">paṭivedba, </text:span>65.</text:p>
      <text:p text:style-name="VimmExportSkip"><text:span text:style-name="T12">aṭṭha, </text:span>-purisa-puggalā, 151.</text:p>
      <text:p text:style-name="VimmExportSkip">a<text:span text:style-name="T12">ṭṭ</text:span>hi, 204; <text:span text:style-name="VimmPali">(in detail),</text:span> 137ff.</text:p>
      <text:p text:style-name="VimmExportSkip">a<text:span text:style-name="T12">ṭṭ</text:span>hika, 63.</text:p>
      <text:p text:style-name="VimmExportSkip">a<text:span text:style-name="T12">ṭṭ</text:span>hita, 37.</text:p>
      <text:p text:style-name="VimmExportSkip">aḍḍha, 87. °a<text:span text:style-name="T12">ṭṭ</text:span>haratana, 324.</text:p>
      <text:p text:style-name="VimmExportSkip"><text:span text:style-name="T12">a</text:span>ṇḍ<text:span text:style-name="T12">a, </text:span>26; kukku<text:span text:style-name="T12">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2">saññ</text:span>ā<text:span text:style-name="T12">, </text:span>186;</text:p>
      <text:p text:style-name="VimmExportSkip">°bhāva, 170; <text:span text:style-name="T12">-hita, </text:span>289.</text:p>
      <text:p text:style-name="VimmExportSkip"><text:soft-page-break/>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2">adhipaññ</text:span>ā<text:span text:style-name="T12">,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2">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2">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4">anupassati, </text:span><text:span text:style-name="VimmPali"><text:span text:style-name="T28">(as</text:span></text:span><text:span text:style-name="T12"> </text:span><text:span text:style-name="T14">nicca </text:span><text:span text:style-name="VimmPali"><text:span text:style-name="T28">etc.),</text:span></text:span><text:span text:style-name="T12"> </text:span><text:span text:style-name="T14">295.</text:span></text:p>
      <text:p text:style-name="VimmExportSkip">anupassi(n), anicca°, virāga°, nirodha°,</text:p>
      <text:p text:style-name="VimmExportSkip">paṭinissagga°, 157.</text:p>
      <text:p text:style-name="VimmExportSkip">anupādisesanibbāna, 2.</text:p>
      <text:p text:style-name="VimmExportSkip"><text:span text:style-name="T14">anupubbavihāra, </text:span><text:span text:style-name="T12">nava, </text:span><text:span text:style-name="T14">40.</text:span></text:p>
      <text:p text:style-name="VimmExportSkip">anumodanā, 300.</text:p>
      <text:p text:style-name="VimmExportSkip"><text:span text:style-name="T14">Anuruddha </text:span><text:span text:style-name="VimmPali"><text:span text:style-name="T28">(Ven. Eider),</text:span></text:span><text:span text:style-name="T12"> </text:span><text:span text:style-name="T14">131; 225.</text:span></text:p>
      <text:p text:style-name="VimmExportSkip">anulomapaṭiloma, jhāna°, 132.</text:p>
      <text:p text:style-name="VimmExportSkip">anulomika khanti, 300.</text:p>
      <text:p text:style-name="VimmExportSkip"><text:span text:style-name="T14">anusaya, 143; 307. 310. </text:span><text:span text:style-name="VimmPali"><text:span text:style-name="T26">(the seven),</text:span></text:span><text:span text:style-name="T14"> 280;</text:span></text:p>
      <text:p text:style-name="VimmExportSkip">vicikicchā°, diṭṭhi°, 305.</text:p>
      <text:p text:style-name="VimmExportSkip">anussati, 178.</text:p>
      <text:p text:style-name="VimmExportSkip"><text:span text:style-name="T14">anussava. </text:span><text:span text:style-name="T12">aññatra </text:span><text:span text:style-name="T14">anussavā </text:span><text:span text:style-name="VimmPali"><text:span text:style-name="T28">etc.,</text:span></text:span><text:span text:style-name="T12"> </text:span><text:span text:style-name="T14">321.</text:span></text:p>
      <text:p text:style-name="VimmExportSkip">anottappa, 7.</text:p>
      <text:p text:style-name="VimmExportSkip"><text:span text:style-name="T14">a</text:span><text:span text:style-name="T12">nkura, </text:span><text:span text:style-name="T14">261.</text:span></text:p>
      <text:p text:style-name="VimmExportSkip"><text:span text:style-name="T14">anta, 5;</text:span><text:span text:style-name="VimmPali"><text:span text:style-name="T26"> (the two),</text:span></text:span><text:span text:style-name="T14">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2">ap</text:span><text:span text:style-name="T14">ān</text:span><text:span text:style-name="T12">a, </text:span><text:span text:style-name="T14">156.</text:span></text:p>
      <text:p text:style-name="VimmExportSkip">apāya, 5; 186; 227.</text:p>
      <text:p text:style-name="VimmExportSkip">appanā, 94.</text:p>
      <text:p text:style-name="VimmExportSkip">appaṇihita, 313.</text:p>
      <text:p text:style-name="VimmExportSkip"><text:span text:style-name="T12">appamaññ</text:span><text:span text:style-name="T14">ā</text:span><text:span text:style-name="T12">, </text:span><text:span text:style-name="T14">194. </text:span><text:span text:style-name="VimmPali"><text:span text:style-name="T26">(the four),</text:span></text:span><text:span text:style-name="T14">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12">abhiññ</text:span><text:span text:style-name="T14">ā</text:span><text:span text:style-name="T12">, </text:span><text:span text:style-name="T14">°vosānapāramippatta, 223.</text:span></text:p>
      <text:p text:style-name="VimmExportSkip"><text:span text:style-name="T12">Abhibhū </text:span><text:span text:style-name="T14">(sāvaka), 217.</text:span></text:p>
      <text:p text:style-name="VimmExportSkip"><text:span text:style-name="T14">abhisamaya, pahāna°, </text:span><text:span text:style-name="T12">pariññ</text:span><text:span text:style-name="T14">ā°</text:span><text:span text:style-name="T12">, </text:span><text:span text:style-name="T14">bhāvanā°,</text:span></text:p>
      <text:p text:style-name="VimmExportSkip">sacchikiriya°, 303.</text:p>
      <text:p text:style-name="VimmExportSkip">amata, 147. °ogadha, °pariyosāna, 281;</text:p>
      <text:p text:style-name="VimmExportSkip">°dvāra, 306.</text:p>
      <text:p text:style-name="VimmExportSkip"><text:soft-page-break/>amba, 18.</text:p>
      <text:p text:style-name="VimmExportSkip">Ambaṭṭha, 142.</text:p>
      <text:p text:style-name="VimmExportSkip">ayoghana, 309.</text:p>
      <text:p text:style-name="VimmExportSkip"><text:span text:style-name="T12">arañña, </text:span><text:span text:style-name="T14">187; °</text:span><text:span text:style-name="T12">gata, </text:span><text:span text:style-name="T14">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4">ariya, °sāvaka, 154; 188. -saccāni </text:span><text:span text:style-name="VimmPali"><text:span text:style-name="T26">(the</text:span></text:span></text:p>
      <text:p text:style-name="VimmExportSkip"><text:span text:style-name="VimmPali"><text:span text:style-name="T26">four),</text:span></text:span><text:span text:style-name="T14"> 5; °dhamma </text:span><text:span text:style-name="VimmPali"><text:span text:style-name="T26">(the four),</text:span></text:span><text:span text:style-name="T14">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2">asaññasatta, </text:span>112.</text:p>
      <text:p text:style-name="VimmExportSkip">asankheyya, 144.</text:p>
      <text:p text:style-name="VimmExportSkip">asamāhita, °puggalaparivajjanatā, 81.</text:p>
      <text:p text:style-name="VimmExportSkip">asammoha,<text:span text:style-name="T12"> </text:span>°<text:span text:style-name="T12">ato, </text:span>161.</text:p>
      <text:p text:style-name="VimmExportSkip"><text:span text:style-name="T12">asi, </text:span>218.</text:p>
      <text:p text:style-name="VimmExportSkip">asukha, 47.</text:p>
      <text:p text:style-name="VimmExportSkip">asuci, 172-73.</text:p>
      <text:p text:style-name="VimmExportSkip">asekha, 17; °sīlakkhandha, °samādhi°,</text:p>
      <text:p text:style-name="VimmExportSkip">°<text:span text:style-name="T12">paññ</text:span>ā°<text:span text:style-name="T12">, </text:span>°vimutti°, °<text:span text:style-name="T12">vimuttiñ</text:span>āṇ<text:span text:style-name="T12">adassana</text:span>°<text:span text:style-name="T12">,</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2">paññ</text:span>ā<text:span text:style-name="T12">,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12">b</text:span>ā<text:span text:style-name="T12">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2">kiñcaññ°, </text:span>63; 121 ; 195. neva-</text:p>
      <text:p text:style-name="VimmExportSkip"><text:soft-page-break/><text:span text:style-name="T12">saññ</text:span>ānā<text:span text:style-name="T12">saññ°, </text:span>63; 120; ākāsāna<text:span text:style-name="T12">ñc°</text:span>, 116;</text:p>
      <text:p text:style-name="VimmExportSkip">195; <text:span text:style-name="T12">viññ</text:span>āṇ<text:span text:style-name="T12">añc°, </text:span>117; 195; ajjhattika-</text:p>
      <text:p text:style-name="VimmExportSkip">bāhira, 254.</text:p>
      <text:p text:style-name="VimmExportSkip">āyu, 325; <text:span text:style-name="T12">°</text:span>ppamāṇa, 104; 116.</text:p>
      <text:p text:style-name="VimmExportSkip">ā<text:span text:style-name="T12">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4">ā</text:span><text:span text:style-name="T12">laya, </text:span><text:span text:style-name="T14">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4">āsī </text:span><text:span text:style-name="VimmPali"><text:span text:style-name="T26">and</text:span></text:span><text:span text:style-name="T14"> āsi. °visa, 250; 299.</text:span></text:p>
      <text:p text:style-name="VimmExportSkip"><text:span text:style-name="T14">āhāra, 22; kabaḷinkāra, 248; </text:span><text:span text:style-name="T12">paṭikkūla-</text:span></text:p>
      <text:p text:style-name="VimmExportSkip"><text:span text:style-name="T12">saññ</text:span><text:span text:style-name="T14">ā</text:span><text:span text:style-name="T12">, </text:span><text:span text:style-name="T14">63.</text:span></text:p>
      <text:p text:style-name="VimmExportSkip">āhuṇeyya, 151.</text:p>
      <text:p text:style-name="VimmExportSkip"><text:span text:style-name="T12">iñjan</text:span><text:span text:style-name="T14">ā</text:span><text:span text:style-name="T12">, </text:span><text:span text:style-name="T14">161 ; 204.</text:span></text:p>
      <text:p text:style-name="VimmExportSkip"><text:span text:style-name="T12">iñjitatta, </text:span><text:span text:style-name="T14">156.</text:span></text:p>
      <text:p text:style-name="VimmExportSkip">iddhi, adhiṭṭhānā°, 209 ; 217. ariyā°, kamma-</text:p>
      <text:p text:style-name="VimmExportSkip"><text:span text:style-name="T14">vipākajā°,211. </text:span><text:span text:style-name="T12">ñ</text:span><text:span text:style-name="T14">āṇavipphāra°, 210. °pāda</text:span></text:p>
      <text:p text:style-name="VimmExportSkip"><text:span text:style-name="T14">(</text:span><text:span text:style-name="VimmPali">the four),</text:span> <text:span text:style-name="T14">212. </text:span><text:span text:style-name="T12">puññavato</text:span><text:span text:style-name="T14">°</text:span><text:span text:style-name="T12">, </text:span><text:span text:style-name="T14">212. mano-</text:span></text:p>
      <text:p text:style-name="VimmExportSkip"><text:span text:style-name="T12">may</text:span><text:span text:style-name="T14">ā°</text:span><text:span text:style-name="T12">, </text:span><text:span text:style-name="T14">210; 218. °mā, 201; 215; 217.</text:span></text:p>
      <text:p text:style-name="VimmExportSkip"><text:span text:style-name="T14">vikubbanā°, 210; 217. </text:span><text:span text:style-name="T12">vijj</text:span><text:span text:style-name="T14">ā</text:span><text:span text:style-name="T12">may</text:span><text:span text:style-name="T14">ā°</text:span><text:span text:style-name="T12">, </text:span><text:span text:style-name="T14">212.</text:span></text:p>
      <text:p text:style-name="VimmExportSkip"><text:span text:style-name="T14">°vidhā, </text:span>209. <text:span text:style-name="T14">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4">°rahada </text:span><text:span text:style-name="VimmPali"><text:span text:style-name="T26">(sim.),</text:span></text:span><text:span text:style-name="T14"> 104.</text:span></text:p>
      <text:p text:style-name="VimmExportSkip"><text:span text:style-name="T14">udarapa</text:span>ṭ<text:span text:style-name="T14">ala, 172.</text:span></text:p>
      <text:p text:style-name="VimmExportSkip"><text:span text:style-name="T14">Udāyi (</text:span><text:span text:style-name="VimmPali"><text:span text:style-name="T28">Ven. </text:span></text:span><text:span text:style-name="VimmPali">Elder),</text:span><text:span text:style-name="T14">76; 110; 222-23.</text:span></text:p>
      <text:p text:style-name="VimmExportSkip">uddhacca, 77; °kukkucca, 84.</text:p>
      <text:p text:style-name="VimmExportSkip">uddharaṇa (<text:span text:style-name="VimmPali">six processes),</text:span> <text:span text:style-name="T14">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2">upa</text:span><text:span text:style-name="T14">ṭṭ</text:span><text:span text:style-name="T12">h</text:span><text:span text:style-name="T14">ā</text:span><text:span text:style-name="T12">na, </text:span><text:span text:style-name="T14">298.</text:span></text:p>
      <text:p text:style-name="VimmExportSkip">Upatissatthera, 57.</text:p>
      <text:p text:style-name="VimmExportSkip">upadhi, 187.</text:p>
      <text:p text:style-name="VimmExportSkip"><text:span text:style-name="T14">upanisā. </text:span><text:span text:style-name="T12">dukkhūpanis</text:span><text:span text:style-name="T14">ā</text:span><text:span text:style-name="T12"> </text:span><text:span text:style-name="T14">saddhā; 229.</text:span></text:p>
      <text:p text:style-name="VimmExportSkip"><text:span text:style-name="T14">upamā, 274; 285. (</text:span><text:span text:style-name="VimmPali">illustrating the five</text:span></text:p>
      <text:p text:style-name="VimmExportSkip">khandhas), <text:span text:style-name="T14">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2">upasaṅkamana, </text:span><text:span text:style-name="T14">178.</text:span></text:p>
      <text:p text:style-name="VimmExportSkip"><text:span text:style-name="T14">upādāna </text:span><text:span text:style-name="VimmPali">(the four),</text:span> <text:span text:style-name="T14">315.</text:span></text:p>
      <text:p text:style-name="VimmExportSkip">upāya, 237. khandha-, āyatana-, dhātu-,</text:p>
      <text:p text:style-name="VimmExportSkip">paṭiccasamuppāda-, sacca-, 237.</text:p>
      <text:p text:style-name="VimmExportSkip"><text:span text:style-name="T14">upāyāsa, 271. </text:span><text:span text:style-name="T12">°</text:span><text:span text:style-name="T14">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oft-page-break/><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4">Kasiṇa </text:span><text:span text:style-name="VimmPali">(the twelve),</text:span> <text:span text:style-name="T14">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4">kāma, </text:span>amaritu<text:span text:style-name="T14">°</text:span>, jivitu<text:span text:style-name="T14">°</text:span>, sukha<text:span text:style-name="T14">°</text:span>, 250. (<text:span text:style-name="VimmPali">ten</text:span></text:p>
      <text:p text:style-name="VimmExportSkip"><text:span text:style-name="VimmPali">similes),</text:span> 73. <text:span text:style-name="T14">°</text:span>r<text:span text:style-name="T14">ā</text:span>ga, 97; 140. vatthu<text:span text:style-name="T14">°</text:span>,</text:p>
      <text:p text:style-name="VimmExportSkip">kilesa<text:span text:style-name="T14">°</text:span>, <text:span text:style-name="T14">°</text:span>cchanda, 84. <text:span text:style-name="T14">°</text:span>dh<text:span text:style-name="T14">ā</text:span>tu samatikka-</text:p>
      <text:p text:style-name="VimmExportSkip"><text:soft-page-break/><text:span text:style-name="T14">manatā </text:span>91. <text:span text:style-name="T14">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4">kāya (</text:span><text:span text:style-name="VimmPali">the thirty-two parts),</text:span> <text:span text:style-name="T14">171. </text:span>sakkhī, 288.</text:p>
      <text:p text:style-name="VimmExportSkip">k<text:span text:style-name="T14">āyagatāsati, </text:span>63.</text:p>
      <text:p text:style-name="VimmExportSkip"><text:span text:style-name="T14">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4">Kimilāla </text:span><text:span text:style-name="VimmPali">(river),</text:span> <text:span text:style-name="T14">48.</text:span></text:p>
      <text:p text:style-name="VimmExportSkip">kilesa, 25.</text:p>
      <text:p text:style-name="VimmExportSkip">kukkuṭa, °aṇḍa, 174.</text:p>
      <text:p text:style-name="VimmExportSkip">kucchi, m<text:span text:style-name="T14">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4">kulla (</text:span><text:span text:style-name="VimmPali"><text:span text:style-name="T26">Ven. Elder), </text:span></text:span><text:span text:style-name="T14">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4">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4">khāṇukoṇḍañña </text:span><text:span text:style-name="VimmPali"><text:span text:style-name="T26">(Ven. </text:span></text:span><text:span text:style-name="VimmPali">Elder),</text:span> <text:span text:style-name="T14">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2">vipassanā</text:span>°<text:span text:style-name="T12">, </text:span>magga°, 312.</text:p>
      <text:p text:style-name="VimmExportSkip">gambhīra, 49; 263. °avabh<text:span text:style-name="T12">ā</text:span>sa, 263.</text:p>
      <text:p text:style-name="VimmExportSkip">gáru, 49.</text:p>
      <text:p text:style-name="VimmExportSkip">gahapati, 25; °cīvara, 28. -parisa 25.</text:p>
      <text:p text:style-name="VimmExportSkip"><text:span text:style-name="T12">gāma, </text:span>185; 206; 207. <text:span text:style-name="VimmPali">(sim)., </text:span>223.</text:p>
      <text:p text:style-name="VimmExportSkip">g<text:span text:style-name="T12">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text:soft-page-break/>go, °<text:span text:style-name="T12">ghātaka, 264. </text:span>°<text:span text:style-name="T12">pālaka, 324.</text:span></text:p>
      <text:p text:style-name="VimmExportSkip"><text:span text:style-name="T12">gocara, 19; 34. ārakkha</text:span>°<text:span text:style-name="T12">, upanibandha</text:span>°<text:span text:style-name="T12">,</text:span></text:p>
      <text:p text:style-name="VimmExportSkip"><text:span text:style-name="T12">upanissaya</text:span>°<text:span text:style-name="T12">,19.</text:span></text:p>
      <text:p text:style-name="VimmExportSkip"><text:span text:style-name="T12">gotrabhū, 302. ñāṇa, 302. </text:span><text:span text:style-name="VimmPali">(definition),</text:span> <text:span text:style-name="T12">321.</text:span></text:p>
      <text:p text:style-name="VimmExportSkip">gomaya, 299; 324.</text:p>
      <text:p text:style-name="VimmExportSkip"><text:span text:style-name="T12">ghosa, parato</text:span>°<text:span text:style-name="T12">,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2">cariyā, </text:span><text:span text:style-name="VimmPali">(three), (fourteen),</text:span> <text:span text:style-name="T12">54.</text:span></text:p>
      <text:p text:style-name="VimmExportSkip">caraṇa, 142.</text:p>
      <text:p text:style-name="VimmExportSkip">calana, 161.</text:p>
      <text:p text:style-name="VimmExportSkip"><text:span text:style-name="T12">cāga, </text:span>154. <text:span text:style-name="T12">°anussati, </text:span>63. <text:span text:style-name="T12">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2">148. selūpamaṁ cittaṁ, 324.</text:span></text:p>
      <text:p text:style-name="VimmExportSkip">lina°, 158. °visuddhi, 4; 161. samāhita,</text:p>
      <text:p text:style-name="VimmExportSkip">142.</text:p>
      <text:p text:style-name="VimmExportSkip"><text:span text:style-name="T12">cuṇṇa, 18 (</text:span><text:span text:style-name="VimmPali"><text:span text:style-name="T28">ref. dhātus</text:span></text:span><text:span text:style-name="T12">), 199,</text:span></text:p>
      <text:p text:style-name="VimmExportSkip"><text:span text:style-name="T12">Cunda (</text:span><text:span text:style-name="VimmPali"><text:span text:style-name="T28">Ven. Elder,</text:span></text:span><text:span text:style-name="T12">) 264.</text:span></text:p>
      <text:p text:style-name="VimmExportSkip"><text:span text:style-name="T12">Cunda </text:span><text:span text:style-name="VimmPali">(novice,)</text:span> <text:span text:style-name="T12">16.</text:span></text:p>
      <text:p text:style-name="VimmExportSkip"><text:span text:style-name="T12">Cullpanthaka </text:span><text:span text:style-name="VimmPali"><text:span text:style-name="T28">(Ven. Eider),</text:span></text:span><text:span text:style-name="T12">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2">Channa </text:span><text:span text:style-name="VimmPali"><text:span text:style-name="T28">(Ven. Eider),</text:span></text:span><text:span text:style-name="T12">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2">Chu </text:span>Agon <text:span text:style-name="VimmPali">(Chinese),</text:span> <text:span text:style-name="T12">48.</text:span></text:p>
      <text:p text:style-name="VimmExportSkip"/>
      <text:p text:style-name="VimmExportSkip">janghapesanika, 18.</text:p>
      <text:p text:style-name="VimmExportSkip"><text:span text:style-name="T12">jacchanda </text:span><text:span text:style-name="VimmPali"><text:span text:style-name="T28">(sim.)</text:span></text:span><text:span text:style-name="T12">,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2">jiyā </text:span><text:span text:style-name="VimmPali">(sim.)</text:span> 204.</text:p>
      <text:p text:style-name="VimmExportSkip"><text:span text:style-name="T12">jivhā, </text:span>240.</text:p>
      <text:p text:style-name="VimmExportSkip"><text:span text:style-name="T12">jīvikā. </text:span>parapaṭibaddh<text:span text:style-name="T12">ā</text:span> me j., 23.</text:p>
      <text:p text:style-name="VimmExportSkip">jeguccha, adhimatta°, 172.</text:p>
      <text:p text:style-name="VimmExportSkip">Jetavana, 289.</text:p>
      <text:p text:style-name="VimmExportSkip">Jotika gahapati, 212.</text:p>
      <text:p text:style-name="VimmExportSkip"><text:span text:style-name="T12">jhāna, </text:span>24. paṭhama°, 2; 41; 83; 100; 114;</text:p>
      <text:p text:style-name="VimmExportSkip">189; 311. dutiya°, 47; 101. tatiya0, 47;</text:p>
      <text:p text:style-name="VimmExportSkip">90; 105. catuttha°, 47; 110; 120. appan<text:span text:style-name="T12">ā</text:span>,</text:p>
      <text:p text:style-name="VimmExportSkip">79. °vimokkhapaccavekkhanat<text:span text:style-name="T12">ā</text:span>, 81.</text:p>
      <text:p text:style-name="VimmExportSkip">°visesa, 91. (<text:span text:style-name="VimmPali">the fourfold formula),</text:span> 229.</text:p>
      <text:p text:style-name="VimmExportSkip"><text:span text:style-name="T12">ñāṇa, </text:span>298. <text:span text:style-name="T12">anāgataṁsa</text:span>°<text:span text:style-name="T12">, </text:span>227. <text:span text:style-name="T12">anuppāde,</text:span></text:p>
      <text:p text:style-name="VimmExportSkip"><text:span text:style-name="T12">312. anuloma</text:span>°<text:span text:style-name="T12">, 301. anvaye</text:span>°<text:span text:style-name="T12">, 233. āsavak-</text:span></text:p>
      <text:p text:style-name="VimmExportSkip"><text:span text:style-name="T12">khaya</text:span>°<text:span text:style-name="T12">, 142. kammavipāka</text:span>°<text:span text:style-name="T12">, kammas-</text:span></text:p>
      <text:p text:style-name="VimmExportSkip"><text:span text:style-name="T12">sakata</text:span>°<text:span text:style-name="T12">, 227. khaye-, 312. cutūpapāta</text:span>°<text:span text:style-name="T12">,</text:span></text:p>
      <text:p text:style-name="VimmExportSkip"><text:span text:style-name="T12">142. cetopariya</text:span>°<text:span text:style-name="T12">, 209. ñāṇesu°, 235.</text:span></text:p>
      <text:p text:style-name="VimmExportSkip"><text:span text:style-name="T12">-dassana, 142. dibbacakkhu</text:span>°<text:span text:style-name="T12">, 209; 227.</text:span></text:p>
      <text:p text:style-name="VimmExportSkip"><text:span text:style-name="T12">dibbasota</text:span>°<text:span text:style-name="T12">, 209. dukkhe°, dukkhasa-</text:span></text:p>
      <text:p text:style-name="VimmExportSkip"><text:span text:style-name="T12">mudaye</text:span>°<text:span text:style-name="T12">, dukkhanirodhe</text:span>°<text:span text:style-name="T12">, dukkhanirod-</text:span></text:p>
      <text:p text:style-name="VimmExportSkip"><text:span text:style-name="T12">hagāminiyā paṭipadāya</text:span>°<text:span text:style-name="T12">, 235. dhamme</text:span>°<text:span text:style-name="T12">,</text:span></text:p>
      <text:p text:style-name="VimmExportSkip"><text:span text:style-name="T12">233. dhammaṭṭhiti°, 266 ; 286. pakati</text:span>°<text:span text:style-name="T12">,</text:span></text:p>
      <text:p text:style-name="VimmExportSkip"><text:span text:style-name="T12">190. paccavekkhaṇa-, 321. paricce</text:span>°<text:span text:style-name="T12">, 233.</text:span></text:p>
      <text:p text:style-name="VimmExportSkip"><text:soft-page-break/>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2">sammasane°, </text:span><text:span text:style-name="VimmPali">(in detail),</text:span> <text:span text:style-name="T12">287. sammuti-,</text:span></text:p>
      <text:p text:style-name="VimmExportSkip">233. sekha°, 306. hetuphale°, 235.</text:p>
      <text:p text:style-name="VimmExportSkip"><text:span text:style-name="VimmPali">(various),</text:span> <text:span text:style-name="T12">146.</text:span></text:p>
      <text:p text:style-name="VimmExportSkip"><text:span text:style-name="T12">ṭ</text:span>hiti, <text:span text:style-name="T12">162. </text:span>avaṭ<text:span text:style-name="T12">°</text:span>, 162. <text:span text:style-name="T12">°bhāgiya, </text:span>15; 97. saṇ°,</text:p>
      <text:p text:style-name="VimmExportSkip">162.</text:p>
      <text:p text:style-name="VimmExportSkip">ḍ<text:span text:style-name="T12">ahati. ḍayhāmi ḍayhāmi’ti valvā </text:span>tath’eva</text:p>
      <text:p text:style-name="VimmExportSkip">mah<text:span text:style-name="T12">ā</text:span>mrayaṁ <text:span text:style-name="T12">apatāsi, 324.</text:span></text:p>
      <text:p text:style-name="VimmExportSkip">taca, 204.</text:p>
      <text:p text:style-name="VimmExportSkip"><text:span text:style-name="T12">taṇhā, 191; 249; 300. (</text:span><text:span text:style-name="VimmPali"><text:span text:style-name="T28">the three</text:span></text:span><text:span text:style-name="T12">), 277.</text:span></text:p>
      <text:p text:style-name="VimmExportSkip"><text:span text:style-name="T12">rasa°, 22; 279. °kāya </text:span><text:span text:style-name="VimmPali">(the six),</text:span> <text:span text:style-name="T12">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2">tiṇa, 206; 324. °āgarā </text:span><text:span text:style-name="VimmPali"><text:span text:style-name="T28">(sim.),</text:span></text:span><text:span text:style-name="T12">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2">Tissa </text:span><text:span text:style-name="VimmPali"><text:span text:style-name="T28">(Ven. Elder), </text:span></text:span><text:span text:style-name="T12">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text:soft-page-break/>°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text:soft-page-break/>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text:soft-page-break/>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4">Pācīnavaṁsa </text:span><text:span text:style-name="VimmPali">(former name of </text:span><text:span text:style-name="VimmPali"><text:span text:style-name="T26">Vepulla),</text:span></text:span><text:span text:style-name="T14">223.</text:span></text:p>
      <text:p text:style-name="VimmExportSkip">Pā(ṭa)liputta, 208.</text:p>
      <text:p text:style-name="VimmExportSkip">pāṭidesanīya, 20.</text:p>
      <text:p text:style-name="VimmExportSkip"><text:span text:style-name="T14">pāṭihāriya </text:span><text:span text:style-name="VimmPali">(the three),</text:span> <text:span text:style-name="T14">148.</text:span></text:p>
      <text:p text:style-name="VimmExportSkip"><text:span text:style-name="T14">pāna, </text:span>173.</text:p>
      <text:p text:style-name="VimmExportSkip"><text:span text:style-name="T14">pāpimant, </text:span>324.</text:p>
      <text:p text:style-name="VimmExportSkip">pāmujja, 4; 148.</text:p>
      <text:p text:style-name="VimmExportSkip"><text:span text:style-name="T14">pāramī (</text:span><text:span text:style-name="VimmPali"><text:span text:style-name="T26">the </text:span></text:span><text:span text:style-name="VimmPali">ten),</text:span> <text:span text:style-name="T14">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4">piṭṭhi, </text:span>-kaṇ<text:span text:style-name="T14">ṭ</text:span>aka, <text:span text:style-name="T14">172.</text:span></text:p>
      <text:p text:style-name="VimmExportSkip"><text:span text:style-name="T14">pi</text:span>ṇḍ<text:span text:style-name="T14">āya, 324.</text:span></text:p>
      <text:p text:style-name="VimmExportSkip"><text:span text:style-name="T14">pi</text:span>ṇḍa<text:span text:style-name="T14">pātika</text:span>ṇ<text:span text:style-name="T14">ga, 27.</text:span></text:p>
      <text:p text:style-name="VimmExportSkip">piya, 26; 49.</text:p>
      <text:p text:style-name="VimmExportSkip">piḷakā, pañca, 174.</text:p>
      <text:p text:style-name="VimmExportSkip">p<text:span text:style-name="T14">īṭh</text:span>asappin <text:span text:style-name="VimmPali"><text:span text:style-name="T26">(sim.),</text:span></text:span><text:span text:style-name="T14"> 284-85.</text:span></text:p>
      <text:p text:style-name="VimmExportSkip"><text:span text:style-name="T14">pīti, 4; 72 ; 111; 148; 298. </text:span><text:span text:style-name="VimmPali">(fivefold),</text:span> <text:span text:style-name="T14">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4">323.</text:span></text:p>
      <text:p text:style-name="VimmExportSkip">pubbenivāsa, -ñāṇa, 223.</text:p>
      <text:p text:style-name="VimmExportSkip">purisa, °ghātakamma, 227. °dammasārathi,</text:p>
      <text:p text:style-name="VimmExportSkip"><text:span text:style-name="T14">144. bāḷhagilāna° </text:span><text:span text:style-name="VimmPali"><text:span text:style-name="T26">(sim.),</text:span></text:span><text:span text:style-name="T14">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4">phassāyatana </text:span><text:span text:style-name="VimmPali">(the six),</text:span> <text:span text:style-name="T14">279.</text:span></text:p>
      <text:p text:style-name="VimmExportSkip"/>
      <text:p text:style-name="VimmExportSkip">Bakkula <text:span text:style-name="VimmPali"><text:span text:style-name="T26">(Ven. </text:span></text:span><text:span text:style-name="VimmPali">Elder),</text:span> <text:span text:style-name="T14">210.</text:span></text:p>
      <text:p text:style-name="VimmExportSkip">bandhana, 74; 290. mahā°, kilesa°, 191.</text:p>
      <text:p text:style-name="VimmExportSkip">Bandhujivaka, 126.</text:p>
      <text:p text:style-name="VimmExportSkip"><text:soft-page-break/>bala, 190; 205. pañca°, 301. °ānika, 183.</text:p>
      <text:p text:style-name="VimmExportSkip">bahussuta, 182.</text:p>
      <text:p text:style-name="VimmExportSkip"><text:span text:style-name="T14">bīja, </text:span><text:span text:style-name="VimmPali"><text:span text:style-name="T26">(sim),</text:span></text:span><text:span text:style-name="T14"> 261.</text:span></text:p>
      <text:p text:style-name="VimmExportSkip">bāla, 173.</text:p>
      <text:p text:style-name="VimmExportSkip">biḷārabhasta, 249.</text:p>
      <text:p text:style-name="VimmExportSkip"><text:span text:style-name="T14">Buddha, 144. °anussati, 63. °guṇa </text:span><text:span text:style-name="VimmPali">(the</text:span></text:p>
      <text:p text:style-name="VimmExportSkip"><text:span text:style-name="VimmPali">eighteen),</text:span> <text:span text:style-name="T14">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text:soft-page-break/>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4">Mahāmoggallāna (</text:span><text:span text:style-name="VimmPali"><text:span text:style-name="T26">yen. </text:span></text:span><text:span text:style-name="VimmPali">Elder), </text:span><text:span text:style-name="T14">227 ; 324.</text:span></text:p>
      <text:p text:style-name="VimmExportSkip">mahārajakkha, 318.</text:p>
      <text:p text:style-name="VimmExportSkip"><text:span text:style-name="T14">Mahāli(</text:span><text:span text:style-name="VimmPali"><text:span text:style-name="T26">Ven.</text:span></text:span><text:span text:style-name="T14"> </text:span><text:span text:style-name="VimmPali">Elder),</text:span> <text:span text:style-name="T14">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4">māna, 11. (</text:span><text:span text:style-name="VimmPali">the nine),</text:span> <text:span text:style-name="T14">317.</text:span></text:p>
      <text:p text:style-name="VimmExportSkip">°mānusa, 308.</text:p>
      <text:p text:style-name="VimmExportSkip"><text:span text:style-name="T14">micchatta, </text:span>aṭṭha, <text:span text:style-name="T14">191; 280. (</text:span><text:span text:style-name="VimmPali">the ten),</text:span> <text:span text:style-name="T14">319.</text:span></text:p>
      <text:p text:style-name="VimmExportSkip"><text:span text:style-name="T14">micchā, ājīva, 18. °</text:span>diṭṭhi, <text:span text:style-name="T14">15; °di</text:span>ṭṭ<text:span text:style-name="T14">hika,</text:span></text:p>
      <text:p text:style-name="VimmExportSkip"><text:span text:style-name="T14">15; 227. °di</text:span>ṭṭ<text:span text:style-name="T14">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4">muditā, 63.</text:span> <text:span text:style-name="T14">°cetovimutti, 195.</text:span></text:p>
      <text:p text:style-name="VimmExportSkip">muni, 207.</text:p>
      <text:p text:style-name="VimmExportSkip">musāvāda, 188.</text:p>
      <text:p text:style-name="VimmExportSkip"><text:span text:style-name="T14">Musīla </text:span><text:span text:style-name="VimmPali"><text:span text:style-name="T26">(Ven. </text:span></text:span><text:span text:style-name="VimmPali">Elder),</text:span> <text:span text:style-name="T14">321.</text:span></text:p>
      <text:p text:style-name="VimmExportSkip">muhutta and muhūrta, 169.</text:p>
      <text:p text:style-name="VimmExportSkip">megha, 206.</text:p>
      <text:p text:style-name="VimmExportSkip">Meghiya <text:span text:style-name="VimmPali"><text:span text:style-name="T26">(Ven. </text:span></text:span><text:span text:style-name="VimmPali">Elder),</text:span> <text:span text:style-name="T14">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4">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4">°yanta, °sutta </text:span><text:span text:style-name="VimmPali"><text:span text:style-name="T26">(sim)T</text:span></text:span><text:span text:style-name="T14"> dāru° (</text:span><text:span text:style-name="VimmPali"><text:span text:style-name="T26">sim.),</text:span></text:span><text:span text:style-name="T14"> 204.</text:span></text:p>
      <text:p text:style-name="VimmExportSkip">yamakapāṭihāriya, 44; 190.</text:p>
      <text:p text:style-name="VimmExportSkip">yācayoga, 154.</text:p>
      <text:p text:style-name="VimmExportSkip">yāna, 92.</text:p>
      <text:p text:style-name="VimmExportSkip"><text:span text:style-name="T14">yāma </text:span><text:span text:style-name="VimmPali">(the three),</text:span> <text:span text:style-name="T14">145.</text:span></text:p>
      <text:p text:style-name="VimmExportSkip">yoga (<text:span text:style-name="VimmPali">the four),</text:span> 315.</text:p>
      <text:p text:style-name="VimmExportSkip">yoni, <text:span text:style-name="T14">tiracchāna°, </text:span>15; 57. <text:span text:style-name="T14">nāga°, </text:span>57.</text:p>
      <text:p text:style-name="VimmExportSkip">(<text:span text:style-name="VimmPali">the four),</text:span> 289.</text:p>
      <text:p text:style-name="VimmExportSkip"><text:span text:style-name="T14">°</text:span>yoniso, <text:span text:style-name="T14">manasikāra, </text:span>2. patisankh<text:span text:style-name="T14">ā°</text:span></text:p>
      <text:p text:style-name="VimmExportSkip"><text:span text:style-name="T14">āhāraṁ āhāreti...., </text:span>22. <text:span text:style-name="T14">paṭisankhā°</text:span></text:p>
      <text:p text:style-name="VimmExportSkip">cīvaraṁ....., <text:s text:c="2"/>23. manasikāramūlakā</text:p>
      <text:p text:style-name="VimmExportSkip"><text:span text:style-name="T14">dhammā (</text:span><text:span text:style-name="VimmPali">nine </text:span><text:span text:style-name="VimmPali"><text:span text:style-name="T26">in </text:span></text:span><text:span text:style-name="VimmPali">detail),</text:span> <text:span text:style-name="T14">280.</text:span></text:p>
      <text:p text:style-name="VimmExportSkip"/>
      <text:p text:style-name="VimmExportSkip">rajakkha, appa°, maha°, 143.</text:p>
      <text:p text:style-name="VimmExportSkip">srajja, 25.</text:p>
      <text:p text:style-name="VimmExportSkip">ratta, rattandhakāratimisa, 289.</text:p>
      <text:p text:style-name="VimmExportSkip"><text:soft-page-break/>ratti, kevalam pi rattiṁ kevalam pi</text:p>
      <text:p text:style-name="VimmExportSkip"><text:span text:style-name="T14">divasaṁ (</text:span><text:span text:style-name="VimmPali">etc),</text:span> <text:span text:style-name="T14">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0">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oft-page-break/><text:span text:style-name="T14">vinipāta, </text:span>186; 227.</text:p>
      <text:p text:style-name="VimmExportSkip"><text:span text:style-name="T14">vinipātika, </text:span>280.</text:p>
      <text:p text:style-name="VimmExportSkip">vinīlaka, 63.</text:p>
      <text:p text:style-name="VimmExportSkip"><text:span text:style-name="T14">vipallāsa, (</text:span><text:span text:style-name="VimmPali">the three),</text:span> <text:span text:style-name="T14">247 </text:span><text:span text:style-name="VimmPali">(the four sets of</text:span></text:p>
      <text:p text:style-name="VimmExportSkip"><text:span text:style-name="VimmPali">three each),</text:span> 319. diṭṭhi<text:span text:style-name="T14">°</text:span>, 289. <text:span text:style-name="T14">°</text:span>vatthu</text:p>
      <text:p text:style-name="VimmExportSkip"><text:span text:style-name="T14">(</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4">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4">vivāda-mūla (</text:span><text:span text:style-name="VimmPali">six </text:span><text:span text:style-name="VimmPali"><text:span text:style-name="T26">in </text:span></text:span><text:span text:style-name="VimmPali">detail),</text:span> <text:span text:style-name="T14">316-17.</text:span></text:p>
      <text:p text:style-name="VimmExportSkip">viveka, °jaṁ pīti-sukhaṁ, 47; 83; 229.</text:p>
      <text:p text:style-name="VimmExportSkip"><text:span text:style-name="VimmPali">threefold),</text:span> <text:span text:style-name="T14">83. tadaṅga°, nissaraṇa°,</text:span></text:p>
      <text:p text:style-name="VimmExportSkip">paṭippassddhi°, vikkhambhana°, samuc-</text:p>
      <text:p text:style-name="VimmExportSkip">cheda°, 84.</text:p>
      <text:p text:style-name="VimmExportSkip">visa, <text:span text:style-name="T14">āsi°, ghora°, 250. 299. visena</text:span></text:p>
      <text:p text:style-name="VimmExportSkip">saṁsaṭṭho, <text:span text:style-name="T14">248.</text:span></text:p>
      <text:p text:style-name="VimmExportSkip">visaya, <text:span text:style-name="T14">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4">°</text:span>, <text:span text:style-name="T14">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4">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4">vesārajja, 190. (</text:span><text:span text:style-name="VimmPali">the four),</text:span> <text:span text:style-name="T14">147.</text:span></text:p>
      <text:p text:style-name="VimmExportSkip">Vehapphala, <text:span text:style-name="T14">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4">nānaṁ parikkhayā, 5; 179. (</text:span><text:span text:style-name="VimmPali">the ten),</text:span></text:p>
      <text:p text:style-name="VimmExportSkip"><text:span text:style-name="T14">281 ; 312; 318. (</text:span><text:span text:style-name="VimmPali">the last five),</text:span> <text:span text:style-name="T14">308. </text:span>tiṇṇa<text:span text:style-name="T14">ṁ</text:span></text:p>
      <text:p text:style-name="VimmExportSkip"><text:span text:style-name="T14">°parikkhayā, 5; 179. (</text:span><text:span text:style-name="VimmPali">the last five),</text:span> <text:span text:style-name="T14">307.</text:span></text:p>
      <text:p text:style-name="VimmExportSkip"><text:span text:style-name="T14">ta</text:span>ṇ<text:span text:style-name="T14">hā°, 204; 261.</text:span></text:p>
      <text:p text:style-name="VimmExportSkip">saṁvara, 1. °aṭṭhena sīlavisuddhi, 161.</text:p>
      <text:p text:style-name="VimmExportSkip"><text:span text:style-name="T14">saṁvega, °vatthu.(</text:span><text:span text:style-name="VimmPali"><text:span text:style-name="T26">the</text:span></text:span><text:span text:style-name="T14"> </text:span><text:span text:style-name="VimmPali">eight),</text:span> <text:span text:style-name="T14">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4">sakkāya, °</text:span>diṭṭhi, 305.</text:p>
      <text:p text:style-name="VimmExportSkip">sagga, 227; 306.</text:p>
      <text:p text:style-name="VimmExportSkip"><text:span text:style-name="T12">saṅkappa, </text:span>sara°, 135.</text:p>
      <text:p text:style-name="VimmExportSkip"><text:soft-page-break/><text:span text:style-name="T12">Saṅkicca </text:span><text:span text:style-name="VimmPali"><text:span text:style-name="T28">(Ven. </text:span></text:span><text:span text:style-name="VimmPali">Elder),</text:span> 210.</text:p>
      <text:p text:style-name="VimmExportSkip"><text:span text:style-name="T12">saṅkhata, 263; 278. </text:span><text:span text:style-name="T14">-dhammā, </text:span><text:span text:style-name="T12">253. °lakk-</text:span></text:p>
      <text:p text:style-name="VimmExportSkip">haṇa, 296.</text:p>
      <text:p text:style-name="VimmExportSkip"><text:span text:style-name="T14">saṅgha (saṁgha,) </text:span>°<text:span text:style-name="T14">paṭimānana, 323.</text:span></text:p>
      <text:p text:style-name="VimmExportSkip"><text:span text:style-name="T12">s</text:span><text:span text:style-name="T14">ā</text:span><text:span text:style-name="T12">vaka</text:span>°<text:span text:style-name="T12">, </text:span><text:span text:style-name="T14">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4">sacca, </text:span>ariya<text:span text:style-name="T14">°</text:span> <text:span text:style-name="VimmPali">(the four),</text:span> <text:span text:style-name="T14">269 ; 283. taṅhā-</text:span></text:p>
      <text:p text:style-name="VimmExportSkip"><text:span text:style-name="T14">samudaya-, °anulomika </text:span><text:span text:style-name="T12">ñ</text:span><text:span text:style-name="T14">āṇ</text:span><text:span text:style-name="T12">a, </text:span><text:span text:style-name="T14">233. </text:span><text:span text:style-name="T12">tī</text:span><text:span text:style-name="T14">ṅ</text:span><text:span text:style-name="T12">i</text:span></text:p>
      <text:p text:style-name="VimmExportSkip">saccāni saṅkhatāni, 312. Dukkhanirodha</text:p>
      <text:p text:style-name="VimmExportSkip"><text:span text:style-name="T14">ariya-, 272. dukkhanirodhagāmin</text:span><text:span text:style-name="T12">ī</text:span><text:span text:style-name="T14"> paṭi-</text:span></text:p>
      <text:p text:style-name="VimmExportSkip">padā ariya°, 273-74. Dukkhasamudaya</text:p>
      <text:p text:style-name="VimmExportSkip">ariya°, 269. lokiya, lokuttara, 278.</text:p>
      <text:p text:style-name="VimmExportSkip">sacchikata, 274.</text:p>
      <text:p text:style-name="VimmExportSkip"><text:span text:style-name="T12">Sañjīva </text:span><text:span text:style-name="VimmPali"><text:span text:style-name="T28">(Ven. </text:span></text:span><text:span text:style-name="VimmPali">Elder),</text:span> <text:span text:style-name="T14">210; 324.</text:span></text:p>
      <text:p text:style-name="VimmExportSkip"><text:span text:style-name="T12">saññ</text:span><text:span text:style-name="T14">ā</text:span><text:span text:style-name="T12">, 78. </text:span>akusala- <text:span text:style-name="VimmPali">(three),</text:span> <text:span text:style-name="T12">246. </text:span><text:span text:style-name="T14">āloka°,</text:span></text:p>
      <text:p text:style-name="VimmExportSkip"><text:span text:style-name="T14">224. </text:span><text:span text:style-name="VimmPali">(the six),</text:span> 247. <text:span text:style-name="VimmPali">(the ten),</text:span> 281.</text:p>
      <text:p text:style-name="VimmExportSkip"><text:span text:style-name="T14">divā°, </text:span>224. <text:span text:style-name="T14">nānaṭṭa°, 114. </text:span><text:span text:style-name="T12">catubhūmika-,</text:span></text:p>
      <text:p text:style-name="VimmExportSkip">247. pa<text:span text:style-name="T14">ṭ</text:span>igha<text:span text:style-name="T14">°</text:span>, 114. puḷuvaka<text:span text:style-name="T14">°</text:span>, 138.</text:p>
      <text:p text:style-name="VimmExportSkip"><text:span text:style-name="T12">rūpa</text:span><text:span text:style-name="T14">°</text:span><text:span text:style-name="T12">, </text:span>114. lahu<text:span text:style-name="T14">°</text:span>, 214. <text:span text:style-name="T14">°</text:span>vedayitanirodha,</text:p>
      <text:p text:style-name="VimmExportSkip">131 ; 324-25. vicchiddaka<text:span text:style-name="T14">°</text:span>, 136. <text:span text:style-name="T14">vipallāsa,</text:span></text:p>
      <text:p text:style-name="VimmExportSkip"><text:span text:style-name="T14">avipallāsa, </text:span>246. satta<text:span text:style-name="T14">°</text:span>, 285. sukha<text:span text:style-name="T14">°</text:span>, 214.</text:p>
      <text:p text:style-name="VimmExportSkip">sati, 283. <text:span text:style-name="T14">kāyagatā°, </text:span>135. <text:span text:style-name="T14">°paṭṭhāna, </text:span><text:span text:style-name="VimmPali">(the</text:span></text:p>
      <text:p text:style-name="VimmExportSkip"><text:span text:style-name="VimmPali">four),</text:span> 19; 279; 301. parimukhaṁ satiṁ</text:p>
      <text:p text:style-name="VimmExportSkip"><text:span text:style-name="T14">upaṭṭhapetvā, </text:span>157; 304. <text:span text:style-name="T14">°</text:span><text:span text:style-name="T12">sampajañña,</text:span></text:p>
      <text:p text:style-name="VimmExportSkip">229; 283.</text:p>
      <text:p text:style-name="VimmExportSkip">satta, <text:span text:style-name="T14">°ārammaṇattā, </text:span>188. <text:span text:style-name="T14">°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4">satti, °satena hanatha, °</text:span><text:span text:style-name="T12">sūlūpam</text:span><text:span text:style-name="T14">ā</text:span><text:span text:style-name="T12"> </text:span><text:span text:style-name="T14">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4">sadda, 114. bheri-, </text:span><text:span text:style-name="T12">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4">264.</text:span></text:p>
      <text:p text:style-name="VimmExportSkip"><text:span text:style-name="T12">sapadānacārikaṅga, </text:span><text:span text:style-name="T14">27.</text:span></text:p>
      <text:p text:style-name="VimmExportSkip">sappa, 290.</text:p>
      <text:p text:style-name="VimmExportSkip"><text:span text:style-name="T14">sappi-maṇḍja dh</text:span><text:span text:style-name="T12">ā</text:span><text:span text:style-name="T14">tu, 205.</text:span></text:p>
      <text:p text:style-name="VimmExportSkip"><text:span text:style-name="T14">sappītika sam</text:span><text:span text:style-name="T12">ā</text:span><text:span text:style-name="T14">dhi, 226.</text:span></text:p>
      <text:p text:style-name="VimmExportSkip">sappurisa, 306. °saṁseva, 248.</text:p>
      <text:p text:style-name="VimmExportSkip"><text:span text:style-name="T12">sabbaññuta, </text:span><text:span text:style-name="T14">140.</text:span></text:p>
      <text:p text:style-name="VimmExportSkip"><text:span text:style-name="T14">sabh</text:span><text:span text:style-name="T12">ā</text:span><text:span text:style-name="T14">ga, °visabh</text:span><text:span text:style-name="T12">ā</text:span><text:span text:style-name="T14">ga </text:span><text:span text:style-name="VimmPali">(ref. to</text:span> <text:span text:style-name="T14">dh</text:span><text:span text:style-name="T12">ā</text:span><text:span text:style-name="T14">tus), 199.</text:span></text:p>
      <text:p text:style-name="VimmExportSkip"><text:span text:style-name="T14">sabh</text:span><text:span text:style-name="T12">ā</text:span><text:span text:style-name="T14">va, 278.</text:span></text:p>
      <text:p text:style-name="VimmExportSkip">samatha, 39; 92; 190; 275-76; 279; 311.</text:p>
      <text:p text:style-name="VimmExportSkip"><text:span text:style-name="T14">°</text:span><text:span text:style-name="T12">pubbaṅgama </text:span><text:span text:style-name="T14">vipassan</text:span><text:span text:style-name="T12">ā</text:span><text:span text:style-name="T14">, 310. °vipassan</text:span><text:span text:style-name="T12">ā</text:span><text:span text:style-name="T14">,</text:span></text:p>
      <text:p text:style-name="VimmExportSkip"><text:span text:style-name="T14">163. °vipassan</text:span><text:span text:style-name="T12">ā</text:span><text:span text:style-name="T14"> </text:span>yuganandha, <text:span text:style-name="T14">303. sabba-</text:span></text:p>
      <text:p text:style-name="VimmExportSkip"><text:span text:style-name="T14">sa</text:span><text:span text:style-name="T12">ṅ</text:span><text:span text:style-name="T14">kh</text:span><text:span text:style-name="T12">ā</text:span><text:span text:style-name="T14">ra°, 163.</text:span></text:p>
      <text:p text:style-name="VimmExportSkip"><text:span text:style-name="T14">Samantap</text:span><text:span text:style-name="T12">ā</text:span><text:span text:style-name="T14">s</text:span><text:span text:style-name="T12">ā</text:span><text:span text:style-name="T14">dik</text:span><text:span text:style-name="T12">ā</text:span><text:span text:style-name="T14"> </text:span><text:span text:style-name="VimmPali">(the Chinese),</text:span> <text:span text:style-name="T14">35.</text:span></text:p>
      <text:p text:style-name="VimmExportSkip"><text:span text:style-name="T14">samaya, pubbaṇha°, majjhantika°, s</text:span><text:span text:style-name="T12">ā</text:span><text:span text:style-name="T14">yapha°,</text:span></text:p>
      <text:p text:style-name="VimmExportSkip">283.</text:p>
      <text:p text:style-name="VimmExportSkip">samavaya-saṭṭhesana, 307.</text:p>
      <text:p text:style-name="VimmExportSkip">samasīsi, 264.</text:p>
      <text:p text:style-name="VimmExportSkip"><text:span text:style-name="T14">samācāra, parisuddhakāya°, </text:span>aparisuddha-</text:p>
      <text:p text:style-name="VimmExportSkip">vacī°, 185.</text:p>
      <text:p text:style-name="VimmExportSkip"><text:span text:style-name="T14">samādhi, </text:span>1; 4; 25; 39; 44; 279; 289.</text:p>
      <text:p text:style-name="VimmExportSkip"><text:span text:style-name="T14">appanā</text:span>°<text:span text:style-name="T14">, </text:span>79. <text:span text:style-name="T14">apariyāpanna</text:span>°<text:span text:style-name="T14">, </text:span><text:span text:style-name="T12">arūp</text:span><text:span text:style-name="T14">ā</text:span><text:span text:style-name="T12">va-</text:span></text:p>
      <text:p text:style-name="VimmExportSkip"><text:span text:style-name="T14">cara</text:span>°<text:span text:style-name="T14">, </text:span><text:span text:style-name="T12">43. </text:span><text:span text:style-name="T14">appamāṇa-, 44. </text:span>avitakka</text:p>
      <text:p text:style-name="VimmExportSkip"><text:span text:style-name="T14">avicāra</text:span>°<text:span text:style-name="T14">, avitakka vicāramatta</text:span>°<text:span text:style-name="T14">, savitakka</text:span></text:p>
      <text:p text:style-name="VimmExportSkip"><text:span text:style-name="T14">savicāra</text:span>°<text:span text:style-name="T14">, 42. kāmāvacara</text:span>°<text:span text:style-name="T14">, </text:span><text:span text:style-name="T12">rūp</text:span><text:span text:style-name="T14">ā</text:span><text:span text:style-name="T12">vacara</text:span>°<text:span text:style-name="T12">,</text:span></text:p>
      <text:p text:style-name="VimmExportSkip">43. °ja. 47. appamāṇa-, paritta-, 44.</text:p>
      <text:p text:style-name="VimmExportSkip">°indriya, 39. nibbedhabhāgiya-, 2. pā-</text:p>
      <text:p text:style-name="VimmExportSkip"><text:soft-page-break/>daka-jjhāna-, 229. °bala, 39. sekhiya-</text:p>
      <text:p text:style-name="VimmExportSkip">phala-, 44. vipassanāsampayutta°, 312.</text:p>
      <text:p text:style-name="VimmExportSkip"><text:span text:style-name="T14">-sambojjhaṅga, 81. </text:span><text:span text:style-name="VimmPali">(the three),</text:span> <text:span text:style-name="T14">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4">samāpatti, aṭṭha-, 323. </text:span><text:span text:style-name="T12">asañña</text:span><text:span text:style-name="T14">°</text:span><text:span text:style-name="T12">, </text:span><text:span text:style-name="T14">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4">mahākaruṇā°, 44; 190. </text:span><text:span text:style-name="T12">saññ</text:span><text:span text:style-name="T14">ā°</text:span><text:span text:style-name="T12">, </text:span><text:span text:style-name="T14">65.</text:span></text:p>
      <text:p text:style-name="VimmExportSkip">samāhita, 219.</text:p>
      <text:p text:style-name="VimmExportSkip">samudaya, 302-3. <text:span text:style-name="T14">avijjā°, </text:span>262; 291. <text:span text:style-name="T14">āsava°,</text:span></text:p>
      <text:p text:style-name="VimmExportSkip"><text:span text:style-name="T14">262. </text:span>kamma<text:span text:style-name="T14">°</text:span>, <text:span text:style-name="T14">taṇhā°, </text:span>paccaya<text:span text:style-name="T14">°</text:span>, <text:span text:style-name="T12">rūpa</text:span><text:span text:style-name="T14">°</text:span><text:span text:style-name="T12">,</text:span></text:p>
      <text:p text:style-name="VimmExportSkip">291. <text:span text:style-name="T14">°sacca, </text:span>278.</text:p>
      <text:p text:style-name="VimmExportSkip"><text:span text:style-name="T12">sampajañña </text:span><text:span text:style-name="VimmPali">(with</text:span> sati), 283. <text:span text:style-name="VimmPali">(fourfold),</text:span> 106.</text:p>
      <text:p text:style-name="VimmExportSkip"><text:span text:style-name="T14">sampajāna, </text:span><text:span text:style-name="VimmPali">with</text:span> <text:span text:style-name="T12">sata, </text:span>47; 105.</text:p>
      <text:p text:style-name="VimmExportSkip"><text:span text:style-name="T14">sampasādana, </text:span>47.</text:p>
      <text:p text:style-name="VimmExportSkip">sampahaṁsana, 94.</text:p>
      <text:p text:style-name="VimmExportSkip"><text:span text:style-name="T14">sammāsambuddha, </text:span>1; 142.</text:p>
      <text:p text:style-name="VimmExportSkip"><text:span text:style-name="T14">sambādha, </text:span><text:span text:style-name="T12">parama</text:span><text:span text:style-name="T14">°</text:span><text:span text:style-name="T12">, </text:span>172.</text:p>
      <text:p text:style-name="VimmExportSkip"><text:span text:style-name="T12">sambojjhaṅga </text:span><text:span text:style-name="VimmPali">(perfected through</text:span> <text:span text:style-name="T14">satipaṭṭhā-</text:span></text:p>
      <text:p text:style-name="VimmExportSkip"><text:span text:style-name="T12">na), </text:span>165. <text:span text:style-name="T14">upekhā°, sati°, 195.</text:span></text:p>
      <text:p text:style-name="VimmExportSkip"><text:span text:style-name="T14">sammatta </text:span><text:span text:style-name="VimmPali">(the eight),</text:span> <text:span text:style-name="T14">280.</text:span></text:p>
      <text:p text:style-name="VimmExportSkip"><text:span text:style-name="T14">sammappadhāna </text:span><text:span text:style-name="VimmPali">(the </text:span><text:span text:style-name="VimmPali"><text:span text:style-name="T26">four),</text:span></text:span><text:span text:style-name="T14">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4">°</text:span>sati, <text:span text:style-name="T14">273.</text:span></text:p>
      <text:p text:style-name="VimmExportSkip">°samādhi, 39: 47; 229, 274.</text:p>
      <text:p text:style-name="VimmExportSkip"><text:span text:style-name="T12">sayambhū, </text:span><text:span text:style-name="T14">140.</text:span></text:p>
      <text:p text:style-name="VimmExportSkip">saraṇa. kareyya °attano, 21.</text:p>
      <text:p text:style-name="VimmExportSkip"><text:span text:style-name="T14">sarāga, citta </text:span><text:span text:style-name="VimmPali">(etc.),</text:span> <text:span text:style-name="T14">221.</text:span></text:p>
      <text:p text:style-name="VimmExportSkip">salabha, 289.</text:p>
      <text:p text:style-name="VimmExportSkip">sallakatta, 275.</text:p>
      <text:p text:style-name="VimmExportSkip">sallekha, <text:span text:style-name="T14">37.</text:span></text:p>
      <text:p text:style-name="VimmExportSkip">savana, 178.</text:p>
      <text:p text:style-name="VimmExportSkip"><text:span text:style-name="T14">sav</text:span><text:span text:style-name="T12">ā</text:span><text:span text:style-name="T14">san</text:span><text:span text:style-name="T12">ā</text:span><text:span text:style-name="T14">, 141.</text:span></text:p>
      <text:p text:style-name="VimmExportSkip"><text:span text:style-name="T14">savic</text:span><text:span text:style-name="T12">ā</text:span><text:span text:style-name="T14">ra, 83.</text:span></text:p>
      <text:p text:style-name="VimmExportSkip">savitakka, 83.</text:p>
      <text:p text:style-name="VimmExportSkip"><text:span text:style-name="T14">s</text:span><text:span text:style-name="T12">ā</text:span><text:span text:style-name="T14">dhu, 207.</text:span></text:p>
      <text:p text:style-name="VimmExportSkip"><text:span text:style-name="T14">s</text:span><text:span text:style-name="T12">āṇ</text:span><text:span text:style-name="T14">a, 35.</text:span></text:p>
      <text:p text:style-name="VimmExportSkip"><text:span text:style-name="T12">sāmañña, </text:span><text:span text:style-name="T14">°phala, 320. °phal</text:span><text:span text:style-name="T12">ā</text:span><text:span text:style-name="T14">ni </text:span><text:span text:style-name="VimmPali">(the four),</text:span><text:span text:style-name="VimmPali"><text:span text:style-name="T26">3</text:span></text:span><text:span text:style-name="T14">12.</text:span></text:p>
      <text:p text:style-name="VimmExportSkip"><text:span text:style-name="T14">S</text:span><text:span text:style-name="T12">ā</text:span><text:span text:style-name="T14">m</text:span><text:span text:style-name="T12">ā</text:span><text:span text:style-name="T14">vatī up</text:span><text:span text:style-name="T12">ā</text:span><text:span text:style-name="T14">sik</text:span><text:span text:style-name="T12">ā</text:span><text:span text:style-name="T14">, 210.</text:span></text:p>
      <text:p text:style-name="VimmExportSkip"><text:span text:style-name="T14">s</text:span><text:span text:style-name="T12">ā</text:span><text:span text:style-name="T14">ra, 289.</text:span></text:p>
      <text:p text:style-name="VimmExportSkip"><text:span text:style-name="T14">S</text:span><text:span text:style-name="T12">ā</text:span><text:span text:style-name="T14">riputta </text:span><text:span text:style-name="VimmPali"><text:span text:style-name="T28">(Ven. </text:span></text:span><text:span text:style-name="VimmPali">Elder),</text:span> <text:span text:style-name="T14">147; 210; 324.</text:span></text:p>
      <text:p text:style-name="VimmExportSkip"><text:span text:style-name="T14">s</text:span><text:span text:style-name="T12">ā</text:span><text:span text:style-name="T14">vaka, 12; 16; 26. ariya°, 13; 306.</text:span></text:p>
      <text:p text:style-name="VimmExportSkip">-saṁgha, 151.</text:p>
      <text:p text:style-name="VimmExportSkip"><text:span text:style-name="T14">S</text:span><text:span text:style-name="T12">ā</text:span><text:span text:style-name="T14">vatthi, 289.</text:span></text:p>
      <text:p text:style-name="VimmExportSkip"><text:span text:style-name="T14">sikkh</text:span><text:span text:style-name="T12">ā</text:span><text:span text:style-name="T14">, 78. </text:span><text:span text:style-name="T12">adhisīla-, </text:span><text:span text:style-name="T14">adhicitta-, </text:span><text:span text:style-name="T12">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text:soft-page-break/>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4">Suddhāvāsa, 112. </text:span><text:span text:style-name="VimmPali"><text:span text:style-name="T26">(the five),</text:span></text:span><text:span text:style-name="T14"> 308.</text:span></text:p>
      <text:p text:style-name="VimmExportSkip">Sunakkhatta, 248.</text:p>
      <text:p text:style-name="VimmExportSkip"><text:span text:style-name="T14">Supassa </text:span><text:span text:style-name="VimmPali"><text:span text:style-name="T26">(former name of</text:span></text:span><text:span text:style-name="T14"> Vepulla), 223.</text:span></text:p>
      <text:p text:style-name="VimmExportSkip">supāṇa, 136.</text:p>
      <text:p text:style-name="VimmExportSkip">Suppiyā, 223.</text:p>
      <text:p text:style-name="VimmExportSkip">subha, 289.</text:p>
      <text:p text:style-name="VimmExportSkip"><text:span text:style-name="T14">Subhakiṇṇā </text:span><text:span text:style-name="VimmPali"><text:span text:style-name="T26">and</text:span></text:span><text:span text:style-name="T14"> Subhakiṇhā, 108 ; 280.</text:span></text:p>
      <text:p text:style-name="VimmExportSkip">surā, °merayamajjapamādaṭṭhānā, 188.</text:p>
      <text:p text:style-name="VimmExportSkip"><text:span text:style-name="T14">suriya, (</text:span><text:span text:style-name="VimmPali"><text:span text:style-name="T26">sim.</text:span></text:span><text:span text:style-name="T14">),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4">sevāla, °pāṇaka </text:span><text:span text:style-name="VimmPali"><text:span text:style-name="T26">(sim.),</text:span></text:span><text:span text:style-name="T14">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4">Soṇa </text:span><text:span text:style-name="VimmPali"><text:span text:style-name="T26">(Ven. Elder</text:span></text:span><text:span text:style-name="T14">), 77.</text:span></text:p>
      <text:p text:style-name="VimmExportSkip"><text:span text:style-name="T14">Sobhita </text:span><text:span text:style-name="VimmPali"><text:span text:style-name="T26">(Ven. Elder),</text:span></text:span><text:span text:style-name="T14">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text:soft-page-break/>Contemplation in the Dhamma</text:h>
      <text:p text:style-name="P9"><text:note text:id="ftn1075"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76"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77"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78"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79"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80"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81"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82"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83" text:note-class="footnote"><text:note-citation>6</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text:soft-page-break/>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84" text:note-class="footnote"><text:note-citation>1</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85" text:note-class="footnote"><text:note-citation>2</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text:soft-page-break/>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86"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87"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0">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88"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89"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90"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91" text:note-class="footnote"><text:note-citation>6</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text:soft-page-break/>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92" text:note-class="footnote"><text:note-citation>1</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93" text:note-class="footnote"><text:note-citation>2</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94" text:note-class="footnote"><text:note-citation>3</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95" text:note-class="footnote"><text:note-citation>4</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4">haritv</text:span></text:span><text:span text:style-name="VimmBibQuote">ā</text:span><text:span text:style-name="VimmBibQuote"><text:span text:style-name="T14"> </text:span></text:span><text:span text:style-name="VimmBibQuote">ṭhapesi.</text:span></text:p></text:note-body></text:note> The teaching of these two <text:span text:style-name="VimmPali">suttas</text:span> comprises the preparatory training in contemplation, the development of mundane concentration and insight. It has already been <text:span text:style-name="VimmPageNo">[[423|360]]</text:span> said that the teaching of <text:span text:style-name="T14">th</text:span><text:span text:style-name="T16">e</text:span><text:span text:style-name="T14"> </text:span>discourses on the foundations of mindfulness, the <text:soft-page-break/><text:span text:style-name="VimmPali"><text:span text:style-name="T26">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26">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96" text:note-class="footnote"><text:note-citation>1</text:note-citation><text:note-body><text:p text:style-name="Standard"/><text:list text:style-name="L61"><text:list-item><text:p text:style-name="P70"><text:span text:style-name="VimmBibRef">Vis. Mag. 436</text:span>: <text:span text:style-name="VimmBibQuote">Sīte patiṭṭhāya naro sapañño cittaṁ paññañ ca </text:span><text:span text:style-name="VimmBibQuote"><text:span text:style-name="T14">bh</text:span></text:span><text:span text:style-name="VimmBibQuote">ā</text:span><text:span text:style-name="VimmBibQuote"><text:span text:style-name="T14">vayan ti </text:span></text:span><text:span text:style-name="VimmBibQuote">ettha cit</text:span><text:span text:style-name="VimmBibQuote"><text:span text:style-name="T14">tasī-sena </text:span></text:span><text:span text:style-name="VimmBibQuote">niddiṭṭho </text:span><text:span text:style-name="VimmBibQuote"><text:span text:style-name="T14">sam</text:span></text:span><text:span text:style-name="VimmBibQuote">āḍ</text:span><text:span text:style-name="VimmBibQuote"><text:span text:style-name="T14">hi sabb</text:span></text:span><text:span text:style-name="VimmBibQuote">ā</text:span><text:span text:style-name="VimmBibQuote"><text:span text:style-name="T14">karena bh</text:span></text:span><text:span text:style-name="VimmBibQuote">ā</text:span><text:span text:style-name="VimmBibQuote"><text:span text:style-name="T14">vito </text:span></text:span><text:span text:style-name="VimmBibQuote">hoti, tad </text:span><text:span text:style-name="VimmBibQuote"><text:span text:style-name="T14">anantar</text:span></text:span><text:span text:style-name="VimmBibQuote">ā</text:span><text:span text:style-name="VimmBibQuote"><text:span text:style-name="T14"> pana pa</text:span></text:span><text:span text:style-name="VimmBibQuote">ññā</text:span><text:span text:style-name="VimmBibQuote"><text:span text:style-name="T14"> bh</text:span></text:span><text:span text:style-name="VimmBibQuote">ā</text:span><text:span text:style-name="VimmBibQuote"><text:span text:style-name="T14">vetabb</text:span></text:span><text:span text:style-name="VimmBibQuote">ā.</text:span></text:p></text:list-item><text:list-item><text:p text:style-name="P70"><text:span text:style-name="VimmBibRef">Vis. Mag. 443</text:span>: <text:span text:style-name="VimmBibQuote">Ettha </text:span><text:span text:style-name="VimmBibQuote"><text:span text:style-name="T14">pana yasm</text:span></text:span><text:span text:style-name="VimmBibQuote">ā </text:span><text:span text:style-name="VimmBibQuote"><text:span text:style-name="T14">im</text:span></text:span><text:span text:style-name="VimmBibQuote">ā</text:span><text:span text:style-name="VimmBibQuote"><text:span text:style-name="T14">ya pa</text:span></text:span><text:span text:style-name="VimmBibQuote">ññā</text:span><text:span text:style-name="VimmBibQuote"><text:span text:style-name="T14">ya khandh’-</text:span></text:span><text:span text:style-name="VimmBibQuote">ā</text:span><text:span text:style-name="VimmBibQuote"><text:span text:style-name="T14">yatana-dh</text:span></text:span><text:span text:style-name="VimmBibQuote">ā</text:span><text:span text:style-name="VimmBibQuote"><text:span text:style-name="T14">tu-indriya-sacca- </text:span></text:span><text:span text:style-name="VimmBibQuote">paṭiccasamuppādādibhedā </text:span><text:span text:style-name="VimmBibQuote"><text:span text:style-name="T14">dhamm</text:span></text:span><text:span text:style-name="VimmBibQuote">ā</text:span><text:span text:style-name="VimmBibQuote"><text:span text:style-name="T14"> bhūmi. Sīlavisuddhi ceva cittavisuddhi c</text:span></text:span><text:span text:style-name="VimmBibQuote">ā</text:span><text:span text:style-name="VimmBibQuote"><text:span text:style-name="T14"> ti im</text:span></text:span><text:span text:style-name="VimmBibQuote">ā</text:span><text:span text:style-name="VimmBibQuote"><text:span text:style-name="T14"> dve visuddhiyo mūlaṁ. Diṭṭhivisuddhi kankh</text:span></text:span><text:span text:style-name="VimmBibQuote">ā</text:span><text:span text:style-name="VimmBibQuote"><text:span text:style-name="T14">vitaraṇavisuddhi magg</text:span></text:span><text:span text:style-name="VimmBibQuote">ā</text:span><text:span text:style-name="VimmBibQuote"><text:span text:style-name="T14">maggañ</text:span></text:span><text:span text:style-name="VimmBibQuote">āṇ</text:span><text:span text:style-name="VimmBibQuote"><text:span text:style-name="T14">adassanavisuddhi paṭipad</text:span></text:span><text:span text:style-name="VimmBibQuote">āñāṇ</text:span><text:span text:style-name="VimmBibQuote"><text:span text:style-name="T14">adassanavisuddhi </text:span></text:span><text:span text:style-name="VimmBibQuote">ñāṇ</text:span><text:span text:style-name="VimmBibQuote"><text:span text:style-name="T14">adassa- navisuddhi ti im</text:span></text:span><text:span text:style-name="VimmBibQuote">ā</text:span><text:span text:style-name="VimmBibQuote"><text:span text:style-name="T14"> pañca visuddhiyo sarīraṁ. Tasm</text:span></text:span><text:span text:style-name="VimmBibQuote">ā</text:span><text:span text:style-name="VimmBibQuote"><text:span text:style-name="T14"> tesu bhūmīsu tesu magg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a mūlabhūt</text:span></text:span><text:span text:style-name="VimmBibQuote">ā</text:span><text:span text:style-name="VimmBibQuote"><text:span text:style-name="T14"> dve visuddhiyo samp</text:span></text:span><text:span text:style-name="VimmBibQuote">ā</text:span><text:span text:style-name="VimmBibQuote"><text:span text:style-name="T14">detv</text:span></text:span><text:span text:style-name="VimmBibQuote">ā</text:span><text:span text:style-name="VimmBibQuote"><text:span text:style-name="T14"> sarīrabhūt</text:span></text:span><text:span text:style-name="VimmBibQuote">ā</text:span><text:span text:style-name="VimmBibQuote"><text:span text:style-name="T14"> pañcavisuddhiyo samp</text:span></text:span><text:span text:style-name="VimmBibQuote">ā</text:span><text:span text:style-name="VimmBibQuote"><text:span text:style-name="T14">dentena bh</text:span></text:span><text:span text:style-name="VimmBibQuote">ā</text:span><text:span text:style-name="VimmBibQuote"><text:span text:style-name="T14">vetabb</text:span></text:span><text:span text:style-name="VimmBibQuote">ā</text:span><text:span text:style-name="VimmBibQuote"><text:span text:style-name="T14">.</text:span></text:span></text:p></text:list-item><text:list-item><text:p text:style-name="P70"><text:span text:style-name="VimmBibRef"><text:span text:style-name="T14">Vis. Mag. 587</text:span></text:span><text:span text:style-name="T14">: </text:span><text:span text:style-name="VimmBibQuote"><text:span text:style-name="T14">Id</text:span></text:span><text:span text:style-name="VimmBibQuote">ā</text:span><text:span text:style-name="VimmBibQuote"><text:span text:style-name="T14">ni y</text:span></text:span><text:span text:style-name="VimmBibQuote">ā</text:span><text:span text:style-name="VimmBibQuote"><text:span text:style-name="T14"> imesu bhūmi-bhūtesu dhamm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text:span></text:span><text:span text:style-name="VimmBibQuote">ā</text:span><text:span text:style-name="VimmBibQuote"><text:span text:style-name="T14">: sīlavisuddhi c’eva cittavisuddhi c</text:span></text:span><text:span text:style-name="VimmBibQuote">ā</text:span><text:span text:style-name="VimmBibQuote"><text:span text:style-name="T14"> ti dve mūlabhūt</text:span></text:span><text:span text:style-name="VimmBibQuote">ā visuddhiyo </text:span><text:span text:style-name="VimmBibQuote"><text:span text:style-name="T14">samp</text:span></text:span><text:span text:style-name="VimmBibQuote">ā</text:span><text:span text:style-name="VimmBibQuote"><text:span text:style-name="T14">detabb</text:span></text:span><text:span text:style-name="VimmBibQuote">ā</text:span><text:span text:style-name="VimmBibQuote"><text:span text:style-name="T14"> </text:span></text:span><text:span text:style-name="VimmBibQuote">ti vuttā, tattha sīlavisuddhi </text:span><text:span text:style-name="VimmBibQuote"><text:span text:style-name="T14">n</text:span></text:span><text:span text:style-name="VimmBibQuote">ā</text:span><text:span text:style-name="VimmBibQuote"><text:span text:style-name="T14">ma </text:span></text:span><text:span text:style-name="VimmBibQuote">suparisuddhaṁ </text:span><text:span text:style-name="VimmBibQuote"><text:span text:style-name="T14">p</text:span></text:span><text:span text:style-name="VimmBibQuote">ā</text:span><text:span text:style-name="VimmBibQuote"><text:span text:style-name="T14">timokkhasa</text:span></text:span><text:span text:style-name="VimmBibQuote">ṁ</text:span><text:span text:style-name="VimmBibQuote"><text:span text:style-name="T14">var</text:span></text:span><text:span text:style-name="VimmBibQuote">ā</text:span><text:span text:style-name="VimmBibQuote"><text:span text:style-name="T14">di </text:span></text:span><text:span text:style-name="VimmBibQuote">catubbidhaṁ silaṁ, tañ ca Sīlaniddese </text:span><text:span text:style-name="VimmBibQuote"><text:span text:style-name="T14">vitth</text:span></text:span><text:span text:style-name="VimmBibQuote">ā</text:span><text:span text:style-name="VimmBibQuote"><text:span text:style-name="T14">ritam </text:span></text:span><text:span text:style-name="VimmBibQuote">eva, cittavisuddhi </text:span><text:span text:style-name="VimmBibQuote"><text:span text:style-name="T14">n</text:span></text:span><text:span text:style-name="VimmBibQuote">ā</text:span><text:span text:style-name="VimmBibQuote"><text:span text:style-name="T14">ma sa upac</text:span></text:span><text:span text:style-name="VimmBibQuote">ā</text:span><text:span text:style-name="VimmBibQuote"><text:span text:style-name="T14">r</text:span></text:span><text:span text:style-name="VimmBibQuote">ā</text:span><text:span text:style-name="VimmBibQuote"><text:span text:style-name="T14"> </text:span></text:span><text:span text:style-name="VimmBibQuote">aṭṭha </text:span><text:span text:style-name="VimmBibQuote"><text:span text:style-name="T14">sam</text:span></text:span><text:span text:style-name="VimmBibQuote">ā</text:span><text:span text:style-name="VimmBibQuote"><text:span text:style-name="T14">pattiyo, t</text:span></text:span><text:span text:style-name="VimmBibQuote">ā</text:span><text:span text:style-name="VimmBibQuote"><text:span text:style-name="T14"> pi cittasisena vutta-Sam</text:span></text:span><text:span text:style-name="VimmBibQuote">ā</text:span><text:span text:style-name="VimmBibQuote"><text:span text:style-name="T14">dhiniddese sabb</text:span></text:span><text:span text:style-name="VimmBibQuote">ā</text:span><text:span text:style-name="VimmBibQuote"><text:span text:style-name="T14">k</text:span></text:span><text:span text:style-name="VimmBibQuote">ā</text:span><text:span text:style-name="VimmBibQuote"><text:span text:style-name="T14">rena vitth</text:span></text:span><text:span text:style-name="VimmBibQuote">ā</text:span><text:span text:style-name="VimmBibQuote"><text:span text:style-name="T14">rit</text:span></text:span><text:span text:style-name="VimmBibQuote">ā</text:span><text:span text:style-name="VimmBibQuote"><text:span text:style-name="T14"> eva. Tasm</text:span></text:span><text:span text:style-name="VimmBibQuote">ā</text:span><text:span text:style-name="VimmBibQuote"><text:span text:style-name="T14"> t</text:span></text:span><text:span text:style-name="VimmBibQuote">ā</text:span><text:span text:style-name="VimmBibQuote"><text:span text:style-name="T14"> tattha vitth</text:span></text:span><text:span text:style-name="VimmBibQuote">ā</text:span><text:span text:style-name="VimmBibQuote"><text:span text:style-name="T14">rita-mayen’eva veditabb</text:span></text:span><text:span text:style-name="VimmBibQuote">ā</text:span><text:span text:style-name="VimmBibQuote"><text:span text:style-name="T14">. </text:span></text:span><text:span text:style-name="VimmBibQuote">Yaṁ </text:span><text:span text:style-name="VimmBibQuote"><text:span text:style-name="T14">pana vutta</text:span></text:span><text:span text:style-name="VimmBibQuote">ṁ</text:span><text:span text:style-name="VimmBibQuote"><text:span text:style-name="T14">: diṭṭhivisuddhi... .im</text:span></text:span><text:span text:style-name="VimmBibQuote">ā</text:span><text:span text:style-name="VimmBibQuote"><text:span text:style-name="T14"> pañca visuddhiyo sarīran ti tattha n</text:span></text:span><text:span text:style-name="VimmBibQuote">ā</text:span><text:span text:style-name="VimmBibQuote"><text:span text:style-name="T14">marūp</text:span></text:span><text:span text:style-name="VimmBibQuote">ā</text:span><text:span text:style-name="VimmBibQuote"><text:span text:style-name="T14">naṁ y</text:span></text:span><text:span text:style-name="VimmBibQuote">ā</text:span><text:span text:style-name="VimmBibQuote"><text:span text:style-name="T14">th</text:span></text:span><text:span text:style-name="VimmBibQuote">ā</text:span><text:span text:style-name="VimmBibQuote"><text:span text:style-name="T14">vadassanaṁ diṭṭhivisuddhi nāma.</text:span></text:span></text:p></text:list-item></text:list></text:note-body></text:note> So the Buddha begins his instruction in the two standard <text:span text:style-name="VimmPali"><text:span text:style-name="T26">Satipaṭṭhāna </text:span></text:span><text:span text:style-name="VimmPali">Suttas</text:span> by setting forth the way of producing serenity through mindfulness on breathing (<text:span text:style-name="VimmPali"><text:span text:style-name="T26">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26">va </text:span></text:span><text:span text:style-name="VimmPali">maggo bodh</text:span><text:span text:style-name="VimmPali"><text:span text:style-name="T26">ā</text:span></text:span><text:span text:style-name="VimmPali">ya</text:span>).<text:note text:id="ftn1097"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26">nāpānasati </text:span></text:span><text:span text:style-name="VimmPali">Sutta</text:span> at the very beginning of the two main <text:span text:style-name="VimmPali"><text:span text:style-name="T26">Satipaṭṭhāna </text:span></text:span><text:span text:style-name="VimmPali">Suttas</text:span> is clear indication of the necessity of at least the First <text:span text:style-name="VimmPali">Jhāna</text:span>, the first medita<text:span text:style-name="T60">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26">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26">Ānāpānosati </text:span></text:span><text:span text:style-name="VimmPali">Sutta</text:span>, an exercise in serenity, at the very beginning of the two main <text:span text:style-name="VimmPali">Satipaṭṭh</text:span><text:span text:style-name="VimmPali"><text:span text:style-name="T26">ā</text:span></text:span><text:span text:style-name="VimmPali">na Suttas</text:span>; the <text:span text:style-name="VimmPali">Paṭisambhid</text:span><text:span text:style-name="VimmPali"><text:span text:style-name="T26">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26">ā</text:span></text:span><text:span text:style-name="VimmPali">sam</text:span><text:span text:style-name="VimmPali"><text:span text:style-name="T26">ā</text:span></text:span><text:span text:style-name="VimmPali">dhi</text:span>, as the four <text:span text:style-name="VimmPali">jhānas</text:span>, and not anything lower than them.<text:note text:id="ftn1098" text:note-class="footnote"><text:note-citation>3</text:note-citation><text:note-body><text:p text:style-name="Standard"><text:span text:style-name="VimmBibRef"><text:span text:style-name="T14">Pts. I,41-2</text:span></text:span><text:span text:style-name="T14">; </text:span><text:span text:style-name="VimmBibRef"><text:span text:style-name="T14">D. II, 313</text:span></text:span><text:span text:style-name="T14">: </text:span>See <text:span text:style-name="VimmTODO"><text:span text:style-name="T14">n. 1 (d), p.229.</text:span></text:span></text:p></text:note-body></text:note></text:p>
      <text:p text:style-name="VimmBody"><text:soft-page-break/>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26">k</text:span></text:span><text:span text:style-name="VimmPali">ā</text:span><text:span text:style-name="VimmPali"><text:span text:style-name="T26">mabhūmi</text:span></text:span><text:span text:style-name="T26">.</text:span><text:span text:style-name="T14">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4">S</text:span>ā<text:span text:style-name="T14">riputta </text:span>Thera’s words. This is the escape from sense-desires, namely, renunciation.<text:note text:id="ftn1099" text:note-class="footnote"><text:note-citation>1</text:note-citation><text:note-body><text:p text:style-name="Standard"><text:span text:style-name="VimmBibRef">As. </text:span><text:span text:style-name="VimmBibRef"><text:span text:style-name="T14">164</text:span></text:span><text:span text:style-name="T14">: </text:span><text:span text:style-name="VimmBibQuote"><text:span text:style-name="T14">K</text:span></text:span><text:span text:style-name="VimmBibQuote">ā</text:span><text:span text:style-name="VimmBibQuote"><text:span text:style-name="T14">madh</text:span></text:span><text:span text:style-name="VimmBibQuote">ā</text:span><text:span text:style-name="VimmBibQuote"><text:span text:style-name="T14">tusamatikkamanato hi k</text:span></text:span><text:span text:style-name="VimmBibQuote">ā</text:span><text:span text:style-name="VimmBibQuote"><text:span text:style-name="T14">mar</text:span></text:span><text:span text:style-name="VimmBibQuote">ā</text:span><text:span text:style-name="VimmBibQuote"><text:span text:style-name="T14">gapaṭìpakkhato ca idaṁ jhānaṁ k</text:span></text:span><text:span text:style-name="VimmBibQuote">ā</text:span><text:span text:style-name="VimmBibQuote"><text:span text:style-name="T14">m</text:span></text:span><text:span text:style-name="VimmBibQuote">ā</text:span><text:span text:style-name="VimmBibQuote"><text:span text:style-name="T14">nam eva nissaraṇaṁ. </text:span></text:span><text:span text:style-name="VimmBibQuote">See </text:span><text:span text:style-name="VimmBibQuote"><text:span text:style-name="T14">n. 1 (b), 310.</text:span></text:span></text:p></text:note-body></text:note> <text:span text:style-name="VimmPageNo">[[425|362]]</text:span> </text:p>
      <text:p text:style-name="VimmBody"><text:span text:style-name="T22">In </text:span>the <text:span text:style-name="VimmPali"><text:span text:style-name="T29">Dantabhūmi Sutta</text:span></text:span><text:span text:style-name="T22"> </text:span>of the <text:span text:style-name="VimmPali"><text:span text:style-name="T29">Majjhima Nikāya</text:span></text:span><text:span text:style-name="T29">,</text:span><text:span text:style-name="T22">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100" text:note-class="footnote"><text:note-citation>2</text:note-citation><text:note-body><text:p text:style-name="Standard"><text:span text:style-name="VimmBibRef">M. III, 129-30</text:span>: <text:span text:style-name="VimmBibQuote">Yan </text:span><text:span text:style-name="VimmBibQuote"><text:span text:style-name="T22">taṁ </text:span></text:span><text:span text:style-name="VimmBibQuote">nekkhammena ñā</text:span><text:span text:style-name="VimmBibQuote"><text:span text:style-name="T22">tabbaṁ</text:span></text:span><text:span text:style-name="VimmBibQuote">, nekkhammena daṭṭhabba</text:span><text:span text:style-name="VimmBibQuote"><text:span text:style-name="T22">ṁ</text:span></text:span><text:span text:style-name="VimmBibQuote">, nekkhammena pattabba</text:span><text:span text:style-name="VimmBibQuote"><text:span text:style-name="T22">ṁ</text:span></text:span><text:span text:style-name="VimmBibQuote">, nekkhammena </text:span><text:span text:style-name="VimmBibQuote"><text:span text:style-name="T22">sacchik</text:span></text:span><text:span text:style-name="VimmBibQuote">ā</text:span><text:span text:style-name="VimmBibQuote"><text:span text:style-name="T22">tabbaṁ, taṁ </text:span></text:span><text:span text:style-name="VimmBibQuote">vata Jayaseno </text:span><text:span text:style-name="VimmBibQuote"><text:span text:style-name="T22">r</text:span></text:span><text:span text:style-name="VimmBibQuote">ā</text:span><text:span text:style-name="VimmBibQuote"><text:span text:style-name="T22">jakum</text:span></text:span><text:span text:style-name="VimmBibQuote">ā</text:span><text:span text:style-name="VimmBibQuote"><text:span text:style-name="T22">ro k</text:span></text:span><text:span text:style-name="VimmBibQuote">ā</text:span><text:span text:style-name="VimmBibQuote"><text:span text:style-name="T22">mamajjhe </text:span></text:span><text:span text:style-name="VimmBibQuote">vasanto </text:span><text:span text:style-name="VimmBibQuote"><text:span text:style-name="T22">k</text:span></text:span><text:span text:style-name="VimmBibQuote">ā</text:span><text:span text:style-name="VimmBibQuote"><text:span text:style-name="T22">me </text:span></text:span><text:span text:style-name="VimmBibQuote">paribhuñjanto </text:span><text:span text:style-name="VimmBibQuote"><text:span text:style-name="T22">k</text:span></text:span><text:span text:style-name="VimmBibQuote">ā</text:span><text:span text:style-name="VimmBibQuote"><text:span text:style-name="T22">mavitakkehi khajjam</text:span></text:span><text:span text:style-name="VimmBibQuote">ā</text:span><text:span text:style-name="VimmBibQuote"><text:span text:style-name="T22">no k</text:span></text:span><text:span text:style-name="VimmBibQuote">ā</text:span><text:span text:style-name="VimmBibQuote"><text:span text:style-name="T22">mapariḷ</text:span></text:span><text:span text:style-name="VimmBibQuote">ā</text:span><text:span text:style-name="VimmBibQuote"><text:span text:style-name="T22">hena pariḍayaham</text:span></text:span><text:span text:style-name="VimmBibQuote">ā</text:span><text:span text:style-name="VimmBibQuote"><text:span text:style-name="T22">no k</text:span></text:span><text:span text:style-name="VimmBibQuote">ā</text:span><text:span text:style-name="VimmBibQuote"><text:span text:style-name="T22">mapariyesan</text:span></text:span><text:span text:style-name="VimmBibQuote">ā</text:span><text:span text:style-name="VimmBibQuote"><text:span text:style-name="T22">ya ussukko </text:span></text:span><text:span text:style-name="VimmBibQuote">ñ</text:span><text:span text:style-name="VimmBibQuote"><text:span text:style-name="T22">assati v</text:span></text:span><text:span text:style-name="VimmBibQuote">ā</text:span><text:span text:style-name="VimmBibQuote"><text:span text:style-name="T22"> dakkhati v</text:span></text:span><text:span text:style-name="VimmBibQuote">ā</text:span><text:span text:style-name="VimmBibQuote"><text:span text:style-name="T22"> sacchi v</text:span></text:span><text:span text:style-name="VimmBibQuote">ā</text:span><text:span text:style-name="VimmBibQuote"><text:span text:style-name="T22"> karissatīti n'etaṁ ṭh</text:span></text:span><text:span text:style-name="VimmBibQuote">ā</text:span><text:span text:style-name="VimmBibQuote"><text:span text:style-name="T22">naṁ vijjati.</text:span></text:span></text:p></text:note-body></text:note> Now sense-desires and the other hindrances to the First <text:span text:style-name="VimmPali"><text:span text:style-name="T29">Jhāna</text:span></text:span><text:span text:style-name="T22"> </text:span>are not conducive to the penetration of things and seeing them as they are. So, for the development of insight (<text:span text:style-name="VimmPali"><text:span text:style-name="T29">vipassanā</text:span></text:span>), the bringing into being of the First <text:span text:style-name="VimmPali"><text:span text:style-name="T29">Jhāna</text:span></text:span><text:span text:style-name="T22"> </text:span>is indispensable according to the Buddha’s teaching, that is to say, the words of the Buddha in the Pali Texts.<text:note text:id="ftn1101" text:note-class="footnote"><text:note-citation>3</text:note-citation><text:note-body><text:p text:style-name="Standard"><text:span text:style-name="VimmBibRef">A. </text:span><text:span text:style-name="VimmBibRef"><text:span text:style-name="T22">V, 1-2</text:span></text:span><text:span text:style-name="T22">: </text:span><text:span text:style-name="VimmBibQuote"><text:span text:style-name="T22">Ekamantaṁ nisinno kho </text:span></text:span><text:span text:style-name="VimmBibQuote">ā</text:span><text:span text:style-name="VimmBibQuote"><text:span text:style-name="T22">yasm</text:span></text:span><text:span text:style-name="VimmBibQuote">ā</text:span><text:span text:style-name="VimmBibQuote"><text:span text:style-name="T22"> Ānando Bhagavantaṁ etad avoca ‘kimathtiy</text:span></text:span><text:span text:style-name="VimmBibQuote">ā</text:span><text:span text:style-name="VimmBibQuote"><text:span text:style-name="T22">ni bhante kusal</text:span></text:span><text:span text:style-name="VimmBibQuote">ā</text:span><text:span text:style-name="VimmBibQuote"><text:span text:style-name="T22">ni sīl</text:span></text:span><text:span text:style-name="VimmBibQuote">ā</text:span><text:span text:style-name="VimmBibQuote"><text:span text:style-name="T22">ni kim</text:span></text:span><text:span text:style-name="VimmBibQuote">ā</text:span><text:span text:style-name="VimmBibQuote"><text:span text:style-name="T22">nisaṁs</text:span></text:span><text:span text:style-name="VimmBibQuote">ā</text:span><text:span text:style-name="VimmBibQuote"><text:span text:style-name="T22">nī‘ti? ‘Avippaṭis</text:span></text:span><text:span text:style-name="VimmBibQuote">ā</text:span><text:span text:style-name="VimmBibQuote"><text:span text:style-name="T22">ratth</text:span></text:span><text:span text:style-name="VimmBibQuote">ā</text:span><text:span text:style-name="VimmBibQuote"><text:span text:style-name="T22">ni kho Ānanda kusal</text:span></text:span><text:span text:style-name="VimmBibQuote">ā</text:span><text:span text:style-name="VimmBibQuote"><text:span text:style-name="T22">ni sīl</text:span></text:span><text:span text:style-name="VimmBibQuote">ā</text:span><text:span text:style-name="VimmBibQuote"><text:span text:style-name="T22">ni avippaṭis</text:span></text:span><text:span text:style-name="VimmBibQuote">ā</text:span><text:span text:style-name="VimmBibQuote"><text:span text:style-name="T22">r</text:span></text:span><text:span text:style-name="VimmBibQuote">ā</text:span><text:span text:style-name="VimmBibQuote"><text:span text:style-name="T22">nisaṁs</text:span></text:span><text:span text:style-name="VimmBibQuote">ā</text:span><text:span text:style-name="VimmBibQuote"><text:span text:style-name="T22">nī‘ti. ‘Āvippaṭis</text:span></text:span><text:span text:style-name="VimmBibQuote">ā</text:span><text:span text:style-name="VimmBibQuote"><text:span text:style-name="T22">ro pana bhante kimatthiyo kim</text:span></text:span><text:span text:style-name="VimmBibQuote">ā</text:span><text:span text:style-name="VimmBibQuote"><text:span text:style-name="T22">nisaṁso’ti? ‘Avippaṭis</text:span></text:span><text:span text:style-name="VimmBibQuote">ā</text:span><text:span text:style-name="VimmBibQuote"><text:span text:style-name="T22">ro kho Ānanda p</text:span></text:span><text:span text:style-name="VimmBibQuote">ā</text:span><text:span text:style-name="VimmBibQuote"><text:span text:style-name="T22">mujjattho p</text:span></text:span><text:span text:style-name="VimmBibQuote">ā</text:span><text:span text:style-name="VimmBibQuote"><text:span text:style-name="T22">mujj</text:span></text:span><text:span text:style-name="VimmBibQuote">ā</text:span><text:span text:style-name="VimmBibQuote"><text:span text:style-name="T22">nisaṁso’ ti. ‘P</text:span></text:span><text:span text:style-name="VimmBibQuote">ā</text:span><text:span text:style-name="VimmBibQuote"><text:span text:style-name="T22">mujjaṁ pana bhante kimatthiyaṁ kim</text:span></text:span><text:span text:style-name="VimmBibQuote">ā</text:span><text:span text:style-name="VimmBibQuote"><text:span text:style-name="T22">nisaṁsan’ ti? ‘P</text:span></text:span><text:span text:style-name="VimmBibQuote">ā</text:span><text:span text:style-name="VimmBibQuote"><text:span text:style-name="T22">mujjaṁ kho Ānanda pītatthaṁ pīt</text:span></text:span><text:span text:style-name="VimmBibQuote">ā</text:span><text:span text:style-name="VimmBibQuote"><text:span text:style-name="T22">nisaṁsan‘ ti. ‘Pīt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īti kho Ānanda passaddhatth</text:span></text:span><text:span text:style-name="VimmBibQuote">ā </text:span><text:span text:style-name="VimmBibQuote"><text:span text:style-name="T22">passaddh</text:span></text:span><text:span text:style-name="VimmBibQuote">ā</text:span><text:span text:style-name="VimmBibQuote"><text:span text:style-name="T22">nisaṁsa‘ ti. Passaddh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assaddhi kho Ānanda sukhatth</text:span></text:span><text:span text:style-name="VimmBibQuote">ā</text:span><text:span text:style-name="VimmBibQuote"><text:span text:style-name="T22"> sukh</text:span></text:span><text:span text:style-name="VimmBibQuote">ā</text:span><text:span text:style-name="VimmBibQuote"><text:span text:style-name="T22">nisams</text:span></text:span><text:span text:style-name="VimmBibQuote">ā</text:span><text:span text:style-name="VimmBibQuote"><text:span text:style-name="T22">’ ti. </text:span></text:span><text:span text:style-name="VimmBibQuote"><text:span text:style-name="T21">‘</text:span></text:span><text:span text:style-name="VimmBibQuote"><text:span text:style-name="T22">Sukhaṁ pana bhante kimatthiyaṁ kim</text:span></text:span><text:span text:style-name="VimmBibQuote">ā</text:span><text:span text:style-name="VimmBibQuote"><text:span text:style-name="T22">nisaṁsan’ ti? ‘Sukhaṁ kho Ānanda sam</text:span></text:span><text:span text:style-name="VimmBibQuote">ā</text:span><text:span text:style-name="VimmBibQuote"><text:span text:style-name="T22">dhatthaṁ sam</text:span></text:span><text:span text:style-name="VimmBibQuote">ā</text:span><text:span text:style-name="VimmBibQuote"><text:span text:style-name="T22">dh</text:span></text:span><text:span text:style-name="VimmBibQuote">ā</text:span><text:span text:style-name="VimmBibQuote"><text:span text:style-name="T22">nisaṁsan‘ ti. ‘Sam</text:span></text:span><text:span text:style-name="VimmBibQuote">ā</text:span><text:span text:style-name="VimmBibQuote"><text:span text:style-name="T22">dhi pana bhante kimatthiyo kim</text:span></text:span><text:span text:style-name="VimmBibQuote">ā</text:span><text:span text:style-name="VimmBibQuote"><text:span text:style-name="T22">nisaṁso’ ti? ‘Sam</text:span></text:span><text:span text:style-name="VimmBibQuote">ā</text:span><text:span text:style-name="VimmBibQuote"><text:span text:style-name="T22">dhi kho Ānanda yath</text:span></text:span><text:span text:style-name="VimmBibQuote">ā</text:span><text:span text:style-name="VimmBibQuote"><text:span text:style-name="T22">bhūtañ</text:span></text:span><text:span text:style-name="VimmBibQuote">āṇ</text:span><text:span text:style-name="VimmBibQuote"><text:span text:style-name="T22">adassanattho yath</text:span></text:span><text:span text:style-name="VimmBibQuote">ā</text:span><text:span text:style-name="VimmBibQuote"><text:span text:style-name="T22">bhūtañ</text:span></text:span><text:span text:style-name="VimmBibQuote">āṇ</text:span><text:span text:style-name="VimmBibQuote"><text:span text:style-name="T22">adassan</text:span></text:span><text:span text:style-name="VimmBibQuote">ā</text:span><text:span text:style-name="VimmBibQuote"><text:span text:style-name="T22">nisaṁso’ ti. ‘Yath</text:span></text:span><text:span text:style-name="VimmBibQuote">ā</text:span><text:span text:style-name="VimmBibQuote"><text:span text:style-name="T22">bhūtañ</text:span></text:span><text:span text:style-name="VimmBibQuote">āṇā</text:span><text:span text:style-name="VimmBibQuote"><text:span text:style-name="T22">dassanaṁ pana bhante kimatthiyaṁ kim</text:span></text:span><text:span text:style-name="VimmBibQuote">ā</text:span><text:span text:style-name="VimmBibQuote"><text:span text:style-name="T22">nisaṁsan’ ti? ‘Yath</text:span></text:span><text:span text:style-name="VimmBibQuote">ā</text:span><text:span text:style-name="VimmBibQuote"><text:span text:style-name="T22">bhūtañ</text:span></text:span><text:span text:style-name="VimmBibQuote">āṇ</text:span><text:span text:style-name="VimmBibQuote"><text:span text:style-name="T22">adassanaṁ kho Ānanda nibbid</text:span></text:span><text:span text:style-name="VimmBibQuote">ā</text:span><text:span text:style-name="VimmBibQuote"><text:span text:style-name="T22">vir</text:span></text:span><text:span text:style-name="VimmBibQuote">ā</text:span><text:span text:style-name="VimmBibQuote"><text:span text:style-name="T22">gatthaṁ nibbidavir</text:span></text:span><text:span text:style-name="VimmBibQuote">ā</text:span><text:span text:style-name="VimmBibQuote"><text:span text:style-name="T22">g</text:span></text:span><text:span text:style-name="VimmBibQuote">ā</text:span><text:span text:style-name="VimmBibQuote"><text:span text:style-name="T22">nisaṁsan’ ti? Nibbid</text:span></text:span><text:span text:style-name="VimmBibQuote">ā</text:span><text:span text:style-name="VimmBibQuote"><text:span text:style-name="T22">vir</text:span></text:span><text:span text:style-name="VimmBibQuote">ā</text:span><text:span text:style-name="VimmBibQuote"><text:span text:style-name="T22">go pana bhante kimatthiyo kim</text:span></text:span><text:span text:style-name="VimmBibQuote">ā</text:span><text:span text:style-name="VimmBibQuote"><text:span text:style-name="T22">nisaṁso’ ti? Nibbid</text:span></text:span><text:span text:style-name="VimmBibQuote">ā</text:span><text:span text:style-name="VimmBibQuote"><text:span text:style-name="T22">vir</text:span></text:span><text:span text:style-name="VimmBibQuote">ā</text:span><text:span text:style-name="VimmBibQuote"><text:span text:style-name="T22">go kho Ānanda vimuttiñ</text:span></text:span><text:span text:style-name="VimmBibQuote">āṇ</text:span><text:span text:style-name="VimmBibQuote"><text:span text:style-name="T22">adassanattho vimuttiñ</text:span></text:span><text:span text:style-name="VimmBibQuote">āṇ</text:span><text:span text:style-name="VimmBibQuote"><text:span text:style-name="T22">adassan</text:span></text:span><text:span text:style-name="VimmBibQuote">ā</text:span><text:span text:style-name="VimmBibQuote"><text:span text:style-name="T22">nisaṁso’ ti.</text:span></text:span><text:span text:style-name="T22"> (=</text:span><text:span text:style-name="VimmBibQuote"><text:span text:style-name="T22">Yath</text:span></text:span><text:span text:style-name="VimmBibQuote">ā</text:span><text:span text:style-name="VimmBibQuote"><text:span text:style-name="T22">bhūtañ</text:span></text:span><text:span text:style-name="VimmBibQuote">āṇ</text:span><text:span text:style-name="VimmBibQuote"><text:span text:style-name="T22">adassanattho ti </text:span></text:span><text:span text:style-name="VimmBibQuote">ā</text:span><text:span text:style-name="VimmBibQuote"><text:span text:style-name="T22">disu yath</text:span></text:span><text:span text:style-name="VimmBibQuote">ā</text:span><text:span text:style-name="VimmBibQuote"><text:span text:style-name="T22">bhūtañ</text:span></text:span><text:span text:style-name="VimmBibQuote">āṇ</text:span><text:span text:style-name="VimmBibQuote"><text:span text:style-name="T22">adassanaṁ n</text:span></text:span><text:span text:style-name="VimmBibQuote">ā</text:span><text:span text:style-name="VimmBibQuote"><text:span text:style-name="T22">ma. taruṇavipassan</text:span></text:span><text:span text:style-name="VimmBibQuote">ā</text:span><text:span text:style-name="VimmBibQuote"><text:span text:style-name="T22">; nibbid</text:span></text:span><text:span text:style-name="VimmBibQuote">ā</text:span><text:span text:style-name="VimmBibQuote"><text:span text:style-name="T22"> n</text:span></text:span><text:span text:style-name="VimmBibQuote">ā</text:span><text:span text:style-name="VimmBibQuote"><text:span text:style-name="T22">ma balavavipassan</text:span></text:span><text:span text:style-name="VimmBibQuote">ā</text:span><text:span text:style-name="VimmBibQuote"><text:span text:style-name="T22">; vir</text:span></text:span><text:span text:style-name="VimmBibQuote">ā</text:span><text:span text:style-name="VimmBibQuote"><text:span text:style-name="T22">go n</text:span></text:span><text:span text:style-name="VimmBibQuote">ā</text:span><text:span text:style-name="VimmBibQuote"><text:span text:style-name="T22">ma maggo; vimutti n</text:span></text:span><text:span text:style-name="VimmBibQuote">ā</text:span><text:span text:style-name="VimmBibQuote"><text:span text:style-name="T22">ma arahattaphalaṁ; ñ</text:span></text:span><text:span text:style-name="VimmBibQuote">āṇ</text:span><text:span text:style-name="VimmBibQuote"><text:span text:style-name="T22">adassanaṁ n</text:span></text:span><text:span text:style-name="VimmBibQuote">ā</text:span><text:span text:style-name="VimmBibQuote"><text:span text:style-name="T22">ma paccavekkhanañ</text:span></text:span><text:span text:style-name="VimmBibQuote">āṇ</text:span><text:span text:style-name="VimmBibQuote"><text:span text:style-name="T22">aṁ</text:span></text:span><text:span text:style-name="T22">—</text:span><text:span text:style-name="VimmBibRef"><text:span text:style-name="T22">Mp. V, 1</text:span></text:span><text:span text:style-name="T22">).</text:span></text:p></text:note-body></text:note> There is no doubt that according to the Bodhisatta’s words repeated by the Buddha in conformation, the First <text:span text:style-name="VimmPali"><text:span text:style-name="T29">Jhāna</text:span></text:span><text:span text:style-name="T22"> </text:span>is truly the way to enlightenment, and so this <text:span text:style-name="VimmPali"><text:span text:style-name="T29">jhāna</text:span></text:span><text:span text:style-name="T22"> </text:span>has a specially important place in the Buddha’s scheme of salvation.</text:p>
      <text:p text:style-name="VimmBody"><text:span text:style-name="VimmPageNo">[[426|363]]</text:span></text:p>
      <text:p text:style-name="VimmExportSkip">Index of <text:span text:style-name="T62">P</text:span>ali words in footnotes</text:p>
      <text:p text:style-name="VimmExportSkip">aññā. °ārādhanā, 345. °paṭivedha,344.</text:p>
      <text:p text:style-name="VimmExportSkip">anupubba, °kiriyā, °paṭipadā, °sikkhā,<text:span text:style-name="T14">344-45.</text:span></text:p>
      <text:p text:style-name="VimmExportSkip">antepura, °dvāra, 345.</text:p>
      <text:p text:style-name="VimmExportSkip">ayana. ekāyano maggo vuccati</text:p>
      <text:p text:style-name="VimmExportSkip">pubbabhāgasatipaṭṭhānamaggo,350.</text:p>
      <text:p text:style-name="VimmExportSkip"><text:soft-page-break/>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28">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2">chanda, </text:span>°jāto, 345.</text:p>
      <text:p text:style-name="VimmExportSkip">tuleti, 345.</text:p>
      <text:p text:style-name="VimmExportSkip"><text:span text:style-name="T12">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2">pañca, </text:span>°kāmaguṇarāga, 348. pahāna,</text:p>
      <text:p text:style-name="VimmExportSkip">350.</text:p>
      <text:p text:style-name="VimmExportSkip"><text:span text:style-name="T12">paññ</text:span>ā<text:span text:style-name="T12">. °paññ</text:span>ā<text:span text:style-name="T12">ya dubbalīkaraṇe, </text:span>346.</text:p>
      <text:p text:style-name="VimmExportSkip"><text:span text:style-name="T12">paṭhavī, °samaṁ bh</text:span>ā<text:span text:style-name="T12">vanaṁ bh</text:span>ā<text:span text:style-name="T12">vehi</text:span></text:p>
      <text:p text:style-name="VimmExportSkip"><text:span text:style-name="VimmPali"><text:span text:style-name="T28">(etc.),</text:span></text:span><text:span text:style-name="T12"> 346.</text:span></text:p>
      <text:p text:style-name="VimmExportSkip">pabhassara, 348.</text:p>
      <text:p text:style-name="VimmExportSkip"><text:span text:style-name="T12">payirup</text:span>ā<text:span text:style-name="T12">sati, 345.</text:span></text:p>
      <text:p text:style-name="VimmExportSkip"><text:span text:style-name="T12">Pasenadi </text:span>Rosala <text:span text:style-name="VimmPali">(the king),</text:span> <text:span text:style-name="T12">345.</text:span></text:p>
      <text:p text:style-name="VimmExportSkip">Pahārāda, 344.</text:p>
      <text:p text:style-name="VimmExportSkip">puthujjana, 348.</text:p>
      <text:p text:style-name="VimmExportSkip"><text:span text:style-name="T12">bhūmi. </text:span><text:span text:style-name="T14">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4">Maṇḍalārāmavāsī </text:span><text:span text:style-name="T12">Mah</text:span><text:span text:style-name="T14">ā</text:span><text:span text:style-name="T12">-Tissabhūti-</text:span></text:p>
      <text:p text:style-name="VimmExportSkip">tthera, 348.</text:p>
      <text:p text:style-name="VimmExportSkip"><text:span text:style-name="T12">ma</text:span><text:span text:style-name="T14">ṇḍ</text:span><text:span text:style-name="T12">ūka, </text:span><text:span text:style-name="T14">344.</text:span></text:p>
      <text:p text:style-name="VimmExportSkip">mahā, °patha, 347.</text:p>
      <text:p text:style-name="VimmExportSkip"><text:span text:style-name="T14">mitta, </text:span><text:span text:style-name="T12">°amacc</text:span><text:span text:style-name="T14">ā</text:span><text:span text:style-name="T12"> ñ</text:span><text:span text:style-name="T14">ā</text:span><text:span text:style-name="T12">tis</text:span><text:span text:style-name="T14">ā</text:span><text:span text:style-name="T12">lohit</text:span><text:span text:style-name="T14">ā</text:span><text:span text:style-name="T12">, </text:span><text:span text:style-name="T14">345.</text:span></text:p>
      <text:p text:style-name="VimmExportSkip"><text:span text:style-name="T14">m</text:span><text:span text:style-name="T12">ū</text:span><text:span text:style-name="T14">la, dve visuddhiyo </text:span><text:span text:style-name="T12">mūlaṁ, </text:span><text:span text:style-name="T14">351.</text:span></text:p>
      <text:p text:style-name="VimmExportSkip"><text:span text:style-name="T12">yath</text:span><text:span text:style-name="T14">ā</text:span><text:span text:style-name="T12">bhūta, </text:span><text:span text:style-name="T14">348.</text:span></text:p>
      <text:p text:style-name="VimmExportSkip">rathavinīta, 345.</text:p>
      <text:p text:style-name="VimmExportSkip"><text:span text:style-name="T14">Rāhula </text:span><text:span text:style-name="VimmPali"><text:span text:style-name="T28">(Ven. </text:span></text:span><text:span text:style-name="VimmPali">Elder),</text:span> 346.</text:p>
      <text:p text:style-name="VimmExportSkip">loṇa, <text:span text:style-name="T12">-dhūpana, </text:span>349.</text:p>
      <text:p text:style-name="VimmExportSkip"><text:span text:style-name="T12">vipassan</text:span><text:span text:style-name="T14">ā</text:span><text:span text:style-name="T12">, </text:span>349. taruṇa°, <text:span text:style-name="T14">balava°,</text:span></text:p>
      <text:p text:style-name="VimmExportSkip">353.</text:p>
      <text:p text:style-name="VimmExportSkip"/>
      <text:p text:style-name="VimmExportSkip">vir<text:span text:style-name="T14">āga, 353.</text:span></text:p>
      <text:p text:style-name="VimmExportSkip">visuddhi, (<text:span text:style-name="VimmPali">the seven</text:span>), 345; 351-52.</text:p>
      <text:p text:style-name="VimmExportSkip">saṃvara, <text:span text:style-name="T14">indriya</text:span>°<text:span text:style-name="T14">, </text:span>346.</text:p>
      <text:p text:style-name="VimmExportSkip"><text:span text:style-name="T14">sacca, </text:span><text:span text:style-name="T12">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Sāvatthi, 345.</text:p>
      <text:p text:style-name="VimmExportSkip">sikkhā, anupubba°, 344.</text:p>
      <text:p text:style-name="VimmExportSkip">sīla, 346. °pūraṇa, 344. °samādhi-</text:p>
      <text:p text:style-name="VimmExportSkip"><text:span text:style-name="T12">paññ</text:span><text:span text:style-name="T14">ā</text:span><text:span text:style-name="T12">yo p</text:span><text:span text:style-name="T14">ū</text:span><text:span text:style-name="T12">retv</text:span><text:span text:style-name="T14">ā</text:span><text:span text:style-name="T12"> va sakk</text:span><text:span text:style-name="T14">ā</text:span><text:span text:style-name="T12"> arahat-</text:span></text:p>
      <text:p text:style-name="VimmExportSkip"><text:span text:style-name="T12">taṃ pattunti, 344. sīle patiṭṭh</text:span><text:span text:style-name="T14">ā</text:span><text:span text:style-name="T12">ya</text:span></text:p>
      <text:p text:style-name="VimmExportSkip">naro sapañño, 351. (sīla, avippaṭi-</text:p>
      <text:p text:style-name="VimmExportSkip"><text:span text:style-name="T12">s</text:span><text:span text:style-name="T14">ā</text:span><text:span text:style-name="T12">ra,.... vimuttiñ</text:span><text:span text:style-name="T14">āṇ</text:span><text:span text:style-name="T12">adassana),</text:span></text:p>
      <text:p text:style-name="VimmExportSkip">353.</text:p>
      <text:p text:style-name="VimmExportSkip">sukka, dhamma, 346.</text:p>
      <text:p text:style-name="VimmExportSkip"><text:span text:style-name="T14">suṇāti. </text:span>ohitasoto dhammaṁ <text:span text:style-name="T14">suṇāti,</text:span></text:p>
      <text:p text:style-name="VimmExportSkip">345.</text:p>
      <text:p text:style-name="VimmExportSkip"/>
      <text:p text:style-name="VimmExportSkip"><text:span text:style-name="VimmPageNo">[[427|364]]</text:span></text:p>
      <text:p text:style-name="VimmExportSkip">The Path of Freedom</text:p>
      <text:p text:style-name="VimmExportSkip"><text:soft-page-break/>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text:soft-page-break/>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3">overseas@budaedu.org</text:span></text:a></text:p>
      <text:p text:style-name="VimmExportSkip">Website: http://www.<text:span text:style-name="T13">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15T10:43:50.124609047</dc:date>
    <meta:editing-cycles>778</meta:editing-cycles>
    <dc:subject>(VIMUTTIMAGGA)</dc:subject>
    <dc:title>THE PATH OF FREEDOM</dc:title>
    <meta:editing-duration>P10DT19H37M32S</meta:editing-duration>
    <meta:generator>LibreOffice/7.4.6.2$Linux_X86_64 LibreOffice_project/40$Build-2</meta:generator>
    <meta:document-statistic meta:table-count="0" meta:image-count="0" meta:object-count="0" meta:page-count="310" meta:paragraph-count="8155" meta:word-count="177560" meta:character-count="1141535" meta:non-whitespace-character-count="971793"/>
    <meta:user-defined meta:name="AppVersion">15.0000</meta:user-defined>
    <meta:user-defined meta:name="Company">HP</meta:user-defined>
    <meta:template xlink:type="simple" xlink:actuate="onRequest" xlink:title="Normal" xlink:href=""/>
  </office:meta>
</office:document-meta>
</file>